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8.1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ise Figure" table:style-name="ta1">
        <table:shapes>
          <draw:frame draw:z-index="0" draw:style-name="gr1" draw:text-style-name="P1" svg:width="872.84pt" svg:height="473.05pt" svg:x="386.84pt" svg:y="2.83pt">
            <loext:p draw:notify-on-update-of-ranges="'Noise Figure'.B2:'Noise Figure'.B462 'Noise Figure'.F1:'Noise Figure'.F1 'Noise Figure'.F2:'Noise Figure'.F4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1024" table:default-cell-style-name="Default"/>
        <table:table-row table:style-name="ro3"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Frequency [MHz]</text:p>
          </table:table-cell>
          <table:table-cell table:style-name="ce1" office:value-type="string" calcext:value-type="string">
            <text:p>Power Measured, Noise Source Off [dBm]</text:p>
          </table:table-cell>
          <table:table-cell table:style-name="ce1" office:value-type="string" calcext:value-type="string">
            <text:p>Power Measured, Noise Source On [dBm]</text:p>
          </table:table-cell>
          <table:table-cell table:style-name="ce1" office:value-type="string" calcext:value-type="string">
            <text:p>Y-Factor</text:p>
          </table:table-cell>
          <table:table-cell table:style-name="ce1" office:value-type="string" calcext:value-type="string">
            <text:p>Noise Figure [dB]</text:p>
          </table:table-cell>
          <table:table-cell table:style-name="ce1"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2]/1000000" office:value-type="float" office:value="0" calcext:value-type="float">
            <text:p>0</text:p>
          </table:table-cell>
          <table:table-cell office:value-type="float" office:value="-11.55088615" calcext:value-type="float">
            <text:p>-11.55088615</text:p>
          </table:table-cell>
          <table:table-cell office:value-type="float" office:value="-11.55018997" calcext:value-type="float">
            <text:p>-11.55018997</text:p>
          </table:table-cell>
          <table:table-cell table:formula="of:=[.D2]-[.C2]" office:value-type="float" office:value="0.000696180000000268" calcext:value-type="float">
            <text:p>0.00069618</text:p>
          </table:table-cell>
          <table:table-cell table:formula="of:=15.12-10*LOG10(POWER(10;[.E2]/10)-1)" office:value-type="float" office:value="53.0702795920766" calcext:value-type="float">
            <text:p>53.0702795921</text:p>
          </table:table-cell>
          <table:table-cell table:number-columns-repeated="1018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table:formula="of:=[.A3]/1000000" office:value-type="float" office:value="0.2173913043" calcext:value-type="float">
            <text:p>0.2173913043</text:p>
          </table:table-cell>
          <table:table-cell office:value-type="float" office:value="-26.87550354" calcext:value-type="float">
            <text:p>-26.87550354</text:p>
          </table:table-cell>
          <table:table-cell office:value-type="float" office:value="-26.87380981" calcext:value-type="float">
            <text:p>-26.87380981</text:p>
          </table:table-cell>
          <table:table-cell table:formula="of:=[.D3]-[.C3]" office:value-type="float" office:value="0.0016937299999995" calcext:value-type="float">
            <text:p>0.00169373</text:p>
          </table:table-cell>
          <table:table-cell table:formula="of:=15.12-10*LOG10(POWER(10;[.E3]/10)-1)" office:value-type="float" office:value="49.2085544206066" calcext:value-type="float">
            <text:p>49.2085544206</text:p>
          </table:table-cell>
          <table:table-cell table:number-columns-repeated="1018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table:formula="of:=[.A4]/1000000" office:value-type="float" office:value="0.4347826087" calcext:value-type="float">
            <text:p>0.4347826087</text:p>
          </table:table-cell>
          <table:table-cell office:value-type="float" office:value="-29.53756714" calcext:value-type="float">
            <text:p>-29.53756714</text:p>
          </table:table-cell>
          <table:table-cell office:value-type="float" office:value="-29.53389931" calcext:value-type="float">
            <text:p>-29.53389931</text:p>
          </table:table-cell>
          <table:table-cell table:formula="of:=[.D4]-[.C4]" office:value-type="float" office:value="0.00366783000000126" calcext:value-type="float">
            <text:p>0.00366783</text:p>
          </table:table-cell>
          <table:table-cell table:formula="of:=15.12-10*LOG10(POWER(10;[.E4]/10)-1)" office:value-type="float" office:value="45.8519170851407" calcext:value-type="float">
            <text:p>45.8519170851</text:p>
          </table:table-cell>
          <table:table-cell table:number-columns-repeated="1018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table:formula="of:=[.A5]/1000000" office:value-type="float" office:value="0.652173913" calcext:value-type="float">
            <text:p>0.652173913</text:p>
          </table:table-cell>
          <table:table-cell office:value-type="float" office:value="-32.56302643" calcext:value-type="float">
            <text:p>-32.56302643</text:p>
          </table:table-cell>
          <table:table-cell office:value-type="float" office:value="-32.56546021" calcext:value-type="float">
            <text:p>-32.56546021</text:p>
          </table:table-cell>
          <table:table-cell table:formula="of:=[.D5]-[.C5]" office:value-type="float" office:value="-0.00243377999999694" calcext:value-type="float">
            <text:p>-0.00243378</text:p>
          </table:table-cell>
          <table:table-cell table:formula="of:=15.12-10*LOG10(POWER(10;[.E5]/10)-1)" office:value-type="string" office:string-value="" calcext:value-type="error">
            <text:p>Err:502</text:p>
          </table:table-cell>
          <table:table-cell table:number-columns-repeated="1018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table:formula="of:=[.A6]/1000000" office:value-type="float" office:value="0.8695652174" calcext:value-type="float">
            <text:p>0.8695652174</text:p>
          </table:table-cell>
          <table:table-cell office:value-type="float" office:value="-36.65027237" calcext:value-type="float">
            <text:p>-36.65027237</text:p>
          </table:table-cell>
          <table:table-cell office:value-type="float" office:value="-36.64975739" calcext:value-type="float">
            <text:p>-36.64975739</text:p>
          </table:table-cell>
          <table:table-cell table:formula="of:=[.D6]-[.C6]" office:value-type="float" office:value="0.000514980000005494" calcext:value-type="float">
            <text:p>0.00051498</text:p>
          </table:table-cell>
          <table:table-cell table:formula="of:=15.12-10*LOG10(POWER(10;[.E6]/10)-1)" office:value-type="float" office:value="54.3796819913324" calcext:value-type="float">
            <text:p>54.3796819913</text:p>
          </table:table-cell>
          <table:table-cell table:number-columns-repeated="1018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table:formula="of:=[.A7]/1000000" office:value-type="float" office:value="1.086956522" calcext:value-type="float">
            <text:p>1.086956522</text:p>
          </table:table-cell>
          <table:table-cell office:value-type="float" office:value="-41.81516647" calcext:value-type="float">
            <text:p>-41.81516647</text:p>
          </table:table-cell>
          <table:table-cell office:value-type="float" office:value="-41.82369614" calcext:value-type="float">
            <text:p>-41.82369614</text:p>
          </table:table-cell>
          <table:table-cell table:formula="of:=[.D7]-[.C7]" office:value-type="float" office:value="-0.00852967000000149" calcext:value-type="float">
            <text:p>-0.00852967</text:p>
          </table:table-cell>
          <table:table-cell table:formula="of:=15.12-10*LOG10(POWER(10;[.E7]/10)-1)" office:value-type="string" office:string-value="" calcext:value-type="error">
            <text:p>Err:502</text:p>
          </table:table-cell>
          <table:table-cell table:number-columns-repeated="1018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table:formula="of:=[.A8]/1000000" office:value-type="float" office:value="1.304347826" calcext:value-type="float">
            <text:p>1.304347826</text:p>
          </table:table-cell>
          <table:table-cell office:value-type="float" office:value="-48.05918503" calcext:value-type="float">
            <text:p>-48.05918503</text:p>
          </table:table-cell>
          <table:table-cell office:value-type="float" office:value="-48.07246399" calcext:value-type="float">
            <text:p>-48.07246399</text:p>
          </table:table-cell>
          <table:table-cell table:formula="of:=[.D8]-[.C8]" office:value-type="float" office:value="-0.013278960000001" calcext:value-type="float">
            <text:p>-0.01327896</text:p>
          </table:table-cell>
          <table:table-cell table:formula="of:=15.12-10*LOG10(POWER(10;[.E8]/10)-1)" office:value-type="string" office:string-value="" calcext:value-type="error">
            <text:p>Err:502</text:p>
          </table:table-cell>
          <table:table-cell table:number-columns-repeated="1018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table:formula="of:=[.A9]/1000000" office:value-type="float" office:value="1.52173913" calcext:value-type="float">
            <text:p>1.52173913</text:p>
          </table:table-cell>
          <table:table-cell office:value-type="float" office:value="-55.51284027" calcext:value-type="float">
            <text:p>-55.51284027</text:p>
          </table:table-cell>
          <table:table-cell office:value-type="float" office:value="-55.51610565" calcext:value-type="float">
            <text:p>-55.51610565</text:p>
          </table:table-cell>
          <table:table-cell table:formula="of:=[.D9]-[.C9]" office:value-type="float" office:value="-0.00326538000000198" calcext:value-type="float">
            <text:p>-0.00326538</text:p>
          </table:table-cell>
          <table:table-cell table:formula="of:=15.12-10*LOG10(POWER(10;[.E9]/10)-1)" office:value-type="string" office:string-value="" calcext:value-type="error">
            <text:p>Err:502</text:p>
          </table:table-cell>
          <table:table-cell table:number-columns-repeated="1018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table:formula="of:=[.A10]/1000000" office:value-type="float" office:value="1.739130435" calcext:value-type="float">
            <text:p>1.739130435</text:p>
          </table:table-cell>
          <table:table-cell office:value-type="float" office:value="-63.96139526" calcext:value-type="float">
            <text:p>-63.96139526</text:p>
          </table:table-cell>
          <table:table-cell office:value-type="float" office:value="-63.71025467" calcext:value-type="float">
            <text:p>-63.71025467</text:p>
          </table:table-cell>
          <table:table-cell table:formula="of:=[.D10]-[.C10]" office:value-type="float" office:value="0.251140590000006" calcext:value-type="float">
            <text:p>0.25114059</text:p>
          </table:table-cell>
          <table:table-cell table:formula="of:=15.12-10*LOG10(POWER(10;[.E10]/10)-1)" office:value-type="float" office:value="27.3724986174051" calcext:value-type="float">
            <text:p>27.3724986174</text:p>
          </table:table-cell>
          <table:table-cell table:number-columns-repeated="1018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table:formula="of:=[.A11]/1000000" office:value-type="float" office:value="1.956521739" calcext:value-type="float">
            <text:p>1.956521739</text:p>
          </table:table-cell>
          <table:table-cell office:value-type="float" office:value="-70.77741241" calcext:value-type="float">
            <text:p>-70.77741241</text:p>
          </table:table-cell>
          <table:table-cell office:value-type="float" office:value="-68.7129364" calcext:value-type="float">
            <text:p>-68.7129364</text:p>
          </table:table-cell>
          <table:table-cell table:formula="of:=[.D11]-[.C11]" office:value-type="float" office:value="2.06447600999999" calcext:value-type="float">
            <text:p>2.06447601</text:p>
          </table:table-cell>
          <table:table-cell table:formula="of:=15.12-10*LOG10(POWER(10;[.E11]/10)-1)" office:value-type="float" office:value="17.276692767101" calcext:value-type="float">
            <text:p>17.2766927671</text:p>
          </table:table-cell>
          <table:table-cell table:number-columns-repeated="1018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table:formula="of:=[.A12]/1000000" office:value-type="float" office:value="2.173913043" calcext:value-type="float">
            <text:p>2.173913043</text:p>
          </table:table-cell>
          <table:table-cell office:value-type="float" office:value="-74.00723267" calcext:value-type="float">
            <text:p>-74.00723267</text:p>
          </table:table-cell>
          <table:table-cell office:value-type="float" office:value="-70.27249146" calcext:value-type="float">
            <text:p>-70.27249146</text:p>
          </table:table-cell>
          <table:table-cell table:formula="of:=[.D12]-[.C12]" office:value-type="float" office:value="3.73474121" calcext:value-type="float">
            <text:p>3.73474121</text:p>
          </table:table-cell>
          <table:table-cell table:formula="of:=15.12-10*LOG10(POWER(10;[.E12]/10)-1)" office:value-type="float" office:value="13.7748611519258" calcext:value-type="float">
            <text:p>13.7748611519</text:p>
          </table:table-cell>
          <table:table-cell table:number-columns-repeated="1018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table:formula="of:=[.A13]/1000000" office:value-type="float" office:value="2.391304348" calcext:value-type="float">
            <text:p>2.391304348</text:p>
          </table:table-cell>
          <table:table-cell office:value-type="float" office:value="-75.65211487" calcext:value-type="float">
            <text:p>-75.65211487</text:p>
          </table:table-cell>
          <table:table-cell office:value-type="float" office:value="-70.19307709" calcext:value-type="float">
            <text:p>-70.19307709</text:p>
          </table:table-cell>
          <table:table-cell table:formula="of:=[.D13]-[.C13]" office:value-type="float" office:value="5.45903778" calcext:value-type="float">
            <text:p>5.45903778</text:p>
          </table:table-cell>
          <table:table-cell table:formula="of:=15.12-10*LOG10(POWER(10;[.E13]/10)-1)" office:value-type="float" office:value="11.1149213138863" calcext:value-type="float">
            <text:p>11.1149213139</text:p>
          </table:table-cell>
          <table:table-cell table:number-columns-repeated="1018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table:formula="of:=[.A14]/1000000" office:value-type="float" office:value="2.608695652" calcext:value-type="float">
            <text:p>2.608695652</text:p>
          </table:table-cell>
          <table:table-cell office:value-type="float" office:value="-76.23653412" calcext:value-type="float">
            <text:p>-76.23653412</text:p>
          </table:table-cell>
          <table:table-cell office:value-type="float" office:value="-69.96956635" calcext:value-type="float">
            <text:p>-69.96956635</text:p>
          </table:table-cell>
          <table:table-cell table:formula="of:=[.D14]-[.C14]" office:value-type="float" office:value="6.26696777000001" calcext:value-type="float">
            <text:p>6.26696777</text:p>
          </table:table-cell>
          <table:table-cell table:formula="of:=15.12-10*LOG10(POWER(10;[.E14]/10)-1)" office:value-type="float" office:value="10.0233078377579" calcext:value-type="float">
            <text:p>10.0233078378</text:p>
          </table:table-cell>
          <table:table-cell table:number-columns-repeated="1018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table:formula="of:=[.A15]/1000000" office:value-type="float" office:value="2.826086957" calcext:value-type="float">
            <text:p>2.826086957</text:p>
          </table:table-cell>
          <table:table-cell office:value-type="float" office:value="-76.47238159" calcext:value-type="float">
            <text:p>-76.47238159</text:p>
          </table:table-cell>
          <table:table-cell office:value-type="float" office:value="-69.53710175" calcext:value-type="float">
            <text:p>-69.53710175</text:p>
          </table:table-cell>
          <table:table-cell table:formula="of:=[.D15]-[.C15]" office:value-type="float" office:value="6.93527983999999" calcext:value-type="float">
            <text:p>6.93527984</text:p>
          </table:table-cell>
          <table:table-cell table:formula="of:=15.12-10*LOG10(POWER(10;[.E15]/10)-1)" office:value-type="float" office:value="9.16753256316513" calcext:value-type="float">
            <text:p>9.1675325632</text:p>
          </table:table-cell>
          <table:table-cell table:number-columns-repeated="1018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table:formula="of:=[.A16]/1000000" office:value-type="float" office:value="3.043478261" calcext:value-type="float">
            <text:p>3.043478261</text:p>
          </table:table-cell>
          <table:table-cell office:value-type="float" office:value="-76.28941345" calcext:value-type="float">
            <text:p>-76.28941345</text:p>
          </table:table-cell>
          <table:table-cell office:value-type="float" office:value="-69.17927551" calcext:value-type="float">
            <text:p>-69.17927551</text:p>
          </table:table-cell>
          <table:table-cell table:formula="of:=[.D16]-[.C16]" office:value-type="float" office:value="7.11013794" calcext:value-type="float">
            <text:p>7.11013794</text:p>
          </table:table-cell>
          <table:table-cell table:formula="of:=15.12-10*LOG10(POWER(10;[.E16]/10)-1)" office:value-type="float" office:value="8.94936744421636" calcext:value-type="float">
            <text:p>8.9493674442</text:p>
          </table:table-cell>
          <table:table-cell table:number-columns-repeated="1018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table:formula="of:=[.A17]/1000000" office:value-type="float" office:value="3.260869565" calcext:value-type="float">
            <text:p>3.260869565</text:p>
          </table:table-cell>
          <table:table-cell office:value-type="float" office:value="-76.11484528" calcext:value-type="float">
            <text:p>-76.11484528</text:p>
          </table:table-cell>
          <table:table-cell office:value-type="float" office:value="-68.53575134" calcext:value-type="float">
            <text:p>-68.53575134</text:p>
          </table:table-cell>
          <table:table-cell table:formula="of:=[.D17]-[.C17]" office:value-type="float" office:value="7.57909393999999" calcext:value-type="float">
            <text:p>7.57909394</text:p>
          </table:table-cell>
          <table:table-cell table:formula="of:=15.12-10*LOG10(POWER(10;[.E17]/10)-1)" office:value-type="float" office:value="8.37435950202577" calcext:value-type="float">
            <text:p>8.374359502</text:p>
          </table:table-cell>
          <table:table-cell table:number-columns-repeated="1018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table:formula="of:=[.A18]/1000000" office:value-type="float" office:value="3.47826087" calcext:value-type="float">
            <text:p>3.47826087</text:p>
          </table:table-cell>
          <table:table-cell office:value-type="float" office:value="-76.25236511" calcext:value-type="float">
            <text:p>-76.25236511</text:p>
          </table:table-cell>
          <table:table-cell office:value-type="float" office:value="-68.1618042" calcext:value-type="float">
            <text:p>-68.1618042</text:p>
          </table:table-cell>
          <table:table-cell table:formula="of:=[.D18]-[.C18]" office:value-type="float" office:value="8.09056090999999" calcext:value-type="float">
            <text:p>8.09056091</text:p>
          </table:table-cell>
          <table:table-cell table:formula="of:=15.12-10*LOG10(POWER(10;[.E18]/10)-1)" office:value-type="float" office:value="7.76199592809621" calcext:value-type="float">
            <text:p>7.7619959281</text:p>
          </table:table-cell>
          <table:table-cell table:number-columns-repeated="1018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table:formula="of:=[.A19]/1000000" office:value-type="float" office:value="3.695652174" calcext:value-type="float">
            <text:p>3.695652174</text:p>
          </table:table-cell>
          <table:table-cell office:value-type="float" office:value="-75.96235657" calcext:value-type="float">
            <text:p>-75.96235657</text:p>
          </table:table-cell>
          <table:table-cell office:value-type="float" office:value="-67.70751953" calcext:value-type="float">
            <text:p>-67.70751953</text:p>
          </table:table-cell>
          <table:table-cell table:formula="of:=[.D19]-[.C19]" office:value-type="float" office:value="8.25483704" calcext:value-type="float">
            <text:p>8.25483704</text:p>
          </table:table-cell>
          <table:table-cell table:formula="of:=15.12-10*LOG10(POWER(10;[.E19]/10)-1)" office:value-type="float" office:value="7.56820027558415" calcext:value-type="float">
            <text:p>7.5682002756</text:p>
          </table:table-cell>
          <table:table-cell table:number-columns-repeated="1018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table:formula="of:=[.A20]/1000000" office:value-type="float" office:value="3.913043478" calcext:value-type="float">
            <text:p>3.913043478</text:p>
          </table:table-cell>
          <table:table-cell office:value-type="float" office:value="-76.10163879" calcext:value-type="float">
            <text:p>-76.10163879</text:p>
          </table:table-cell>
          <table:table-cell office:value-type="float" office:value="-67.29782104" calcext:value-type="float">
            <text:p>-67.29782104</text:p>
          </table:table-cell>
          <table:table-cell table:formula="of:=[.D20]-[.C20]" office:value-type="float" office:value="8.80381774999999" calcext:value-type="float">
            <text:p>8.80381775</text:p>
          </table:table-cell>
          <table:table-cell table:formula="of:=15.12-10*LOG10(POWER(10;[.E20]/10)-1)" office:value-type="float" office:value="6.92953346070973" calcext:value-type="float">
            <text:p>6.9295334607</text:p>
          </table:table-cell>
          <table:table-cell table:number-columns-repeated="1018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table:formula="of:=[.A21]/1000000" office:value-type="float" office:value="4.130434783" calcext:value-type="float">
            <text:p>4.130434783</text:p>
          </table:table-cell>
          <table:table-cell office:value-type="float" office:value="-76.00572205" calcext:value-type="float">
            <text:p>-76.00572205</text:p>
          </table:table-cell>
          <table:table-cell office:value-type="float" office:value="-67.03359985" calcext:value-type="float">
            <text:p>-67.03359985</text:p>
          </table:table-cell>
          <table:table-cell table:formula="of:=[.D21]-[.C21]" office:value-type="float" office:value="8.9721222" calcext:value-type="float">
            <text:p>8.9721222</text:p>
          </table:table-cell>
          <table:table-cell table:formula="of:=15.12-10*LOG10(POWER(10;[.E21]/10)-1)" office:value-type="float" office:value="6.73625939721396" calcext:value-type="float">
            <text:p>6.7362593972</text:p>
          </table:table-cell>
          <table:table-cell table:number-columns-repeated="1018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table:formula="of:=[.A22]/1000000" office:value-type="float" office:value="4.347826087" calcext:value-type="float">
            <text:p>4.347826087</text:p>
          </table:table-cell>
          <table:table-cell office:value-type="float" office:value="-75.63269806" calcext:value-type="float">
            <text:p>-75.63269806</text:p>
          </table:table-cell>
          <table:table-cell office:value-type="float" office:value="-66.45015717" calcext:value-type="float">
            <text:p>-66.45015717</text:p>
          </table:table-cell>
          <table:table-cell table:formula="of:=[.D22]-[.C22]" office:value-type="float" office:value="9.18254089" calcext:value-type="float">
            <text:p>9.18254089</text:p>
          </table:table-cell>
          <table:table-cell table:formula="of:=15.12-10*LOG10(POWER(10;[.E22]/10)-1)" office:value-type="float" office:value="6.49614142280575" calcext:value-type="float">
            <text:p>6.4961414228</text:p>
          </table:table-cell>
          <table:table-cell table:number-columns-repeated="1018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table:formula="of:=[.A23]/1000000" office:value-type="float" office:value="4.565217391" calcext:value-type="float">
            <text:p>4.565217391</text:p>
          </table:table-cell>
          <table:table-cell office:value-type="float" office:value="-75.55893707" calcext:value-type="float">
            <text:p>-75.55893707</text:p>
          </table:table-cell>
          <table:table-cell office:value-type="float" office:value="-66.26995087" calcext:value-type="float">
            <text:p>-66.26995087</text:p>
          </table:table-cell>
          <table:table-cell table:formula="of:=[.D23]-[.C23]" office:value-type="float" office:value="9.2889862" calcext:value-type="float">
            <text:p>9.2889862</text:p>
          </table:table-cell>
          <table:table-cell table:formula="of:=15.12-10*LOG10(POWER(10;[.E23]/10)-1)" office:value-type="float" office:value="6.37528463539322" calcext:value-type="float">
            <text:p>6.3752846354</text:p>
          </table:table-cell>
          <table:table-cell table:number-columns-repeated="1018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table:formula="of:=[.A24]/1000000" office:value-type="float" office:value="4.782608696" calcext:value-type="float">
            <text:p>4.782608696</text:p>
          </table:table-cell>
          <table:table-cell office:value-type="float" office:value="-75.8037262" calcext:value-type="float">
            <text:p>-75.8037262</text:p>
          </table:table-cell>
          <table:table-cell office:value-type="float" office:value="-66.05793762" calcext:value-type="float">
            <text:p>-66.05793762</text:p>
          </table:table-cell>
          <table:table-cell table:formula="of:=[.D24]-[.C24]" office:value-type="float" office:value="9.74578858" calcext:value-type="float">
            <text:p>9.74578858</text:p>
          </table:table-cell>
          <table:table-cell table:formula="of:=15.12-10*LOG10(POWER(10;[.E24]/10)-1)" office:value-type="float" office:value="5.86097293392151" calcext:value-type="float">
            <text:p>5.8609729339</text:p>
          </table:table-cell>
          <table:table-cell table:number-columns-repeated="1018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table:formula="of:=[.A25]/1000000" office:value-type="float" office:value="5" calcext:value-type="float">
            <text:p>5</text:p>
          </table:table-cell>
          <table:table-cell office:value-type="float" office:value="-75.51802826" calcext:value-type="float">
            <text:p>-75.51802826</text:p>
          </table:table-cell>
          <table:table-cell office:value-type="float" office:value="-65.79307556" calcext:value-type="float">
            <text:p>-65.79307556</text:p>
          </table:table-cell>
          <table:table-cell table:formula="of:=[.D25]-[.C25]" office:value-type="float" office:value="9.72495269999999" calcext:value-type="float">
            <text:p>9.7249527</text:p>
          </table:table-cell>
          <table:table-cell table:formula="of:=15.12-10*LOG10(POWER(10;[.E25]/10)-1)" office:value-type="float" office:value="5.88428666521029" calcext:value-type="float">
            <text:p>5.8842866652</text:p>
          </table:table-cell>
          <table:table-cell table:number-columns-repeated="1018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table:formula="of:=[.A26]/1000000" office:value-type="float" office:value="5.217391304" calcext:value-type="float">
            <text:p>5.217391304</text:p>
          </table:table-cell>
          <table:table-cell office:value-type="float" office:value="-75.36921692" calcext:value-type="float">
            <text:p>-75.36921692</text:p>
          </table:table-cell>
          <table:table-cell office:value-type="float" office:value="-65.84189606" calcext:value-type="float">
            <text:p>-65.84189606</text:p>
          </table:table-cell>
          <table:table-cell table:formula="of:=[.D26]-[.C26]" office:value-type="float" office:value="9.52732086" calcext:value-type="float">
            <text:p>9.52732086</text:p>
          </table:table-cell>
          <table:table-cell table:formula="of:=15.12-10*LOG10(POWER(10;[.E26]/10)-1)" office:value-type="float" office:value="6.10609609269652" calcext:value-type="float">
            <text:p>6.1060960927</text:p>
          </table:table-cell>
          <table:table-cell table:number-columns-repeated="1018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table:formula="of:=[.A27]/1000000" office:value-type="float" office:value="5.434782609" calcext:value-type="float">
            <text:p>5.434782609</text:p>
          </table:table-cell>
          <table:table-cell office:value-type="float" office:value="-75.60121918" calcext:value-type="float">
            <text:p>-75.60121918</text:p>
          </table:table-cell>
          <table:table-cell office:value-type="float" office:value="-65.55234528" calcext:value-type="float">
            <text:p>-65.55234528</text:p>
          </table:table-cell>
          <table:table-cell table:formula="of:=[.D27]-[.C27]" office:value-type="float" office:value="10.0488739" calcext:value-type="float">
            <text:p>10.0488739</text:p>
          </table:table-cell>
          <table:table-cell table:formula="of:=15.12-10*LOG10(POWER(10;[.E27]/10)-1)" office:value-type="float" office:value="5.52330436839877" calcext:value-type="float">
            <text:p>5.5233043684</text:p>
          </table:table-cell>
          <table:table-cell table:number-columns-repeated="1018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table:formula="of:=[.A28]/1000000" office:value-type="float" office:value="5.652173913" calcext:value-type="float">
            <text:p>5.652173913</text:p>
          </table:table-cell>
          <table:table-cell office:value-type="float" office:value="-75.75379944" calcext:value-type="float">
            <text:p>-75.75379944</text:p>
          </table:table-cell>
          <table:table-cell office:value-type="float" office:value="-65.47115326" calcext:value-type="float">
            <text:p>-65.47115326</text:p>
          </table:table-cell>
          <table:table-cell table:formula="of:=[.D28]-[.C28]" office:value-type="float" office:value="10.28264618" calcext:value-type="float">
            <text:p>10.28264618</text:p>
          </table:table-cell>
          <table:table-cell table:formula="of:=15.12-10*LOG10(POWER(10;[.E28]/10)-1)" office:value-type="float" office:value="5.26462966863422" calcext:value-type="float">
            <text:p>5.2646296686</text:p>
          </table:table-cell>
          <table:table-cell table:number-columns-repeated="1018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table:formula="of:=[.A29]/1000000" office:value-type="float" office:value="5.869565217" calcext:value-type="float">
            <text:p>5.869565217</text:p>
          </table:table-cell>
          <table:table-cell office:value-type="float" office:value="-75.39853668" calcext:value-type="float">
            <text:p>-75.39853668</text:p>
          </table:table-cell>
          <table:table-cell office:value-type="float" office:value="-65.35432434" calcext:value-type="float">
            <text:p>-65.35432434</text:p>
          </table:table-cell>
          <table:table-cell table:formula="of:=[.D29]-[.C29]" office:value-type="float" office:value="10.04421234" calcext:value-type="float">
            <text:p>10.04421234</text:p>
          </table:table-cell>
          <table:table-cell table:formula="of:=15.12-10*LOG10(POWER(10;[.E29]/10)-1)" office:value-type="float" office:value="5.52847775211421" calcext:value-type="float">
            <text:p>5.5284777521</text:p>
          </table:table-cell>
          <table:table-cell table:number-columns-repeated="1018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table:formula="of:=[.A30]/1000000" office:value-type="float" office:value="6.086956522" calcext:value-type="float">
            <text:p>6.086956522</text:p>
          </table:table-cell>
          <table:table-cell office:value-type="float" office:value="-75.50282288" calcext:value-type="float">
            <text:p>-75.50282288</text:p>
          </table:table-cell>
          <table:table-cell office:value-type="float" office:value="-65.3288269" calcext:value-type="float">
            <text:p>-65.3288269</text:p>
          </table:table-cell>
          <table:table-cell table:formula="of:=[.D30]-[.C30]" office:value-type="float" office:value="10.17399598" calcext:value-type="float">
            <text:p>10.17399598</text:p>
          </table:table-cell>
          <table:table-cell table:formula="of:=15.12-10*LOG10(POWER(10;[.E30]/10)-1)" office:value-type="float" office:value="5.38466942178979" calcext:value-type="float">
            <text:p>5.3846694218</text:p>
          </table:table-cell>
          <table:table-cell table:number-columns-repeated="1018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table:formula="of:=[.A31]/1000000" office:value-type="float" office:value="6.304347826" calcext:value-type="float">
            <text:p>6.304347826</text:p>
          </table:table-cell>
          <table:table-cell office:value-type="float" office:value="-75.58802795" calcext:value-type="float">
            <text:p>-75.58802795</text:p>
          </table:table-cell>
          <table:table-cell office:value-type="float" office:value="-65.0877533" calcext:value-type="float">
            <text:p>-65.0877533</text:p>
          </table:table-cell>
          <table:table-cell table:formula="of:=[.D31]-[.C31]" office:value-type="float" office:value="10.50027465" calcext:value-type="float">
            <text:p>10.50027465</text:p>
          </table:table-cell>
          <table:table-cell table:formula="of:=15.12-10*LOG10(POWER(10;[.E31]/10)-1)" office:value-type="float" office:value="5.02511109960387" calcext:value-type="float">
            <text:p>5.0251110996</text:p>
          </table:table-cell>
          <table:table-cell table:number-columns-repeated="1018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table:formula="of:=[.A32]/1000000" office:value-type="float" office:value="6.52173913" calcext:value-type="float">
            <text:p>6.52173913</text:p>
          </table:table-cell>
          <table:table-cell office:value-type="float" office:value="-75.23047638" calcext:value-type="float">
            <text:p>-75.23047638</text:p>
          </table:table-cell>
          <table:table-cell office:value-type="float" office:value="-65.0136795" calcext:value-type="float">
            <text:p>-65.0136795</text:p>
          </table:table-cell>
          <table:table-cell table:formula="of:=[.D32]-[.C32]" office:value-type="float" office:value="10.21679688" calcext:value-type="float">
            <text:p>10.21679688</text:p>
          </table:table-cell>
          <table:table-cell table:formula="of:=15.12-10*LOG10(POWER(10;[.E32]/10)-1)" office:value-type="float" office:value="5.33734418090407" calcext:value-type="float">
            <text:p>5.3373441809</text:p>
          </table:table-cell>
          <table:table-cell table:number-columns-repeated="1018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table:formula="of:=[.A33]/1000000" office:value-type="float" office:value="6.739130435" calcext:value-type="float">
            <text:p>6.739130435</text:p>
          </table:table-cell>
          <table:table-cell office:value-type="float" office:value="-75.2154007" calcext:value-type="float">
            <text:p>-75.2154007</text:p>
          </table:table-cell>
          <table:table-cell office:value-type="float" office:value="-65.15493011" calcext:value-type="float">
            <text:p>-65.15493011</text:p>
          </table:table-cell>
          <table:table-cell table:formula="of:=[.D33]-[.C33]" office:value-type="float" office:value="10.06047059" calcext:value-type="float">
            <text:p>10.06047059</text:p>
          </table:table-cell>
          <table:table-cell table:formula="of:=15.12-10*LOG10(POWER(10;[.E33]/10)-1)" office:value-type="float" office:value="5.51043704213504" calcext:value-type="float">
            <text:p>5.5104370421</text:p>
          </table:table-cell>
          <table:table-cell table:number-columns-repeated="1018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table:formula="of:=[.A34]/1000000" office:value-type="float" office:value="6.956521739" calcext:value-type="float">
            <text:p>6.956521739</text:p>
          </table:table-cell>
          <table:table-cell office:value-type="float" office:value="-74.72753143" calcext:value-type="float">
            <text:p>-74.72753143</text:p>
          </table:table-cell>
          <table:table-cell office:value-type="float" office:value="-64.86715698" calcext:value-type="float">
            <text:p>-64.86715698</text:p>
          </table:table-cell>
          <table:table-cell table:formula="of:=[.D34]-[.C34]" office:value-type="float" office:value="9.86037445" calcext:value-type="float">
            <text:p>9.86037445</text:p>
          </table:table-cell>
          <table:table-cell table:formula="of:=15.12-10*LOG10(POWER(10;[.E34]/10)-1)" office:value-type="float" office:value="5.73299517320287" calcext:value-type="float">
            <text:p>5.7329951732</text:p>
          </table:table-cell>
          <table:table-cell table:number-columns-repeated="1018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table:formula="of:=[.A35]/1000000" office:value-type="float" office:value="7.173913043" calcext:value-type="float">
            <text:p>7.173913043</text:p>
          </table:table-cell>
          <table:table-cell office:value-type="float" office:value="-74.53056335" calcext:value-type="float">
            <text:p>-74.53056335</text:p>
          </table:table-cell>
          <table:table-cell office:value-type="float" office:value="-64.86528778" calcext:value-type="float">
            <text:p>-64.86528778</text:p>
          </table:table-cell>
          <table:table-cell table:formula="of:=[.D35]-[.C35]" office:value-type="float" office:value="9.66527556999999" calcext:value-type="float">
            <text:p>9.66527557</text:p>
          </table:table-cell>
          <table:table-cell table:formula="of:=15.12-10*LOG10(POWER(10;[.E35]/10)-1)" office:value-type="float" office:value="5.95113483895016" calcext:value-type="float">
            <text:p>5.951134839</text:p>
          </table:table-cell>
          <table:table-cell table:number-columns-repeated="1018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table:formula="of:=[.A36]/1000000" office:value-type="float" office:value="7.391304348" calcext:value-type="float">
            <text:p>7.391304348</text:p>
          </table:table-cell>
          <table:table-cell office:value-type="float" office:value="-74.44515991" calcext:value-type="float">
            <text:p>-74.44515991</text:p>
          </table:table-cell>
          <table:table-cell office:value-type="float" office:value="-65.01270294" calcext:value-type="float">
            <text:p>-65.01270294</text:p>
          </table:table-cell>
          <table:table-cell table:formula="of:=[.D36]-[.C36]" office:value-type="float" office:value="9.43245697" calcext:value-type="float">
            <text:p>9.43245697</text:p>
          </table:table-cell>
          <table:table-cell table:formula="of:=15.12-10*LOG10(POWER(10;[.E36]/10)-1)" office:value-type="float" office:value="6.21301214122653" calcext:value-type="float">
            <text:p>6.2130121412</text:p>
          </table:table-cell>
          <table:table-cell table:number-columns-repeated="1018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table:formula="of:=[.A37]/1000000" office:value-type="float" office:value="7.608695652" calcext:value-type="float">
            <text:p>7.608695652</text:p>
          </table:table-cell>
          <table:table-cell office:value-type="float" office:value="-74.45394135" calcext:value-type="float">
            <text:p>-74.45394135</text:p>
          </table:table-cell>
          <table:table-cell office:value-type="float" office:value="-64.72303772" calcext:value-type="float">
            <text:p>-64.72303772</text:p>
          </table:table-cell>
          <table:table-cell table:formula="of:=[.D37]-[.C37]" office:value-type="float" office:value="9.73090363" calcext:value-type="float">
            <text:p>9.73090363</text:p>
          </table:table-cell>
          <table:table-cell table:formula="of:=15.12-10*LOG10(POWER(10;[.E37]/10)-1)" office:value-type="float" office:value="5.87762667920031" calcext:value-type="float">
            <text:p>5.8776266792</text:p>
          </table:table-cell>
          <table:table-cell table:number-columns-repeated="1018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table:formula="of:=[.A38]/1000000" office:value-type="float" office:value="7.826086957" calcext:value-type="float">
            <text:p>7.826086957</text:p>
          </table:table-cell>
          <table:table-cell office:value-type="float" office:value="-74.43253326" calcext:value-type="float">
            <text:p>-74.43253326</text:p>
          </table:table-cell>
          <table:table-cell office:value-type="float" office:value="-64.48326874" calcext:value-type="float">
            <text:p>-64.48326874</text:p>
          </table:table-cell>
          <table:table-cell table:formula="of:=[.D38]-[.C38]" office:value-type="float" office:value="9.94926452" calcext:value-type="float">
            <text:p>9.94926452</text:p>
          </table:table-cell>
          <table:table-cell table:formula="of:=15.12-10*LOG10(POWER(10;[.E38]/10)-1)" office:value-type="float" office:value="5.63398442280512" calcext:value-type="float">
            <text:p>5.6339844228</text:p>
          </table:table-cell>
          <table:table-cell table:number-columns-repeated="1018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table:formula="of:=[.A39]/1000000" office:value-type="float" office:value="8.043478261" calcext:value-type="float">
            <text:p>8.043478261</text:p>
          </table:table-cell>
          <table:table-cell office:value-type="float" office:value="-74.3542099" calcext:value-type="float">
            <text:p>-74.3542099</text:p>
          </table:table-cell>
          <table:table-cell office:value-type="float" office:value="-64.68766022" calcext:value-type="float">
            <text:p>-64.68766022</text:p>
          </table:table-cell>
          <table:table-cell table:formula="of:=[.D39]-[.C39]" office:value-type="float" office:value="9.66654968" calcext:value-type="float">
            <text:p>9.66654968</text:p>
          </table:table-cell>
          <table:table-cell table:formula="of:=15.12-10*LOG10(POWER(10;[.E39]/10)-1)" office:value-type="float" office:value="5.94970647049016" calcext:value-type="float">
            <text:p>5.9497064705</text:p>
          </table:table-cell>
          <table:table-cell table:number-columns-repeated="1018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table:formula="of:=[.A40]/1000000" office:value-type="float" office:value="8.260869565" calcext:value-type="float">
            <text:p>8.260869565</text:p>
          </table:table-cell>
          <table:table-cell office:value-type="float" office:value="-74.11568451" calcext:value-type="float">
            <text:p>-74.11568451</text:p>
          </table:table-cell>
          <table:table-cell office:value-type="float" office:value="-64.74766541" calcext:value-type="float">
            <text:p>-64.74766541</text:p>
          </table:table-cell>
          <table:table-cell table:formula="of:=[.D40]-[.C40]" office:value-type="float" office:value="9.3680191" calcext:value-type="float">
            <text:p>9.3680191</text:p>
          </table:table-cell>
          <table:table-cell table:formula="of:=15.12-10*LOG10(POWER(10;[.E40]/10)-1)" office:value-type="float" office:value="6.2858076978884" calcext:value-type="float">
            <text:p>6.2858076979</text:p>
          </table:table-cell>
          <table:table-cell table:number-columns-repeated="1018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table:formula="of:=[.A41]/1000000" office:value-type="float" office:value="8.47826087" calcext:value-type="float">
            <text:p>8.47826087</text:p>
          </table:table-cell>
          <table:table-cell office:value-type="float" office:value="-74.2430954" calcext:value-type="float">
            <text:p>-74.2430954</text:p>
          </table:table-cell>
          <table:table-cell office:value-type="float" office:value="-64.81587219" calcext:value-type="float">
            <text:p>-64.81587219</text:p>
          </table:table-cell>
          <table:table-cell table:formula="of:=[.D41]-[.C41]" office:value-type="float" office:value="9.42722321000001" calcext:value-type="float">
            <text:p>9.42722321</text:p>
          </table:table-cell>
          <table:table-cell table:formula="of:=15.12-10*LOG10(POWER(10;[.E41]/10)-1)" office:value-type="float" office:value="6.21891951415258" calcext:value-type="float">
            <text:p>6.2189195142</text:p>
          </table:table-cell>
          <table:table-cell table:number-columns-repeated="1018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table:formula="of:=[.A42]/1000000" office:value-type="float" office:value="8.695652174" calcext:value-type="float">
            <text:p>8.695652174</text:p>
          </table:table-cell>
          <table:table-cell office:value-type="float" office:value="-73.93305969" calcext:value-type="float">
            <text:p>-73.93305969</text:p>
          </table:table-cell>
          <table:table-cell office:value-type="float" office:value="-64.7131424" calcext:value-type="float">
            <text:p>-64.7131424</text:p>
          </table:table-cell>
          <table:table-cell table:formula="of:=[.D42]-[.C42]" office:value-type="float" office:value="9.21991729" calcext:value-type="float">
            <text:p>9.21991729</text:p>
          </table:table-cell>
          <table:table-cell table:formula="of:=15.12-10*LOG10(POWER(10;[.E42]/10)-1)" office:value-type="float" office:value="6.4536589288511" calcext:value-type="float">
            <text:p>6.4536589289</text:p>
          </table:table-cell>
          <table:table-cell table:number-columns-repeated="1018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table:formula="of:=[.A43]/1000000" office:value-type="float" office:value="8.913043478" calcext:value-type="float">
            <text:p>8.913043478</text:p>
          </table:table-cell>
          <table:table-cell office:value-type="float" office:value="-73.59761047" calcext:value-type="float">
            <text:p>-73.59761047</text:p>
          </table:table-cell>
          <table:table-cell office:value-type="float" office:value="-64.39750671" calcext:value-type="float">
            <text:p>-64.39750671</text:p>
          </table:table-cell>
          <table:table-cell table:formula="of:=[.D43]-[.C43]" office:value-type="float" office:value="9.20010376" calcext:value-type="float">
            <text:p>9.20010376</text:p>
          </table:table-cell>
          <table:table-cell table:formula="of:=15.12-10*LOG10(POWER(10;[.E43]/10)-1)" office:value-type="float" office:value="6.47617301880834" calcext:value-type="float">
            <text:p>6.4761730188</text:p>
          </table:table-cell>
          <table:table-cell table:number-columns-repeated="1018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table:formula="of:=[.A44]/1000000" office:value-type="float" office:value="9.130434783" calcext:value-type="float">
            <text:p>9.130434783</text:p>
          </table:table-cell>
          <table:table-cell office:value-type="float" office:value="-73.64299011" calcext:value-type="float">
            <text:p>-73.64299011</text:p>
          </table:table-cell>
          <table:table-cell office:value-type="float" office:value="-64.46278381" calcext:value-type="float">
            <text:p>-64.46278381</text:p>
          </table:table-cell>
          <table:table-cell table:formula="of:=[.D44]-[.C44]" office:value-type="float" office:value="9.1802063" calcext:value-type="float">
            <text:p>9.1802063</text:p>
          </table:table-cell>
          <table:table-cell table:formula="of:=15.12-10*LOG10(POWER(10;[.E44]/10)-1)" office:value-type="float" office:value="6.49879660838363" calcext:value-type="float">
            <text:p>6.4987966084</text:p>
          </table:table-cell>
          <table:table-cell table:number-columns-repeated="1018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table:formula="of:=[.A45]/1000000" office:value-type="float" office:value="9.347826087" calcext:value-type="float">
            <text:p>9.347826087</text:p>
          </table:table-cell>
          <table:table-cell office:value-type="float" office:value="-73.44758606" calcext:value-type="float">
            <text:p>-73.44758606</text:p>
          </table:table-cell>
          <table:table-cell office:value-type="float" office:value="-64.46823883" calcext:value-type="float">
            <text:p>-64.46823883</text:p>
          </table:table-cell>
          <table:table-cell table:formula="of:=[.D45]-[.C45]" office:value-type="float" office:value="8.97934723" calcext:value-type="float">
            <text:p>8.97934723</text:p>
          </table:table-cell>
          <table:table-cell table:formula="of:=15.12-10*LOG10(POWER(10;[.E45]/10)-1)" office:value-type="float" office:value="6.72798711321048" calcext:value-type="float">
            <text:p>6.7279871132</text:p>
          </table:table-cell>
          <table:table-cell table:number-columns-repeated="1018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table:formula="of:=[.A46]/1000000" office:value-type="float" office:value="9.565217391" calcext:value-type="float">
            <text:p>9.565217391</text:p>
          </table:table-cell>
          <table:table-cell office:value-type="float" office:value="-73.39328003" calcext:value-type="float">
            <text:p>-73.39328003</text:p>
          </table:table-cell>
          <table:table-cell office:value-type="float" office:value="-64.34397888" calcext:value-type="float">
            <text:p>-64.34397888</text:p>
          </table:table-cell>
          <table:table-cell table:formula="of:=[.D46]-[.C46]" office:value-type="float" office:value="9.04930115000001" calcext:value-type="float">
            <text:p>9.04930115</text:p>
          </table:table-cell>
          <table:table-cell table:formula="of:=15.12-10*LOG10(POWER(10;[.E46]/10)-1)" office:value-type="float" office:value="6.64799591860777" calcext:value-type="float">
            <text:p>6.6479959186</text:p>
          </table:table-cell>
          <table:table-cell table:number-columns-repeated="1018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table:formula="of:=[.A47]/1000000" office:value-type="float" office:value="9.782608696" calcext:value-type="float">
            <text:p>9.782608696</text:p>
          </table:table-cell>
          <table:table-cell office:value-type="float" office:value="-73.37953949" calcext:value-type="float">
            <text:p>-73.37953949</text:p>
          </table:table-cell>
          <table:table-cell office:value-type="float" office:value="-64.34521484" calcext:value-type="float">
            <text:p>-64.34521484</text:p>
          </table:table-cell>
          <table:table-cell table:formula="of:=[.D47]-[.C47]" office:value-type="float" office:value="9.03432465" calcext:value-type="float">
            <text:p>9.03432465</text:p>
          </table:table-cell>
          <table:table-cell table:formula="of:=15.12-10*LOG10(POWER(10;[.E47]/10)-1)" office:value-type="float" office:value="6.66510578587286" calcext:value-type="float">
            <text:p>6.6651057859</text:p>
          </table:table-cell>
          <table:table-cell table:number-columns-repeated="1018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formula="of:=[.A48]/1000000" office:value-type="float" office:value="10" calcext:value-type="float">
            <text:p>10</text:p>
          </table:table-cell>
          <table:table-cell office:value-type="float" office:value="-73.14064026" calcext:value-type="float">
            <text:p>-73.14064026</text:p>
          </table:table-cell>
          <table:table-cell office:value-type="float" office:value="-64.25313568" calcext:value-type="float">
            <text:p>-64.25313568</text:p>
          </table:table-cell>
          <table:table-cell table:formula="of:=[.D48]-[.C48]" office:value-type="float" office:value="8.88750458" calcext:value-type="float">
            <text:p>8.88750458</text:p>
          </table:table-cell>
          <table:table-cell table:formula="of:=15.12-10*LOG10(POWER(10;[.E48]/10)-1)" office:value-type="float" office:value="6.83329197067772" calcext:value-type="float">
            <text:p>6.8332919707</text:p>
          </table:table-cell>
          <table:table-cell table:number-columns-repeated="1018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table:formula="of:=[.A49]/1000000" office:value-type="float" office:value="10.2173913" calcext:value-type="float">
            <text:p>10.2173913</text:p>
          </table:table-cell>
          <table:table-cell office:value-type="float" office:value="-73.59379578" calcext:value-type="float">
            <text:p>-73.59379578</text:p>
          </table:table-cell>
          <table:table-cell office:value-type="float" office:value="-64.55131531" calcext:value-type="float">
            <text:p>-64.55131531</text:p>
          </table:table-cell>
          <table:table-cell table:formula="of:=[.D49]-[.C49]" office:value-type="float" office:value="9.04248046999999" calcext:value-type="float">
            <text:p>9.04248047</text:p>
          </table:table-cell>
          <table:table-cell table:formula="of:=15.12-10*LOG10(POWER(10;[.E49]/10)-1)" office:value-type="float" office:value="6.65578714627834" calcext:value-type="float">
            <text:p>6.6557871463</text:p>
          </table:table-cell>
          <table:table-cell table:number-columns-repeated="1018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table:formula="of:=[.A50]/1000000" office:value-type="float" office:value="10.43478261" calcext:value-type="float">
            <text:p>10.43478261</text:p>
          </table:table-cell>
          <table:table-cell office:value-type="float" office:value="-73.65680695" calcext:value-type="float">
            <text:p>-73.65680695</text:p>
          </table:table-cell>
          <table:table-cell office:value-type="float" office:value="-64.25953674" calcext:value-type="float">
            <text:p>-64.25953674</text:p>
          </table:table-cell>
          <table:table-cell table:formula="of:=[.D50]-[.C50]" office:value-type="float" office:value="9.39727021" calcext:value-type="float">
            <text:p>9.39727021</text:p>
          </table:table-cell>
          <table:table-cell table:formula="of:=15.12-10*LOG10(POWER(10;[.E50]/10)-1)" office:value-type="float" office:value="6.25274530830599" calcext:value-type="float">
            <text:p>6.2527453083</text:p>
          </table:table-cell>
          <table:table-cell table:number-columns-repeated="1018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table:formula="of:=[.A51]/1000000" office:value-type="float" office:value="10.65217391" calcext:value-type="float">
            <text:p>10.65217391</text:p>
          </table:table-cell>
          <table:table-cell office:value-type="float" office:value="-73.30560303" calcext:value-type="float">
            <text:p>-73.30560303</text:p>
          </table:table-cell>
          <table:table-cell office:value-type="float" office:value="-64.4331131" calcext:value-type="float">
            <text:p>-64.4331131</text:p>
          </table:table-cell>
          <table:table-cell table:formula="of:=[.D51]-[.C51]" office:value-type="float" office:value="8.87248993" calcext:value-type="float">
            <text:p>8.87248993</text:p>
          </table:table-cell>
          <table:table-cell table:formula="of:=15.12-10*LOG10(POWER(10;[.E51]/10)-1)" office:value-type="float" office:value="6.85053868629351" calcext:value-type="float">
            <text:p>6.8505386863</text:p>
          </table:table-cell>
          <table:table-cell table:number-columns-repeated="1018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table:formula="of:=[.A52]/1000000" office:value-type="float" office:value="10.86956522" calcext:value-type="float">
            <text:p>10.86956522</text:p>
          </table:table-cell>
          <table:table-cell office:value-type="float" office:value="-73.57315826" calcext:value-type="float">
            <text:p>-73.57315826</text:p>
          </table:table-cell>
          <table:table-cell office:value-type="float" office:value="-64.34693909" calcext:value-type="float">
            <text:p>-64.34693909</text:p>
          </table:table-cell>
          <table:table-cell table:formula="of:=[.D52]-[.C52]" office:value-type="float" office:value="9.22621916999999" calcext:value-type="float">
            <text:p>9.22621917</text:p>
          </table:table-cell>
          <table:table-cell table:formula="of:=15.12-10*LOG10(POWER(10;[.E52]/10)-1)" office:value-type="float" office:value="6.44650104017805" calcext:value-type="float">
            <text:p>6.4465010402</text:p>
          </table:table-cell>
          <table:table-cell table:number-columns-repeated="1018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table:formula="of:=[.A53]/1000000" office:value-type="float" office:value="11.08695652" calcext:value-type="float">
            <text:p>11.08695652</text:p>
          </table:table-cell>
          <table:table-cell office:value-type="float" office:value="-73.49179077" calcext:value-type="float">
            <text:p>-73.49179077</text:p>
          </table:table-cell>
          <table:table-cell office:value-type="float" office:value="-64.45682526" calcext:value-type="float">
            <text:p>-64.45682526</text:p>
          </table:table-cell>
          <table:table-cell table:formula="of:=[.D53]-[.C53]" office:value-type="float" office:value="9.03496550999999" calcext:value-type="float">
            <text:p>9.03496551</text:p>
          </table:table-cell>
          <table:table-cell table:formula="of:=15.12-10*LOG10(POWER(10;[.E53]/10)-1)" office:value-type="float" office:value="6.66437346462376" calcext:value-type="float">
            <text:p>6.6643734646</text:p>
          </table:table-cell>
          <table:table-cell table:number-columns-repeated="1018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table:formula="of:=[.A54]/1000000" office:value-type="float" office:value="11.30434783" calcext:value-type="float">
            <text:p>11.30434783</text:p>
          </table:table-cell>
          <table:table-cell office:value-type="float" office:value="-73.44700623" calcext:value-type="float">
            <text:p>-73.44700623</text:p>
          </table:table-cell>
          <table:table-cell office:value-type="float" office:value="-64.42987823" calcext:value-type="float">
            <text:p>-64.42987823</text:p>
          </table:table-cell>
          <table:table-cell table:formula="of:=[.D54]-[.C54]" office:value-type="float" office:value="9.017128" calcext:value-type="float">
            <text:p>9.017128</text:p>
          </table:table-cell>
          <table:table-cell table:formula="of:=15.12-10*LOG10(POWER(10;[.E54]/10)-1)" office:value-type="float" office:value="6.68476244966467" calcext:value-type="float">
            <text:p>6.6847624497</text:p>
          </table:table-cell>
          <table:table-cell table:number-columns-repeated="1018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table:formula="of:=[.A55]/1000000" office:value-type="float" office:value="11.52173913" calcext:value-type="float">
            <text:p>11.52173913</text:p>
          </table:table-cell>
          <table:table-cell office:value-type="float" office:value="-73.18251038" calcext:value-type="float">
            <text:p>-73.18251038</text:p>
          </table:table-cell>
          <table:table-cell office:value-type="float" office:value="-64.37226868" calcext:value-type="float">
            <text:p>-64.37226868</text:p>
          </table:table-cell>
          <table:table-cell table:formula="of:=[.D55]-[.C55]" office:value-type="float" office:value="8.81024169999999" calcext:value-type="float">
            <text:p>8.8102417</text:p>
          </table:table-cell>
          <table:table-cell table:formula="of:=15.12-10*LOG10(POWER(10;[.E55]/10)-1)" office:value-type="float" office:value="6.92213589929115" calcext:value-type="float">
            <text:p>6.9221358993</text:p>
          </table:table-cell>
          <table:table-cell table:number-columns-repeated="1018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table:formula="of:=[.A56]/1000000" office:value-type="float" office:value="11.73913043" calcext:value-type="float">
            <text:p>11.73913043</text:p>
          </table:table-cell>
          <table:table-cell office:value-type="float" office:value="-73.39368439" calcext:value-type="float">
            <text:p>-73.39368439</text:p>
          </table:table-cell>
          <table:table-cell office:value-type="float" office:value="-64.17054749" calcext:value-type="float">
            <text:p>-64.17054749</text:p>
          </table:table-cell>
          <table:table-cell table:formula="of:=[.D56]-[.C56]" office:value-type="float" office:value="9.2231369" calcext:value-type="float">
            <text:p>9.2231369</text:p>
          </table:table-cell>
          <table:table-cell table:formula="of:=15.12-10*LOG10(POWER(10;[.E56]/10)-1)" office:value-type="float" office:value="6.45000181053308" calcext:value-type="float">
            <text:p>6.4500018105</text:p>
          </table:table-cell>
          <table:table-cell table:number-columns-repeated="1018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table:formula="of:=[.A57]/1000000" office:value-type="float" office:value="11.95652174" calcext:value-type="float">
            <text:p>11.95652174</text:p>
          </table:table-cell>
          <table:table-cell office:value-type="float" office:value="-73.4497757" calcext:value-type="float">
            <text:p>-73.4497757</text:p>
          </table:table-cell>
          <table:table-cell office:value-type="float" office:value="-64.31033325" calcext:value-type="float">
            <text:p>-64.31033325</text:p>
          </table:table-cell>
          <table:table-cell table:formula="of:=[.D57]-[.C57]" office:value-type="float" office:value="9.13944245" calcext:value-type="float">
            <text:p>9.13944245</text:p>
          </table:table-cell>
          <table:table-cell table:formula="of:=15.12-10*LOG10(POWER(10;[.E57]/10)-1)" office:value-type="float" office:value="6.54519003962739" calcext:value-type="float">
            <text:p>6.5451900396</text:p>
          </table:table-cell>
          <table:table-cell table:number-columns-repeated="1018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table:formula="of:=[.A58]/1000000" office:value-type="float" office:value="12.17391304" calcext:value-type="float">
            <text:p>12.17391304</text:p>
          </table:table-cell>
          <table:table-cell office:value-type="float" office:value="-74.032547" calcext:value-type="float">
            <text:p>-74.032547</text:p>
          </table:table-cell>
          <table:table-cell office:value-type="float" office:value="-64.46297455" calcext:value-type="float">
            <text:p>-64.46297455</text:p>
          </table:table-cell>
          <table:table-cell table:formula="of:=[.D58]-[.C58]" office:value-type="float" office:value="9.56957245" calcext:value-type="float">
            <text:p>9.56957245</text:p>
          </table:table-cell>
          <table:table-cell table:formula="of:=15.12-10*LOG10(POWER(10;[.E58]/10)-1)" office:value-type="float" office:value="6.05857125574428" calcext:value-type="float">
            <text:p>6.0585712557</text:p>
          </table:table-cell>
          <table:table-cell table:number-columns-repeated="1018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table:formula="of:=[.A59]/1000000" office:value-type="float" office:value="12.39130435" calcext:value-type="float">
            <text:p>12.39130435</text:p>
          </table:table-cell>
          <table:table-cell office:value-type="float" office:value="-73.96871948" calcext:value-type="float">
            <text:p>-73.96871948</text:p>
          </table:table-cell>
          <table:table-cell office:value-type="float" office:value="-64.54115295" calcext:value-type="float">
            <text:p>-64.54115295</text:p>
          </table:table-cell>
          <table:table-cell table:formula="of:=[.D59]-[.C59]" office:value-type="float" office:value="9.42756653000001" calcext:value-type="float">
            <text:p>9.42756653</text:p>
          </table:table-cell>
          <table:table-cell table:formula="of:=15.12-10*LOG10(POWER(10;[.E59]/10)-1)" office:value-type="float" office:value="6.21853197894395" calcext:value-type="float">
            <text:p>6.2185319789</text:p>
          </table:table-cell>
          <table:table-cell table:number-columns-repeated="1018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table:formula="of:=[.A60]/1000000" office:value-type="float" office:value="12.60869565" calcext:value-type="float">
            <text:p>12.60869565</text:p>
          </table:table-cell>
          <table:table-cell office:value-type="float" office:value="-74.24640656" calcext:value-type="float">
            <text:p>-74.24640656</text:p>
          </table:table-cell>
          <table:table-cell office:value-type="float" office:value="-64.46704865" calcext:value-type="float">
            <text:p>-64.46704865</text:p>
          </table:table-cell>
          <table:table-cell table:formula="of:=[.D60]-[.C60]" office:value-type="float" office:value="9.77935791" calcext:value-type="float">
            <text:p>9.77935791</text:p>
          </table:table-cell>
          <table:table-cell table:formula="of:=15.12-10*LOG10(POWER(10;[.E60]/10)-1)" office:value-type="float" office:value="5.82343932363937" calcext:value-type="float">
            <text:p>5.8234393236</text:p>
          </table:table-cell>
          <table:table-cell table:number-columns-repeated="1018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table:formula="of:=[.A61]/1000000" office:value-type="float" office:value="12.82608696" calcext:value-type="float">
            <text:p>12.82608696</text:p>
          </table:table-cell>
          <table:table-cell office:value-type="float" office:value="-74.39845276" calcext:value-type="float">
            <text:p>-74.39845276</text:p>
          </table:table-cell>
          <table:table-cell office:value-type="float" office:value="-64.5657959" calcext:value-type="float">
            <text:p>-64.5657959</text:p>
          </table:table-cell>
          <table:table-cell table:formula="of:=[.D61]-[.C61]" office:value-type="float" office:value="9.83265686" calcext:value-type="float">
            <text:p>9.83265686</text:p>
          </table:table-cell>
          <table:table-cell table:formula="of:=15.12-10*LOG10(POWER(10;[.E61]/10)-1)" office:value-type="float" office:value="5.7639160937629" calcext:value-type="float">
            <text:p>5.7639160938</text:p>
          </table:table-cell>
          <table:table-cell table:number-columns-repeated="1018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table:formula="of:=[.A62]/1000000" office:value-type="float" office:value="13.04347826" calcext:value-type="float">
            <text:p>13.04347826</text:p>
          </table:table-cell>
          <table:table-cell office:value-type="float" office:value="-74.55705261" calcext:value-type="float">
            <text:p>-74.55705261</text:p>
          </table:table-cell>
          <table:table-cell office:value-type="float" office:value="-64.54444885" calcext:value-type="float">
            <text:p>-64.54444885</text:p>
          </table:table-cell>
          <table:table-cell table:formula="of:=[.D62]-[.C62]" office:value-type="float" office:value="10.01260376" calcext:value-type="float">
            <text:p>10.01260376</text:p>
          </table:table-cell>
          <table:table-cell table:formula="of:=15.12-10*LOG10(POWER(10;[.E62]/10)-1)" office:value-type="float" office:value="5.56357298304248" calcext:value-type="float">
            <text:p>5.563572983</text:p>
          </table:table-cell>
          <table:table-cell table:number-columns-repeated="1018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table:formula="of:=[.A63]/1000000" office:value-type="float" office:value="13.26086957" calcext:value-type="float">
            <text:p>13.26086957</text:p>
          </table:table-cell>
          <table:table-cell office:value-type="float" office:value="-74.74501038" calcext:value-type="float">
            <text:p>-74.74501038</text:p>
          </table:table-cell>
          <table:table-cell office:value-type="float" office:value="-64.40907288" calcext:value-type="float">
            <text:p>-64.40907288</text:p>
          </table:table-cell>
          <table:table-cell table:formula="of:=[.D63]-[.C63]" office:value-type="float" office:value="10.3359375" calcext:value-type="float">
            <text:p>10.3359375</text:p>
          </table:table-cell>
          <table:table-cell table:formula="of:=15.12-10*LOG10(POWER(10;[.E63]/10)-1)" office:value-type="float" office:value="5.20586587156324" calcext:value-type="float">
            <text:p>5.2058658716</text:p>
          </table:table-cell>
          <table:table-cell table:number-columns-repeated="1018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table:formula="of:=[.A64]/1000000" office:value-type="float" office:value="13.47826087" calcext:value-type="float">
            <text:p>13.47826087</text:p>
          </table:table-cell>
          <table:table-cell office:value-type="float" office:value="-74.77663422" calcext:value-type="float">
            <text:p>-74.77663422</text:p>
          </table:table-cell>
          <table:table-cell office:value-type="float" office:value="-64.52058411" calcext:value-type="float">
            <text:p>-64.52058411</text:p>
          </table:table-cell>
          <table:table-cell table:formula="of:=[.D64]-[.C64]" office:value-type="float" office:value="10.25605011" calcext:value-type="float">
            <text:p>10.25605011</text:p>
          </table:table-cell>
          <table:table-cell table:formula="of:=15.12-10*LOG10(POWER(10;[.E64]/10)-1)" office:value-type="float" office:value="5.29398472057729" calcext:value-type="float">
            <text:p>5.2939847206</text:p>
          </table:table-cell>
          <table:table-cell table:number-columns-repeated="1018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table:formula="of:=[.A65]/1000000" office:value-type="float" office:value="13.69565217" calcext:value-type="float">
            <text:p>13.69565217</text:p>
          </table:table-cell>
          <table:table-cell office:value-type="float" office:value="-74.70465851" calcext:value-type="float">
            <text:p>-74.70465851</text:p>
          </table:table-cell>
          <table:table-cell office:value-type="float" office:value="-64.43740082" calcext:value-type="float">
            <text:p>-64.43740082</text:p>
          </table:table-cell>
          <table:table-cell table:formula="of:=[.D65]-[.C65]" office:value-type="float" office:value="10.26725769" calcext:value-type="float">
            <text:p>10.26725769</text:p>
          </table:table-cell>
          <table:table-cell table:formula="of:=15.12-10*LOG10(POWER(10;[.E65]/10)-1)" office:value-type="float" office:value="5.28161223207676" calcext:value-type="float">
            <text:p>5.2816122321</text:p>
          </table:table-cell>
          <table:table-cell table:number-columns-repeated="1018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table:formula="of:=[.A66]/1000000" office:value-type="float" office:value="13.91304348" calcext:value-type="float">
            <text:p>13.91304348</text:p>
          </table:table-cell>
          <table:table-cell office:value-type="float" office:value="-75.01209259" calcext:value-type="float">
            <text:p>-75.01209259</text:p>
          </table:table-cell>
          <table:table-cell office:value-type="float" office:value="-64.40057373" calcext:value-type="float">
            <text:p>-64.40057373</text:p>
          </table:table-cell>
          <table:table-cell table:formula="of:=[.D66]-[.C66]" office:value-type="float" office:value="10.61151886" calcext:value-type="float">
            <text:p>10.61151886</text:p>
          </table:table-cell>
          <table:table-cell table:formula="of:=15.12-10*LOG10(POWER(10;[.E66]/10)-1)" office:value-type="float" office:value="4.90313437588233" calcext:value-type="float">
            <text:p>4.9031343759</text:p>
          </table:table-cell>
          <table:table-cell table:number-columns-repeated="1018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table:formula="of:=[.A67]/1000000" office:value-type="float" office:value="14.13043478" calcext:value-type="float">
            <text:p>14.13043478</text:p>
          </table:table-cell>
          <table:table-cell office:value-type="float" office:value="-74.848526" calcext:value-type="float">
            <text:p>-74.848526</text:p>
          </table:table-cell>
          <table:table-cell office:value-type="float" office:value="-64.44914246" calcext:value-type="float">
            <text:p>-64.44914246</text:p>
          </table:table-cell>
          <table:table-cell table:formula="of:=[.D67]-[.C67]" office:value-type="float" office:value="10.39938354" calcext:value-type="float">
            <text:p>10.39938354</text:p>
          </table:table-cell>
          <table:table-cell table:formula="of:=15.12-10*LOG10(POWER(10;[.E67]/10)-1)" office:value-type="float" office:value="5.13600032491487" calcext:value-type="float">
            <text:p>5.1360003249</text:p>
          </table:table-cell>
          <table:table-cell table:number-columns-repeated="1018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table:formula="of:=[.A68]/1000000" office:value-type="float" office:value="14.34782609" calcext:value-type="float">
            <text:p>14.34782609</text:p>
          </table:table-cell>
          <table:table-cell office:value-type="float" office:value="-74.94641876" calcext:value-type="float">
            <text:p>-74.94641876</text:p>
          </table:table-cell>
          <table:table-cell office:value-type="float" office:value="-64.29047394" calcext:value-type="float">
            <text:p>-64.29047394</text:p>
          </table:table-cell>
          <table:table-cell table:formula="of:=[.D68]-[.C68]" office:value-type="float" office:value="10.65594482" calcext:value-type="float">
            <text:p>10.65594482</text:p>
          </table:table-cell>
          <table:table-cell table:formula="of:=15.12-10*LOG10(POWER(10;[.E68]/10)-1)" office:value-type="float" office:value="4.85450579023884" calcext:value-type="float">
            <text:p>4.8545057902</text:p>
          </table:table-cell>
          <table:table-cell table:number-columns-repeated="1018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table:formula="of:=[.A69]/1000000" office:value-type="float" office:value="14.56521739" calcext:value-type="float">
            <text:p>14.56521739</text:p>
          </table:table-cell>
          <table:table-cell office:value-type="float" office:value="-74.9223175" calcext:value-type="float">
            <text:p>-74.9223175</text:p>
          </table:table-cell>
          <table:table-cell office:value-type="float" office:value="-64.49208069" calcext:value-type="float">
            <text:p>-64.49208069</text:p>
          </table:table-cell>
          <table:table-cell table:formula="of:=[.D69]-[.C69]" office:value-type="float" office:value="10.43023681" calcext:value-type="float">
            <text:p>10.43023681</text:p>
          </table:table-cell>
          <table:table-cell table:formula="of:=15.12-10*LOG10(POWER(10;[.E69]/10)-1)" office:value-type="float" office:value="5.10206240955501" calcext:value-type="float">
            <text:p>5.1020624096</text:p>
          </table:table-cell>
          <table:table-cell table:number-columns-repeated="1018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table:formula="of:=[.A70]/1000000" office:value-type="float" office:value="14.7826087" calcext:value-type="float">
            <text:p>14.7826087</text:p>
          </table:table-cell>
          <table:table-cell office:value-type="float" office:value="-74.83912659" calcext:value-type="float">
            <text:p>-74.83912659</text:p>
          </table:table-cell>
          <table:table-cell office:value-type="float" office:value="-64.60390472" calcext:value-type="float">
            <text:p>-64.60390472</text:p>
          </table:table-cell>
          <table:table-cell table:formula="of:=[.D70]-[.C70]" office:value-type="float" office:value="10.23522187" calcext:value-type="float">
            <text:p>10.23522187</text:p>
          </table:table-cell>
          <table:table-cell table:formula="of:=15.12-10*LOG10(POWER(10;[.E70]/10)-1)" office:value-type="float" office:value="5.31698667033318" calcext:value-type="float">
            <text:p>5.3169866703</text:p>
          </table:table-cell>
          <table:table-cell table:number-columns-repeated="1018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table:formula="of:=[.A71]/1000000" office:value-type="float" office:value="15" calcext:value-type="float">
            <text:p>15</text:p>
          </table:table-cell>
          <table:table-cell office:value-type="float" office:value="-75.28981018" calcext:value-type="float">
            <text:p>-75.28981018</text:p>
          </table:table-cell>
          <table:table-cell office:value-type="float" office:value="-64.59975433" calcext:value-type="float">
            <text:p>-64.59975433</text:p>
          </table:table-cell>
          <table:table-cell table:formula="of:=[.D71]-[.C71]" office:value-type="float" office:value="10.69005585" calcext:value-type="float">
            <text:p>10.69005585</text:p>
          </table:table-cell>
          <table:table-cell table:formula="of:=15.12-10*LOG10(POWER(10;[.E71]/10)-1)" office:value-type="float" office:value="4.8171996840873" calcext:value-type="float">
            <text:p>4.8171996841</text:p>
          </table:table-cell>
          <table:table-cell table:number-columns-repeated="1018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table:formula="of:=[.A72]/1000000" office:value-type="float" office:value="15.2173913" calcext:value-type="float">
            <text:p>15.2173913</text:p>
          </table:table-cell>
          <table:table-cell office:value-type="float" office:value="-75.01415253" calcext:value-type="float">
            <text:p>-75.01415253</text:p>
          </table:table-cell>
          <table:table-cell office:value-type="float" office:value="-64.40345764" calcext:value-type="float">
            <text:p>-64.40345764</text:p>
          </table:table-cell>
          <table:table-cell table:formula="of:=[.D72]-[.C72]" office:value-type="float" office:value="10.61069489" calcext:value-type="float">
            <text:p>10.61069489</text:p>
          </table:table-cell>
          <table:table-cell table:formula="of:=15.12-10*LOG10(POWER(10;[.E72]/10)-1)" office:value-type="float" office:value="4.90403673755946" calcext:value-type="float">
            <text:p>4.9040367376</text:p>
          </table:table-cell>
          <table:table-cell table:number-columns-repeated="1018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table:formula="of:=[.A73]/1000000" office:value-type="float" office:value="15.43478261" calcext:value-type="float">
            <text:p>15.43478261</text:p>
          </table:table-cell>
          <table:table-cell office:value-type="float" office:value="-74.76435089" calcext:value-type="float">
            <text:p>-74.76435089</text:p>
          </table:table-cell>
          <table:table-cell office:value-type="float" office:value="-64.59887695" calcext:value-type="float">
            <text:p>-64.59887695</text:p>
          </table:table-cell>
          <table:table-cell table:formula="of:=[.D73]-[.C73]" office:value-type="float" office:value="10.16547394" calcext:value-type="float">
            <text:p>10.16547394</text:p>
          </table:table-cell>
          <table:table-cell table:formula="of:=15.12-10*LOG10(POWER(10;[.E73]/10)-1)" office:value-type="float" office:value="5.39409820021067" calcext:value-type="float">
            <text:p>5.3940982002</text:p>
          </table:table-cell>
          <table:table-cell table:number-columns-repeated="1018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table:formula="of:=[.A74]/1000000" office:value-type="float" office:value="15.65217391" calcext:value-type="float">
            <text:p>15.65217391</text:p>
          </table:table-cell>
          <table:table-cell office:value-type="float" office:value="-74.97438049" calcext:value-type="float">
            <text:p>-74.97438049</text:p>
          </table:table-cell>
          <table:table-cell office:value-type="float" office:value="-64.41999817" calcext:value-type="float">
            <text:p>-64.41999817</text:p>
          </table:table-cell>
          <table:table-cell table:formula="of:=[.D74]-[.C74]" office:value-type="float" office:value="10.55438232" calcext:value-type="float">
            <text:p>10.55438232</text:p>
          </table:table-cell>
          <table:table-cell table:formula="of:=15.12-10*LOG10(POWER(10;[.E74]/10)-1)" office:value-type="float" office:value="4.96574562489379" calcext:value-type="float">
            <text:p>4.9657456249</text:p>
          </table:table-cell>
          <table:table-cell table:number-columns-repeated="1018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table:formula="of:=[.A75]/1000000" office:value-type="float" office:value="15.86956522" calcext:value-type="float">
            <text:p>15.86956522</text:p>
          </table:table-cell>
          <table:table-cell office:value-type="float" office:value="-74.80483246" calcext:value-type="float">
            <text:p>-74.80483246</text:p>
          </table:table-cell>
          <table:table-cell office:value-type="float" office:value="-64.54425812" calcext:value-type="float">
            <text:p>-64.54425812</text:p>
          </table:table-cell>
          <table:table-cell table:formula="of:=[.D75]-[.C75]" office:value-type="float" office:value="10.26057434" calcext:value-type="float">
            <text:p>10.26057434</text:p>
          </table:table-cell>
          <table:table-cell table:formula="of:=15.12-10*LOG10(POWER(10;[.E75]/10)-1)" office:value-type="float" office:value="5.28898984560577" calcext:value-type="float">
            <text:p>5.2889898456</text:p>
          </table:table-cell>
          <table:table-cell table:number-columns-repeated="1018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table:formula="of:=[.A76]/1000000" office:value-type="float" office:value="16.08695652" calcext:value-type="float">
            <text:p>16.08695652</text:p>
          </table:table-cell>
          <table:table-cell office:value-type="float" office:value="-74.98027802" calcext:value-type="float">
            <text:p>-74.98027802</text:p>
          </table:table-cell>
          <table:table-cell office:value-type="float" office:value="-64.56257629" calcext:value-type="float">
            <text:p>-64.56257629</text:p>
          </table:table-cell>
          <table:table-cell table:formula="of:=[.D76]-[.C76]" office:value-type="float" office:value="10.41770173" calcext:value-type="float">
            <text:p>10.41770173</text:p>
          </table:table-cell>
          <table:table-cell table:formula="of:=15.12-10*LOG10(POWER(10;[.E76]/10)-1)" office:value-type="float" office:value="5.11584781413914" calcext:value-type="float">
            <text:p>5.1158478141</text:p>
          </table:table-cell>
          <table:table-cell table:number-columns-repeated="1018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table:formula="of:=[.A77]/1000000" office:value-type="float" office:value="16.30434783" calcext:value-type="float">
            <text:p>16.30434783</text:p>
          </table:table-cell>
          <table:table-cell office:value-type="float" office:value="-74.71028137" calcext:value-type="float">
            <text:p>-74.71028137</text:p>
          </table:table-cell>
          <table:table-cell office:value-type="float" office:value="-64.32273102" calcext:value-type="float">
            <text:p>-64.32273102</text:p>
          </table:table-cell>
          <table:table-cell table:formula="of:=[.D77]-[.C77]" office:value-type="float" office:value="10.38755035" calcext:value-type="float">
            <text:p>10.38755035</text:p>
          </table:table-cell>
          <table:table-cell table:formula="of:=15.12-10*LOG10(POWER(10;[.E77]/10)-1)" office:value-type="float" office:value="5.14902298393773" calcext:value-type="float">
            <text:p>5.1490229839</text:p>
          </table:table-cell>
          <table:table-cell table:number-columns-repeated="1018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table:formula="of:=[.A78]/1000000" office:value-type="float" office:value="16.52173913" calcext:value-type="float">
            <text:p>16.52173913</text:p>
          </table:table-cell>
          <table:table-cell office:value-type="float" office:value="-74.83992767" calcext:value-type="float">
            <text:p>-74.83992767</text:p>
          </table:table-cell>
          <table:table-cell office:value-type="float" office:value="-64.66161346" calcext:value-type="float">
            <text:p>-64.66161346</text:p>
          </table:table-cell>
          <table:table-cell table:formula="of:=[.D78]-[.C78]" office:value-type="float" office:value="10.17831421" calcext:value-type="float">
            <text:p>10.17831421</text:p>
          </table:table-cell>
          <table:table-cell table:formula="of:=15.12-10*LOG10(POWER(10;[.E78]/10)-1)" office:value-type="float" office:value="5.37989248635753" calcext:value-type="float">
            <text:p>5.3798924864</text:p>
          </table:table-cell>
          <table:table-cell table:number-columns-repeated="1018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table:formula="of:=[.A79]/1000000" office:value-type="float" office:value="16.73913043" calcext:value-type="float">
            <text:p>16.73913043</text:p>
          </table:table-cell>
          <table:table-cell office:value-type="float" office:value="-74.95812988" calcext:value-type="float">
            <text:p>-74.95812988</text:p>
          </table:table-cell>
          <table:table-cell office:value-type="float" office:value="-64.39881897" calcext:value-type="float">
            <text:p>-64.39881897</text:p>
          </table:table-cell>
          <table:table-cell table:formula="of:=[.D79]-[.C79]" office:value-type="float" office:value="10.55931091" calcext:value-type="float">
            <text:p>10.55931091</text:p>
          </table:table-cell>
          <table:table-cell table:formula="of:=15.12-10*LOG10(POWER(10;[.E79]/10)-1)" office:value-type="float" office:value="4.96034167002856" calcext:value-type="float">
            <text:p>4.96034167</text:p>
          </table:table-cell>
          <table:table-cell table:number-columns-repeated="1018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table:formula="of:=[.A80]/1000000" office:value-type="float" office:value="16.95652174" calcext:value-type="float">
            <text:p>16.95652174</text:p>
          </table:table-cell>
          <table:table-cell office:value-type="float" office:value="-75.01798248" calcext:value-type="float">
            <text:p>-75.01798248</text:p>
          </table:table-cell>
          <table:table-cell office:value-type="float" office:value="-64.30485535" calcext:value-type="float">
            <text:p>-64.30485535</text:p>
          </table:table-cell>
          <table:table-cell table:formula="of:=[.D80]-[.C80]" office:value-type="float" office:value="10.71312713" calcext:value-type="float">
            <text:p>10.71312713</text:p>
          </table:table-cell>
          <table:table-cell table:formula="of:=15.12-10*LOG10(POWER(10;[.E80]/10)-1)" office:value-type="float" office:value="4.79198289022478" calcext:value-type="float">
            <text:p>4.7919828902</text:p>
          </table:table-cell>
          <table:table-cell table:number-columns-repeated="1018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table:formula="of:=[.A81]/1000000" office:value-type="float" office:value="17.17391304" calcext:value-type="float">
            <text:p>17.17391304</text:p>
          </table:table-cell>
          <table:table-cell office:value-type="float" office:value="-74.77471161" calcext:value-type="float">
            <text:p>-74.77471161</text:p>
          </table:table-cell>
          <table:table-cell office:value-type="float" office:value="-64.33602905" calcext:value-type="float">
            <text:p>-64.33602905</text:p>
          </table:table-cell>
          <table:table-cell table:formula="of:=[.D81]-[.C81]" office:value-type="float" office:value="10.43868256" calcext:value-type="float">
            <text:p>10.43868256</text:p>
          </table:table-cell>
          <table:table-cell table:formula="of:=15.12-10*LOG10(POWER(10;[.E81]/10)-1)" office:value-type="float" office:value="5.09277646428303" calcext:value-type="float">
            <text:p>5.0927764643</text:p>
          </table:table-cell>
          <table:table-cell table:number-columns-repeated="1018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table:formula="of:=[.A82]/1000000" office:value-type="float" office:value="17.39130435" calcext:value-type="float">
            <text:p>17.39130435</text:p>
          </table:table-cell>
          <table:table-cell office:value-type="float" office:value="-74.83033752" calcext:value-type="float">
            <text:p>-74.83033752</text:p>
          </table:table-cell>
          <table:table-cell office:value-type="float" office:value="-64.23454285" calcext:value-type="float">
            <text:p>-64.23454285</text:p>
          </table:table-cell>
          <table:table-cell table:formula="of:=[.D82]-[.C82]" office:value-type="float" office:value="10.59579467" calcext:value-type="float">
            <text:p>10.59579467</text:p>
          </table:table-cell>
          <table:table-cell table:formula="of:=15.12-10*LOG10(POWER(10;[.E82]/10)-1)" office:value-type="float" office:value="4.92035736388244" calcext:value-type="float">
            <text:p>4.9203573639</text:p>
          </table:table-cell>
          <table:table-cell table:number-columns-repeated="1018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table:formula="of:=[.A83]/1000000" office:value-type="float" office:value="17.60869565" calcext:value-type="float">
            <text:p>17.60869565</text:p>
          </table:table-cell>
          <table:table-cell office:value-type="float" office:value="-74.85606384" calcext:value-type="float">
            <text:p>-74.85606384</text:p>
          </table:table-cell>
          <table:table-cell office:value-type="float" office:value="-64.26330566" calcext:value-type="float">
            <text:p>-64.26330566</text:p>
          </table:table-cell>
          <table:table-cell table:formula="of:=[.D83]-[.C83]" office:value-type="float" office:value="10.59275818" calcext:value-type="float">
            <text:p>10.59275818</text:p>
          </table:table-cell>
          <table:table-cell table:formula="of:=15.12-10*LOG10(POWER(10;[.E83]/10)-1)" office:value-type="float" office:value="4.92368397138534" calcext:value-type="float">
            <text:p>4.9236839714</text:p>
          </table:table-cell>
          <table:table-cell table:number-columns-repeated="1018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table:formula="of:=[.A84]/1000000" office:value-type="float" office:value="17.82608696" calcext:value-type="float">
            <text:p>17.82608696</text:p>
          </table:table-cell>
          <table:table-cell office:value-type="float" office:value="-74.96250916" calcext:value-type="float">
            <text:p>-74.96250916</text:p>
          </table:table-cell>
          <table:table-cell office:value-type="float" office:value="-64.4861145" calcext:value-type="float">
            <text:p>-64.4861145</text:p>
          </table:table-cell>
          <table:table-cell table:formula="of:=[.D84]-[.C84]" office:value-type="float" office:value="10.47639466" calcext:value-type="float">
            <text:p>10.47639466</text:p>
          </table:table-cell>
          <table:table-cell table:formula="of:=15.12-10*LOG10(POWER(10;[.E84]/10)-1)" office:value-type="float" office:value="5.05133454647251" calcext:value-type="float">
            <text:p>5.0513345465</text:p>
          </table:table-cell>
          <table:table-cell table:number-columns-repeated="1018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table:formula="of:=[.A85]/1000000" office:value-type="float" office:value="18.04347826" calcext:value-type="float">
            <text:p>18.04347826</text:p>
          </table:table-cell>
          <table:table-cell office:value-type="float" office:value="-75.00371552" calcext:value-type="float">
            <text:p>-75.00371552</text:p>
          </table:table-cell>
          <table:table-cell office:value-type="float" office:value="-64.30116272" calcext:value-type="float">
            <text:p>-64.30116272</text:p>
          </table:table-cell>
          <table:table-cell table:formula="of:=[.D85]-[.C85]" office:value-type="float" office:value="10.7025528" calcext:value-type="float">
            <text:p>10.7025528</text:p>
          </table:table-cell>
          <table:table-cell table:formula="of:=15.12-10*LOG10(POWER(10;[.E85]/10)-1)" office:value-type="float" office:value="4.80353903386667" calcext:value-type="float">
            <text:p>4.8035390339</text:p>
          </table:table-cell>
          <table:table-cell table:number-columns-repeated="1018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table:formula="of:=[.A86]/1000000" office:value-type="float" office:value="18.26086957" calcext:value-type="float">
            <text:p>18.26086957</text:p>
          </table:table-cell>
          <table:table-cell office:value-type="float" office:value="-74.90448761" calcext:value-type="float">
            <text:p>-74.90448761</text:p>
          </table:table-cell>
          <table:table-cell office:value-type="float" office:value="-64.1696167" calcext:value-type="float">
            <text:p>-64.1696167</text:p>
          </table:table-cell>
          <table:table-cell table:formula="of:=[.D86]-[.C86]" office:value-type="float" office:value="10.73487091" calcext:value-type="float">
            <text:p>10.73487091</text:p>
          </table:table-cell>
          <table:table-cell table:formula="of:=15.12-10*LOG10(POWER(10;[.E86]/10)-1)" office:value-type="float" office:value="4.76822841586207" calcext:value-type="float">
            <text:p>4.7682284159</text:p>
          </table:table-cell>
          <table:table-cell table:number-columns-repeated="1018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table:formula="of:=[.A87]/1000000" office:value-type="float" office:value="18.47826087" calcext:value-type="float">
            <text:p>18.47826087</text:p>
          </table:table-cell>
          <table:table-cell office:value-type="float" office:value="-74.80570221" calcext:value-type="float">
            <text:p>-74.80570221</text:p>
          </table:table-cell>
          <table:table-cell office:value-type="float" office:value="-64.25653076" calcext:value-type="float">
            <text:p>-64.25653076</text:p>
          </table:table-cell>
          <table:table-cell table:formula="of:=[.D87]-[.C87]" office:value-type="float" office:value="10.54917145" calcext:value-type="float">
            <text:p>10.54917145</text:p>
          </table:table-cell>
          <table:table-cell table:formula="of:=15.12-10*LOG10(POWER(10;[.E87]/10)-1)" office:value-type="float" office:value="4.97145972953857" calcext:value-type="float">
            <text:p>4.9714597295</text:p>
          </table:table-cell>
          <table:table-cell table:number-columns-repeated="1018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table:formula="of:=[.A88]/1000000" office:value-type="float" office:value="18.69565217" calcext:value-type="float">
            <text:p>18.69565217</text:p>
          </table:table-cell>
          <table:table-cell office:value-type="float" office:value="-74.89186096" calcext:value-type="float">
            <text:p>-74.89186096</text:p>
          </table:table-cell>
          <table:table-cell office:value-type="float" office:value="-64.37065887" calcext:value-type="float">
            <text:p>-64.37065887</text:p>
          </table:table-cell>
          <table:table-cell table:formula="of:=[.D88]-[.C88]" office:value-type="float" office:value="10.52120209" calcext:value-type="float">
            <text:p>10.52120209</text:p>
          </table:table-cell>
          <table:table-cell table:formula="of:=15.12-10*LOG10(POWER(10;[.E88]/10)-1)" office:value-type="float" office:value="5.00214154950008" calcext:value-type="float">
            <text:p>5.0021415495</text:p>
          </table:table-cell>
          <table:table-cell table:number-columns-repeated="1018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table:formula="of:=[.A89]/1000000" office:value-type="float" office:value="18.91304348" calcext:value-type="float">
            <text:p>18.91304348</text:p>
          </table:table-cell>
          <table:table-cell office:value-type="float" office:value="-75.01934814" calcext:value-type="float">
            <text:p>-75.01934814</text:p>
          </table:table-cell>
          <table:table-cell office:value-type="float" office:value="-64.2780304" calcext:value-type="float">
            <text:p>-64.2780304</text:p>
          </table:table-cell>
          <table:table-cell table:formula="of:=[.D89]-[.C89]" office:value-type="float" office:value="10.74131774" calcext:value-type="float">
            <text:p>10.74131774</text:p>
          </table:table-cell>
          <table:table-cell table:formula="of:=15.12-10*LOG10(POWER(10;[.E89]/10)-1)" office:value-type="float" office:value="4.76118754399316" calcext:value-type="float">
            <text:p>4.761187544</text:p>
          </table:table-cell>
          <table:table-cell table:number-columns-repeated="1018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table:formula="of:=[.A90]/1000000" office:value-type="float" office:value="19.13043478" calcext:value-type="float">
            <text:p>19.13043478</text:p>
          </table:table-cell>
          <table:table-cell office:value-type="float" office:value="-75.22626495" calcext:value-type="float">
            <text:p>-75.22626495</text:p>
          </table:table-cell>
          <table:table-cell office:value-type="float" office:value="-64.39595032" calcext:value-type="float">
            <text:p>-64.39595032</text:p>
          </table:table-cell>
          <table:table-cell table:formula="of:=[.D90]-[.C90]" office:value-type="float" office:value="10.83031463" calcext:value-type="float">
            <text:p>10.83031463</text:p>
          </table:table-cell>
          <table:table-cell table:formula="of:=15.12-10*LOG10(POWER(10;[.E90]/10)-1)" office:value-type="float" office:value="4.66408764863584" calcext:value-type="float">
            <text:p>4.6640876486</text:p>
          </table:table-cell>
          <table:table-cell table:number-columns-repeated="1018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table:formula="of:=[.A91]/1000000" office:value-type="float" office:value="19.34782609" calcext:value-type="float">
            <text:p>19.34782609</text:p>
          </table:table-cell>
          <table:table-cell office:value-type="float" office:value="-74.98384857" calcext:value-type="float">
            <text:p>-74.98384857</text:p>
          </table:table-cell>
          <table:table-cell office:value-type="float" office:value="-64.15364075" calcext:value-type="float">
            <text:p>-64.15364075</text:p>
          </table:table-cell>
          <table:table-cell table:formula="of:=[.D91]-[.C91]" office:value-type="float" office:value="10.83020782" calcext:value-type="float">
            <text:p>10.83020782</text:p>
          </table:table-cell>
          <table:table-cell table:formula="of:=15.12-10*LOG10(POWER(10;[.E91]/10)-1)" office:value-type="float" office:value="4.66420407534543" calcext:value-type="float">
            <text:p>4.6642040753</text:p>
          </table:table-cell>
          <table:table-cell table:number-columns-repeated="1018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table:formula="of:=[.A92]/1000000" office:value-type="float" office:value="19.56521739" calcext:value-type="float">
            <text:p>19.56521739</text:p>
          </table:table-cell>
          <table:table-cell office:value-type="float" office:value="-75.00066376" calcext:value-type="float">
            <text:p>-75.00066376</text:p>
          </table:table-cell>
          <table:table-cell office:value-type="float" office:value="-64.31748962" calcext:value-type="float">
            <text:p>-64.31748962</text:p>
          </table:table-cell>
          <table:table-cell table:formula="of:=[.D92]-[.C92]" office:value-type="float" office:value="10.68317414" calcext:value-type="float">
            <text:p>10.68317414</text:p>
          </table:table-cell>
          <table:table-cell table:formula="of:=15.12-10*LOG10(POWER(10;[.E92]/10)-1)" office:value-type="float" office:value="4.82472377493653" calcext:value-type="float">
            <text:p>4.8247237749</text:p>
          </table:table-cell>
          <table:table-cell table:number-columns-repeated="1018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table:formula="of:=[.A93]/1000000" office:value-type="float" office:value="19.7826087" calcext:value-type="float">
            <text:p>19.7826087</text:p>
          </table:table-cell>
          <table:table-cell office:value-type="float" office:value="-74.89064026" calcext:value-type="float">
            <text:p>-74.89064026</text:p>
          </table:table-cell>
          <table:table-cell office:value-type="float" office:value="-64.21946716" calcext:value-type="float">
            <text:p>-64.21946716</text:p>
          </table:table-cell>
          <table:table-cell table:formula="of:=[.D93]-[.C93]" office:value-type="float" office:value="10.6711731" calcext:value-type="float">
            <text:p>10.6711731</text:p>
          </table:table-cell>
          <table:table-cell table:formula="of:=15.12-10*LOG10(POWER(10;[.E93]/10)-1)" office:value-type="float" office:value="4.8378477317784" calcext:value-type="float">
            <text:p>4.8378477318</text:p>
          </table:table-cell>
          <table:table-cell table:number-columns-repeated="1018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table:formula="of:=[.A94]/1000000" office:value-type="float" office:value="20" calcext:value-type="float">
            <text:p>20</text:p>
          </table:table-cell>
          <table:table-cell office:value-type="float" office:value="-74.93685913" calcext:value-type="float">
            <text:p>-74.93685913</text:p>
          </table:table-cell>
          <table:table-cell office:value-type="float" office:value="-64.30006409" calcext:value-type="float">
            <text:p>-64.30006409</text:p>
          </table:table-cell>
          <table:table-cell table:formula="of:=[.D94]-[.C94]" office:value-type="float" office:value="10.63679504" calcext:value-type="float">
            <text:p>10.63679504</text:p>
          </table:table-cell>
          <table:table-cell table:formula="of:=15.12-10*LOG10(POWER(10;[.E94]/10)-1)" office:value-type="float" office:value="4.8754613404908" calcext:value-type="float">
            <text:p>4.8754613405</text:p>
          </table:table-cell>
          <table:table-cell table:number-columns-repeated="1018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table:formula="of:=[.A95]/1000000" office:value-type="float" office:value="20.2173913" calcext:value-type="float">
            <text:p>20.2173913</text:p>
          </table:table-cell>
          <table:table-cell office:value-type="float" office:value="-74.67658997" calcext:value-type="float">
            <text:p>-74.67658997</text:p>
          </table:table-cell>
          <table:table-cell office:value-type="float" office:value="-64.12507629" calcext:value-type="float">
            <text:p>-64.12507629</text:p>
          </table:table-cell>
          <table:table-cell table:formula="of:=[.D95]-[.C95]" office:value-type="float" office:value="10.55151368" calcext:value-type="float">
            <text:p>10.55151368</text:p>
          </table:table-cell>
          <table:table-cell table:formula="of:=15.12-10*LOG10(POWER(10;[.E95]/10)-1)" office:value-type="float" office:value="4.96889121905827" calcext:value-type="float">
            <text:p>4.9688912191</text:p>
          </table:table-cell>
          <table:table-cell table:number-columns-repeated="1018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table:formula="of:=[.A96]/1000000" office:value-type="float" office:value="20.43478261" calcext:value-type="float">
            <text:p>20.43478261</text:p>
          </table:table-cell>
          <table:table-cell office:value-type="float" office:value="-74.27445984" calcext:value-type="float">
            <text:p>-74.27445984</text:p>
          </table:table-cell>
          <table:table-cell office:value-type="float" office:value="-64.35210419" calcext:value-type="float">
            <text:p>-64.35210419</text:p>
          </table:table-cell>
          <table:table-cell table:formula="of:=[.D96]-[.C96]" office:value-type="float" office:value="9.92235565" calcext:value-type="float">
            <text:p>9.92235565</text:p>
          </table:table-cell>
          <table:table-cell table:formula="of:=15.12-10*LOG10(POWER(10;[.E96]/10)-1)" office:value-type="float" office:value="5.66393272181041" calcext:value-type="float">
            <text:p>5.6639327218</text:p>
          </table:table-cell>
          <table:table-cell table:number-columns-repeated="1018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table:formula="of:=[.A97]/1000000" office:value-type="float" office:value="20.65217391" calcext:value-type="float">
            <text:p>20.65217391</text:p>
          </table:table-cell>
          <table:table-cell office:value-type="float" office:value="-73.93516541" calcext:value-type="float">
            <text:p>-73.93516541</text:p>
          </table:table-cell>
          <table:table-cell office:value-type="float" office:value="-64.525383" calcext:value-type="float">
            <text:p>-64.525383</text:p>
          </table:table-cell>
          <table:table-cell table:formula="of:=[.D97]-[.C97]" office:value-type="float" office:value="9.40978240999999" calcext:value-type="float">
            <text:p>9.40978241</text:p>
          </table:table-cell>
          <table:table-cell table:formula="of:=15.12-10*LOG10(POWER(10;[.E97]/10)-1)" office:value-type="float" office:value="6.23861166535109" calcext:value-type="float">
            <text:p>6.2386116654</text:p>
          </table:table-cell>
          <table:table-cell table:number-columns-repeated="1018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table:formula="of:=[.A98]/1000000" office:value-type="float" office:value="20.86956522" calcext:value-type="float">
            <text:p>20.86956522</text:p>
          </table:table-cell>
          <table:table-cell office:value-type="float" office:value="-73.86506653" calcext:value-type="float">
            <text:p>-73.86506653</text:p>
          </table:table-cell>
          <table:table-cell office:value-type="float" office:value="-64.3098526" calcext:value-type="float">
            <text:p>-64.3098526</text:p>
          </table:table-cell>
          <table:table-cell table:formula="of:=[.D98]-[.C98]" office:value-type="float" office:value="9.55521393000001" calcext:value-type="float">
            <text:p>9.55521393</text:p>
          </table:table-cell>
          <table:table-cell table:formula="of:=15.12-10*LOG10(POWER(10;[.E98]/10)-1)" office:value-type="float" office:value="6.07471533473031" calcext:value-type="float">
            <text:p>6.0747153347</text:p>
          </table:table-cell>
          <table:table-cell table:number-columns-repeated="1018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table:formula="of:=[.A99]/1000000" office:value-type="float" office:value="21.08695652" calcext:value-type="float">
            <text:p>21.08695652</text:p>
          </table:table-cell>
          <table:table-cell office:value-type="float" office:value="-73.63228607" calcext:value-type="float">
            <text:p>-73.63228607</text:p>
          </table:table-cell>
          <table:table-cell office:value-type="float" office:value="-64.70973969" calcext:value-type="float">
            <text:p>-64.70973969</text:p>
          </table:table-cell>
          <table:table-cell table:formula="of:=[.D99]-[.C99]" office:value-type="float" office:value="8.92254638" calcext:value-type="float">
            <text:p>8.92254638</text:p>
          </table:table-cell>
          <table:table-cell table:formula="of:=15.12-10*LOG10(POWER(10;[.E99]/10)-1)" office:value-type="float" office:value="6.79307522352979" calcext:value-type="float">
            <text:p>6.7930752235</text:p>
          </table:table-cell>
          <table:table-cell table:number-columns-repeated="1018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table:formula="of:=[.A100]/1000000" office:value-type="float" office:value="21.30434783" calcext:value-type="float">
            <text:p>21.30434783</text:p>
          </table:table-cell>
          <table:table-cell office:value-type="float" office:value="-73.88807678" calcext:value-type="float">
            <text:p>-73.88807678</text:p>
          </table:table-cell>
          <table:table-cell office:value-type="float" office:value="-64.58781433" calcext:value-type="float">
            <text:p>-64.58781433</text:p>
          </table:table-cell>
          <table:table-cell table:formula="of:=[.D100]-[.C100]" office:value-type="float" office:value="9.30026245000001" calcext:value-type="float">
            <text:p>9.30026245</text:p>
          </table:table-cell>
          <table:table-cell table:formula="of:=15.12-10*LOG10(POWER(10;[.E100]/10)-1)" office:value-type="float" office:value="6.36250505547629" calcext:value-type="float">
            <text:p>6.3625050555</text:p>
          </table:table-cell>
          <table:table-cell table:number-columns-repeated="1018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table:formula="of:=[.A101]/1000000" office:value-type="float" office:value="21.52173913" calcext:value-type="float">
            <text:p>21.52173913</text:p>
          </table:table-cell>
          <table:table-cell office:value-type="float" office:value="-73.61730194" calcext:value-type="float">
            <text:p>-73.61730194</text:p>
          </table:table-cell>
          <table:table-cell office:value-type="float" office:value="-64.36256409" calcext:value-type="float">
            <text:p>-64.36256409</text:p>
          </table:table-cell>
          <table:table-cell table:formula="of:=[.D101]-[.C101]" office:value-type="float" office:value="9.25473785" calcext:value-type="float">
            <text:p>9.25473785</text:p>
          </table:table-cell>
          <table:table-cell table:formula="of:=15.12-10*LOG10(POWER(10;[.E101]/10)-1)" office:value-type="float" office:value="6.41412614246392" calcext:value-type="float">
            <text:p>6.4141261425</text:p>
          </table:table-cell>
          <table:table-cell table:number-columns-repeated="1018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table:formula="of:=[.A102]/1000000" office:value-type="float" office:value="21.73913043" calcext:value-type="float">
            <text:p>21.73913043</text:p>
          </table:table-cell>
          <table:table-cell office:value-type="float" office:value="-73.95762634" calcext:value-type="float">
            <text:p>-73.95762634</text:p>
          </table:table-cell>
          <table:table-cell office:value-type="float" office:value="-64.5368042" calcext:value-type="float">
            <text:p>-64.5368042</text:p>
          </table:table-cell>
          <table:table-cell table:formula="of:=[.D102]-[.C102]" office:value-type="float" office:value="9.42082214" calcext:value-type="float">
            <text:p>9.42082214</text:p>
          </table:table-cell>
          <table:table-cell table:formula="of:=15.12-10*LOG10(POWER(10;[.E102]/10)-1)" office:value-type="float" office:value="6.22614568279973" calcext:value-type="float">
            <text:p>6.2261456828</text:p>
          </table:table-cell>
          <table:table-cell table:number-columns-repeated="1018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table:formula="of:=[.A103]/1000000" office:value-type="float" office:value="21.95652174" calcext:value-type="float">
            <text:p>21.95652174</text:p>
          </table:table-cell>
          <table:table-cell office:value-type="float" office:value="-73.84046936" calcext:value-type="float">
            <text:p>-73.84046936</text:p>
          </table:table-cell>
          <table:table-cell office:value-type="float" office:value="-64.51053619" calcext:value-type="float">
            <text:p>-64.51053619</text:p>
          </table:table-cell>
          <table:table-cell table:formula="of:=[.D103]-[.C103]" office:value-type="float" office:value="9.32993317" calcext:value-type="float">
            <text:p>9.32993317</text:p>
          </table:table-cell>
          <table:table-cell table:formula="of:=15.12-10*LOG10(POWER(10;[.E103]/10)-1)" office:value-type="float" office:value="6.32889974845409" calcext:value-type="float">
            <text:p>6.3288997485</text:p>
          </table:table-cell>
          <table:table-cell table:number-columns-repeated="1018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table:formula="of:=[.A104]/1000000" office:value-type="float" office:value="22.17391304" calcext:value-type="float">
            <text:p>22.17391304</text:p>
          </table:table-cell>
          <table:table-cell office:value-type="float" office:value="-74.44953918" calcext:value-type="float">
            <text:p>-74.44953918</text:p>
          </table:table-cell>
          <table:table-cell office:value-type="float" office:value="-64.45368958" calcext:value-type="float">
            <text:p>-64.45368958</text:p>
          </table:table-cell>
          <table:table-cell table:formula="of:=[.D104]-[.C104]" office:value-type="float" office:value="9.9958496" calcext:value-type="float">
            <text:p>9.9958496</text:p>
          </table:table-cell>
          <table:table-cell table:formula="of:=15.12-10*LOG10(POWER(10;[.E104]/10)-1)" office:value-type="float" office:value="5.58218670609666" calcext:value-type="float">
            <text:p>5.5821867061</text:p>
          </table:table-cell>
          <table:table-cell table:number-columns-repeated="1018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table:formula="of:=[.A105]/1000000" office:value-type="float" office:value="22.39130435" calcext:value-type="float">
            <text:p>22.39130435</text:p>
          </table:table-cell>
          <table:table-cell office:value-type="float" office:value="-74.52778625" calcext:value-type="float">
            <text:p>-74.52778625</text:p>
          </table:table-cell>
          <table:table-cell office:value-type="float" office:value="-64.47193909" calcext:value-type="float">
            <text:p>-64.47193909</text:p>
          </table:table-cell>
          <table:table-cell table:formula="of:=[.D105]-[.C105]" office:value-type="float" office:value="10.05584716" calcext:value-type="float">
            <text:p>10.05584716</text:p>
          </table:table-cell>
          <table:table-cell table:formula="of:=15.12-10*LOG10(POWER(10;[.E105]/10)-1)" office:value-type="float" office:value="5.5155666049427" calcext:value-type="float">
            <text:p>5.5155666049</text:p>
          </table:table-cell>
          <table:table-cell table:number-columns-repeated="1018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table:formula="of:=[.A106]/1000000" office:value-type="float" office:value="22.60869565" calcext:value-type="float">
            <text:p>22.60869565</text:p>
          </table:table-cell>
          <table:table-cell office:value-type="float" office:value="-74.47290802" calcext:value-type="float">
            <text:p>-74.47290802</text:p>
          </table:table-cell>
          <table:table-cell office:value-type="float" office:value="-64.69340515" calcext:value-type="float">
            <text:p>-64.69340515</text:p>
          </table:table-cell>
          <table:table-cell table:formula="of:=[.D106]-[.C106]" office:value-type="float" office:value="9.77950287" calcext:value-type="float">
            <text:p>9.77950287</text:p>
          </table:table-cell>
          <table:table-cell table:formula="of:=15.12-10*LOG10(POWER(10;[.E106]/10)-1)" office:value-type="float" office:value="5.8232773191493" calcext:value-type="float">
            <text:p>5.8232773191</text:p>
          </table:table-cell>
          <table:table-cell table:number-columns-repeated="1018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table:formula="of:=[.A107]/1000000" office:value-type="float" office:value="22.82608696" calcext:value-type="float">
            <text:p>22.82608696</text:p>
          </table:table-cell>
          <table:table-cell office:value-type="float" office:value="-74.45043945" calcext:value-type="float">
            <text:p>-74.45043945</text:p>
          </table:table-cell>
          <table:table-cell office:value-type="float" office:value="-64.61634827" calcext:value-type="float">
            <text:p>-64.61634827</text:p>
          </table:table-cell>
          <table:table-cell table:formula="of:=[.D107]-[.C107]" office:value-type="float" office:value="9.83409118" calcext:value-type="float">
            <text:p>9.83409118</text:p>
          </table:table-cell>
          <table:table-cell table:formula="of:=15.12-10*LOG10(POWER(10;[.E107]/10)-1)" office:value-type="float" office:value="5.76231544872415" calcext:value-type="float">
            <text:p>5.7623154487</text:p>
          </table:table-cell>
          <table:table-cell table:number-columns-repeated="1018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table:formula="of:=[.A108]/1000000" office:value-type="float" office:value="23.04347826" calcext:value-type="float">
            <text:p>23.04347826</text:p>
          </table:table-cell>
          <table:table-cell office:value-type="float" office:value="-74.97142029" calcext:value-type="float">
            <text:p>-74.97142029</text:p>
          </table:table-cell>
          <table:table-cell office:value-type="float" office:value="-64.45228577" calcext:value-type="float">
            <text:p>-64.45228577</text:p>
          </table:table-cell>
          <table:table-cell table:formula="of:=[.D108]-[.C108]" office:value-type="float" office:value="10.51913452" calcext:value-type="float">
            <text:p>10.51913452</text:p>
          </table:table-cell>
          <table:table-cell table:formula="of:=15.12-10*LOG10(POWER(10;[.E108]/10)-1)" office:value-type="float" office:value="5.00441039356759" calcext:value-type="float">
            <text:p>5.0044103936</text:p>
          </table:table-cell>
          <table:table-cell table:number-columns-repeated="1018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table:formula="of:=[.A109]/1000000" office:value-type="float" office:value="23.26086957" calcext:value-type="float">
            <text:p>23.26086957</text:p>
          </table:table-cell>
          <table:table-cell office:value-type="float" office:value="-74.89879608" calcext:value-type="float">
            <text:p>-74.89879608</text:p>
          </table:table-cell>
          <table:table-cell office:value-type="float" office:value="-64.59516144" calcext:value-type="float">
            <text:p>-64.59516144</text:p>
          </table:table-cell>
          <table:table-cell table:formula="of:=[.D109]-[.C109]" office:value-type="float" office:value="10.30363464" calcext:value-type="float">
            <text:p>10.30363464</text:p>
          </table:table-cell>
          <table:table-cell table:formula="of:=15.12-10*LOG10(POWER(10;[.E109]/10)-1)" office:value-type="float" office:value="5.24147706376806" calcext:value-type="float">
            <text:p>5.2414770638</text:p>
          </table:table-cell>
          <table:table-cell table:number-columns-repeated="1018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table:formula="of:=[.A110]/1000000" office:value-type="float" office:value="23.47826087" calcext:value-type="float">
            <text:p>23.47826087</text:p>
          </table:table-cell>
          <table:table-cell office:value-type="float" office:value="-74.88123322" calcext:value-type="float">
            <text:p>-74.88123322</text:p>
          </table:table-cell>
          <table:table-cell office:value-type="float" office:value="-64.45955658" calcext:value-type="float">
            <text:p>-64.45955658</text:p>
          </table:table-cell>
          <table:table-cell table:formula="of:=[.D110]-[.C110]" office:value-type="float" office:value="10.42167664" calcext:value-type="float">
            <text:p>10.42167664</text:p>
          </table:table-cell>
          <table:table-cell table:formula="of:=15.12-10*LOG10(POWER(10;[.E110]/10)-1)" office:value-type="float" office:value="5.11147599280097" calcext:value-type="float">
            <text:p>5.1114759928</text:p>
          </table:table-cell>
          <table:table-cell table:number-columns-repeated="1018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table:formula="of:=[.A111]/1000000" office:value-type="float" office:value="23.69565217" calcext:value-type="float">
            <text:p>23.69565217</text:p>
          </table:table-cell>
          <table:table-cell office:value-type="float" office:value="-75.12849426" calcext:value-type="float">
            <text:p>-75.12849426</text:p>
          </table:table-cell>
          <table:table-cell office:value-type="float" office:value="-64.52283478" calcext:value-type="float">
            <text:p>-64.52283478</text:p>
          </table:table-cell>
          <table:table-cell table:formula="of:=[.D111]-[.C111]" office:value-type="float" office:value="10.60565948" calcext:value-type="float">
            <text:p>10.60565948</text:p>
          </table:table-cell>
          <table:table-cell table:formula="of:=15.12-10*LOG10(POWER(10;[.E111]/10)-1)" office:value-type="float" office:value="4.90955156549487" calcext:value-type="float">
            <text:p>4.9095515655</text:p>
          </table:table-cell>
          <table:table-cell table:number-columns-repeated="1018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table:formula="of:=[.A112]/1000000" office:value-type="float" office:value="23.91304348" calcext:value-type="float">
            <text:p>23.91304348</text:p>
          </table:table-cell>
          <table:table-cell office:value-type="float" office:value="-75.14083099" calcext:value-type="float">
            <text:p>-75.14083099</text:p>
          </table:table-cell>
          <table:table-cell office:value-type="float" office:value="-64.5233078" calcext:value-type="float">
            <text:p>-64.5233078</text:p>
          </table:table-cell>
          <table:table-cell table:formula="of:=[.D112]-[.C112]" office:value-type="float" office:value="10.61752319" calcext:value-type="float">
            <text:p>10.61752319</text:p>
          </table:table-cell>
          <table:table-cell table:formula="of:=15.12-10*LOG10(POWER(10;[.E112]/10)-1)" office:value-type="float" office:value="4.89655929147884" calcext:value-type="float">
            <text:p>4.8965592915</text:p>
          </table:table-cell>
          <table:table-cell table:number-columns-repeated="1018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table:formula="of:=[.A113]/1000000" office:value-type="float" office:value="24.13043478" calcext:value-type="float">
            <text:p>24.13043478</text:p>
          </table:table-cell>
          <table:table-cell office:value-type="float" office:value="-75.07077789" calcext:value-type="float">
            <text:p>-75.07077789</text:p>
          </table:table-cell>
          <table:table-cell office:value-type="float" office:value="-64.27279663" calcext:value-type="float">
            <text:p>-64.27279663</text:p>
          </table:table-cell>
          <table:table-cell table:formula="of:=[.D113]-[.C113]" office:value-type="float" office:value="10.79798126" calcext:value-type="float">
            <text:p>10.79798126</text:p>
          </table:table-cell>
          <table:table-cell table:formula="of:=15.12-10*LOG10(POWER(10;[.E113]/10)-1)" office:value-type="float" office:value="4.69934398318738" calcext:value-type="float">
            <text:p>4.6993439832</text:p>
          </table:table-cell>
          <table:table-cell table:number-columns-repeated="1018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table:formula="of:=[.A114]/1000000" office:value-type="float" office:value="24.34782609" calcext:value-type="float">
            <text:p>24.34782609</text:p>
          </table:table-cell>
          <table:table-cell office:value-type="float" office:value="-75.13923645" calcext:value-type="float">
            <text:p>-75.13923645</text:p>
          </table:table-cell>
          <table:table-cell office:value-type="float" office:value="-64.54225159" calcext:value-type="float">
            <text:p>-64.54225159</text:p>
          </table:table-cell>
          <table:table-cell table:formula="of:=[.D114]-[.C114]" office:value-type="float" office:value="10.59698486" calcext:value-type="float">
            <text:p>10.59698486</text:p>
          </table:table-cell>
          <table:table-cell table:formula="of:=15.12-10*LOG10(POWER(10;[.E114]/10)-1)" office:value-type="float" office:value="4.91905351932834" calcext:value-type="float">
            <text:p>4.9190535193</text:p>
          </table:table-cell>
          <table:table-cell table:number-columns-repeated="1018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table:formula="of:=[.A115]/1000000" office:value-type="float" office:value="24.56521739" calcext:value-type="float">
            <text:p>24.56521739</text:p>
          </table:table-cell>
          <table:table-cell office:value-type="float" office:value="-75.17443848" calcext:value-type="float">
            <text:p>-75.17443848</text:p>
          </table:table-cell>
          <table:table-cell office:value-type="float" office:value="-64.40820313" calcext:value-type="float">
            <text:p>-64.40820313</text:p>
          </table:table-cell>
          <table:table-cell table:formula="of:=[.D115]-[.C115]" office:value-type="float" office:value="10.76623535" calcext:value-type="float">
            <text:p>10.76623535</text:p>
          </table:table-cell>
          <table:table-cell table:formula="of:=15.12-10*LOG10(POWER(10;[.E115]/10)-1)" office:value-type="float" office:value="4.73398293749881" calcext:value-type="float">
            <text:p>4.7339829375</text:p>
          </table:table-cell>
          <table:table-cell table:number-columns-repeated="1018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table:formula="of:=[.A116]/1000000" office:value-type="float" office:value="24.7826087" calcext:value-type="float">
            <text:p>24.7826087</text:p>
          </table:table-cell>
          <table:table-cell office:value-type="float" office:value="-75.2318573" calcext:value-type="float">
            <text:p>-75.2318573</text:p>
          </table:table-cell>
          <table:table-cell office:value-type="float" office:value="-64.50055695" calcext:value-type="float">
            <text:p>-64.50055695</text:p>
          </table:table-cell>
          <table:table-cell table:formula="of:=[.D116]-[.C116]" office:value-type="float" office:value="10.73130035" calcext:value-type="float">
            <text:p>10.73130035</text:p>
          </table:table-cell>
          <table:table-cell table:formula="of:=15.12-10*LOG10(POWER(10;[.E116]/10)-1)" office:value-type="float" office:value="4.77212839906713" calcext:value-type="float">
            <text:p>4.7721283991</text:p>
          </table:table-cell>
          <table:table-cell table:number-columns-repeated="1018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table:formula="of:=[.A117]/1000000" office:value-type="float" office:value="25" calcext:value-type="float">
            <text:p>25</text:p>
          </table:table-cell>
          <table:table-cell office:value-type="float" office:value="-75.3164978" calcext:value-type="float">
            <text:p>-75.3164978</text:p>
          </table:table-cell>
          <table:table-cell office:value-type="float" office:value="-64.31394958" calcext:value-type="float">
            <text:p>-64.31394958</text:p>
          </table:table-cell>
          <table:table-cell table:formula="of:=[.D117]-[.C117]" office:value-type="float" office:value="11.00254822" calcext:value-type="float">
            <text:p>11.00254822</text:p>
          </table:table-cell>
          <table:table-cell table:formula="of:=15.12-10*LOG10(POWER(10;[.E117]/10)-1)" office:value-type="float" office:value="4.47667711465332" calcext:value-type="float">
            <text:p>4.4766771147</text:p>
          </table:table-cell>
          <table:table-cell table:number-columns-repeated="1018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table:formula="of:=[.A118]/1000000" office:value-type="float" office:value="25.2173913" calcext:value-type="float">
            <text:p>25.2173913</text:p>
          </table:table-cell>
          <table:table-cell office:value-type="float" office:value="-75.33766937" calcext:value-type="float">
            <text:p>-75.33766937</text:p>
          </table:table-cell>
          <table:table-cell office:value-type="float" office:value="-64.49449921" calcext:value-type="float">
            <text:p>-64.49449921</text:p>
          </table:table-cell>
          <table:table-cell table:formula="of:=[.D118]-[.C118]" office:value-type="float" office:value="10.84317016" calcext:value-type="float">
            <text:p>10.84317016</text:p>
          </table:table-cell>
          <table:table-cell table:formula="of:=15.12-10*LOG10(POWER(10;[.E118]/10)-1)" office:value-type="float" office:value="4.65007654306271" calcext:value-type="float">
            <text:p>4.6500765431</text:p>
          </table:table-cell>
          <table:table-cell table:number-columns-repeated="1018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table:formula="of:=[.A119]/1000000" office:value-type="float" office:value="25.43478261" calcext:value-type="float">
            <text:p>25.43478261</text:p>
          </table:table-cell>
          <table:table-cell office:value-type="float" office:value="-75.11668396" calcext:value-type="float">
            <text:p>-75.11668396</text:p>
          </table:table-cell>
          <table:table-cell office:value-type="float" office:value="-64.57777405" calcext:value-type="float">
            <text:p>-64.57777405</text:p>
          </table:table-cell>
          <table:table-cell table:formula="of:=[.D119]-[.C119]" office:value-type="float" office:value="10.53890991" calcext:value-type="float">
            <text:p>10.53890991</text:p>
          </table:table-cell>
          <table:table-cell table:formula="of:=15.12-10*LOG10(POWER(10;[.E119]/10)-1)" office:value-type="float" office:value="4.982714205727" calcext:value-type="float">
            <text:p>4.9827142057</text:p>
          </table:table-cell>
          <table:table-cell table:number-columns-repeated="1018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table:formula="of:=[.A120]/1000000" office:value-type="float" office:value="25.65217391" calcext:value-type="float">
            <text:p>25.65217391</text:p>
          </table:table-cell>
          <table:table-cell office:value-type="float" office:value="-75.06190491" calcext:value-type="float">
            <text:p>-75.06190491</text:p>
          </table:table-cell>
          <table:table-cell office:value-type="float" office:value="-64.41087341" calcext:value-type="float">
            <text:p>-64.41087341</text:p>
          </table:table-cell>
          <table:table-cell table:formula="of:=[.D120]-[.C120]" office:value-type="float" office:value="10.6510315" calcext:value-type="float">
            <text:p>10.6510315</text:p>
          </table:table-cell>
          <table:table-cell table:formula="of:=15.12-10*LOG10(POWER(10;[.E120]/10)-1)" office:value-type="float" office:value="4.85988159182123" calcext:value-type="float">
            <text:p>4.8598815918</text:p>
          </table:table-cell>
          <table:table-cell table:number-columns-repeated="1018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table:formula="of:=[.A121]/1000000" office:value-type="float" office:value="25.86956522" calcext:value-type="float">
            <text:p>25.86956522</text:p>
          </table:table-cell>
          <table:table-cell office:value-type="float" office:value="-75.19328308" calcext:value-type="float">
            <text:p>-75.19328308</text:p>
          </table:table-cell>
          <table:table-cell office:value-type="float" office:value="-64.56733704" calcext:value-type="float">
            <text:p>-64.56733704</text:p>
          </table:table-cell>
          <table:table-cell table:formula="of:=[.D121]-[.C121]" office:value-type="float" office:value="10.62594604" calcext:value-type="float">
            <text:p>10.62594604</text:p>
          </table:table-cell>
          <table:table-cell table:formula="of:=15.12-10*LOG10(POWER(10;[.E121]/10)-1)" office:value-type="float" office:value="4.88733724426574" calcext:value-type="float">
            <text:p>4.8873372443</text:p>
          </table:table-cell>
          <table:table-cell table:number-columns-repeated="1018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table:formula="of:=[.A122]/1000000" office:value-type="float" office:value="26.08695652" calcext:value-type="float">
            <text:p>26.08695652</text:p>
          </table:table-cell>
          <table:table-cell office:value-type="float" office:value="-75.30358887" calcext:value-type="float">
            <text:p>-75.30358887</text:p>
          </table:table-cell>
          <table:table-cell office:value-type="float" office:value="-64.63157654" calcext:value-type="float">
            <text:p>-64.63157654</text:p>
          </table:table-cell>
          <table:table-cell table:formula="of:=[.D122]-[.C122]" office:value-type="float" office:value="10.67201233" calcext:value-type="float">
            <text:p>10.67201233</text:p>
          </table:table-cell>
          <table:table-cell table:formula="of:=15.12-10*LOG10(POWER(10;[.E122]/10)-1)" office:value-type="float" office:value="4.83692986605602" calcext:value-type="float">
            <text:p>4.8369298661</text:p>
          </table:table-cell>
          <table:table-cell table:number-columns-repeated="1018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table:formula="of:=[.A123]/1000000" office:value-type="float" office:value="26.30434783" calcext:value-type="float">
            <text:p>26.30434783</text:p>
          </table:table-cell>
          <table:table-cell office:value-type="float" office:value="-74.94025421" calcext:value-type="float">
            <text:p>-74.94025421</text:p>
          </table:table-cell>
          <table:table-cell office:value-type="float" office:value="-64.55864716" calcext:value-type="float">
            <text:p>-64.55864716</text:p>
          </table:table-cell>
          <table:table-cell table:formula="of:=[.D123]-[.C123]" office:value-type="float" office:value="10.38160705" calcext:value-type="float">
            <text:p>10.38160705</text:p>
          </table:table-cell>
          <table:table-cell table:formula="of:=15.12-10*LOG10(POWER(10;[.E123]/10)-1)" office:value-type="float" office:value="5.15556504987748" calcext:value-type="float">
            <text:p>5.1555650499</text:p>
          </table:table-cell>
          <table:table-cell table:number-columns-repeated="1018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table:formula="of:=[.A124]/1000000" office:value-type="float" office:value="26.52173913" calcext:value-type="float">
            <text:p>26.52173913</text:p>
          </table:table-cell>
          <table:table-cell office:value-type="float" office:value="-75.08076477" calcext:value-type="float">
            <text:p>-75.08076477</text:p>
          </table:table-cell>
          <table:table-cell office:value-type="float" office:value="-64.29664612" calcext:value-type="float">
            <text:p>-64.29664612</text:p>
          </table:table-cell>
          <table:table-cell table:formula="of:=[.D124]-[.C124]" office:value-type="float" office:value="10.78411865" calcext:value-type="float">
            <text:p>10.78411865</text:p>
          </table:table-cell>
          <table:table-cell table:formula="of:=15.12-10*LOG10(POWER(10;[.E124]/10)-1)" office:value-type="float" office:value="4.71446707255412" calcext:value-type="float">
            <text:p>4.7144670726</text:p>
          </table:table-cell>
          <table:table-cell table:number-columns-repeated="1018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table:formula="of:=[.A125]/1000000" office:value-type="float" office:value="26.73913043" calcext:value-type="float">
            <text:p>26.73913043</text:p>
          </table:table-cell>
          <table:table-cell office:value-type="float" office:value="-74.87064362" calcext:value-type="float">
            <text:p>-74.87064362</text:p>
          </table:table-cell>
          <table:table-cell office:value-type="float" office:value="-64.3298645" calcext:value-type="float">
            <text:p>-64.3298645</text:p>
          </table:table-cell>
          <table:table-cell table:formula="of:=[.D125]-[.C125]" office:value-type="float" office:value="10.54077912" calcext:value-type="float">
            <text:p>10.54077912</text:p>
          </table:table-cell>
          <table:table-cell table:formula="of:=15.12-10*LOG10(POWER(10;[.E125]/10)-1)" office:value-type="float" office:value="4.98066393385507" calcext:value-type="float">
            <text:p>4.9806639339</text:p>
          </table:table-cell>
          <table:table-cell table:number-columns-repeated="1018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table:formula="of:=[.A126]/1000000" office:value-type="float" office:value="26.95652174" calcext:value-type="float">
            <text:p>26.95652174</text:p>
          </table:table-cell>
          <table:table-cell office:value-type="float" office:value="-75.10982513" calcext:value-type="float">
            <text:p>-75.10982513</text:p>
          </table:table-cell>
          <table:table-cell office:value-type="float" office:value="-64.46192932" calcext:value-type="float">
            <text:p>-64.46192932</text:p>
          </table:table-cell>
          <table:table-cell table:formula="of:=[.D126]-[.C126]" office:value-type="float" office:value="10.64789581" calcext:value-type="float">
            <text:p>10.64789581</text:p>
          </table:table-cell>
          <table:table-cell table:formula="of:=15.12-10*LOG10(POWER(10;[.E126]/10)-1)" office:value-type="float" office:value="4.86331273784363" calcext:value-type="float">
            <text:p>4.8633127378</text:p>
          </table:table-cell>
          <table:table-cell table:number-columns-repeated="1018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table:formula="of:=[.A127]/1000000" office:value-type="float" office:value="27.17391304" calcext:value-type="float">
            <text:p>27.17391304</text:p>
          </table:table-cell>
          <table:table-cell office:value-type="float" office:value="-75.07371521" calcext:value-type="float">
            <text:p>-75.07371521</text:p>
          </table:table-cell>
          <table:table-cell office:value-type="float" office:value="-64.41230774" calcext:value-type="float">
            <text:p>-64.41230774</text:p>
          </table:table-cell>
          <table:table-cell table:formula="of:=[.D127]-[.C127]" office:value-type="float" office:value="10.66140747" calcext:value-type="float">
            <text:p>10.66140747</text:p>
          </table:table-cell>
          <table:table-cell table:formula="of:=15.12-10*LOG10(POWER(10;[.E127]/10)-1)" office:value-type="float" office:value="4.84852962282613" calcext:value-type="float">
            <text:p>4.8485296228</text:p>
          </table:table-cell>
          <table:table-cell table:number-columns-repeated="1018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table:formula="of:=[.A128]/1000000" office:value-type="float" office:value="27.39130435" calcext:value-type="float">
            <text:p>27.39130435</text:p>
          </table:table-cell>
          <table:table-cell office:value-type="float" office:value="-74.93283081" calcext:value-type="float">
            <text:p>-74.93283081</text:p>
          </table:table-cell>
          <table:table-cell office:value-type="float" office:value="-64.30102539" calcext:value-type="float">
            <text:p>-64.30102539</text:p>
          </table:table-cell>
          <table:table-cell table:formula="of:=[.D128]-[.C128]" office:value-type="float" office:value="10.63180542" calcext:value-type="float">
            <text:p>10.63180542</text:p>
          </table:table-cell>
          <table:table-cell table:formula="of:=15.12-10*LOG10(POWER(10;[.E128]/10)-1)" office:value-type="float" office:value="4.88092290040317" calcext:value-type="float">
            <text:p>4.8809229004</text:p>
          </table:table-cell>
          <table:table-cell table:number-columns-repeated="1018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table:formula="of:=[.A129]/1000000" office:value-type="float" office:value="27.60869565" calcext:value-type="float">
            <text:p>27.60869565</text:p>
          </table:table-cell>
          <table:table-cell office:value-type="float" office:value="-74.91078186" calcext:value-type="float">
            <text:p>-74.91078186</text:p>
          </table:table-cell>
          <table:table-cell office:value-type="float" office:value="-64.39778137" calcext:value-type="float">
            <text:p>-64.39778137</text:p>
          </table:table-cell>
          <table:table-cell table:formula="of:=[.D129]-[.C129]" office:value-type="float" office:value="10.51300049" calcext:value-type="float">
            <text:p>10.51300049</text:p>
          </table:table-cell>
          <table:table-cell table:formula="of:=15.12-10*LOG10(POWER(10;[.E129]/10)-1)" office:value-type="float" office:value="5.01114217903907" calcext:value-type="float">
            <text:p>5.011142179</text:p>
          </table:table-cell>
          <table:table-cell table:number-columns-repeated="1018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table:formula="of:=[.A130]/1000000" office:value-type="float" office:value="27.82608696" calcext:value-type="float">
            <text:p>27.82608696</text:p>
          </table:table-cell>
          <table:table-cell office:value-type="float" office:value="-74.99617767" calcext:value-type="float">
            <text:p>-74.99617767</text:p>
          </table:table-cell>
          <table:table-cell office:value-type="float" office:value="-64.42928314" calcext:value-type="float">
            <text:p>-64.42928314</text:p>
          </table:table-cell>
          <table:table-cell table:formula="of:=[.D130]-[.C130]" office:value-type="float" office:value="10.56689453" calcext:value-type="float">
            <text:p>10.56689453</text:p>
          </table:table-cell>
          <table:table-cell table:formula="of:=15.12-10*LOG10(POWER(10;[.E130]/10)-1)" office:value-type="float" office:value="4.95202776047311" calcext:value-type="float">
            <text:p>4.9520277605</text:p>
          </table:table-cell>
          <table:table-cell table:number-columns-repeated="1018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table:formula="of:=[.A131]/1000000" office:value-type="float" office:value="28.04347826" calcext:value-type="float">
            <text:p>28.04347826</text:p>
          </table:table-cell>
          <table:table-cell office:value-type="float" office:value="-75.14450073" calcext:value-type="float">
            <text:p>-75.14450073</text:p>
          </table:table-cell>
          <table:table-cell office:value-type="float" office:value="-64.38639832" calcext:value-type="float">
            <text:p>-64.38639832</text:p>
          </table:table-cell>
          <table:table-cell table:formula="of:=[.D131]-[.C131]" office:value-type="float" office:value="10.75810241" calcext:value-type="float">
            <text:p>10.75810241</text:p>
          </table:table-cell>
          <table:table-cell table:formula="of:=15.12-10*LOG10(POWER(10;[.E131]/10)-1)" office:value-type="float" office:value="4.74286076350646" calcext:value-type="float">
            <text:p>4.7428607635</text:p>
          </table:table-cell>
          <table:table-cell table:number-columns-repeated="1018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table:formula="of:=[.A132]/1000000" office:value-type="float" office:value="28.26086957" calcext:value-type="float">
            <text:p>28.26086957</text:p>
          </table:table-cell>
          <table:table-cell office:value-type="float" office:value="-75.0974884" calcext:value-type="float">
            <text:p>-75.0974884</text:p>
          </table:table-cell>
          <table:table-cell office:value-type="float" office:value="-64.51880646" calcext:value-type="float">
            <text:p>-64.51880646</text:p>
          </table:table-cell>
          <table:table-cell table:formula="of:=[.D132]-[.C132]" office:value-type="float" office:value="10.57868194" calcext:value-type="float">
            <text:p>10.57868194</text:p>
          </table:table-cell>
          <table:table-cell table:formula="of:=15.12-10*LOG10(POWER(10;[.E132]/10)-1)" office:value-type="float" office:value="4.9391080144843" calcext:value-type="float">
            <text:p>4.9391080145</text:p>
          </table:table-cell>
          <table:table-cell table:number-columns-repeated="1018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table:formula="of:=[.A133]/1000000" office:value-type="float" office:value="28.47826087" calcext:value-type="float">
            <text:p>28.47826087</text:p>
          </table:table-cell>
          <table:table-cell office:value-type="float" office:value="-74.92742157" calcext:value-type="float">
            <text:p>-74.92742157</text:p>
          </table:table-cell>
          <table:table-cell office:value-type="float" office:value="-64.57302856" calcext:value-type="float">
            <text:p>-64.57302856</text:p>
          </table:table-cell>
          <table:table-cell table:formula="of:=[.D133]-[.C133]" office:value-type="float" office:value="10.35439301" calcext:value-type="float">
            <text:p>10.35439301</text:p>
          </table:table-cell>
          <table:table-cell table:formula="of:=15.12-10*LOG10(POWER(10;[.E133]/10)-1)" office:value-type="float" office:value="5.18553235854501" calcext:value-type="float">
            <text:p>5.1855323585</text:p>
          </table:table-cell>
          <table:table-cell table:number-columns-repeated="1018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table:formula="of:=[.A134]/1000000" office:value-type="float" office:value="28.69565217" calcext:value-type="float">
            <text:p>28.69565217</text:p>
          </table:table-cell>
          <table:table-cell office:value-type="float" office:value="-75.10547638" calcext:value-type="float">
            <text:p>-75.10547638</text:p>
          </table:table-cell>
          <table:table-cell office:value-type="float" office:value="-64.44346619" calcext:value-type="float">
            <text:p>-64.44346619</text:p>
          </table:table-cell>
          <table:table-cell table:formula="of:=[.D134]-[.C134]" office:value-type="float" office:value="10.66201019" calcext:value-type="float">
            <text:p>10.66201019</text:p>
          </table:table-cell>
          <table:table-cell table:formula="of:=15.12-10*LOG10(POWER(10;[.E134]/10)-1)" office:value-type="float" office:value="4.84787028729333" calcext:value-type="float">
            <text:p>4.8478702873</text:p>
          </table:table-cell>
          <table:table-cell table:number-columns-repeated="1018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table:formula="of:=[.A135]/1000000" office:value-type="float" office:value="28.91304348" calcext:value-type="float">
            <text:p>28.91304348</text:p>
          </table:table-cell>
          <table:table-cell office:value-type="float" office:value="-75.27763367" calcext:value-type="float">
            <text:p>-75.27763367</text:p>
          </table:table-cell>
          <table:table-cell office:value-type="float" office:value="-64.38314056" calcext:value-type="float">
            <text:p>-64.38314056</text:p>
          </table:table-cell>
          <table:table-cell table:formula="of:=[.D135]-[.C135]" office:value-type="float" office:value="10.89449311" calcext:value-type="float">
            <text:p>10.89449311</text:p>
          </table:table-cell>
          <table:table-cell table:formula="of:=15.12-10*LOG10(POWER(10;[.E135]/10)-1)" office:value-type="float" office:value="4.59417716327588" calcext:value-type="float">
            <text:p>4.5941771633</text:p>
          </table:table-cell>
          <table:table-cell table:number-columns-repeated="1018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table:formula="of:=[.A136]/1000000" office:value-type="float" office:value="29.13043478" calcext:value-type="float">
            <text:p>29.13043478</text:p>
          </table:table-cell>
          <table:table-cell office:value-type="float" office:value="-74.92856598" calcext:value-type="float">
            <text:p>-74.92856598</text:p>
          </table:table-cell>
          <table:table-cell office:value-type="float" office:value="-64.48176575" calcext:value-type="float">
            <text:p>-64.48176575</text:p>
          </table:table-cell>
          <table:table-cell table:formula="of:=[.D136]-[.C136]" office:value-type="float" office:value="10.44680023" calcext:value-type="float">
            <text:p>10.44680023</text:p>
          </table:table-cell>
          <table:table-cell table:formula="of:=15.12-10*LOG10(POWER(10;[.E136]/10)-1)" office:value-type="float" office:value="5.08385292811306" calcext:value-type="float">
            <text:p>5.0838529281</text:p>
          </table:table-cell>
          <table:table-cell table:number-columns-repeated="1018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table:formula="of:=[.A137]/1000000" office:value-type="float" office:value="29.34782609" calcext:value-type="float">
            <text:p>29.34782609</text:p>
          </table:table-cell>
          <table:table-cell office:value-type="float" office:value="-75.11177063" calcext:value-type="float">
            <text:p>-75.11177063</text:p>
          </table:table-cell>
          <table:table-cell office:value-type="float" office:value="-64.37471771" calcext:value-type="float">
            <text:p>-64.37471771</text:p>
          </table:table-cell>
          <table:table-cell table:formula="of:=[.D137]-[.C137]" office:value-type="float" office:value="10.73705292" calcext:value-type="float">
            <text:p>10.73705292</text:p>
          </table:table-cell>
          <table:table-cell table:formula="of:=15.12-10*LOG10(POWER(10;[.E137]/10)-1)" office:value-type="float" office:value="4.76584523715541" calcext:value-type="float">
            <text:p>4.7658452372</text:p>
          </table:table-cell>
          <table:table-cell table:number-columns-repeated="1018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table:formula="of:=[.A138]/1000000" office:value-type="float" office:value="29.56521739" calcext:value-type="float">
            <text:p>29.56521739</text:p>
          </table:table-cell>
          <table:table-cell office:value-type="float" office:value="-75.24443054" calcext:value-type="float">
            <text:p>-75.24443054</text:p>
          </table:table-cell>
          <table:table-cell office:value-type="float" office:value="-64.39862061" calcext:value-type="float">
            <text:p>-64.39862061</text:p>
          </table:table-cell>
          <table:table-cell table:formula="of:=[.D138]-[.C138]" office:value-type="float" office:value="10.84580993" calcext:value-type="float">
            <text:p>10.84580993</text:p>
          </table:table-cell>
          <table:table-cell table:formula="of:=15.12-10*LOG10(POWER(10;[.E138]/10)-1)" office:value-type="float" office:value="4.64719994676808" calcext:value-type="float">
            <text:p>4.6471999468</text:p>
          </table:table-cell>
          <table:table-cell table:number-columns-repeated="1018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table:formula="of:=[.A139]/1000000" office:value-type="float" office:value="29.7826087" calcext:value-type="float">
            <text:p>29.7826087</text:p>
          </table:table-cell>
          <table:table-cell office:value-type="float" office:value="-75.21418762" calcext:value-type="float">
            <text:p>-75.21418762</text:p>
          </table:table-cell>
          <table:table-cell office:value-type="float" office:value="-64.34963989" calcext:value-type="float">
            <text:p>-64.34963989</text:p>
          </table:table-cell>
          <table:table-cell table:formula="of:=[.D139]-[.C139]" office:value-type="float" office:value="10.86454773" calcext:value-type="float">
            <text:p>10.86454773</text:p>
          </table:table-cell>
          <table:table-cell table:formula="of:=15.12-10*LOG10(POWER(10;[.E139]/10)-1)" office:value-type="float" office:value="4.62678559020475" calcext:value-type="float">
            <text:p>4.6267855902</text:p>
          </table:table-cell>
          <table:table-cell table:number-columns-repeated="1018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table:formula="of:=[.A140]/1000000" office:value-type="float" office:value="30" calcext:value-type="float">
            <text:p>30</text:p>
          </table:table-cell>
          <table:table-cell office:value-type="float" office:value="-75.17277527" calcext:value-type="float">
            <text:p>-75.17277527</text:p>
          </table:table-cell>
          <table:table-cell office:value-type="float" office:value="-64.513237" calcext:value-type="float">
            <text:p>-64.513237</text:p>
          </table:table-cell>
          <table:table-cell table:formula="of:=[.D140]-[.C140]" office:value-type="float" office:value="10.65953827" calcext:value-type="float">
            <text:p>10.65953827</text:p>
          </table:table-cell>
          <table:table-cell table:formula="of:=15.12-10*LOG10(POWER(10;[.E140]/10)-1)" office:value-type="float" office:value="4.85057445779161" calcext:value-type="float">
            <text:p>4.8505744578</text:p>
          </table:table-cell>
          <table:table-cell table:number-columns-repeated="1018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table:formula="of:=[.A141]/1000000" office:value-type="float" office:value="30.2173913" calcext:value-type="float">
            <text:p>30.2173913</text:p>
          </table:table-cell>
          <table:table-cell office:value-type="float" office:value="-75.2250824" calcext:value-type="float">
            <text:p>-75.2250824</text:p>
          </table:table-cell>
          <table:table-cell office:value-type="float" office:value="-64.49674225" calcext:value-type="float">
            <text:p>-64.49674225</text:p>
          </table:table-cell>
          <table:table-cell table:formula="of:=[.D141]-[.C141]" office:value-type="float" office:value="10.72834015" calcext:value-type="float">
            <text:p>10.72834015</text:p>
          </table:table-cell>
          <table:table-cell table:formula="of:=15.12-10*LOG10(POWER(10;[.E141]/10)-1)" office:value-type="float" office:value="4.77536193427702" calcext:value-type="float">
            <text:p>4.7753619343</text:p>
          </table:table-cell>
          <table:table-cell table:number-columns-repeated="1018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table:formula="of:=[.A142]/1000000" office:value-type="float" office:value="30.43478261" calcext:value-type="float">
            <text:p>30.43478261</text:p>
          </table:table-cell>
          <table:table-cell office:value-type="float" office:value="-75.30404663" calcext:value-type="float">
            <text:p>-75.30404663</text:p>
          </table:table-cell>
          <table:table-cell office:value-type="float" office:value="-64.30387878" calcext:value-type="float">
            <text:p>-64.30387878</text:p>
          </table:table-cell>
          <table:table-cell table:formula="of:=[.D142]-[.C142]" office:value-type="float" office:value="11.00016785" calcext:value-type="float">
            <text:p>11.00016785</text:p>
          </table:table-cell>
          <table:table-cell table:formula="of:=15.12-10*LOG10(POWER(10;[.E142]/10)-1)" office:value-type="float" office:value="4.4792628094823" calcext:value-type="float">
            <text:p>4.4792628095</text:p>
          </table:table-cell>
          <table:table-cell table:number-columns-repeated="1018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table:formula="of:=[.A143]/1000000" office:value-type="float" office:value="30.65217391" calcext:value-type="float">
            <text:p>30.65217391</text:p>
          </table:table-cell>
          <table:table-cell office:value-type="float" office:value="-75.26799011" calcext:value-type="float">
            <text:p>-75.26799011</text:p>
          </table:table-cell>
          <table:table-cell office:value-type="float" office:value="-64.50401306" calcext:value-type="float">
            <text:p>-64.50401306</text:p>
          </table:table-cell>
          <table:table-cell table:formula="of:=[.D143]-[.C143]" office:value-type="float" office:value="10.76397705" calcext:value-type="float">
            <text:p>10.76397705</text:p>
          </table:table-cell>
          <table:table-cell table:formula="of:=15.12-10*LOG10(POWER(10;[.E143]/10)-1)" office:value-type="float" office:value="4.73644791974953" calcext:value-type="float">
            <text:p>4.7364479197</text:p>
          </table:table-cell>
          <table:table-cell table:number-columns-repeated="1018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table:formula="of:=[.A144]/1000000" office:value-type="float" office:value="30.86956522" calcext:value-type="float">
            <text:p>30.86956522</text:p>
          </table:table-cell>
          <table:table-cell office:value-type="float" office:value="-75.41652679" calcext:value-type="float">
            <text:p>-75.41652679</text:p>
          </table:table-cell>
          <table:table-cell office:value-type="float" office:value="-64.62155151" calcext:value-type="float">
            <text:p>-64.62155151</text:p>
          </table:table-cell>
          <table:table-cell table:formula="of:=[.D144]-[.C144]" office:value-type="float" office:value="10.79497528" calcext:value-type="float">
            <text:p>10.79497528</text:p>
          </table:table-cell>
          <table:table-cell table:formula="of:=15.12-10*LOG10(POWER(10;[.E144]/10)-1)" office:value-type="float" office:value="4.70262291403053" calcext:value-type="float">
            <text:p>4.702622914</text:p>
          </table:table-cell>
          <table:table-cell table:number-columns-repeated="1018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table:formula="of:=[.A145]/1000000" office:value-type="float" office:value="31.08695652" calcext:value-type="float">
            <text:p>31.08695652</text:p>
          </table:table-cell>
          <table:table-cell office:value-type="float" office:value="-75.32700348" calcext:value-type="float">
            <text:p>-75.32700348</text:p>
          </table:table-cell>
          <table:table-cell office:value-type="float" office:value="-64.54839325" calcext:value-type="float">
            <text:p>-64.54839325</text:p>
          </table:table-cell>
          <table:table-cell table:formula="of:=[.D145]-[.C145]" office:value-type="float" office:value="10.77861023" calcext:value-type="float">
            <text:p>10.77861023</text:p>
          </table:table-cell>
          <table:table-cell table:formula="of:=15.12-10*LOG10(POWER(10;[.E145]/10)-1)" office:value-type="float" office:value="4.72047757415617" calcext:value-type="float">
            <text:p>4.7204775742</text:p>
          </table:table-cell>
          <table:table-cell table:number-columns-repeated="1018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table:formula="of:=[.A146]/1000000" office:value-type="float" office:value="31.30434783" calcext:value-type="float">
            <text:p>31.30434783</text:p>
          </table:table-cell>
          <table:table-cell office:value-type="float" office:value="-75.28358459" calcext:value-type="float">
            <text:p>-75.28358459</text:p>
          </table:table-cell>
          <table:table-cell office:value-type="float" office:value="-64.44556427" calcext:value-type="float">
            <text:p>-64.44556427</text:p>
          </table:table-cell>
          <table:table-cell table:formula="of:=[.D146]-[.C146]" office:value-type="float" office:value="10.83802032" calcext:value-type="float">
            <text:p>10.83802032</text:p>
          </table:table-cell>
          <table:table-cell table:formula="of:=15.12-10*LOG10(POWER(10;[.E146]/10)-1)" office:value-type="float" office:value="4.6556888514286" calcext:value-type="float">
            <text:p>4.6556888514</text:p>
          </table:table-cell>
          <table:table-cell table:number-columns-repeated="1018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table:formula="of:=[.A147]/1000000" office:value-type="float" office:value="31.52173913" calcext:value-type="float">
            <text:p>31.52173913</text:p>
          </table:table-cell>
          <table:table-cell office:value-type="float" office:value="-75.35133362" calcext:value-type="float">
            <text:p>-75.35133362</text:p>
          </table:table-cell>
          <table:table-cell office:value-type="float" office:value="-64.60874939" calcext:value-type="float">
            <text:p>-64.60874939</text:p>
          </table:table-cell>
          <table:table-cell table:formula="of:=[.D147]-[.C147]" office:value-type="float" office:value="10.74258423" calcext:value-type="float">
            <text:p>10.74258423</text:p>
          </table:table-cell>
          <table:table-cell table:formula="of:=15.12-10*LOG10(POWER(10;[.E147]/10)-1)" office:value-type="float" office:value="4.75980446666032" calcext:value-type="float">
            <text:p>4.7598044667</text:p>
          </table:table-cell>
          <table:table-cell table:number-columns-repeated="1018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table:formula="of:=[.A148]/1000000" office:value-type="float" office:value="31.73913043" calcext:value-type="float">
            <text:p>31.73913043</text:p>
          </table:table-cell>
          <table:table-cell office:value-type="float" office:value="-75.50126648" calcext:value-type="float">
            <text:p>-75.50126648</text:p>
          </table:table-cell>
          <table:table-cell office:value-type="float" office:value="-64.56568909" calcext:value-type="float">
            <text:p>-64.56568909</text:p>
          </table:table-cell>
          <table:table-cell table:formula="of:=[.D148]-[.C148]" office:value-type="float" office:value="10.93557739" calcext:value-type="float">
            <text:p>10.93557739</text:p>
          </table:table-cell>
          <table:table-cell table:formula="of:=15.12-10*LOG10(POWER(10;[.E148]/10)-1)" office:value-type="float" office:value="4.54947162311725" calcext:value-type="float">
            <text:p>4.5494716231</text:p>
          </table:table-cell>
          <table:table-cell table:number-columns-repeated="1018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table:formula="of:=[.A149]/1000000" office:value-type="float" office:value="31.95652174" calcext:value-type="float">
            <text:p>31.95652174</text:p>
          </table:table-cell>
          <table:table-cell office:value-type="float" office:value="-75.50962067" calcext:value-type="float">
            <text:p>-75.50962067</text:p>
          </table:table-cell>
          <table:table-cell office:value-type="float" office:value="-64.42403412" calcext:value-type="float">
            <text:p>-64.42403412</text:p>
          </table:table-cell>
          <table:table-cell table:formula="of:=[.D149]-[.C149]" office:value-type="float" office:value="11.08558655" calcext:value-type="float">
            <text:p>11.08558655</text:p>
          </table:table-cell>
          <table:table-cell table:formula="of:=15.12-10*LOG10(POWER(10;[.E149]/10)-1)" office:value-type="float" office:value="4.38655204249943" calcext:value-type="float">
            <text:p>4.3865520425</text:p>
          </table:table-cell>
          <table:table-cell table:number-columns-repeated="1018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table:formula="of:=[.A150]/1000000" office:value-type="float" office:value="32.17391304" calcext:value-type="float">
            <text:p>32.17391304</text:p>
          </table:table-cell>
          <table:table-cell office:value-type="float" office:value="-75.54007721" calcext:value-type="float">
            <text:p>-75.54007721</text:p>
          </table:table-cell>
          <table:table-cell office:value-type="float" office:value="-64.41831207" calcext:value-type="float">
            <text:p>-64.41831207</text:p>
          </table:table-cell>
          <table:table-cell table:formula="of:=[.D150]-[.C150]" office:value-type="float" office:value="11.12176514" calcext:value-type="float">
            <text:p>11.12176514</text:p>
          </table:table-cell>
          <table:table-cell table:formula="of:=15.12-10*LOG10(POWER(10;[.E150]/10)-1)" office:value-type="float" office:value="4.34733153758058" calcext:value-type="float">
            <text:p>4.3473315376</text:p>
          </table:table-cell>
          <table:table-cell table:number-columns-repeated="1018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table:formula="of:=[.A151]/1000000" office:value-type="float" office:value="32.39130435" calcext:value-type="float">
            <text:p>32.39130435</text:p>
          </table:table-cell>
          <table:table-cell office:value-type="float" office:value="-75.52680969" calcext:value-type="float">
            <text:p>-75.52680969</text:p>
          </table:table-cell>
          <table:table-cell office:value-type="float" office:value="-64.5822525" calcext:value-type="float">
            <text:p>-64.5822525</text:p>
          </table:table-cell>
          <table:table-cell table:formula="of:=[.D151]-[.C151]" office:value-type="float" office:value="10.94455719" calcext:value-type="float">
            <text:p>10.94455719</text:p>
          </table:table-cell>
          <table:table-cell table:formula="of:=15.12-10*LOG10(POWER(10;[.E151]/10)-1)" office:value-type="float" office:value="4.53970527447496" calcext:value-type="float">
            <text:p>4.5397052745</text:p>
          </table:table-cell>
          <table:table-cell table:number-columns-repeated="1018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table:formula="of:=[.A152]/1000000" office:value-type="float" office:value="32.60869565" calcext:value-type="float">
            <text:p>32.60869565</text:p>
          </table:table-cell>
          <table:table-cell office:value-type="float" office:value="-75.58960724" calcext:value-type="float">
            <text:p>-75.58960724</text:p>
          </table:table-cell>
          <table:table-cell office:value-type="float" office:value="-64.54319" calcext:value-type="float">
            <text:p>-64.54319</text:p>
          </table:table-cell>
          <table:table-cell table:formula="of:=[.D152]-[.C152]" office:value-type="float" office:value="11.04641724" calcext:value-type="float">
            <text:p>11.04641724</text:p>
          </table:table-cell>
          <table:table-cell table:formula="of:=15.12-10*LOG10(POWER(10;[.E152]/10)-1)" office:value-type="float" office:value="4.42904585969764" calcext:value-type="float">
            <text:p>4.4290458597</text:p>
          </table:table-cell>
          <table:table-cell table:number-columns-repeated="1018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table:formula="of:=[.A153]/1000000" office:value-type="float" office:value="32.82608696" calcext:value-type="float">
            <text:p>32.82608696</text:p>
          </table:table-cell>
          <table:table-cell office:value-type="float" office:value="-75.23986053" calcext:value-type="float">
            <text:p>-75.23986053</text:p>
          </table:table-cell>
          <table:table-cell office:value-type="float" office:value="-64.32335663" calcext:value-type="float">
            <text:p>-64.32335663</text:p>
          </table:table-cell>
          <table:table-cell table:formula="of:=[.D153]-[.C153]" office:value-type="float" office:value="10.9165039" calcext:value-type="float">
            <text:p>10.9165039</text:p>
          </table:table-cell>
          <table:table-cell table:formula="of:=15.12-10*LOG10(POWER(10;[.E153]/10)-1)" office:value-type="float" office:value="4.570221657969" calcext:value-type="float">
            <text:p>4.570221658</text:p>
          </table:table-cell>
          <table:table-cell table:number-columns-repeated="1018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table:formula="of:=[.A154]/1000000" office:value-type="float" office:value="33.04347826" calcext:value-type="float">
            <text:p>33.04347826</text:p>
          </table:table-cell>
          <table:table-cell office:value-type="float" office:value="-75.44741821" calcext:value-type="float">
            <text:p>-75.44741821</text:p>
          </table:table-cell>
          <table:table-cell office:value-type="float" office:value="-64.67003632" calcext:value-type="float">
            <text:p>-64.67003632</text:p>
          </table:table-cell>
          <table:table-cell table:formula="of:=[.D154]-[.C154]" office:value-type="float" office:value="10.77738189" calcext:value-type="float">
            <text:p>10.77738189</text:p>
          </table:table-cell>
          <table:table-cell table:formula="of:=15.12-10*LOG10(POWER(10;[.E154]/10)-1)" office:value-type="float" office:value="4.72181796970658" calcext:value-type="float">
            <text:p>4.7218179697</text:p>
          </table:table-cell>
          <table:table-cell table:number-columns-repeated="1018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table:formula="of:=[.A155]/1000000" office:value-type="float" office:value="33.26086957" calcext:value-type="float">
            <text:p>33.26086957</text:p>
          </table:table-cell>
          <table:table-cell office:value-type="float" office:value="-75.44786835" calcext:value-type="float">
            <text:p>-75.44786835</text:p>
          </table:table-cell>
          <table:table-cell office:value-type="float" office:value="-64.39531708" calcext:value-type="float">
            <text:p>-64.39531708</text:p>
          </table:table-cell>
          <table:table-cell table:formula="of:=[.D155]-[.C155]" office:value-type="float" office:value="11.05255127" calcext:value-type="float">
            <text:p>11.05255127</text:p>
          </table:table-cell>
          <table:table-cell table:formula="of:=15.12-10*LOG10(POWER(10;[.E155]/10)-1)" office:value-type="float" office:value="4.42238905124731" calcext:value-type="float">
            <text:p>4.4223890512</text:p>
          </table:table-cell>
          <table:table-cell table:number-columns-repeated="1018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table:formula="of:=[.A156]/1000000" office:value-type="float" office:value="33.47826087" calcext:value-type="float">
            <text:p>33.47826087</text:p>
          </table:table-cell>
          <table:table-cell office:value-type="float" office:value="-75.44650269" calcext:value-type="float">
            <text:p>-75.44650269</text:p>
          </table:table-cell>
          <table:table-cell office:value-type="float" office:value="-64.5966568" calcext:value-type="float">
            <text:p>-64.5966568</text:p>
          </table:table-cell>
          <table:table-cell table:formula="of:=[.D156]-[.C156]" office:value-type="float" office:value="10.84984589" calcext:value-type="float">
            <text:p>10.84984589</text:p>
          </table:table-cell>
          <table:table-cell table:formula="of:=15.12-10*LOG10(POWER(10;[.E156]/10)-1)" office:value-type="float" office:value="4.64280220475049" calcext:value-type="float">
            <text:p>4.6428022048</text:p>
          </table:table-cell>
          <table:table-cell table:number-columns-repeated="1018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table:formula="of:=[.A157]/1000000" office:value-type="float" office:value="33.69565217" calcext:value-type="float">
            <text:p>33.69565217</text:p>
          </table:table-cell>
          <table:table-cell office:value-type="float" office:value="-75.22612" calcext:value-type="float">
            <text:p>-75.22612</text:p>
          </table:table-cell>
          <table:table-cell office:value-type="float" office:value="-64.49160004" calcext:value-type="float">
            <text:p>-64.49160004</text:p>
          </table:table-cell>
          <table:table-cell table:formula="of:=[.D157]-[.C157]" office:value-type="float" office:value="10.73451996" calcext:value-type="float">
            <text:p>10.73451996</text:p>
          </table:table-cell>
          <table:table-cell table:formula="of:=15.12-10*LOG10(POWER(10;[.E157]/10)-1)" office:value-type="float" office:value="4.76861173172974" calcext:value-type="float">
            <text:p>4.7686117317</text:p>
          </table:table-cell>
          <table:table-cell table:number-columns-repeated="1018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table:formula="of:=[.A158]/1000000" office:value-type="float" office:value="33.91304348" calcext:value-type="float">
            <text:p>33.91304348</text:p>
          </table:table-cell>
          <table:table-cell office:value-type="float" office:value="-75.23854065" calcext:value-type="float">
            <text:p>-75.23854065</text:p>
          </table:table-cell>
          <table:table-cell office:value-type="float" office:value="-64.32011414" calcext:value-type="float">
            <text:p>-64.32011414</text:p>
          </table:table-cell>
          <table:table-cell table:formula="of:=[.D158]-[.C158]" office:value-type="float" office:value="10.91842651" calcext:value-type="float">
            <text:p>10.91842651</text:p>
          </table:table-cell>
          <table:table-cell table:formula="of:=15.12-10*LOG10(POWER(10;[.E158]/10)-1)" office:value-type="float" office:value="4.56812968877906" calcext:value-type="float">
            <text:p>4.5681296888</text:p>
          </table:table-cell>
          <table:table-cell table:number-columns-repeated="1018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table:formula="of:=[.A159]/1000000" office:value-type="float" office:value="34.13043478" calcext:value-type="float">
            <text:p>34.13043478</text:p>
          </table:table-cell>
          <table:table-cell office:value-type="float" office:value="-75.27909851" calcext:value-type="float">
            <text:p>-75.27909851</text:p>
          </table:table-cell>
          <table:table-cell office:value-type="float" office:value="-64.56816864" calcext:value-type="float">
            <text:p>-64.56816864</text:p>
          </table:table-cell>
          <table:table-cell table:formula="of:=[.D159]-[.C159]" office:value-type="float" office:value="10.71092987" calcext:value-type="float">
            <text:p>10.71092987</text:p>
          </table:table-cell>
          <table:table-cell table:formula="of:=15.12-10*LOG10(POWER(10;[.E159]/10)-1)" office:value-type="float" office:value="4.79438394816777" calcext:value-type="float">
            <text:p>4.7943839482</text:p>
          </table:table-cell>
          <table:table-cell table:number-columns-repeated="1018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table:formula="of:=[.A160]/1000000" office:value-type="float" office:value="34.34782609" calcext:value-type="float">
            <text:p>34.34782609</text:p>
          </table:table-cell>
          <table:table-cell office:value-type="float" office:value="-75.08950043" calcext:value-type="float">
            <text:p>-75.08950043</text:p>
          </table:table-cell>
          <table:table-cell office:value-type="float" office:value="-64.49954224" calcext:value-type="float">
            <text:p>-64.49954224</text:p>
          </table:table-cell>
          <table:table-cell table:formula="of:=[.D160]-[.C160]" office:value-type="float" office:value="10.58995819" calcext:value-type="float">
            <text:p>10.58995819</text:p>
          </table:table-cell>
          <table:table-cell table:formula="of:=15.12-10*LOG10(POWER(10;[.E160]/10)-1)" office:value-type="float" office:value="4.92675167981585" calcext:value-type="float">
            <text:p>4.9267516798</text:p>
          </table:table-cell>
          <table:table-cell table:number-columns-repeated="1018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table:formula="of:=[.A161]/1000000" office:value-type="float" office:value="34.56521739" calcext:value-type="float">
            <text:p>34.56521739</text:p>
          </table:table-cell>
          <table:table-cell office:value-type="float" office:value="-75.36721039" calcext:value-type="float">
            <text:p>-75.36721039</text:p>
          </table:table-cell>
          <table:table-cell office:value-type="float" office:value="-64.48022461" calcext:value-type="float">
            <text:p>-64.48022461</text:p>
          </table:table-cell>
          <table:table-cell table:formula="of:=[.D161]-[.C161]" office:value-type="float" office:value="10.88698578" calcext:value-type="float">
            <text:p>10.88698578</text:p>
          </table:table-cell>
          <table:table-cell table:formula="of:=15.12-10*LOG10(POWER(10;[.E161]/10)-1)" office:value-type="float" office:value="4.60235024443403" calcext:value-type="float">
            <text:p>4.6023502444</text:p>
          </table:table-cell>
          <table:table-cell table:number-columns-repeated="1018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table:formula="of:=[.A162]/1000000" office:value-type="float" office:value="34.7826087" calcext:value-type="float">
            <text:p>34.7826087</text:p>
          </table:table-cell>
          <table:table-cell office:value-type="float" office:value="-75.39961243" calcext:value-type="float">
            <text:p>-75.39961243</text:p>
          </table:table-cell>
          <table:table-cell office:value-type="float" office:value="-64.5732193" calcext:value-type="float">
            <text:p>-64.5732193</text:p>
          </table:table-cell>
          <table:table-cell table:formula="of:=[.D162]-[.C162]" office:value-type="float" office:value="10.82639313" calcext:value-type="float">
            <text:p>10.82639313</text:p>
          </table:table-cell>
          <table:table-cell table:formula="of:=15.12-10*LOG10(POWER(10;[.E162]/10)-1)" office:value-type="float" office:value="4.66836239258878" calcext:value-type="float">
            <text:p>4.6683623926</text:p>
          </table:table-cell>
          <table:table-cell table:number-columns-repeated="1018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table:formula="of:=[.A163]/1000000" office:value-type="float" office:value="35" calcext:value-type="float">
            <text:p>35</text:p>
          </table:table-cell>
          <table:table-cell office:value-type="float" office:value="-75.36470032" calcext:value-type="float">
            <text:p>-75.36470032</text:p>
          </table:table-cell>
          <table:table-cell office:value-type="float" office:value="-64.64693451" calcext:value-type="float">
            <text:p>-64.64693451</text:p>
          </table:table-cell>
          <table:table-cell table:formula="of:=[.D163]-[.C163]" office:value-type="float" office:value="10.71776581" calcext:value-type="float">
            <text:p>10.71776581</text:p>
          </table:table-cell>
          <table:table-cell table:formula="of:=15.12-10*LOG10(POWER(10;[.E163]/10)-1)" office:value-type="float" office:value="4.78691433808859" calcext:value-type="float">
            <text:p>4.7869143381</text:p>
          </table:table-cell>
          <table:table-cell table:number-columns-repeated="1018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table:formula="of:=[.A164]/1000000" office:value-type="float" office:value="35.2173913" calcext:value-type="float">
            <text:p>35.2173913</text:p>
          </table:table-cell>
          <table:table-cell office:value-type="float" office:value="-74.99608612" calcext:value-type="float">
            <text:p>-74.99608612</text:p>
          </table:table-cell>
          <table:table-cell office:value-type="float" office:value="-64.52546692" calcext:value-type="float">
            <text:p>-64.52546692</text:p>
          </table:table-cell>
          <table:table-cell table:formula="of:=[.D164]-[.C164]" office:value-type="float" office:value="10.4706192" calcext:value-type="float">
            <text:p>10.4706192</text:p>
          </table:table-cell>
          <table:table-cell table:formula="of:=15.12-10*LOG10(POWER(10;[.E164]/10)-1)" office:value-type="float" office:value="5.05767890824224" calcext:value-type="float">
            <text:p>5.0576789082</text:p>
          </table:table-cell>
          <table:table-cell table:number-columns-repeated="1018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table:formula="of:=[.A165]/1000000" office:value-type="float" office:value="35.43478261" calcext:value-type="float">
            <text:p>35.43478261</text:p>
          </table:table-cell>
          <table:table-cell office:value-type="float" office:value="-75.17723083" calcext:value-type="float">
            <text:p>-75.17723083</text:p>
          </table:table-cell>
          <table:table-cell office:value-type="float" office:value="-64.48823547" calcext:value-type="float">
            <text:p>-64.48823547</text:p>
          </table:table-cell>
          <table:table-cell table:formula="of:=[.D165]-[.C165]" office:value-type="float" office:value="10.68899536" calcext:value-type="float">
            <text:p>10.68899536</text:p>
          </table:table-cell>
          <table:table-cell table:formula="of:=15.12-10*LOG10(POWER(10;[.E165]/10)-1)" office:value-type="float" office:value="4.81835909418069" calcext:value-type="float">
            <text:p>4.8183590942</text:p>
          </table:table-cell>
          <table:table-cell table:number-columns-repeated="1018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table:formula="of:=[.A166]/1000000" office:value-type="float" office:value="35.65217391" calcext:value-type="float">
            <text:p>35.65217391</text:p>
          </table:table-cell>
          <table:table-cell office:value-type="float" office:value="-75.20657349" calcext:value-type="float">
            <text:p>-75.20657349</text:p>
          </table:table-cell>
          <table:table-cell office:value-type="float" office:value="-64.5821991" calcext:value-type="float">
            <text:p>-64.5821991</text:p>
          </table:table-cell>
          <table:table-cell table:formula="of:=[.D166]-[.C166]" office:value-type="float" office:value="10.62437439" calcext:value-type="float">
            <text:p>10.62437439</text:p>
          </table:table-cell>
          <table:table-cell table:formula="of:=15.12-10*LOG10(POWER(10;[.E166]/10)-1)" office:value-type="float" office:value="4.88905789060423" calcext:value-type="float">
            <text:p>4.8890578906</text:p>
          </table:table-cell>
          <table:table-cell table:number-columns-repeated="1018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table:formula="of:=[.A167]/1000000" office:value-type="float" office:value="35.86956522" calcext:value-type="float">
            <text:p>35.86956522</text:p>
          </table:table-cell>
          <table:table-cell office:value-type="float" office:value="-75.35331726" calcext:value-type="float">
            <text:p>-75.35331726</text:p>
          </table:table-cell>
          <table:table-cell office:value-type="float" office:value="-64.47198486" calcext:value-type="float">
            <text:p>-64.47198486</text:p>
          </table:table-cell>
          <table:table-cell table:formula="of:=[.D167]-[.C167]" office:value-type="float" office:value="10.8813324" calcext:value-type="float">
            <text:p>10.8813324</text:p>
          </table:table-cell>
          <table:table-cell table:formula="of:=15.12-10*LOG10(POWER(10;[.E167]/10)-1)" office:value-type="float" office:value="4.60850579471902" calcext:value-type="float">
            <text:p>4.6085057947</text:p>
          </table:table-cell>
          <table:table-cell table:number-columns-repeated="1018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table:formula="of:=[.A168]/1000000" office:value-type="float" office:value="36.08695652" calcext:value-type="float">
            <text:p>36.08695652</text:p>
          </table:table-cell>
          <table:table-cell office:value-type="float" office:value="-75.56358337" calcext:value-type="float">
            <text:p>-75.56358337</text:p>
          </table:table-cell>
          <table:table-cell office:value-type="float" office:value="-64.39839172" calcext:value-type="float">
            <text:p>-64.39839172</text:p>
          </table:table-cell>
          <table:table-cell table:formula="of:=[.D168]-[.C168]" office:value-type="float" office:value="11.16519165" calcext:value-type="float">
            <text:p>11.16519165</text:p>
          </table:table-cell>
          <table:table-cell table:formula="of:=15.12-10*LOG10(POWER(10;[.E168]/10)-1)" office:value-type="float" office:value="4.30028978210597" calcext:value-type="float">
            <text:p>4.3002897821</text:p>
          </table:table-cell>
          <table:table-cell table:number-columns-repeated="1018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table:formula="of:=[.A169]/1000000" office:value-type="float" office:value="36.30434783" calcext:value-type="float">
            <text:p>36.30434783</text:p>
          </table:table-cell>
          <table:table-cell office:value-type="float" office:value="-75.29597473" calcext:value-type="float">
            <text:p>-75.29597473</text:p>
          </table:table-cell>
          <table:table-cell office:value-type="float" office:value="-64.56607056" calcext:value-type="float">
            <text:p>-64.56607056</text:p>
          </table:table-cell>
          <table:table-cell table:formula="of:=[.D169]-[.C169]" office:value-type="float" office:value="10.72990417" calcext:value-type="float">
            <text:p>10.72990417</text:p>
          </table:table-cell>
          <table:table-cell table:formula="of:=15.12-10*LOG10(POWER(10;[.E169]/10)-1)" office:value-type="float" office:value="4.77365347241613" calcext:value-type="float">
            <text:p>4.7736534724</text:p>
          </table:table-cell>
          <table:table-cell table:number-columns-repeated="1018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table:formula="of:=[.A170]/1000000" office:value-type="float" office:value="36.52173913" calcext:value-type="float">
            <text:p>36.52173913</text:p>
          </table:table-cell>
          <table:table-cell office:value-type="float" office:value="-75.17637634" calcext:value-type="float">
            <text:p>-75.17637634</text:p>
          </table:table-cell>
          <table:table-cell office:value-type="float" office:value="-64.58267975" calcext:value-type="float">
            <text:p>-64.58267975</text:p>
          </table:table-cell>
          <table:table-cell table:formula="of:=[.D170]-[.C170]" office:value-type="float" office:value="10.59369659" calcext:value-type="float">
            <text:p>10.59369659</text:p>
          </table:table-cell>
          <table:table-cell table:formula="of:=15.12-10*LOG10(POWER(10;[.E170]/10)-1)" office:value-type="float" office:value="4.92265587849004" calcext:value-type="float">
            <text:p>4.9226558785</text:p>
          </table:table-cell>
          <table:table-cell table:number-columns-repeated="1018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table:formula="of:=[.A171]/1000000" office:value-type="float" office:value="36.73913043" calcext:value-type="float">
            <text:p>36.73913043</text:p>
          </table:table-cell>
          <table:table-cell office:value-type="float" office:value="-75.56945801" calcext:value-type="float">
            <text:p>-75.56945801</text:p>
          </table:table-cell>
          <table:table-cell office:value-type="float" office:value="-64.55645752" calcext:value-type="float">
            <text:p>-64.55645752</text:p>
          </table:table-cell>
          <table:table-cell table:formula="of:=[.D171]-[.C171]" office:value-type="float" office:value="11.01300049" calcext:value-type="float">
            <text:p>11.01300049</text:p>
          </table:table-cell>
          <table:table-cell table:formula="of:=15.12-10*LOG10(POWER(10;[.E171]/10)-1)" office:value-type="float" office:value="4.46532470309137" calcext:value-type="float">
            <text:p>4.4653247031</text:p>
          </table:table-cell>
          <table:table-cell table:number-columns-repeated="1018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table:formula="of:=[.A172]/1000000" office:value-type="float" office:value="36.95652174" calcext:value-type="float">
            <text:p>36.95652174</text:p>
          </table:table-cell>
          <table:table-cell office:value-type="float" office:value="-75.78434753" calcext:value-type="float">
            <text:p>-75.78434753</text:p>
          </table:table-cell>
          <table:table-cell office:value-type="float" office:value="-64.85381317" calcext:value-type="float">
            <text:p>-64.85381317</text:p>
          </table:table-cell>
          <table:table-cell table:formula="of:=[.D172]-[.C172]" office:value-type="float" office:value="10.93053436" calcext:value-type="float">
            <text:p>10.93053436</text:p>
          </table:table-cell>
          <table:table-cell table:formula="of:=15.12-10*LOG10(POWER(10;[.E172]/10)-1)" office:value-type="float" office:value="4.55495715285199" calcext:value-type="float">
            <text:p>4.5549571529</text:p>
          </table:table-cell>
          <table:table-cell table:number-columns-repeated="1018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table:formula="of:=[.A173]/1000000" office:value-type="float" office:value="37.17391304" calcext:value-type="float">
            <text:p>37.17391304</text:p>
          </table:table-cell>
          <table:table-cell office:value-type="float" office:value="-75.68379211" calcext:value-type="float">
            <text:p>-75.68379211</text:p>
          </table:table-cell>
          <table:table-cell office:value-type="float" office:value="-64.67835236" calcext:value-type="float">
            <text:p>-64.67835236</text:p>
          </table:table-cell>
          <table:table-cell table:formula="of:=[.D173]-[.C173]" office:value-type="float" office:value="11.00543975" calcext:value-type="float">
            <text:p>11.00543975</text:p>
          </table:table-cell>
          <table:table-cell table:formula="of:=15.12-10*LOG10(POWER(10;[.E173]/10)-1)" office:value-type="float" office:value="4.47353633280765" calcext:value-type="float">
            <text:p>4.4735363328</text:p>
          </table:table-cell>
          <table:table-cell table:number-columns-repeated="1018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table:formula="of:=[.A174]/1000000" office:value-type="float" office:value="37.39130435" calcext:value-type="float">
            <text:p>37.39130435</text:p>
          </table:table-cell>
          <table:table-cell office:value-type="float" office:value="-75.73386383" calcext:value-type="float">
            <text:p>-75.73386383</text:p>
          </table:table-cell>
          <table:table-cell office:value-type="float" office:value="-64.82267761" calcext:value-type="float">
            <text:p>-64.82267761</text:p>
          </table:table-cell>
          <table:table-cell table:formula="of:=[.D174]-[.C174]" office:value-type="float" office:value="10.91118622" calcext:value-type="float">
            <text:p>10.91118622</text:p>
          </table:table-cell>
          <table:table-cell table:formula="of:=15.12-10*LOG10(POWER(10;[.E174]/10)-1)" office:value-type="float" office:value="4.57600818775121" calcext:value-type="float">
            <text:p>4.5760081878</text:p>
          </table:table-cell>
          <table:table-cell table:number-columns-repeated="1018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table:formula="of:=[.A175]/1000000" office:value-type="float" office:value="37.60869565" calcext:value-type="float">
            <text:p>37.60869565</text:p>
          </table:table-cell>
          <table:table-cell office:value-type="float" office:value="-75.9054718" calcext:value-type="float">
            <text:p>-75.9054718</text:p>
          </table:table-cell>
          <table:table-cell office:value-type="float" office:value="-64.82481384" calcext:value-type="float">
            <text:p>-64.82481384</text:p>
          </table:table-cell>
          <table:table-cell table:formula="of:=[.D175]-[.C175]" office:value-type="float" office:value="11.08065796" calcext:value-type="float">
            <text:p>11.08065796</text:p>
          </table:table-cell>
          <table:table-cell table:formula="of:=15.12-10*LOG10(POWER(10;[.E175]/10)-1)" office:value-type="float" office:value="4.39189716143343" calcext:value-type="float">
            <text:p>4.3918971614</text:p>
          </table:table-cell>
          <table:table-cell table:number-columns-repeated="1018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table:formula="of:=[.A176]/1000000" office:value-type="float" office:value="37.82608696" calcext:value-type="float">
            <text:p>37.82608696</text:p>
          </table:table-cell>
          <table:table-cell office:value-type="float" office:value="-75.74180603" calcext:value-type="float">
            <text:p>-75.74180603</text:p>
          </table:table-cell>
          <table:table-cell office:value-type="float" office:value="-64.83569336" calcext:value-type="float">
            <text:p>-64.83569336</text:p>
          </table:table-cell>
          <table:table-cell table:formula="of:=[.D176]-[.C176]" office:value-type="float" office:value="10.90611267" calcext:value-type="float">
            <text:p>10.90611267</text:p>
          </table:table-cell>
          <table:table-cell table:formula="of:=15.12-10*LOG10(POWER(10;[.E176]/10)-1)" office:value-type="float" office:value="4.58152964579404" calcext:value-type="float">
            <text:p>4.5815296458</text:p>
          </table:table-cell>
          <table:table-cell table:number-columns-repeated="1018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table:formula="of:=[.A177]/1000000" office:value-type="float" office:value="38.04347826" calcext:value-type="float">
            <text:p>38.04347826</text:p>
          </table:table-cell>
          <table:table-cell office:value-type="float" office:value="-75.80409241" calcext:value-type="float">
            <text:p>-75.80409241</text:p>
          </table:table-cell>
          <table:table-cell office:value-type="float" office:value="-64.73950195" calcext:value-type="float">
            <text:p>-64.73950195</text:p>
          </table:table-cell>
          <table:table-cell table:formula="of:=[.D177]-[.C177]" office:value-type="float" office:value="11.06459046" calcext:value-type="float">
            <text:p>11.06459046</text:p>
          </table:table-cell>
          <table:table-cell table:formula="of:=15.12-10*LOG10(POWER(10;[.E177]/10)-1)" office:value-type="float" office:value="4.409326136585" calcext:value-type="float">
            <text:p>4.4093261366</text:p>
          </table:table-cell>
          <table:table-cell table:number-columns-repeated="1018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table:formula="of:=[.A178]/1000000" office:value-type="float" office:value="38.26086957" calcext:value-type="float">
            <text:p>38.26086957</text:p>
          </table:table-cell>
          <table:table-cell office:value-type="float" office:value="-75.79014587" calcext:value-type="float">
            <text:p>-75.79014587</text:p>
          </table:table-cell>
          <table:table-cell office:value-type="float" office:value="-64.83300018" calcext:value-type="float">
            <text:p>-64.83300018</text:p>
          </table:table-cell>
          <table:table-cell table:formula="of:=[.D178]-[.C178]" office:value-type="float" office:value="10.95714569" calcext:value-type="float">
            <text:p>10.95714569</text:p>
          </table:table-cell>
          <table:table-cell table:formula="of:=15.12-10*LOG10(POWER(10;[.E178]/10)-1)" office:value-type="float" office:value="4.52601710985039" calcext:value-type="float">
            <text:p>4.5260171099</text:p>
          </table:table-cell>
          <table:table-cell table:number-columns-repeated="1018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table:formula="of:=[.A179]/1000000" office:value-type="float" office:value="38.47826087" calcext:value-type="float">
            <text:p>38.47826087</text:p>
          </table:table-cell>
          <table:table-cell office:value-type="float" office:value="-75.72645569" calcext:value-type="float">
            <text:p>-75.72645569</text:p>
          </table:table-cell>
          <table:table-cell office:value-type="float" office:value="-64.69366455" calcext:value-type="float">
            <text:p>-64.69366455</text:p>
          </table:table-cell>
          <table:table-cell table:formula="of:=[.D179]-[.C179]" office:value-type="float" office:value="11.03279114" calcext:value-type="float">
            <text:p>11.03279114</text:p>
          </table:table-cell>
          <table:table-cell table:formula="of:=15.12-10*LOG10(POWER(10;[.E179]/10)-1)" office:value-type="float" office:value="4.44383612820858" calcext:value-type="float">
            <text:p>4.4438361282</text:p>
          </table:table-cell>
          <table:table-cell table:number-columns-repeated="1018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table:formula="of:=[.A180]/1000000" office:value-type="float" office:value="38.69565217" calcext:value-type="float">
            <text:p>38.69565217</text:p>
          </table:table-cell>
          <table:table-cell office:value-type="float" office:value="-75.69197845" calcext:value-type="float">
            <text:p>-75.69197845</text:p>
          </table:table-cell>
          <table:table-cell office:value-type="float" office:value="-64.88938904" calcext:value-type="float">
            <text:p>-64.88938904</text:p>
          </table:table-cell>
          <table:table-cell table:formula="of:=[.D180]-[.C180]" office:value-type="float" office:value="10.80258941" calcext:value-type="float">
            <text:p>10.80258941</text:p>
          </table:table-cell>
          <table:table-cell table:formula="of:=15.12-10*LOG10(POWER(10;[.E180]/10)-1)" office:value-type="float" office:value="4.6943178010056" calcext:value-type="float">
            <text:p>4.694317801</text:p>
          </table:table-cell>
          <table:table-cell table:number-columns-repeated="1018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table:formula="of:=[.A181]/1000000" office:value-type="float" office:value="38.91304348" calcext:value-type="float">
            <text:p>38.91304348</text:p>
          </table:table-cell>
          <table:table-cell office:value-type="float" office:value="-75.59046936" calcext:value-type="float">
            <text:p>-75.59046936</text:p>
          </table:table-cell>
          <table:table-cell office:value-type="float" office:value="-64.7855072" calcext:value-type="float">
            <text:p>-64.7855072</text:p>
          </table:table-cell>
          <table:table-cell table:formula="of:=[.D181]-[.C181]" office:value-type="float" office:value="10.80496216" calcext:value-type="float">
            <text:p>10.80496216</text:p>
          </table:table-cell>
          <table:table-cell table:formula="of:=15.12-10*LOG10(POWER(10;[.E181]/10)-1)" office:value-type="float" office:value="4.69172999361243" calcext:value-type="float">
            <text:p>4.6917299936</text:p>
          </table:table-cell>
          <table:table-cell table:number-columns-repeated="1018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table:formula="of:=[.A182]/1000000" office:value-type="float" office:value="39.13043478" calcext:value-type="float">
            <text:p>39.13043478</text:p>
          </table:table-cell>
          <table:table-cell office:value-type="float" office:value="-75.62283325" calcext:value-type="float">
            <text:p>-75.62283325</text:p>
          </table:table-cell>
          <table:table-cell office:value-type="float" office:value="-64.84392548" calcext:value-type="float">
            <text:p>-64.84392548</text:p>
          </table:table-cell>
          <table:table-cell table:formula="of:=[.D182]-[.C182]" office:value-type="float" office:value="10.77890777" calcext:value-type="float">
            <text:p>10.77890777</text:p>
          </table:table-cell>
          <table:table-cell table:formula="of:=15.12-10*LOG10(POWER(10;[.E182]/10)-1)" office:value-type="float" office:value="4.72015289621589" calcext:value-type="float">
            <text:p>4.7201528962</text:p>
          </table:table-cell>
          <table:table-cell table:number-columns-repeated="1018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table:formula="of:=[.A183]/1000000" office:value-type="float" office:value="39.34782609" calcext:value-type="float">
            <text:p>39.34782609</text:p>
          </table:table-cell>
          <table:table-cell office:value-type="float" office:value="-75.77310181" calcext:value-type="float">
            <text:p>-75.77310181</text:p>
          </table:table-cell>
          <table:table-cell office:value-type="float" office:value="-64.90396881" calcext:value-type="float">
            <text:p>-64.90396881</text:p>
          </table:table-cell>
          <table:table-cell table:formula="of:=[.D183]-[.C183]" office:value-type="float" office:value="10.869133" calcext:value-type="float">
            <text:p>10.869133</text:p>
          </table:table-cell>
          <table:table-cell table:formula="of:=15.12-10*LOG10(POWER(10;[.E183]/10)-1)" office:value-type="float" office:value="4.62179125383555" calcext:value-type="float">
            <text:p>4.6217912538</text:p>
          </table:table-cell>
          <table:table-cell table:number-columns-repeated="1018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table:formula="of:=[.A184]/1000000" office:value-type="float" office:value="39.56521739" calcext:value-type="float">
            <text:p>39.56521739</text:p>
          </table:table-cell>
          <table:table-cell office:value-type="float" office:value="-75.6026535" calcext:value-type="float">
            <text:p>-75.6026535</text:p>
          </table:table-cell>
          <table:table-cell office:value-type="float" office:value="-64.76676941" calcext:value-type="float">
            <text:p>-64.76676941</text:p>
          </table:table-cell>
          <table:table-cell table:formula="of:=[.D184]-[.C184]" office:value-type="float" office:value="10.83588409" calcext:value-type="float">
            <text:p>10.83588409</text:p>
          </table:table-cell>
          <table:table-cell table:formula="of:=15.12-10*LOG10(POWER(10;[.E184]/10)-1)" office:value-type="float" office:value="4.65801709561278" calcext:value-type="float">
            <text:p>4.6580170956</text:p>
          </table:table-cell>
          <table:table-cell table:number-columns-repeated="1018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table:formula="of:=[.A185]/1000000" office:value-type="float" office:value="39.7826087" calcext:value-type="float">
            <text:p>39.7826087</text:p>
          </table:table-cell>
          <table:table-cell office:value-type="float" office:value="-75.7596283" calcext:value-type="float">
            <text:p>-75.7596283</text:p>
          </table:table-cell>
          <table:table-cell office:value-type="float" office:value="-65.0165329" calcext:value-type="float">
            <text:p>-65.0165329</text:p>
          </table:table-cell>
          <table:table-cell table:formula="of:=[.D185]-[.C185]" office:value-type="float" office:value="10.7430954" calcext:value-type="float">
            <text:p>10.7430954</text:p>
          </table:table-cell>
          <table:table-cell table:formula="of:=15.12-10*LOG10(POWER(10;[.E185]/10)-1)" office:value-type="float" office:value="4.75924625118143" calcext:value-type="float">
            <text:p>4.7592462512</text:p>
          </table:table-cell>
          <table:table-cell table:number-columns-repeated="1018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table:formula="of:=[.A186]/1000000" office:value-type="float" office:value="40" calcext:value-type="float">
            <text:p>40</text:p>
          </table:table-cell>
          <table:table-cell office:value-type="float" office:value="-75.81062317" calcext:value-type="float">
            <text:p>-75.81062317</text:p>
          </table:table-cell>
          <table:table-cell office:value-type="float" office:value="-64.94177246" calcext:value-type="float">
            <text:p>-64.94177246</text:p>
          </table:table-cell>
          <table:table-cell table:formula="of:=[.D186]-[.C186]" office:value-type="float" office:value="10.86885071" calcext:value-type="float">
            <text:p>10.86885071</text:p>
          </table:table-cell>
          <table:table-cell table:formula="of:=15.12-10*LOG10(POWER(10;[.E186]/10)-1)" office:value-type="float" office:value="4.62209871422831" calcext:value-type="float">
            <text:p>4.6220987142</text:p>
          </table:table-cell>
          <table:table-cell table:number-columns-repeated="1018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table:formula="of:=[.A187]/1000000" office:value-type="float" office:value="40.2173913" calcext:value-type="float">
            <text:p>40.2173913</text:p>
          </table:table-cell>
          <table:table-cell office:value-type="float" office:value="-75.75913239" calcext:value-type="float">
            <text:p>-75.75913239</text:p>
          </table:table-cell>
          <table:table-cell office:value-type="float" office:value="-64.81793213" calcext:value-type="float">
            <text:p>-64.81793213</text:p>
          </table:table-cell>
          <table:table-cell table:formula="of:=[.D187]-[.C187]" office:value-type="float" office:value="10.94120026" calcext:value-type="float">
            <text:p>10.94120026</text:p>
          </table:table-cell>
          <table:table-cell table:formula="of:=15.12-10*LOG10(POWER(10;[.E187]/10)-1)" office:value-type="float" office:value="4.54335603395149" calcext:value-type="float">
            <text:p>4.543356034</text:p>
          </table:table-cell>
          <table:table-cell table:number-columns-repeated="1018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table:formula="of:=[.A188]/1000000" office:value-type="float" office:value="40.43478261" calcext:value-type="float">
            <text:p>40.43478261</text:p>
          </table:table-cell>
          <table:table-cell office:value-type="float" office:value="-75.81674957" calcext:value-type="float">
            <text:p>-75.81674957</text:p>
          </table:table-cell>
          <table:table-cell office:value-type="float" office:value="-64.86670685" calcext:value-type="float">
            <text:p>-64.86670685</text:p>
          </table:table-cell>
          <table:table-cell table:formula="of:=[.D188]-[.C188]" office:value-type="float" office:value="10.95004272" calcext:value-type="float">
            <text:p>10.95004272</text:p>
          </table:table-cell>
          <table:table-cell table:formula="of:=15.12-10*LOG10(POWER(10;[.E188]/10)-1)" office:value-type="float" office:value="4.53374013153321" calcext:value-type="float">
            <text:p>4.5337401315</text:p>
          </table:table-cell>
          <table:table-cell table:number-columns-repeated="1018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table:formula="of:=[.A189]/1000000" office:value-type="float" office:value="40.65217391" calcext:value-type="float">
            <text:p>40.65217391</text:p>
          </table:table-cell>
          <table:table-cell office:value-type="float" office:value="-75.72911835" calcext:value-type="float">
            <text:p>-75.72911835</text:p>
          </table:table-cell>
          <table:table-cell office:value-type="float" office:value="-64.91547394" calcext:value-type="float">
            <text:p>-64.91547394</text:p>
          </table:table-cell>
          <table:table-cell table:formula="of:=[.D189]-[.C189]" office:value-type="float" office:value="10.81364441" calcext:value-type="float">
            <text:p>10.81364441</text:p>
          </table:table-cell>
          <table:table-cell table:formula="of:=15.12-10*LOG10(POWER(10;[.E189]/10)-1)" office:value-type="float" office:value="4.68226190755222" calcext:value-type="float">
            <text:p>4.6822619076</text:p>
          </table:table-cell>
          <table:table-cell table:number-columns-repeated="1018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table:formula="of:=[.A190]/1000000" office:value-type="float" office:value="40.86956522" calcext:value-type="float">
            <text:p>40.86956522</text:p>
          </table:table-cell>
          <table:table-cell office:value-type="float" office:value="-75.99693298" calcext:value-type="float">
            <text:p>-75.99693298</text:p>
          </table:table-cell>
          <table:table-cell office:value-type="float" office:value="-64.99031067" calcext:value-type="float">
            <text:p>-64.99031067</text:p>
          </table:table-cell>
          <table:table-cell table:formula="of:=[.D190]-[.C190]" office:value-type="float" office:value="11.00662231" calcext:value-type="float">
            <text:p>11.00662231</text:p>
          </table:table-cell>
          <table:table-cell table:formula="of:=15.12-10*LOG10(POWER(10;[.E190]/10)-1)" office:value-type="float" office:value="4.47225188725693" calcext:value-type="float">
            <text:p>4.4722518873</text:p>
          </table:table-cell>
          <table:table-cell table:number-columns-repeated="1018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table:formula="of:=[.A191]/1000000" office:value-type="float" office:value="41.08695652" calcext:value-type="float">
            <text:p>41.08695652</text:p>
          </table:table-cell>
          <table:table-cell office:value-type="float" office:value="-75.81170654" calcext:value-type="float">
            <text:p>-75.81170654</text:p>
          </table:table-cell>
          <table:table-cell office:value-type="float" office:value="-64.98821259" calcext:value-type="float">
            <text:p>-64.98821259</text:p>
          </table:table-cell>
          <table:table-cell table:formula="of:=[.D191]-[.C191]" office:value-type="float" office:value="10.82349395" calcext:value-type="float">
            <text:p>10.82349395</text:p>
          </table:table-cell>
          <table:table-cell table:formula="of:=15.12-10*LOG10(POWER(10;[.E191]/10)-1)" office:value-type="float" office:value="4.67152295084437" calcext:value-type="float">
            <text:p>4.6715229508</text:p>
          </table:table-cell>
          <table:table-cell table:number-columns-repeated="1018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table:formula="of:=[.A192]/1000000" office:value-type="float" office:value="41.30434783" calcext:value-type="float">
            <text:p>41.30434783</text:p>
          </table:table-cell>
          <table:table-cell office:value-type="float" office:value="-76.03246307" calcext:value-type="float">
            <text:p>-76.03246307</text:p>
          </table:table-cell>
          <table:table-cell office:value-type="float" office:value="-65.03091431" calcext:value-type="float">
            <text:p>-65.03091431</text:p>
          </table:table-cell>
          <table:table-cell table:formula="of:=[.D192]-[.C192]" office:value-type="float" office:value="11.00154876" calcext:value-type="float">
            <text:p>11.00154876</text:p>
          </table:table-cell>
          <table:table-cell table:formula="of:=15.12-10*LOG10(POWER(10;[.E192]/10)-1)" office:value-type="float" office:value="4.47776277071292" calcext:value-type="float">
            <text:p>4.4777627707</text:p>
          </table:table-cell>
          <table:table-cell table:number-columns-repeated="1018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table:formula="of:=[.A193]/1000000" office:value-type="float" office:value="41.52173913" calcext:value-type="float">
            <text:p>41.52173913</text:p>
          </table:table-cell>
          <table:table-cell office:value-type="float" office:value="-76.05508423" calcext:value-type="float">
            <text:p>-76.05508423</text:p>
          </table:table-cell>
          <table:table-cell office:value-type="float" office:value="-65.01992798" calcext:value-type="float">
            <text:p>-65.01992798</text:p>
          </table:table-cell>
          <table:table-cell table:formula="of:=[.D193]-[.C193]" office:value-type="float" office:value="11.03515625" calcext:value-type="float">
            <text:p>11.03515625</text:p>
          </table:table-cell>
          <table:table-cell table:formula="of:=15.12-10*LOG10(POWER(10;[.E193]/10)-1)" office:value-type="float" office:value="4.44126866663341" calcext:value-type="float">
            <text:p>4.4412686666</text:p>
          </table:table-cell>
          <table:table-cell table:number-columns-repeated="1018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table:formula="of:=[.A194]/1000000" office:value-type="float" office:value="41.73913043" calcext:value-type="float">
            <text:p>41.73913043</text:p>
          </table:table-cell>
          <table:table-cell office:value-type="float" office:value="-76.00914001" calcext:value-type="float">
            <text:p>-76.00914001</text:p>
          </table:table-cell>
          <table:table-cell office:value-type="float" office:value="-65.06731415" calcext:value-type="float">
            <text:p>-65.06731415</text:p>
          </table:table-cell>
          <table:table-cell table:formula="of:=[.D194]-[.C194]" office:value-type="float" office:value="10.94182586" calcext:value-type="float">
            <text:p>10.94182586</text:p>
          </table:table-cell>
          <table:table-cell table:formula="of:=15.12-10*LOG10(POWER(10;[.E194]/10)-1)" office:value-type="float" office:value="4.5426756569412" calcext:value-type="float">
            <text:p>4.5426756569</text:p>
          </table:table-cell>
          <table:table-cell table:number-columns-repeated="1018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table:formula="of:=[.A195]/1000000" office:value-type="float" office:value="41.95652174" calcext:value-type="float">
            <text:p>41.95652174</text:p>
          </table:table-cell>
          <table:table-cell office:value-type="float" office:value="-75.97773743" calcext:value-type="float">
            <text:p>-75.97773743</text:p>
          </table:table-cell>
          <table:table-cell office:value-type="float" office:value="-64.95108795" calcext:value-type="float">
            <text:p>-64.95108795</text:p>
          </table:table-cell>
          <table:table-cell table:formula="of:=[.D195]-[.C195]" office:value-type="float" office:value="11.02664948" calcext:value-type="float">
            <text:p>11.02664948</text:p>
          </table:table-cell>
          <table:table-cell table:formula="of:=15.12-10*LOG10(POWER(10;[.E195]/10)-1)" office:value-type="float" office:value="4.45050380887017" calcext:value-type="float">
            <text:p>4.4505038089</text:p>
          </table:table-cell>
          <table:table-cell table:number-columns-repeated="1018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table:formula="of:=[.A196]/1000000" office:value-type="float" office:value="42.17391304" calcext:value-type="float">
            <text:p>42.17391304</text:p>
          </table:table-cell>
          <table:table-cell office:value-type="float" office:value="-76.12968445" calcext:value-type="float">
            <text:p>-76.12968445</text:p>
          </table:table-cell>
          <table:table-cell office:value-type="float" office:value="-65.14183807" calcext:value-type="float">
            <text:p>-65.14183807</text:p>
          </table:table-cell>
          <table:table-cell table:formula="of:=[.D196]-[.C196]" office:value-type="float" office:value="10.98784638" calcext:value-type="float">
            <text:p>10.98784638</text:p>
          </table:table-cell>
          <table:table-cell table:formula="of:=15.12-10*LOG10(POWER(10;[.E196]/10)-1)" office:value-type="float" office:value="4.49264905550237" calcext:value-type="float">
            <text:p>4.4926490555</text:p>
          </table:table-cell>
          <table:table-cell table:number-columns-repeated="1018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table:formula="of:=[.A197]/1000000" office:value-type="float" office:value="42.39130435" calcext:value-type="float">
            <text:p>42.39130435</text:p>
          </table:table-cell>
          <table:table-cell office:value-type="float" office:value="-76.17698669" calcext:value-type="float">
            <text:p>-76.17698669</text:p>
          </table:table-cell>
          <table:table-cell office:value-type="float" office:value="-65.13704681" calcext:value-type="float">
            <text:p>-65.13704681</text:p>
          </table:table-cell>
          <table:table-cell table:formula="of:=[.D197]-[.C197]" office:value-type="float" office:value="11.03993988" calcext:value-type="float">
            <text:p>11.03993988</text:p>
          </table:table-cell>
          <table:table-cell table:formula="of:=15.12-10*LOG10(POWER(10;[.E197]/10)-1)" office:value-type="float" office:value="4.43607612935356" calcext:value-type="float">
            <text:p>4.4360761294</text:p>
          </table:table-cell>
          <table:table-cell table:number-columns-repeated="1018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table:formula="of:=[.A198]/1000000" office:value-type="float" office:value="42.60869565" calcext:value-type="float">
            <text:p>42.60869565</text:p>
          </table:table-cell>
          <table:table-cell office:value-type="float" office:value="-76.34333801" calcext:value-type="float">
            <text:p>-76.34333801</text:p>
          </table:table-cell>
          <table:table-cell office:value-type="float" office:value="-65.34320068" calcext:value-type="float">
            <text:p>-65.34320068</text:p>
          </table:table-cell>
          <table:table-cell table:formula="of:=[.D198]-[.C198]" office:value-type="float" office:value="11.00013733" calcext:value-type="float">
            <text:p>11.00013733</text:p>
          </table:table-cell>
          <table:table-cell table:formula="of:=15.12-10*LOG10(POWER(10;[.E198]/10)-1)" office:value-type="float" office:value="4.47929596285584" calcext:value-type="float">
            <text:p>4.4792959629</text:p>
          </table:table-cell>
          <table:table-cell table:number-columns-repeated="1018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table:formula="of:=[.A199]/1000000" office:value-type="float" office:value="42.82608696" calcext:value-type="float">
            <text:p>42.82608696</text:p>
          </table:table-cell>
          <table:table-cell office:value-type="float" office:value="-76.26839447" calcext:value-type="float">
            <text:p>-76.26839447</text:p>
          </table:table-cell>
          <table:table-cell office:value-type="float" office:value="-65.28422546" calcext:value-type="float">
            <text:p>-65.28422546</text:p>
          </table:table-cell>
          <table:table-cell table:formula="of:=[.D199]-[.C199]" office:value-type="float" office:value="10.98416901" calcext:value-type="float">
            <text:p>10.98416901</text:p>
          </table:table-cell>
          <table:table-cell table:formula="of:=15.12-10*LOG10(POWER(10;[.E199]/10)-1)" office:value-type="float" office:value="4.49664484674786" calcext:value-type="float">
            <text:p>4.4966448467</text:p>
          </table:table-cell>
          <table:table-cell table:number-columns-repeated="1018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table:formula="of:=[.A200]/1000000" office:value-type="float" office:value="43.04347826" calcext:value-type="float">
            <text:p>43.04347826</text:p>
          </table:table-cell>
          <table:table-cell office:value-type="float" office:value="-76.33743286" calcext:value-type="float">
            <text:p>-76.33743286</text:p>
          </table:table-cell>
          <table:table-cell office:value-type="float" office:value="-65.34354401" calcext:value-type="float">
            <text:p>-65.34354401</text:p>
          </table:table-cell>
          <table:table-cell table:formula="of:=[.D200]-[.C200]" office:value-type="float" office:value="10.99388885" calcext:value-type="float">
            <text:p>10.99388885</text:p>
          </table:table-cell>
          <table:table-cell table:formula="of:=15.12-10*LOG10(POWER(10;[.E200]/10)-1)" office:value-type="float" office:value="4.48608400742009" calcext:value-type="float">
            <text:p>4.4860840074</text:p>
          </table:table-cell>
          <table:table-cell table:number-columns-repeated="1018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table:formula="of:=[.A201]/1000000" office:value-type="float" office:value="43.26086957" calcext:value-type="float">
            <text:p>43.26086957</text:p>
          </table:table-cell>
          <table:table-cell office:value-type="float" office:value="-76.14763641" calcext:value-type="float">
            <text:p>-76.14763641</text:p>
          </table:table-cell>
          <table:table-cell office:value-type="float" office:value="-65.35076141" calcext:value-type="float">
            <text:p>-65.35076141</text:p>
          </table:table-cell>
          <table:table-cell table:formula="of:=[.D201]-[.C201]" office:value-type="float" office:value="10.796875" calcext:value-type="float">
            <text:p>10.796875</text:p>
          </table:table-cell>
          <table:table-cell table:formula="of:=15.12-10*LOG10(POWER(10;[.E201]/10)-1)" office:value-type="float" office:value="4.70055067052359" calcext:value-type="float">
            <text:p>4.7005506705</text:p>
          </table:table-cell>
          <table:table-cell table:number-columns-repeated="1018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table:formula="of:=[.A202]/1000000" office:value-type="float" office:value="43.47826087" calcext:value-type="float">
            <text:p>43.47826087</text:p>
          </table:table-cell>
          <table:table-cell office:value-type="float" office:value="-76.36798859" calcext:value-type="float">
            <text:p>-76.36798859</text:p>
          </table:table-cell>
          <table:table-cell office:value-type="float" office:value="-65.2792511" calcext:value-type="float">
            <text:p>-65.2792511</text:p>
          </table:table-cell>
          <table:table-cell table:formula="of:=[.D202]-[.C202]" office:value-type="float" office:value="11.08873749" calcext:value-type="float">
            <text:p>11.08873749</text:p>
          </table:table-cell>
          <table:table-cell table:formula="of:=15.12-10*LOG10(POWER(10;[.E202]/10)-1)" office:value-type="float" office:value="4.38313507624556" calcext:value-type="float">
            <text:p>4.3831350762</text:p>
          </table:table-cell>
          <table:table-cell table:number-columns-repeated="1018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table:formula="of:=[.A203]/1000000" office:value-type="float" office:value="43.69565217" calcext:value-type="float">
            <text:p>43.69565217</text:p>
          </table:table-cell>
          <table:table-cell office:value-type="float" office:value="-76.36961365" calcext:value-type="float">
            <text:p>-76.36961365</text:p>
          </table:table-cell>
          <table:table-cell office:value-type="float" office:value="-65.4313736" calcext:value-type="float">
            <text:p>-65.4313736</text:p>
          </table:table-cell>
          <table:table-cell table:formula="of:=[.D203]-[.C203]" office:value-type="float" office:value="10.93824005" calcext:value-type="float">
            <text:p>10.93824005</text:p>
          </table:table-cell>
          <table:table-cell table:formula="of:=15.12-10*LOG10(POWER(10;[.E203]/10)-1)" office:value-type="float" office:value="4.54657555385832" calcext:value-type="float">
            <text:p>4.5465755539</text:p>
          </table:table-cell>
          <table:table-cell table:number-columns-repeated="1018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table:formula="of:=[.A204]/1000000" office:value-type="float" office:value="43.91304348" calcext:value-type="float">
            <text:p>43.91304348</text:p>
          </table:table-cell>
          <table:table-cell office:value-type="float" office:value="-76.53121185" calcext:value-type="float">
            <text:p>-76.53121185</text:p>
          </table:table-cell>
          <table:table-cell office:value-type="float" office:value="-65.47612" calcext:value-type="float">
            <text:p>-65.47612</text:p>
          </table:table-cell>
          <table:table-cell table:formula="of:=[.D204]-[.C204]" office:value-type="float" office:value="11.05509185" calcext:value-type="float">
            <text:p>11.05509185</text:p>
          </table:table-cell>
          <table:table-cell table:formula="of:=15.12-10*LOG10(POWER(10;[.E204]/10)-1)" office:value-type="float" office:value="4.4196321824913" calcext:value-type="float">
            <text:p>4.4196321825</text:p>
          </table:table-cell>
          <table:table-cell table:number-columns-repeated="1018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table:formula="of:=[.A205]/1000000" office:value-type="float" office:value="44.13043478" calcext:value-type="float">
            <text:p>44.13043478</text:p>
          </table:table-cell>
          <table:table-cell office:value-type="float" office:value="-76.50272369" calcext:value-type="float">
            <text:p>-76.50272369</text:p>
          </table:table-cell>
          <table:table-cell office:value-type="float" office:value="-65.49991608" calcext:value-type="float">
            <text:p>-65.49991608</text:p>
          </table:table-cell>
          <table:table-cell table:formula="of:=[.D205]-[.C205]" office:value-type="float" office:value="11.00280761" calcext:value-type="float">
            <text:p>11.00280761</text:p>
          </table:table-cell>
          <table:table-cell table:formula="of:=15.12-10*LOG10(POWER(10;[.E205]/10)-1)" office:value-type="float" office:value="4.47639535769889" calcext:value-type="float">
            <text:p>4.4763953577</text:p>
          </table:table-cell>
          <table:table-cell table:number-columns-repeated="1018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table:formula="of:=[.A206]/1000000" office:value-type="float" office:value="44.34782609" calcext:value-type="float">
            <text:p>44.34782609</text:p>
          </table:table-cell>
          <table:table-cell office:value-type="float" office:value="-76.34442139" calcext:value-type="float">
            <text:p>-76.34442139</text:p>
          </table:table-cell>
          <table:table-cell office:value-type="float" office:value="-65.58905029" calcext:value-type="float">
            <text:p>-65.58905029</text:p>
          </table:table-cell>
          <table:table-cell table:formula="of:=[.D206]-[.C206]" office:value-type="float" office:value="10.7553711" calcext:value-type="float">
            <text:p>10.7553711</text:p>
          </table:table-cell>
          <table:table-cell table:formula="of:=15.12-10*LOG10(POWER(10;[.E206]/10)-1)" office:value-type="float" office:value="4.74584257260579" calcext:value-type="float">
            <text:p>4.7458425726</text:p>
          </table:table-cell>
          <table:table-cell table:number-columns-repeated="1018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table:formula="of:=[.A207]/1000000" office:value-type="float" office:value="44.56521739" calcext:value-type="float">
            <text:p>44.56521739</text:p>
          </table:table-cell>
          <table:table-cell office:value-type="float" office:value="-76.62123108" calcext:value-type="float">
            <text:p>-76.62123108</text:p>
          </table:table-cell>
          <table:table-cell office:value-type="float" office:value="-65.82967377" calcext:value-type="float">
            <text:p>-65.82967377</text:p>
          </table:table-cell>
          <table:table-cell table:formula="of:=[.D207]-[.C207]" office:value-type="float" office:value="10.79155731" calcext:value-type="float">
            <text:p>10.79155731</text:p>
          </table:table-cell>
          <table:table-cell table:formula="of:=15.12-10*LOG10(POWER(10;[.E207]/10)-1)" office:value-type="float" office:value="4.70635149513517" calcext:value-type="float">
            <text:p>4.7063514951</text:p>
          </table:table-cell>
          <table:table-cell table:number-columns-repeated="1018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table:formula="of:=[.A208]/1000000" office:value-type="float" office:value="44.7826087" calcext:value-type="float">
            <text:p>44.7826087</text:p>
          </table:table-cell>
          <table:table-cell office:value-type="float" office:value="-76.74621582" calcext:value-type="float">
            <text:p>-76.74621582</text:p>
          </table:table-cell>
          <table:table-cell office:value-type="float" office:value="-65.71261597" calcext:value-type="float">
            <text:p>-65.71261597</text:p>
          </table:table-cell>
          <table:table-cell table:formula="of:=[.D208]-[.C208]" office:value-type="float" office:value="11.03359985" calcext:value-type="float">
            <text:p>11.03359985</text:p>
          </table:table-cell>
          <table:table-cell table:formula="of:=15.12-10*LOG10(POWER(10;[.E208]/10)-1)" office:value-type="float" office:value="4.44295821399606" calcext:value-type="float">
            <text:p>4.442958214</text:p>
          </table:table-cell>
          <table:table-cell table:number-columns-repeated="1018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table:formula="of:=[.A209]/1000000" office:value-type="float" office:value="45" calcext:value-type="float">
            <text:p>45</text:p>
          </table:table-cell>
          <table:table-cell office:value-type="float" office:value="-76.84642792" calcext:value-type="float">
            <text:p>-76.84642792</text:p>
          </table:table-cell>
          <table:table-cell office:value-type="float" office:value="-65.72741699" calcext:value-type="float">
            <text:p>-65.72741699</text:p>
          </table:table-cell>
          <table:table-cell table:formula="of:=[.D209]-[.C209]" office:value-type="float" office:value="11.11901093" calcext:value-type="float">
            <text:p>11.11901093</text:p>
          </table:table-cell>
          <table:table-cell table:formula="of:=15.12-10*LOG10(POWER(10;[.E209]/10)-1)" office:value-type="float" office:value="4.35031635827993" calcext:value-type="float">
            <text:p>4.3503163583</text:p>
          </table:table-cell>
          <table:table-cell table:number-columns-repeated="1018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table:formula="of:=[.A210]/1000000" office:value-type="float" office:value="45.2173913" calcext:value-type="float">
            <text:p>45.2173913</text:p>
          </table:table-cell>
          <table:table-cell office:value-type="float" office:value="-76.814888" calcext:value-type="float">
            <text:p>-76.814888</text:p>
          </table:table-cell>
          <table:table-cell office:value-type="float" office:value="-65.83356476" calcext:value-type="float">
            <text:p>-65.83356476</text:p>
          </table:table-cell>
          <table:table-cell table:formula="of:=[.D210]-[.C210]" office:value-type="float" office:value="10.98132324" calcext:value-type="float">
            <text:p>10.98132324</text:p>
          </table:table-cell>
          <table:table-cell table:formula="of:=15.12-10*LOG10(POWER(10;[.E210]/10)-1)" office:value-type="float" office:value="4.4997372314185" calcext:value-type="float">
            <text:p>4.4997372314</text:p>
          </table:table-cell>
          <table:table-cell table:number-columns-repeated="1018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table:formula="of:=[.A211]/1000000" office:value-type="float" office:value="45.43478261" calcext:value-type="float">
            <text:p>45.43478261</text:p>
          </table:table-cell>
          <table:table-cell office:value-type="float" office:value="-76.75485992" calcext:value-type="float">
            <text:p>-76.75485992</text:p>
          </table:table-cell>
          <table:table-cell office:value-type="float" office:value="-65.82200623" calcext:value-type="float">
            <text:p>-65.82200623</text:p>
          </table:table-cell>
          <table:table-cell table:formula="of:=[.D211]-[.C211]" office:value-type="float" office:value="10.93285369" calcext:value-type="float">
            <text:p>10.93285369</text:p>
          </table:table-cell>
          <table:table-cell table:formula="of:=15.12-10*LOG10(POWER(10;[.E211]/10)-1)" office:value-type="float" office:value="4.55243424425336" calcext:value-type="float">
            <text:p>4.5524342443</text:p>
          </table:table-cell>
          <table:table-cell table:number-columns-repeated="1018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table:formula="of:=[.A212]/1000000" office:value-type="float" office:value="45.65217391" calcext:value-type="float">
            <text:p>45.65217391</text:p>
          </table:table-cell>
          <table:table-cell office:value-type="float" office:value="-76.81039429" calcext:value-type="float">
            <text:p>-76.81039429</text:p>
          </table:table-cell>
          <table:table-cell office:value-type="float" office:value="-65.98339844" calcext:value-type="float">
            <text:p>-65.98339844</text:p>
          </table:table-cell>
          <table:table-cell table:formula="of:=[.D212]-[.C212]" office:value-type="float" office:value="10.82699585" calcext:value-type="float">
            <text:p>10.82699585</text:p>
          </table:table-cell>
          <table:table-cell table:formula="of:=15.12-10*LOG10(POWER(10;[.E212]/10)-1)" office:value-type="float" office:value="4.66770535768797" calcext:value-type="float">
            <text:p>4.6677053577</text:p>
          </table:table-cell>
          <table:table-cell table:number-columns-repeated="1018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table:formula="of:=[.A213]/1000000" office:value-type="float" office:value="45.86956522" calcext:value-type="float">
            <text:p>45.86956522</text:p>
          </table:table-cell>
          <table:table-cell office:value-type="float" office:value="-76.95865631" calcext:value-type="float">
            <text:p>-76.95865631</text:p>
          </table:table-cell>
          <table:table-cell office:value-type="float" office:value="-65.98200226" calcext:value-type="float">
            <text:p>-65.98200226</text:p>
          </table:table-cell>
          <table:table-cell table:formula="of:=[.D213]-[.C213]" office:value-type="float" office:value="10.97665405" calcext:value-type="float">
            <text:p>10.97665405</text:p>
          </table:table-cell>
          <table:table-cell table:formula="of:=15.12-10*LOG10(POWER(10;[.E213]/10)-1)" office:value-type="float" office:value="4.50481143445344" calcext:value-type="float">
            <text:p>4.5048114345</text:p>
          </table:table-cell>
          <table:table-cell table:number-columns-repeated="1018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table:formula="of:=[.A214]/1000000" office:value-type="float" office:value="46.08695652" calcext:value-type="float">
            <text:p>46.08695652</text:p>
          </table:table-cell>
          <table:table-cell office:value-type="float" office:value="-76.87565613" calcext:value-type="float">
            <text:p>-76.87565613</text:p>
          </table:table-cell>
          <table:table-cell office:value-type="float" office:value="-66.10768127" calcext:value-type="float">
            <text:p>-66.10768127</text:p>
          </table:table-cell>
          <table:table-cell table:formula="of:=[.D214]-[.C214]" office:value-type="float" office:value="10.76797486" calcext:value-type="float">
            <text:p>10.76797486</text:p>
          </table:table-cell>
          <table:table-cell table:formula="of:=15.12-10*LOG10(POWER(10;[.E214]/10)-1)" office:value-type="float" office:value="4.73208430547464" calcext:value-type="float">
            <text:p>4.7320843055</text:p>
          </table:table-cell>
          <table:table-cell table:number-columns-repeated="1018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table:formula="of:=[.A215]/1000000" office:value-type="float" office:value="46.30434783" calcext:value-type="float">
            <text:p>46.30434783</text:p>
          </table:table-cell>
          <table:table-cell office:value-type="float" office:value="-76.88567352" calcext:value-type="float">
            <text:p>-76.88567352</text:p>
          </table:table-cell>
          <table:table-cell office:value-type="float" office:value="-66.03651428" calcext:value-type="float">
            <text:p>-66.03651428</text:p>
          </table:table-cell>
          <table:table-cell table:formula="of:=[.D215]-[.C215]" office:value-type="float" office:value="10.84915924" calcext:value-type="float">
            <text:p>10.84915924</text:p>
          </table:table-cell>
          <table:table-cell table:formula="of:=15.12-10*LOG10(POWER(10;[.E215]/10)-1)" office:value-type="float" office:value="4.64355037995332" calcext:value-type="float">
            <text:p>4.64355038</text:p>
          </table:table-cell>
          <table:table-cell table:number-columns-repeated="1018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table:formula="of:=[.A216]/1000000" office:value-type="float" office:value="46.52173913" calcext:value-type="float">
            <text:p>46.52173913</text:p>
          </table:table-cell>
          <table:table-cell office:value-type="float" office:value="-77.1460495" calcext:value-type="float">
            <text:p>-77.1460495</text:p>
          </table:table-cell>
          <table:table-cell office:value-type="float" office:value="-66.0710907" calcext:value-type="float">
            <text:p>-66.0710907</text:p>
          </table:table-cell>
          <table:table-cell table:formula="of:=[.D216]-[.C216]" office:value-type="float" office:value="11.0749588" calcext:value-type="float">
            <text:p>11.0749588</text:p>
          </table:table-cell>
          <table:table-cell table:formula="of:=15.12-10*LOG10(POWER(10;[.E216]/10)-1)" office:value-type="float" office:value="4.39807861300164" calcext:value-type="float">
            <text:p>4.398078613</text:p>
          </table:table-cell>
          <table:table-cell table:number-columns-repeated="1018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table:formula="of:=[.A217]/1000000" office:value-type="float" office:value="46.73913043" calcext:value-type="float">
            <text:p>46.73913043</text:p>
          </table:table-cell>
          <table:table-cell office:value-type="float" office:value="-77.12153625" calcext:value-type="float">
            <text:p>-77.12153625</text:p>
          </table:table-cell>
          <table:table-cell office:value-type="float" office:value="-66.30977631" calcext:value-type="float">
            <text:p>-66.30977631</text:p>
          </table:table-cell>
          <table:table-cell table:formula="of:=[.D217]-[.C217]" office:value-type="float" office:value="10.81175994" calcext:value-type="float">
            <text:p>10.81175994</text:p>
          </table:table-cell>
          <table:table-cell table:formula="of:=15.12-10*LOG10(POWER(10;[.E217]/10)-1)" office:value-type="float" office:value="4.68431679661266" calcext:value-type="float">
            <text:p>4.6843167966</text:p>
          </table:table-cell>
          <table:table-cell table:number-columns-repeated="1018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table:formula="of:=[.A218]/1000000" office:value-type="float" office:value="46.95652174" calcext:value-type="float">
            <text:p>46.95652174</text:p>
          </table:table-cell>
          <table:table-cell office:value-type="float" office:value="-77.17784119" calcext:value-type="float">
            <text:p>-77.17784119</text:p>
          </table:table-cell>
          <table:table-cell office:value-type="float" office:value="-66.27122498" calcext:value-type="float">
            <text:p>-66.27122498</text:p>
          </table:table-cell>
          <table:table-cell table:formula="of:=[.D218]-[.C218]" office:value-type="float" office:value="10.90661621" calcext:value-type="float">
            <text:p>10.90661621</text:p>
          </table:table-cell>
          <table:table-cell table:formula="of:=15.12-10*LOG10(POWER(10;[.E218]/10)-1)" office:value-type="float" office:value="4.58098162633064" calcext:value-type="float">
            <text:p>4.5809816263</text:p>
          </table:table-cell>
          <table:table-cell table:number-columns-repeated="1018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table:formula="of:=[.A219]/1000000" office:value-type="float" office:value="47.17391304" calcext:value-type="float">
            <text:p>47.17391304</text:p>
          </table:table-cell>
          <table:table-cell office:value-type="float" office:value="-77.47202301" calcext:value-type="float">
            <text:p>-77.47202301</text:p>
          </table:table-cell>
          <table:table-cell office:value-type="float" office:value="-66.5530777" calcext:value-type="float">
            <text:p>-66.5530777</text:p>
          </table:table-cell>
          <table:table-cell table:formula="of:=[.D219]-[.C219]" office:value-type="float" office:value="10.91894531" calcext:value-type="float">
            <text:p>10.91894531</text:p>
          </table:table-cell>
          <table:table-cell table:formula="of:=15.12-10*LOG10(POWER(10;[.E219]/10)-1)" office:value-type="float" office:value="4.56756520261319" calcext:value-type="float">
            <text:p>4.5675652026</text:p>
          </table:table-cell>
          <table:table-cell table:number-columns-repeated="1018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table:formula="of:=[.A220]/1000000" office:value-type="float" office:value="47.39130435" calcext:value-type="float">
            <text:p>47.39130435</text:p>
          </table:table-cell>
          <table:table-cell office:value-type="float" office:value="-77.50630188" calcext:value-type="float">
            <text:p>-77.50630188</text:p>
          </table:table-cell>
          <table:table-cell office:value-type="float" office:value="-66.47891998" calcext:value-type="float">
            <text:p>-66.47891998</text:p>
          </table:table-cell>
          <table:table-cell table:formula="of:=[.D220]-[.C220]" office:value-type="float" office:value="11.0273819" calcext:value-type="float">
            <text:p>11.0273819</text:p>
          </table:table-cell>
          <table:table-cell table:formula="of:=15.12-10*LOG10(POWER(10;[.E220]/10)-1)" office:value-type="float" office:value="4.44970861616908" calcext:value-type="float">
            <text:p>4.4497086162</text:p>
          </table:table-cell>
          <table:table-cell table:number-columns-repeated="1018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table:formula="of:=[.A221]/1000000" office:value-type="float" office:value="47.60869565" calcext:value-type="float">
            <text:p>47.60869565</text:p>
          </table:table-cell>
          <table:table-cell office:value-type="float" office:value="-77.41452789" calcext:value-type="float">
            <text:p>-77.41452789</text:p>
          </table:table-cell>
          <table:table-cell office:value-type="float" office:value="-66.44425964" calcext:value-type="float">
            <text:p>-66.44425964</text:p>
          </table:table-cell>
          <table:table-cell table:formula="of:=[.D221]-[.C221]" office:value-type="float" office:value="10.97026825" calcext:value-type="float">
            <text:p>10.97026825</text:p>
          </table:table-cell>
          <table:table-cell table:formula="of:=15.12-10*LOG10(POWER(10;[.E221]/10)-1)" office:value-type="float" office:value="4.51175191574595" calcext:value-type="float">
            <text:p>4.5117519157</text:p>
          </table:table-cell>
          <table:table-cell table:number-columns-repeated="1018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table:formula="of:=[.A222]/1000000" office:value-type="float" office:value="47.82608696" calcext:value-type="float">
            <text:p>47.82608696</text:p>
          </table:table-cell>
          <table:table-cell office:value-type="float" office:value="-77.42477417" calcext:value-type="float">
            <text:p>-77.42477417</text:p>
          </table:table-cell>
          <table:table-cell office:value-type="float" office:value="-66.45933533" calcext:value-type="float">
            <text:p>-66.45933533</text:p>
          </table:table-cell>
          <table:table-cell table:formula="of:=[.D222]-[.C222]" office:value-type="float" office:value="10.96543884" calcext:value-type="float">
            <text:p>10.96543884</text:p>
          </table:table-cell>
          <table:table-cell table:formula="of:=15.12-10*LOG10(POWER(10;[.E222]/10)-1)" office:value-type="float" office:value="4.51700140551384" calcext:value-type="float">
            <text:p>4.5170014055</text:p>
          </table:table-cell>
          <table:table-cell table:number-columns-repeated="1018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table:formula="of:=[.A223]/1000000" office:value-type="float" office:value="48.04347826" calcext:value-type="float">
            <text:p>48.04347826</text:p>
          </table:table-cell>
          <table:table-cell office:value-type="float" office:value="-77.58686829" calcext:value-type="float">
            <text:p>-77.58686829</text:p>
          </table:table-cell>
          <table:table-cell office:value-type="float" office:value="-66.59496307" calcext:value-type="float">
            <text:p>-66.59496307</text:p>
          </table:table-cell>
          <table:table-cell table:formula="of:=[.D223]-[.C223]" office:value-type="float" office:value="10.99190522" calcext:value-type="float">
            <text:p>10.99190522</text:p>
          </table:table-cell>
          <table:table-cell table:formula="of:=15.12-10*LOG10(POWER(10;[.E223]/10)-1)" office:value-type="float" office:value="4.48823910295046" calcext:value-type="float">
            <text:p>4.488239103</text:p>
          </table:table-cell>
          <table:table-cell table:number-columns-repeated="1018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table:formula="of:=[.A224]/1000000" office:value-type="float" office:value="48.26086957" calcext:value-type="float">
            <text:p>48.26086957</text:p>
          </table:table-cell>
          <table:table-cell office:value-type="float" office:value="-77.72553253" calcext:value-type="float">
            <text:p>-77.72553253</text:p>
          </table:table-cell>
          <table:table-cell office:value-type="float" office:value="-66.77372742" calcext:value-type="float">
            <text:p>-66.77372742</text:p>
          </table:table-cell>
          <table:table-cell table:formula="of:=[.D224]-[.C224]" office:value-type="float" office:value="10.95180511" calcext:value-type="float">
            <text:p>10.95180511</text:p>
          </table:table-cell>
          <table:table-cell table:formula="of:=15.12-10*LOG10(POWER(10;[.E224]/10)-1)" office:value-type="float" office:value="4.53182379134683" calcext:value-type="float">
            <text:p>4.5318237913</text:p>
          </table:table-cell>
          <table:table-cell table:number-columns-repeated="1018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table:formula="of:=[.A225]/1000000" office:value-type="float" office:value="48.47826087" calcext:value-type="float">
            <text:p>48.47826087</text:p>
          </table:table-cell>
          <table:table-cell office:value-type="float" office:value="-77.62430573" calcext:value-type="float">
            <text:p>-77.62430573</text:p>
          </table:table-cell>
          <table:table-cell office:value-type="float" office:value="-66.59115601" calcext:value-type="float">
            <text:p>-66.59115601</text:p>
          </table:table-cell>
          <table:table-cell table:formula="of:=[.D225]-[.C225]" office:value-type="float" office:value="11.03314972" calcext:value-type="float">
            <text:p>11.03314972</text:p>
          </table:table-cell>
          <table:table-cell table:formula="of:=15.12-10*LOG10(POWER(10;[.E225]/10)-1)" office:value-type="float" office:value="4.44344686150682" calcext:value-type="float">
            <text:p>4.4434468615</text:p>
          </table:table-cell>
          <table:table-cell table:number-columns-repeated="1018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table:formula="of:=[.A226]/1000000" office:value-type="float" office:value="48.69565217" calcext:value-type="float">
            <text:p>48.69565217</text:p>
          </table:table-cell>
          <table:table-cell office:value-type="float" office:value="-77.90641022" calcext:value-type="float">
            <text:p>-77.90641022</text:p>
          </table:table-cell>
          <table:table-cell office:value-type="float" office:value="-67.015625" calcext:value-type="float">
            <text:p>-67.015625</text:p>
          </table:table-cell>
          <table:table-cell table:formula="of:=[.D226]-[.C226]" office:value-type="float" office:value="10.89078522" calcext:value-type="float">
            <text:p>10.89078522</text:p>
          </table:table-cell>
          <table:table-cell table:formula="of:=15.12-10*LOG10(POWER(10;[.E226]/10)-1)" office:value-type="float" office:value="4.59821371293357" calcext:value-type="float">
            <text:p>4.5982137129</text:p>
          </table:table-cell>
          <table:table-cell table:number-columns-repeated="1018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table:formula="of:=[.A227]/1000000" office:value-type="float" office:value="48.91304348" calcext:value-type="float">
            <text:p>48.91304348</text:p>
          </table:table-cell>
          <table:table-cell office:value-type="float" office:value="-77.76823425" calcext:value-type="float">
            <text:p>-77.76823425</text:p>
          </table:table-cell>
          <table:table-cell office:value-type="float" office:value="-66.90667725" calcext:value-type="float">
            <text:p>-66.90667725</text:p>
          </table:table-cell>
          <table:table-cell table:formula="of:=[.D227]-[.C227]" office:value-type="float" office:value="10.861557" calcext:value-type="float">
            <text:p>10.861557</text:p>
          </table:table-cell>
          <table:table-cell table:formula="of:=15.12-10*LOG10(POWER(10;[.E227]/10)-1)" office:value-type="float" office:value="4.63004338624329" calcext:value-type="float">
            <text:p>4.6300433862</text:p>
          </table:table-cell>
          <table:table-cell table:number-columns-repeated="1018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table:formula="of:=[.A228]/1000000" office:value-type="float" office:value="49.13043478" calcext:value-type="float">
            <text:p>49.13043478</text:p>
          </table:table-cell>
          <table:table-cell office:value-type="float" office:value="-78.05226898" calcext:value-type="float">
            <text:p>-78.05226898</text:p>
          </table:table-cell>
          <table:table-cell office:value-type="float" office:value="-67.0538559" calcext:value-type="float">
            <text:p>-67.0538559</text:p>
          </table:table-cell>
          <table:table-cell table:formula="of:=[.D228]-[.C228]" office:value-type="float" office:value="10.99841308" calcext:value-type="float">
            <text:p>10.99841308</text:p>
          </table:table-cell>
          <table:table-cell table:formula="of:=15.12-10*LOG10(POWER(10;[.E228]/10)-1)" office:value-type="float" office:value="4.48116901989881" calcext:value-type="float">
            <text:p>4.4811690199</text:p>
          </table:table-cell>
          <table:table-cell table:number-columns-repeated="1018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table:formula="of:=[.A229]/1000000" office:value-type="float" office:value="49.34782609" calcext:value-type="float">
            <text:p>49.34782609</text:p>
          </table:table-cell>
          <table:table-cell office:value-type="float" office:value="-78.10699463" calcext:value-type="float">
            <text:p>-78.10699463</text:p>
          </table:table-cell>
          <table:table-cell office:value-type="float" office:value="-67.01326752" calcext:value-type="float">
            <text:p>-67.01326752</text:p>
          </table:table-cell>
          <table:table-cell table:formula="of:=[.D229]-[.C229]" office:value-type="float" office:value="11.09372711" calcext:value-type="float">
            <text:p>11.09372711</text:p>
          </table:table-cell>
          <table:table-cell table:formula="of:=15.12-10*LOG10(POWER(10;[.E229]/10)-1)" office:value-type="float" office:value="4.3777246225746" calcext:value-type="float">
            <text:p>4.3777246226</text:p>
          </table:table-cell>
          <table:table-cell table:number-columns-repeated="1018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table:formula="of:=[.A230]/1000000" office:value-type="float" office:value="49.56521739" calcext:value-type="float">
            <text:p>49.56521739</text:p>
          </table:table-cell>
          <table:table-cell office:value-type="float" office:value="-78.09089661" calcext:value-type="float">
            <text:p>-78.09089661</text:p>
          </table:table-cell>
          <table:table-cell office:value-type="float" office:value="-67.2997818" calcext:value-type="float">
            <text:p>-67.2997818</text:p>
          </table:table-cell>
          <table:table-cell table:formula="of:=[.D230]-[.C230]" office:value-type="float" office:value="10.79111481" calcext:value-type="float">
            <text:p>10.79111481</text:p>
          </table:table-cell>
          <table:table-cell table:formula="of:=15.12-10*LOG10(POWER(10;[.E230]/10)-1)" office:value-type="float" office:value="4.70683422722214" calcext:value-type="float">
            <text:p>4.7068342272</text:p>
          </table:table-cell>
          <table:table-cell table:number-columns-repeated="1018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table:formula="of:=[.A231]/1000000" office:value-type="float" office:value="49.7826087" calcext:value-type="float">
            <text:p>49.7826087</text:p>
          </table:table-cell>
          <table:table-cell office:value-type="float" office:value="-78.03826904" calcext:value-type="float">
            <text:p>-78.03826904</text:p>
          </table:table-cell>
          <table:table-cell office:value-type="float" office:value="-67.30942535" calcext:value-type="float">
            <text:p>-67.30942535</text:p>
          </table:table-cell>
          <table:table-cell table:formula="of:=[.D231]-[.C231]" office:value-type="float" office:value="10.72884369" calcext:value-type="float">
            <text:p>10.72884369</text:p>
          </table:table-cell>
          <table:table-cell table:formula="of:=15.12-10*LOG10(POWER(10;[.E231]/10)-1)" office:value-type="float" office:value="4.77481188467035" calcext:value-type="float">
            <text:p>4.7748118847</text:p>
          </table:table-cell>
          <table:table-cell table:number-columns-repeated="1018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table:formula="of:=[.A232]/1000000" office:value-type="float" office:value="50" calcext:value-type="float">
            <text:p>50</text:p>
          </table:table-cell>
          <table:table-cell office:value-type="float" office:value="-78.10925293" calcext:value-type="float">
            <text:p>-78.10925293</text:p>
          </table:table-cell>
          <table:table-cell office:value-type="float" office:value="-67.43618774" calcext:value-type="float">
            <text:p>-67.43618774</text:p>
          </table:table-cell>
          <table:table-cell table:formula="of:=[.D232]-[.C232]" office:value-type="float" office:value="10.67306519" calcext:value-type="float">
            <text:p>10.67306519</text:p>
          </table:table-cell>
          <table:table-cell table:formula="of:=15.12-10*LOG10(POWER(10;[.E232]/10)-1)" office:value-type="float" office:value="4.83577837673586" calcext:value-type="float">
            <text:p>4.8357783767</text:p>
          </table:table-cell>
          <table:table-cell table:number-columns-repeated="1018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table:formula="of:=[.A233]/1000000" office:value-type="float" office:value="50.2173913" calcext:value-type="float">
            <text:p>50.2173913</text:p>
          </table:table-cell>
          <table:table-cell office:value-type="float" office:value="-78.25816345" calcext:value-type="float">
            <text:p>-78.25816345</text:p>
          </table:table-cell>
          <table:table-cell office:value-type="float" office:value="-67.32815552" calcext:value-type="float">
            <text:p>-67.32815552</text:p>
          </table:table-cell>
          <table:table-cell table:formula="of:=[.D233]-[.C233]" office:value-type="float" office:value="10.93000793" calcext:value-type="float">
            <text:p>10.93000793</text:p>
          </table:table-cell>
          <table:table-cell table:formula="of:=15.12-10*LOG10(POWER(10;[.E233]/10)-1)" office:value-type="float" office:value="4.55552980658106" calcext:value-type="float">
            <text:p>4.5555298066</text:p>
          </table:table-cell>
          <table:table-cell table:number-columns-repeated="1018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table:formula="of:=[.A234]/1000000" office:value-type="float" office:value="50.43478261" calcext:value-type="float">
            <text:p>50.43478261</text:p>
          </table:table-cell>
          <table:table-cell office:value-type="float" office:value="-78.1126709" calcext:value-type="float">
            <text:p>-78.1126709</text:p>
          </table:table-cell>
          <table:table-cell office:value-type="float" office:value="-67.58583069" calcext:value-type="float">
            <text:p>-67.58583069</text:p>
          </table:table-cell>
          <table:table-cell table:formula="of:=[.D234]-[.C234]" office:value-type="float" office:value="10.52684021" calcext:value-type="float">
            <text:p>10.52684021</text:p>
          </table:table-cell>
          <table:table-cell table:formula="of:=15.12-10*LOG10(POWER(10;[.E234]/10)-1)" office:value-type="float" office:value="4.99595510307267" calcext:value-type="float">
            <text:p>4.9959551031</text:p>
          </table:table-cell>
          <table:table-cell table:number-columns-repeated="1018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table:formula="of:=[.A235]/1000000" office:value-type="float" office:value="50.65217391" calcext:value-type="float">
            <text:p>50.65217391</text:p>
          </table:table-cell>
          <table:table-cell office:value-type="float" office:value="-78.3326416" calcext:value-type="float">
            <text:p>-78.3326416</text:p>
          </table:table-cell>
          <table:table-cell office:value-type="float" office:value="-67.69486237" calcext:value-type="float">
            <text:p>-67.69486237</text:p>
          </table:table-cell>
          <table:table-cell table:formula="of:=[.D235]-[.C235]" office:value-type="float" office:value="10.63777923" calcext:value-type="float">
            <text:p>10.63777923</text:p>
          </table:table-cell>
          <table:table-cell table:formula="of:=15.12-10*LOG10(POWER(10;[.E235]/10)-1)" office:value-type="float" office:value="4.87438413158584" calcext:value-type="float">
            <text:p>4.8743841316</text:p>
          </table:table-cell>
          <table:table-cell table:number-columns-repeated="1018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table:formula="of:=[.A236]/1000000" office:value-type="float" office:value="50.86956522" calcext:value-type="float">
            <text:p>50.86956522</text:p>
          </table:table-cell>
          <table:table-cell office:value-type="float" office:value="-78.5002594" calcext:value-type="float">
            <text:p>-78.5002594</text:p>
          </table:table-cell>
          <table:table-cell office:value-type="float" office:value="-67.72725677" calcext:value-type="float">
            <text:p>-67.72725677</text:p>
          </table:table-cell>
          <table:table-cell table:formula="of:=[.D236]-[.C236]" office:value-type="float" office:value="10.77300263" calcext:value-type="float">
            <text:p>10.77300263</text:p>
          </table:table-cell>
          <table:table-cell table:formula="of:=15.12-10*LOG10(POWER(10;[.E236]/10)-1)" office:value-type="float" office:value="4.72659701010602" calcext:value-type="float">
            <text:p>4.7265970101</text:p>
          </table:table-cell>
          <table:table-cell table:number-columns-repeated="1018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table:formula="of:=[.A237]/1000000" office:value-type="float" office:value="51.08695652" calcext:value-type="float">
            <text:p>51.08695652</text:p>
          </table:table-cell>
          <table:table-cell office:value-type="float" office:value="-78.44282532" calcext:value-type="float">
            <text:p>-78.44282532</text:p>
          </table:table-cell>
          <table:table-cell office:value-type="float" office:value="-67.80464172" calcext:value-type="float">
            <text:p>-67.80464172</text:p>
          </table:table-cell>
          <table:table-cell table:formula="of:=[.D237]-[.C237]" office:value-type="float" office:value="10.6381836" calcext:value-type="float">
            <text:p>10.6381836</text:p>
          </table:table-cell>
          <table:table-cell table:formula="of:=15.12-10*LOG10(POWER(10;[.E237]/10)-1)" office:value-type="float" office:value="4.87394154998679" calcext:value-type="float">
            <text:p>4.87394155</text:p>
          </table:table-cell>
          <table:table-cell table:number-columns-repeated="1018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table:formula="of:=[.A238]/1000000" office:value-type="float" office:value="51.30434783" calcext:value-type="float">
            <text:p>51.30434783</text:p>
          </table:table-cell>
          <table:table-cell office:value-type="float" office:value="-78.89502716" calcext:value-type="float">
            <text:p>-78.89502716</text:p>
          </table:table-cell>
          <table:table-cell office:value-type="float" office:value="-67.85752869" calcext:value-type="float">
            <text:p>-67.85752869</text:p>
          </table:table-cell>
          <table:table-cell table:formula="of:=[.D238]-[.C238]" office:value-type="float" office:value="11.03749847" calcext:value-type="float">
            <text:p>11.03749847</text:p>
          </table:table-cell>
          <table:table-cell table:formula="of:=15.12-10*LOG10(POWER(10;[.E238]/10)-1)" office:value-type="float" office:value="4.4387261713144" calcext:value-type="float">
            <text:p>4.4387261713</text:p>
          </table:table-cell>
          <table:table-cell table:number-columns-repeated="1018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table:formula="of:=[.A239]/1000000" office:value-type="float" office:value="51.52173913" calcext:value-type="float">
            <text:p>51.52173913</text:p>
          </table:table-cell>
          <table:table-cell office:value-type="float" office:value="-78.66851807" calcext:value-type="float">
            <text:p>-78.66851807</text:p>
          </table:table-cell>
          <table:table-cell office:value-type="float" office:value="-68.12231445" calcext:value-type="float">
            <text:p>-68.12231445</text:p>
          </table:table-cell>
          <table:table-cell table:formula="of:=[.D239]-[.C239]" office:value-type="float" office:value="10.54620362" calcext:value-type="float">
            <text:p>10.54620362</text:p>
          </table:table-cell>
          <table:table-cell table:formula="of:=15.12-10*LOG10(POWER(10;[.E239]/10)-1)" office:value-type="float" office:value="4.97471447089516" calcext:value-type="float">
            <text:p>4.9747144709</text:p>
          </table:table-cell>
          <table:table-cell table:number-columns-repeated="1018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table:formula="of:=[.A240]/1000000" office:value-type="float" office:value="51.73913043" calcext:value-type="float">
            <text:p>51.73913043</text:p>
          </table:table-cell>
          <table:table-cell office:value-type="float" office:value="-79.00724792" calcext:value-type="float">
            <text:p>-79.00724792</text:p>
          </table:table-cell>
          <table:table-cell office:value-type="float" office:value="-68.27116394" calcext:value-type="float">
            <text:p>-68.27116394</text:p>
          </table:table-cell>
          <table:table-cell table:formula="of:=[.D240]-[.C240]" office:value-type="float" office:value="10.73608398" calcext:value-type="float">
            <text:p>10.73608398</text:p>
          </table:table-cell>
          <table:table-cell table:formula="of:=15.12-10*LOG10(POWER(10;[.E240]/10)-1)" office:value-type="float" office:value="4.76690349419549" calcext:value-type="float">
            <text:p>4.7669034942</text:p>
          </table:table-cell>
          <table:table-cell table:number-columns-repeated="1018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table:formula="of:=[.A241]/1000000" office:value-type="float" office:value="51.95652174" calcext:value-type="float">
            <text:p>51.95652174</text:p>
          </table:table-cell>
          <table:table-cell office:value-type="float" office:value="-79.31330872" calcext:value-type="float">
            <text:p>-79.31330872</text:p>
          </table:table-cell>
          <table:table-cell office:value-type="float" office:value="-68.30876923" calcext:value-type="float">
            <text:p>-68.30876923</text:p>
          </table:table-cell>
          <table:table-cell table:formula="of:=[.D241]-[.C241]" office:value-type="float" office:value="11.00453949" calcext:value-type="float">
            <text:p>11.00453949</text:p>
          </table:table-cell>
          <table:table-cell table:formula="of:=15.12-10*LOG10(POWER(10;[.E241]/10)-1)" office:value-type="float" office:value="4.47451417650639" calcext:value-type="float">
            <text:p>4.4745141765</text:p>
          </table:table-cell>
          <table:table-cell table:number-columns-repeated="1018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table:formula="of:=[.A242]/1000000" office:value-type="float" office:value="52.17391304" calcext:value-type="float">
            <text:p>52.17391304</text:p>
          </table:table-cell>
          <table:table-cell office:value-type="float" office:value="-79.30593109" calcext:value-type="float">
            <text:p>-79.30593109</text:p>
          </table:table-cell>
          <table:table-cell office:value-type="float" office:value="-68.49116516" calcext:value-type="float">
            <text:p>-68.49116516</text:p>
          </table:table-cell>
          <table:table-cell table:formula="of:=[.D242]-[.C242]" office:value-type="float" office:value="10.81476593" calcext:value-type="float">
            <text:p>10.81476593</text:p>
          </table:table-cell>
          <table:table-cell table:formula="of:=15.12-10*LOG10(POWER(10;[.E242]/10)-1)" office:value-type="float" office:value="4.68103900293414" calcext:value-type="float">
            <text:p>4.6810390029</text:p>
          </table:table-cell>
          <table:table-cell table:number-columns-repeated="1018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table:formula="of:=[.A243]/1000000" office:value-type="float" office:value="52.39130435" calcext:value-type="float">
            <text:p>52.39130435</text:p>
          </table:table-cell>
          <table:table-cell office:value-type="float" office:value="-79.47434998" calcext:value-type="float">
            <text:p>-79.47434998</text:p>
          </table:table-cell>
          <table:table-cell office:value-type="float" office:value="-68.62096405" calcext:value-type="float">
            <text:p>-68.62096405</text:p>
          </table:table-cell>
          <table:table-cell table:formula="of:=[.D243]-[.C243]" office:value-type="float" office:value="10.85338593" calcext:value-type="float">
            <text:p>10.85338593</text:p>
          </table:table-cell>
          <table:table-cell table:formula="of:=15.12-10*LOG10(POWER(10;[.E243]/10)-1)" office:value-type="float" office:value="4.63894513826342" calcext:value-type="float">
            <text:p>4.6389451383</text:p>
          </table:table-cell>
          <table:table-cell table:number-columns-repeated="1018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table:formula="of:=[.A244]/1000000" office:value-type="float" office:value="52.60869565" calcext:value-type="float">
            <text:p>52.60869565</text:p>
          </table:table-cell>
          <table:table-cell office:value-type="float" office:value="-79.65570831" calcext:value-type="float">
            <text:p>-79.65570831</text:p>
          </table:table-cell>
          <table:table-cell office:value-type="float" office:value="-68.53530884" calcext:value-type="float">
            <text:p>-68.53530884</text:p>
          </table:table-cell>
          <table:table-cell table:formula="of:=[.D244]-[.C244]" office:value-type="float" office:value="11.12039947" calcext:value-type="float">
            <text:p>11.12039947</text:p>
          </table:table-cell>
          <table:table-cell table:formula="of:=15.12-10*LOG10(POWER(10;[.E244]/10)-1)" office:value-type="float" office:value="4.34881153566444" calcext:value-type="float">
            <text:p>4.3488115357</text:p>
          </table:table-cell>
          <table:table-cell table:number-columns-repeated="1018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table:formula="of:=[.A245]/1000000" office:value-type="float" office:value="52.82608696" calcext:value-type="float">
            <text:p>52.82608696</text:p>
          </table:table-cell>
          <table:table-cell office:value-type="float" office:value="-79.91899872" calcext:value-type="float">
            <text:p>-79.91899872</text:p>
          </table:table-cell>
          <table:table-cell office:value-type="float" office:value="-68.89067078" calcext:value-type="float">
            <text:p>-68.89067078</text:p>
          </table:table-cell>
          <table:table-cell table:formula="of:=[.D245]-[.C245]" office:value-type="float" office:value="11.02832794" calcext:value-type="float">
            <text:p>11.02832794</text:p>
          </table:table-cell>
          <table:table-cell table:formula="of:=15.12-10*LOG10(POWER(10;[.E245]/10)-1)" office:value-type="float" office:value="4.44868151198669" calcext:value-type="float">
            <text:p>4.448681512</text:p>
          </table:table-cell>
          <table:table-cell table:number-columns-repeated="1018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table:formula="of:=[.A246]/1000000" office:value-type="float" office:value="53.04347826" calcext:value-type="float">
            <text:p>53.04347826</text:p>
          </table:table-cell>
          <table:table-cell office:value-type="float" office:value="-79.70785522" calcext:value-type="float">
            <text:p>-79.70785522</text:p>
          </table:table-cell>
          <table:table-cell office:value-type="float" office:value="-69.07279968" calcext:value-type="float">
            <text:p>-69.07279968</text:p>
          </table:table-cell>
          <table:table-cell table:formula="of:=[.D246]-[.C246]" office:value-type="float" office:value="10.63505554" calcext:value-type="float">
            <text:p>10.63505554</text:p>
          </table:table-cell>
          <table:table-cell table:formula="of:=15.12-10*LOG10(POWER(10;[.E246]/10)-1)" office:value-type="float" office:value="4.87736530256682" calcext:value-type="float">
            <text:p>4.8773653026</text:p>
          </table:table-cell>
          <table:table-cell table:number-columns-repeated="1018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table:formula="of:=[.A247]/1000000" office:value-type="float" office:value="53.26086957" calcext:value-type="float">
            <text:p>53.26086957</text:p>
          </table:table-cell>
          <table:table-cell office:value-type="float" office:value="-80.11100769" calcext:value-type="float">
            <text:p>-80.11100769</text:p>
          </table:table-cell>
          <table:table-cell office:value-type="float" office:value="-69.11964417" calcext:value-type="float">
            <text:p>-69.11964417</text:p>
          </table:table-cell>
          <table:table-cell table:formula="of:=[.D247]-[.C247]" office:value-type="float" office:value="10.99136352" calcext:value-type="float">
            <text:p>10.99136352</text:p>
          </table:table-cell>
          <table:table-cell table:formula="of:=15.12-10*LOG10(POWER(10;[.E247]/10)-1)" office:value-type="float" office:value="4.48882764244212" calcext:value-type="float">
            <text:p>4.4888276424</text:p>
          </table:table-cell>
          <table:table-cell table:number-columns-repeated="1018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table:formula="of:=[.A248]/1000000" office:value-type="float" office:value="53.47826087" calcext:value-type="float">
            <text:p>53.47826087</text:p>
          </table:table-cell>
          <table:table-cell office:value-type="float" office:value="-80.0198822" calcext:value-type="float">
            <text:p>-80.0198822</text:p>
          </table:table-cell>
          <table:table-cell office:value-type="float" office:value="-69.38887024" calcext:value-type="float">
            <text:p>-69.38887024</text:p>
          </table:table-cell>
          <table:table-cell table:formula="of:=[.D248]-[.C248]" office:value-type="float" office:value="10.63101196" calcext:value-type="float">
            <text:p>10.63101196</text:p>
          </table:table-cell>
          <table:table-cell table:formula="of:=15.12-10*LOG10(POWER(10;[.E248]/10)-1)" office:value-type="float" office:value="4.88179146400349" calcext:value-type="float">
            <text:p>4.881791464</text:p>
          </table:table-cell>
          <table:table-cell table:number-columns-repeated="1018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table:formula="of:=[.A249]/1000000" office:value-type="float" office:value="53.69565217" calcext:value-type="float">
            <text:p>53.69565217</text:p>
          </table:table-cell>
          <table:table-cell office:value-type="float" office:value="-80.07109833" calcext:value-type="float">
            <text:p>-80.07109833</text:p>
          </table:table-cell>
          <table:table-cell office:value-type="float" office:value="-69.59303284" calcext:value-type="float">
            <text:p>-69.59303284</text:p>
          </table:table-cell>
          <table:table-cell table:formula="of:=[.D249]-[.C249]" office:value-type="float" office:value="10.47806549" calcext:value-type="float">
            <text:p>10.47806549</text:p>
          </table:table-cell>
          <table:table-cell table:formula="of:=15.12-10*LOG10(POWER(10;[.E249]/10)-1)" office:value-type="float" office:value="5.04949928915985" calcext:value-type="float">
            <text:p>5.0494992892</text:p>
          </table:table-cell>
          <table:table-cell table:number-columns-repeated="1018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table:formula="of:=[.A250]/1000000" office:value-type="float" office:value="53.91304348" calcext:value-type="float">
            <text:p>53.91304348</text:p>
          </table:table-cell>
          <table:table-cell office:value-type="float" office:value="-80.36859894" calcext:value-type="float">
            <text:p>-80.36859894</text:p>
          </table:table-cell>
          <table:table-cell office:value-type="float" office:value="-69.37073517" calcext:value-type="float">
            <text:p>-69.37073517</text:p>
          </table:table-cell>
          <table:table-cell table:formula="of:=[.D250]-[.C250]" office:value-type="float" office:value="10.99786377" calcext:value-type="float">
            <text:p>10.99786377</text:p>
          </table:table-cell>
          <table:table-cell table:formula="of:=15.12-10*LOG10(POWER(10;[.E250]/10)-1)" office:value-type="float" office:value="4.481765750193" calcext:value-type="float">
            <text:p>4.4817657502</text:p>
          </table:table-cell>
          <table:table-cell table:number-columns-repeated="1018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table:formula="of:=[.A251]/1000000" office:value-type="float" office:value="54.13043478" calcext:value-type="float">
            <text:p>54.13043478</text:p>
          </table:table-cell>
          <table:table-cell office:value-type="float" office:value="-80.59411621" calcext:value-type="float">
            <text:p>-80.59411621</text:p>
          </table:table-cell>
          <table:table-cell office:value-type="float" office:value="-69.84973145" calcext:value-type="float">
            <text:p>-69.84973145</text:p>
          </table:table-cell>
          <table:table-cell table:formula="of:=[.D251]-[.C251]" office:value-type="float" office:value="10.74438476" calcext:value-type="float">
            <text:p>10.74438476</text:p>
          </table:table-cell>
          <table:table-cell table:formula="of:=15.12-10*LOG10(POWER(10;[.E251]/10)-1)" office:value-type="float" office:value="4.75783825192403" calcext:value-type="float">
            <text:p>4.7578382519</text:p>
          </table:table-cell>
          <table:table-cell table:number-columns-repeated="1018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table:formula="of:=[.A252]/1000000" office:value-type="float" office:value="54.34782609" calcext:value-type="float">
            <text:p>54.34782609</text:p>
          </table:table-cell>
          <table:table-cell office:value-type="float" office:value="-80.66923523" calcext:value-type="float">
            <text:p>-80.66923523</text:p>
          </table:table-cell>
          <table:table-cell office:value-type="float" office:value="-69.912323" calcext:value-type="float">
            <text:p>-69.912323</text:p>
          </table:table-cell>
          <table:table-cell table:formula="of:=[.D252]-[.C252]" office:value-type="float" office:value="10.75691223" calcext:value-type="float">
            <text:p>10.75691223</text:p>
          </table:table-cell>
          <table:table-cell table:formula="of:=15.12-10*LOG10(POWER(10;[.E252]/10)-1)" office:value-type="float" office:value="4.74416007841567" calcext:value-type="float">
            <text:p>4.7441600784</text:p>
          </table:table-cell>
          <table:table-cell table:number-columns-repeated="1018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table:formula="of:=[.A253]/1000000" office:value-type="float" office:value="54.56521739" calcext:value-type="float">
            <text:p>54.56521739</text:p>
          </table:table-cell>
          <table:table-cell office:value-type="float" office:value="-80.68261719" calcext:value-type="float">
            <text:p>-80.68261719</text:p>
          </table:table-cell>
          <table:table-cell office:value-type="float" office:value="-70.05976868" calcext:value-type="float">
            <text:p>-70.05976868</text:p>
          </table:table-cell>
          <table:table-cell table:formula="of:=[.D253]-[.C253]" office:value-type="float" office:value="10.62284851" calcext:value-type="float">
            <text:p>10.62284851</text:p>
          </table:table-cell>
          <table:table-cell table:formula="of:=15.12-10*LOG10(POWER(10;[.E253]/10)-1)" office:value-type="float" office:value="4.89072848432224" calcext:value-type="float">
            <text:p>4.8907284843</text:p>
          </table:table-cell>
          <table:table-cell table:number-columns-repeated="1018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table:formula="of:=[.A254]/1000000" office:value-type="float" office:value="54.7826087" calcext:value-type="float">
            <text:p>54.7826087</text:p>
          </table:table-cell>
          <table:table-cell office:value-type="float" office:value="-80.86584473" calcext:value-type="float">
            <text:p>-80.86584473</text:p>
          </table:table-cell>
          <table:table-cell office:value-type="float" office:value="-70.20423126" calcext:value-type="float">
            <text:p>-70.20423126</text:p>
          </table:table-cell>
          <table:table-cell table:formula="of:=[.D254]-[.C254]" office:value-type="float" office:value="10.66161347" calcext:value-type="float">
            <text:p>10.66161347</text:p>
          </table:table-cell>
          <table:table-cell table:formula="of:=15.12-10*LOG10(POWER(10;[.E254]/10)-1)" office:value-type="float" office:value="4.84830427158096" calcext:value-type="float">
            <text:p>4.8483042716</text:p>
          </table:table-cell>
          <table:table-cell table:number-columns-repeated="1018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table:formula="of:=[.A255]/1000000" office:value-type="float" office:value="55" calcext:value-type="float">
            <text:p>55</text:p>
          </table:table-cell>
          <table:table-cell office:value-type="float" office:value="-81.03199768" calcext:value-type="float">
            <text:p>-81.03199768</text:p>
          </table:table-cell>
          <table:table-cell office:value-type="float" office:value="-70.22280884" calcext:value-type="float">
            <text:p>-70.22280884</text:p>
          </table:table-cell>
          <table:table-cell table:formula="of:=[.D255]-[.C255]" office:value-type="float" office:value="10.80918884" calcext:value-type="float">
            <text:p>10.80918884</text:p>
          </table:table-cell>
          <table:table-cell table:formula="of:=15.12-10*LOG10(POWER(10;[.E255]/10)-1)" office:value-type="float" office:value="4.68712054006902" calcext:value-type="float">
            <text:p>4.6871205401</text:p>
          </table:table-cell>
          <table:table-cell table:number-columns-repeated="1018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table:formula="of:=[.A256]/1000000" office:value-type="float" office:value="55.2173913" calcext:value-type="float">
            <text:p>55.2173913</text:p>
          </table:table-cell>
          <table:table-cell office:value-type="float" office:value="-81.00926208" calcext:value-type="float">
            <text:p>-81.00926208</text:p>
          </table:table-cell>
          <table:table-cell office:value-type="float" office:value="-70.53702545" calcext:value-type="float">
            <text:p>-70.53702545</text:p>
          </table:table-cell>
          <table:table-cell table:formula="of:=[.D256]-[.C256]" office:value-type="float" office:value="10.47223663" calcext:value-type="float">
            <text:p>10.47223663</text:p>
          </table:table-cell>
          <table:table-cell table:formula="of:=15.12-10*LOG10(POWER(10;[.E256]/10)-1)" office:value-type="float" office:value="5.05590207228573" calcext:value-type="float">
            <text:p>5.0559020723</text:p>
          </table:table-cell>
          <table:table-cell table:number-columns-repeated="1018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table:formula="of:=[.A257]/1000000" office:value-type="float" office:value="55.43478261" calcext:value-type="float">
            <text:p>55.43478261</text:p>
          </table:table-cell>
          <table:table-cell office:value-type="float" office:value="-81.28231049" calcext:value-type="float">
            <text:p>-81.28231049</text:p>
          </table:table-cell>
          <table:table-cell office:value-type="float" office:value="-70.54597473" calcext:value-type="float">
            <text:p>-70.54597473</text:p>
          </table:table-cell>
          <table:table-cell table:formula="of:=[.D257]-[.C257]" office:value-type="float" office:value="10.73633576" calcext:value-type="float">
            <text:p>10.73633576</text:p>
          </table:table-cell>
          <table:table-cell table:formula="of:=15.12-10*LOG10(POWER(10;[.E257]/10)-1)" office:value-type="float" office:value="4.76662850298291" calcext:value-type="float">
            <text:p>4.766628503</text:p>
          </table:table-cell>
          <table:table-cell table:number-columns-repeated="1018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table:formula="of:=[.A258]/1000000" office:value-type="float" office:value="55.65217391" calcext:value-type="float">
            <text:p>55.65217391</text:p>
          </table:table-cell>
          <table:table-cell office:value-type="float" office:value="-81.37377167" calcext:value-type="float">
            <text:p>-81.37377167</text:p>
          </table:table-cell>
          <table:table-cell office:value-type="float" office:value="-70.79428101" calcext:value-type="float">
            <text:p>-70.79428101</text:p>
          </table:table-cell>
          <table:table-cell table:formula="of:=[.D258]-[.C258]" office:value-type="float" office:value="10.57949066" calcext:value-type="float">
            <text:p>10.57949066</text:p>
          </table:table-cell>
          <table:table-cell table:formula="of:=15.12-10*LOG10(POWER(10;[.E258]/10)-1)" office:value-type="float" office:value="4.93822172968533" calcext:value-type="float">
            <text:p>4.9382217297</text:p>
          </table:table-cell>
          <table:table-cell table:number-columns-repeated="1018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table:formula="of:=[.A259]/1000000" office:value-type="float" office:value="55.86956522" calcext:value-type="float">
            <text:p>55.86956522</text:p>
          </table:table-cell>
          <table:table-cell office:value-type="float" office:value="-81.50352478" calcext:value-type="float">
            <text:p>-81.50352478</text:p>
          </table:table-cell>
          <table:table-cell office:value-type="float" office:value="-70.66568756" calcext:value-type="float">
            <text:p>-70.66568756</text:p>
          </table:table-cell>
          <table:table-cell table:formula="of:=[.D259]-[.C259]" office:value-type="float" office:value="10.83783722" calcext:value-type="float">
            <text:p>10.83783722</text:p>
          </table:table-cell>
          <table:table-cell table:formula="of:=15.12-10*LOG10(POWER(10;[.E259]/10)-1)" office:value-type="float" office:value="4.65588840526621" calcext:value-type="float">
            <text:p>4.6558884053</text:p>
          </table:table-cell>
          <table:table-cell table:number-columns-repeated="1018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table:formula="of:=[.A260]/1000000" office:value-type="float" office:value="56.08695652" calcext:value-type="float">
            <text:p>56.08695652</text:p>
          </table:table-cell>
          <table:table-cell office:value-type="float" office:value="-81.57817841" calcext:value-type="float">
            <text:p>-81.57817841</text:p>
          </table:table-cell>
          <table:table-cell office:value-type="float" office:value="-70.82044983" calcext:value-type="float">
            <text:p>-70.82044983</text:p>
          </table:table-cell>
          <table:table-cell table:formula="of:=[.D260]-[.C260]" office:value-type="float" office:value="10.75772858" calcext:value-type="float">
            <text:p>10.75772858</text:p>
          </table:table-cell>
          <table:table-cell table:formula="of:=15.12-10*LOG10(POWER(10;[.E260]/10)-1)" office:value-type="float" office:value="4.74326886875656" calcext:value-type="float">
            <text:p>4.7432688688</text:p>
          </table:table-cell>
          <table:table-cell table:number-columns-repeated="1018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table:formula="of:=[.A261]/1000000" office:value-type="float" office:value="56.30434783" calcext:value-type="float">
            <text:p>56.30434783</text:p>
          </table:table-cell>
          <table:table-cell office:value-type="float" office:value="-82.01179504" calcext:value-type="float">
            <text:p>-82.01179504</text:p>
          </table:table-cell>
          <table:table-cell office:value-type="float" office:value="-71.13361359" calcext:value-type="float">
            <text:p>-71.13361359</text:p>
          </table:table-cell>
          <table:table-cell table:formula="of:=[.D261]-[.C261]" office:value-type="float" office:value="10.87818145" calcext:value-type="float">
            <text:p>10.87818145</text:p>
          </table:table-cell>
          <table:table-cell table:formula="of:=15.12-10*LOG10(POWER(10;[.E261]/10)-1)" office:value-type="float" office:value="4.61193694183316" calcext:value-type="float">
            <text:p>4.6119369418</text:p>
          </table:table-cell>
          <table:table-cell table:number-columns-repeated="1018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table:formula="of:=[.A262]/1000000" office:value-type="float" office:value="56.52173913" calcext:value-type="float">
            <text:p>56.52173913</text:p>
          </table:table-cell>
          <table:table-cell office:value-type="float" office:value="-81.75445557" calcext:value-type="float">
            <text:p>-81.75445557</text:p>
          </table:table-cell>
          <table:table-cell office:value-type="float" office:value="-71.1993103" calcext:value-type="float">
            <text:p>-71.1993103</text:p>
          </table:table-cell>
          <table:table-cell table:formula="of:=[.D262]-[.C262]" office:value-type="float" office:value="10.55514527" calcext:value-type="float">
            <text:p>10.55514527</text:p>
          </table:table-cell>
          <table:table-cell table:formula="of:=15.12-10*LOG10(POWER(10;[.E262]/10)-1)" office:value-type="float" office:value="4.96490904929978" calcext:value-type="float">
            <text:p>4.9649090493</text:p>
          </table:table-cell>
          <table:table-cell table:number-columns-repeated="1018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table:formula="of:=[.A263]/1000000" office:value-type="float" office:value="56.73913043" calcext:value-type="float">
            <text:p>56.73913043</text:p>
          </table:table-cell>
          <table:table-cell office:value-type="float" office:value="-81.79580688" calcext:value-type="float">
            <text:p>-81.79580688</text:p>
          </table:table-cell>
          <table:table-cell office:value-type="float" office:value="-71.45149231" calcext:value-type="float">
            <text:p>-71.45149231</text:p>
          </table:table-cell>
          <table:table-cell table:formula="of:=[.D263]-[.C263]" office:value-type="float" office:value="10.34431457" calcext:value-type="float">
            <text:p>10.34431457</text:p>
          </table:table-cell>
          <table:table-cell table:formula="of:=15.12-10*LOG10(POWER(10;[.E263]/10)-1)" office:value-type="float" office:value="5.19663527455436" calcext:value-type="float">
            <text:p>5.1966352746</text:p>
          </table:table-cell>
          <table:table-cell table:number-columns-repeated="1018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table:formula="of:=[.A264]/1000000" office:value-type="float" office:value="56.95652174" calcext:value-type="float">
            <text:p>56.95652174</text:p>
          </table:table-cell>
          <table:table-cell office:value-type="float" office:value="-82.06460571" calcext:value-type="float">
            <text:p>-82.06460571</text:p>
          </table:table-cell>
          <table:table-cell office:value-type="float" office:value="-71.59675598" calcext:value-type="float">
            <text:p>-71.59675598</text:p>
          </table:table-cell>
          <table:table-cell table:formula="of:=[.D264]-[.C264]" office:value-type="float" office:value="10.46784973" calcext:value-type="float">
            <text:p>10.46784973</text:p>
          </table:table-cell>
          <table:table-cell table:formula="of:=15.12-10*LOG10(POWER(10;[.E264]/10)-1)" office:value-type="float" office:value="5.06072147509266" calcext:value-type="float">
            <text:p>5.0607214751</text:p>
          </table:table-cell>
          <table:table-cell table:number-columns-repeated="1018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table:formula="of:=[.A265]/1000000" office:value-type="float" office:value="57.17391304" calcext:value-type="float">
            <text:p>57.17391304</text:p>
          </table:table-cell>
          <table:table-cell office:value-type="float" office:value="-82.16642761" calcext:value-type="float">
            <text:p>-82.16642761</text:p>
          </table:table-cell>
          <table:table-cell office:value-type="float" office:value="-71.78889465" calcext:value-type="float">
            <text:p>-71.78889465</text:p>
          </table:table-cell>
          <table:table-cell table:formula="of:=[.D265]-[.C265]" office:value-type="float" office:value="10.37753296" calcext:value-type="float">
            <text:p>10.37753296</text:p>
          </table:table-cell>
          <table:table-cell table:formula="of:=15.12-10*LOG10(POWER(10;[.E265]/10)-1)" office:value-type="float" office:value="5.16005011108128" calcext:value-type="float">
            <text:p>5.1600501111</text:p>
          </table:table-cell>
          <table:table-cell table:number-columns-repeated="1018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table:formula="of:=[.A266]/1000000" office:value-type="float" office:value="57.39130435" calcext:value-type="float">
            <text:p>57.39130435</text:p>
          </table:table-cell>
          <table:table-cell office:value-type="float" office:value="-82.40911865" calcext:value-type="float">
            <text:p>-82.40911865</text:p>
          </table:table-cell>
          <table:table-cell office:value-type="float" office:value="-71.70100403" calcext:value-type="float">
            <text:p>-71.70100403</text:p>
          </table:table-cell>
          <table:table-cell table:formula="of:=[.D266]-[.C266]" office:value-type="float" office:value="10.70811462" calcext:value-type="float">
            <text:p>10.70811462</text:p>
          </table:table-cell>
          <table:table-cell table:formula="of:=15.12-10*LOG10(POWER(10;[.E266]/10)-1)" office:value-type="float" office:value="4.79746047998991" calcext:value-type="float">
            <text:p>4.79746048</text:p>
          </table:table-cell>
          <table:table-cell table:number-columns-repeated="1018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table:formula="of:=[.A267]/1000000" office:value-type="float" office:value="57.60869565" calcext:value-type="float">
            <text:p>57.60869565</text:p>
          </table:table-cell>
          <table:table-cell office:value-type="float" office:value="-82.38248444" calcext:value-type="float">
            <text:p>-82.38248444</text:p>
          </table:table-cell>
          <table:table-cell office:value-type="float" office:value="-72.0749588" calcext:value-type="float">
            <text:p>-72.0749588</text:p>
          </table:table-cell>
          <table:table-cell table:formula="of:=[.D267]-[.C267]" office:value-type="float" office:value="10.30752564" calcext:value-type="float">
            <text:p>10.30752564</text:p>
          </table:table-cell>
          <table:table-cell table:formula="of:=15.12-10*LOG10(POWER(10;[.E267]/10)-1)" office:value-type="float" office:value="5.23718612417114" calcext:value-type="float">
            <text:p>5.2371861242</text:p>
          </table:table-cell>
          <table:table-cell table:number-columns-repeated="1018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table:formula="of:=[.A268]/1000000" office:value-type="float" office:value="57.82608696" calcext:value-type="float">
            <text:p>57.82608696</text:p>
          </table:table-cell>
          <table:table-cell office:value-type="float" office:value="-82.44618225" calcext:value-type="float">
            <text:p>-82.44618225</text:p>
          </table:table-cell>
          <table:table-cell office:value-type="float" office:value="-72.12962341" calcext:value-type="float">
            <text:p>-72.12962341</text:p>
          </table:table-cell>
          <table:table-cell table:formula="of:=[.D268]-[.C268]" office:value-type="float" office:value="10.31655884" calcext:value-type="float">
            <text:p>10.31655884</text:p>
          </table:table-cell>
          <table:table-cell table:formula="of:=15.12-10*LOG10(POWER(10;[.E268]/10)-1)" office:value-type="float" office:value="5.22722596136728" calcext:value-type="float">
            <text:p>5.2272259614</text:p>
          </table:table-cell>
          <table:table-cell table:number-columns-repeated="1018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table:formula="of:=[.A269]/1000000" office:value-type="float" office:value="58.04347826" calcext:value-type="float">
            <text:p>58.04347826</text:p>
          </table:table-cell>
          <table:table-cell office:value-type="float" office:value="-82.59738922" calcext:value-type="float">
            <text:p>-82.59738922</text:p>
          </table:table-cell>
          <table:table-cell office:value-type="float" office:value="-72.27876282" calcext:value-type="float">
            <text:p>-72.27876282</text:p>
          </table:table-cell>
          <table:table-cell table:formula="of:=[.D269]-[.C269]" office:value-type="float" office:value="10.3186264" calcext:value-type="float">
            <text:p>10.3186264</text:p>
          </table:table-cell>
          <table:table-cell table:formula="of:=15.12-10*LOG10(POWER(10;[.E269]/10)-1)" office:value-type="float" office:value="5.22494653269244" calcext:value-type="float">
            <text:p>5.2249465327</text:p>
          </table:table-cell>
          <table:table-cell table:number-columns-repeated="1018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table:formula="of:=[.A270]/1000000" office:value-type="float" office:value="58.26086957" calcext:value-type="float">
            <text:p>58.26086957</text:p>
          </table:table-cell>
          <table:table-cell office:value-type="float" office:value="-82.71330261" calcext:value-type="float">
            <text:p>-82.71330261</text:p>
          </table:table-cell>
          <table:table-cell office:value-type="float" office:value="-72.49772644" calcext:value-type="float">
            <text:p>-72.49772644</text:p>
          </table:table-cell>
          <table:table-cell table:formula="of:=[.D270]-[.C270]" office:value-type="float" office:value="10.21557617" calcext:value-type="float">
            <text:p>10.21557617</text:p>
          </table:table-cell>
          <table:table-cell table:formula="of:=15.12-10*LOG10(POWER(10;[.E270]/10)-1)" office:value-type="float" office:value="5.33869324637223" calcext:value-type="float">
            <text:p>5.3386932464</text:p>
          </table:table-cell>
          <table:table-cell table:number-columns-repeated="1018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table:formula="of:=[.A271]/1000000" office:value-type="float" office:value="58.47826087" calcext:value-type="float">
            <text:p>58.47826087</text:p>
          </table:table-cell>
          <table:table-cell office:value-type="float" office:value="-82.8470459" calcext:value-type="float">
            <text:p>-82.8470459</text:p>
          </table:table-cell>
          <table:table-cell office:value-type="float" office:value="-72.412117" calcext:value-type="float">
            <text:p>-72.412117</text:p>
          </table:table-cell>
          <table:table-cell table:formula="of:=[.D271]-[.C271]" office:value-type="float" office:value="10.4349289" calcext:value-type="float">
            <text:p>10.4349289</text:p>
          </table:table-cell>
          <table:table-cell table:formula="of:=15.12-10*LOG10(POWER(10;[.E271]/10)-1)" office:value-type="float" office:value="5.0969033219629" calcext:value-type="float">
            <text:p>5.096903322</text:p>
          </table:table-cell>
          <table:table-cell table:number-columns-repeated="1018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table:formula="of:=[.A272]/1000000" office:value-type="float" office:value="58.69565217" calcext:value-type="float">
            <text:p>58.69565217</text:p>
          </table:table-cell>
          <table:table-cell office:value-type="float" office:value="-82.90650177" calcext:value-type="float">
            <text:p>-82.90650177</text:p>
          </table:table-cell>
          <table:table-cell office:value-type="float" office:value="-72.48704529" calcext:value-type="float">
            <text:p>-72.48704529</text:p>
          </table:table-cell>
          <table:table-cell table:formula="of:=[.D272]-[.C272]" office:value-type="float" office:value="10.41945648" calcext:value-type="float">
            <text:p>10.41945648</text:p>
          </table:table-cell>
          <table:table-cell table:formula="of:=15.12-10*LOG10(POWER(10;[.E272]/10)-1)" office:value-type="float" office:value="5.11391779577447" calcext:value-type="float">
            <text:p>5.1139177958</text:p>
          </table:table-cell>
          <table:table-cell table:number-columns-repeated="1018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table:formula="of:=[.A273]/1000000" office:value-type="float" office:value="58.91304348" calcext:value-type="float">
            <text:p>58.91304348</text:p>
          </table:table-cell>
          <table:table-cell office:value-type="float" office:value="-82.96577454" calcext:value-type="float">
            <text:p>-82.96577454</text:p>
          </table:table-cell>
          <table:table-cell office:value-type="float" office:value="-72.81105042" calcext:value-type="float">
            <text:p>-72.81105042</text:p>
          </table:table-cell>
          <table:table-cell table:formula="of:=[.D273]-[.C273]" office:value-type="float" office:value="10.15472412" calcext:value-type="float">
            <text:p>10.15472412</text:p>
          </table:table-cell>
          <table:table-cell table:formula="of:=15.12-10*LOG10(POWER(10;[.E273]/10)-1)" office:value-type="float" office:value="5.40599460438227" calcext:value-type="float">
            <text:p>5.4059946044</text:p>
          </table:table-cell>
          <table:table-cell table:number-columns-repeated="1018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table:formula="of:=[.A274]/1000000" office:value-type="float" office:value="59.13043478" calcext:value-type="float">
            <text:p>59.13043478</text:p>
          </table:table-cell>
          <table:table-cell office:value-type="float" office:value="-83.04814148" calcext:value-type="float">
            <text:p>-83.04814148</text:p>
          </table:table-cell>
          <table:table-cell office:value-type="float" office:value="-72.8871994" calcext:value-type="float">
            <text:p>-72.8871994</text:p>
          </table:table-cell>
          <table:table-cell table:formula="of:=[.D274]-[.C274]" office:value-type="float" office:value="10.16094208" calcext:value-type="float">
            <text:p>10.16094208</text:p>
          </table:table-cell>
          <table:table-cell table:formula="of:=15.12-10*LOG10(POWER(10;[.E274]/10)-1)" office:value-type="float" office:value="5.39911304901835" calcext:value-type="float">
            <text:p>5.399113049</text:p>
          </table:table-cell>
          <table:table-cell table:number-columns-repeated="1018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table:formula="of:=[.A275]/1000000" office:value-type="float" office:value="59.34782609" calcext:value-type="float">
            <text:p>59.34782609</text:p>
          </table:table-cell>
          <table:table-cell office:value-type="float" office:value="-83.11843872" calcext:value-type="float">
            <text:p>-83.11843872</text:p>
          </table:table-cell>
          <table:table-cell office:value-type="float" office:value="-72.91176605" calcext:value-type="float">
            <text:p>-72.91176605</text:p>
          </table:table-cell>
          <table:table-cell table:formula="of:=[.D275]-[.C275]" office:value-type="float" office:value="10.20667267" calcext:value-type="float">
            <text:p>10.20667267</text:p>
          </table:table-cell>
          <table:table-cell table:formula="of:=15.12-10*LOG10(POWER(10;[.E275]/10)-1)" office:value-type="float" office:value="5.34853414045467" calcext:value-type="float">
            <text:p>5.3485341405</text:p>
          </table:table-cell>
          <table:table-cell table:number-columns-repeated="1018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table:formula="of:=[.A276]/1000000" office:value-type="float" office:value="59.56521739" calcext:value-type="float">
            <text:p>59.56521739</text:p>
          </table:table-cell>
          <table:table-cell office:value-type="float" office:value="-83.26533508" calcext:value-type="float">
            <text:p>-83.26533508</text:p>
          </table:table-cell>
          <table:table-cell office:value-type="float" office:value="-73.25691223" calcext:value-type="float">
            <text:p>-73.25691223</text:p>
          </table:table-cell>
          <table:table-cell table:formula="of:=[.D276]-[.C276]" office:value-type="float" office:value="10.00842285" calcext:value-type="float">
            <text:p>10.00842285</text:p>
          </table:table-cell>
          <table:table-cell table:formula="of:=15.12-10*LOG10(POWER(10;[.E276]/10)-1)" office:value-type="float" office:value="5.56821719095575" calcext:value-type="float">
            <text:p>5.568217191</text:p>
          </table:table-cell>
          <table:table-cell table:number-columns-repeated="1018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table:formula="of:=[.A277]/1000000" office:value-type="float" office:value="59.7826087" calcext:value-type="float">
            <text:p>59.7826087</text:p>
          </table:table-cell>
          <table:table-cell office:value-type="float" office:value="-83.26119995" calcext:value-type="float">
            <text:p>-83.26119995</text:p>
          </table:table-cell>
          <table:table-cell office:value-type="float" office:value="-73.2469101" calcext:value-type="float">
            <text:p>-73.2469101</text:p>
          </table:table-cell>
          <table:table-cell table:formula="of:=[.D277]-[.C277]" office:value-type="float" office:value="10.01428985" calcext:value-type="float">
            <text:p>10.01428985</text:p>
          </table:table-cell>
          <table:table-cell table:formula="of:=15.12-10*LOG10(POWER(10;[.E277]/10)-1)" office:value-type="float" office:value="5.56170019300111" calcext:value-type="float">
            <text:p>5.561700193</text:p>
          </table:table-cell>
          <table:table-cell table:number-columns-repeated="1018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table:formula="of:=[.A278]/1000000" office:value-type="float" office:value="60" calcext:value-type="float">
            <text:p>60</text:p>
          </table:table-cell>
          <table:table-cell office:value-type="float" office:value="-83.29112244" calcext:value-type="float">
            <text:p>-83.29112244</text:p>
          </table:table-cell>
          <table:table-cell office:value-type="float" office:value="-73.41608429" calcext:value-type="float">
            <text:p>-73.41608429</text:p>
          </table:table-cell>
          <table:table-cell table:formula="of:=[.D278]-[.C278]" office:value-type="float" office:value="9.87503814999999" calcext:value-type="float">
            <text:p>9.87503815</text:p>
          </table:table-cell>
          <table:table-cell table:formula="of:=15.12-10*LOG10(POWER(10;[.E278]/10)-1)" office:value-type="float" office:value="5.71664598456815" calcext:value-type="float">
            <text:p>5.7166459846</text:p>
          </table:table-cell>
          <table:table-cell table:number-columns-repeated="1018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table:formula="of:=[.A279]/1000000" office:value-type="float" office:value="60.2173913" calcext:value-type="float">
            <text:p>60.2173913</text:p>
          </table:table-cell>
          <table:table-cell office:value-type="float" office:value="-83.57393646" calcext:value-type="float">
            <text:p>-83.57393646</text:p>
          </table:table-cell>
          <table:table-cell office:value-type="float" office:value="-73.56556702" calcext:value-type="float">
            <text:p>-73.56556702</text:p>
          </table:table-cell>
          <table:table-cell table:formula="of:=[.D279]-[.C279]" office:value-type="float" office:value="10.00836944" calcext:value-type="float">
            <text:p>10.00836944</text:p>
          </table:table-cell>
          <table:table-cell table:formula="of:=15.12-10*LOG10(POWER(10;[.E279]/10)-1)" office:value-type="float" office:value="5.56827652266751" calcext:value-type="float">
            <text:p>5.5682765227</text:p>
          </table:table-cell>
          <table:table-cell table:number-columns-repeated="1018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table:formula="of:=[.A280]/1000000" office:value-type="float" office:value="60.43478261" calcext:value-type="float">
            <text:p>60.43478261</text:p>
          </table:table-cell>
          <table:table-cell office:value-type="float" office:value="-83.61402893" calcext:value-type="float">
            <text:p>-83.61402893</text:p>
          </table:table-cell>
          <table:table-cell office:value-type="float" office:value="-73.72367859" calcext:value-type="float">
            <text:p>-73.72367859</text:p>
          </table:table-cell>
          <table:table-cell table:formula="of:=[.D280]-[.C280]" office:value-type="float" office:value="9.89035034" calcext:value-type="float">
            <text:p>9.89035034</text:p>
          </table:table-cell>
          <table:table-cell table:formula="of:=15.12-10*LOG10(POWER(10;[.E280]/10)-1)" office:value-type="float" office:value="5.69958052434567" calcext:value-type="float">
            <text:p>5.6995805243</text:p>
          </table:table-cell>
          <table:table-cell table:number-columns-repeated="1018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table:formula="of:=[.A281]/1000000" office:value-type="float" office:value="60.65217391" calcext:value-type="float">
            <text:p>60.65217391</text:p>
          </table:table-cell>
          <table:table-cell office:value-type="float" office:value="-83.71920013" calcext:value-type="float">
            <text:p>-83.71920013</text:p>
          </table:table-cell>
          <table:table-cell office:value-type="float" office:value="-73.93619537" calcext:value-type="float">
            <text:p>-73.93619537</text:p>
          </table:table-cell>
          <table:table-cell table:formula="of:=[.D281]-[.C281]" office:value-type="float" office:value="9.78300476000001" calcext:value-type="float">
            <text:p>9.78300476</text:p>
          </table:table-cell>
          <table:table-cell table:formula="of:=15.12-10*LOG10(POWER(10;[.E281]/10)-1)" office:value-type="float" office:value="5.81936386781076" calcext:value-type="float">
            <text:p>5.8193638678</text:p>
          </table:table-cell>
          <table:table-cell table:number-columns-repeated="1018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table:formula="of:=[.A282]/1000000" office:value-type="float" office:value="60.86956522" calcext:value-type="float">
            <text:p>60.86956522</text:p>
          </table:table-cell>
          <table:table-cell office:value-type="float" office:value="-83.71634674" calcext:value-type="float">
            <text:p>-83.71634674</text:p>
          </table:table-cell>
          <table:table-cell office:value-type="float" office:value="-73.92738342" calcext:value-type="float">
            <text:p>-73.92738342</text:p>
          </table:table-cell>
          <table:table-cell table:formula="of:=[.D282]-[.C282]" office:value-type="float" office:value="9.78896332000001" calcext:value-type="float">
            <text:p>9.78896332</text:p>
          </table:table-cell>
          <table:table-cell table:formula="of:=15.12-10*LOG10(POWER(10;[.E282]/10)-1)" office:value-type="float" office:value="5.81270587687423" calcext:value-type="float">
            <text:p>5.8127058769</text:p>
          </table:table-cell>
          <table:table-cell table:number-columns-repeated="1018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table:formula="of:=[.A283]/1000000" office:value-type="float" office:value="61.08695652" calcext:value-type="float">
            <text:p>61.08695652</text:p>
          </table:table-cell>
          <table:table-cell office:value-type="float" office:value="-83.86497498" calcext:value-type="float">
            <text:p>-83.86497498</text:p>
          </table:table-cell>
          <table:table-cell office:value-type="float" office:value="-74.08295441" calcext:value-type="float">
            <text:p>-74.08295441</text:p>
          </table:table-cell>
          <table:table-cell table:formula="of:=[.D283]-[.C283]" office:value-type="float" office:value="9.78202057" calcext:value-type="float">
            <text:p>9.78202057</text:p>
          </table:table-cell>
          <table:table-cell table:formula="of:=15.12-10*LOG10(POWER(10;[.E283]/10)-1)" office:value-type="float" office:value="5.8204636877578" calcext:value-type="float">
            <text:p>5.8204636878</text:p>
          </table:table-cell>
          <table:table-cell table:number-columns-repeated="1018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table:formula="of:=[.A284]/1000000" office:value-type="float" office:value="61.30434783" calcext:value-type="float">
            <text:p>61.30434783</text:p>
          </table:table-cell>
          <table:table-cell office:value-type="float" office:value="-83.69423676" calcext:value-type="float">
            <text:p>-83.69423676</text:p>
          </table:table-cell>
          <table:table-cell office:value-type="float" office:value="-74.22825623" calcext:value-type="float">
            <text:p>-74.22825623</text:p>
          </table:table-cell>
          <table:table-cell table:formula="of:=[.D284]-[.C284]" office:value-type="float" office:value="9.46598053" calcext:value-type="float">
            <text:p>9.46598053</text:p>
          </table:table-cell>
          <table:table-cell table:formula="of:=15.12-10*LOG10(POWER(10;[.E284]/10)-1)" office:value-type="float" office:value="6.17519557440889" calcext:value-type="float">
            <text:p>6.1751955744</text:p>
          </table:table-cell>
          <table:table-cell table:number-columns-repeated="1018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table:formula="of:=[.A285]/1000000" office:value-type="float" office:value="61.52173913" calcext:value-type="float">
            <text:p>61.52173913</text:p>
          </table:table-cell>
          <table:table-cell office:value-type="float" office:value="-83.76629639" calcext:value-type="float">
            <text:p>-83.76629639</text:p>
          </table:table-cell>
          <table:table-cell office:value-type="float" office:value="-74.30862427" calcext:value-type="float">
            <text:p>-74.30862427</text:p>
          </table:table-cell>
          <table:table-cell table:formula="of:=[.D285]-[.C285]" office:value-type="float" office:value="9.45767212" calcext:value-type="float">
            <text:p>9.45767212</text:p>
          </table:table-cell>
          <table:table-cell table:formula="of:=15.12-10*LOG10(POWER(10;[.E285]/10)-1)" office:value-type="float" office:value="6.18456447296732" calcext:value-type="float">
            <text:p>6.184564473</text:p>
          </table:table-cell>
          <table:table-cell table:number-columns-repeated="1018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table:formula="of:=[.A286]/1000000" office:value-type="float" office:value="61.73913043" calcext:value-type="float">
            <text:p>61.73913043</text:p>
          </table:table-cell>
          <table:table-cell office:value-type="float" office:value="-84.01777649" calcext:value-type="float">
            <text:p>-84.01777649</text:p>
          </table:table-cell>
          <table:table-cell office:value-type="float" office:value="-74.31981659" calcext:value-type="float">
            <text:p>-74.31981659</text:p>
          </table:table-cell>
          <table:table-cell table:formula="of:=[.D286]-[.C286]" office:value-type="float" office:value="9.6979599" calcext:value-type="float">
            <text:p>9.6979599</text:p>
          </table:table-cell>
          <table:table-cell table:formula="of:=15.12-10*LOG10(POWER(10;[.E286]/10)-1)" office:value-type="float" office:value="5.91450936038127" calcext:value-type="float">
            <text:p>5.9145093604</text:p>
          </table:table-cell>
          <table:table-cell table:number-columns-repeated="1018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table:formula="of:=[.A287]/1000000" office:value-type="float" office:value="61.95652174" calcext:value-type="float">
            <text:p>61.95652174</text:p>
          </table:table-cell>
          <table:table-cell office:value-type="float" office:value="-84.07453918" calcext:value-type="float">
            <text:p>-84.07453918</text:p>
          </table:table-cell>
          <table:table-cell office:value-type="float" office:value="-74.64219666" calcext:value-type="float">
            <text:p>-74.64219666</text:p>
          </table:table-cell>
          <table:table-cell table:formula="of:=[.D287]-[.C287]" office:value-type="float" office:value="9.43234252000001" calcext:value-type="float">
            <text:p>9.43234252</text:p>
          </table:table-cell>
          <table:table-cell table:formula="of:=15.12-10*LOG10(POWER(10;[.E287]/10)-1)" office:value-type="float" office:value="6.21314131175731" calcext:value-type="float">
            <text:p>6.2131413118</text:p>
          </table:table-cell>
          <table:table-cell table:number-columns-repeated="1018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table:formula="of:=[.A288]/1000000" office:value-type="float" office:value="62.17391304" calcext:value-type="float">
            <text:p>62.17391304</text:p>
          </table:table-cell>
          <table:table-cell office:value-type="float" office:value="-84.49630737" calcext:value-type="float">
            <text:p>-84.49630737</text:p>
          </table:table-cell>
          <table:table-cell office:value-type="float" office:value="-74.77046967" calcext:value-type="float">
            <text:p>-74.77046967</text:p>
          </table:table-cell>
          <table:table-cell table:formula="of:=[.D288]-[.C288]" office:value-type="float" office:value="9.7258377" calcext:value-type="float">
            <text:p>9.7258377</text:p>
          </table:table-cell>
          <table:table-cell table:formula="of:=15.12-10*LOG10(POWER(10;[.E288]/10)-1)" office:value-type="float" office:value="5.88329614821587" calcext:value-type="float">
            <text:p>5.8832961482</text:p>
          </table:table-cell>
          <table:table-cell table:number-columns-repeated="1018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table:formula="of:=[.A289]/1000000" office:value-type="float" office:value="62.39130435" calcext:value-type="float">
            <text:p>62.39130435</text:p>
          </table:table-cell>
          <table:table-cell office:value-type="float" office:value="-84.39527893" calcext:value-type="float">
            <text:p>-84.39527893</text:p>
          </table:table-cell>
          <table:table-cell office:value-type="float" office:value="-74.86360931" calcext:value-type="float">
            <text:p>-74.86360931</text:p>
          </table:table-cell>
          <table:table-cell table:formula="of:=[.D289]-[.C289]" office:value-type="float" office:value="9.53166962" calcext:value-type="float">
            <text:p>9.53166962</text:p>
          </table:table-cell>
          <table:table-cell table:formula="of:=15.12-10*LOG10(POWER(10;[.E289]/10)-1)" office:value-type="float" office:value="6.10120191357619" calcext:value-type="float">
            <text:p>6.1012019136</text:p>
          </table:table-cell>
          <table:table-cell table:number-columns-repeated="1018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table:formula="of:=[.A290]/1000000" office:value-type="float" office:value="62.60869565" calcext:value-type="float">
            <text:p>62.60869565</text:p>
          </table:table-cell>
          <table:table-cell office:value-type="float" office:value="-84.21221924" calcext:value-type="float">
            <text:p>-84.21221924</text:p>
          </table:table-cell>
          <table:table-cell office:value-type="float" office:value="-75.04244995" calcext:value-type="float">
            <text:p>-75.04244995</text:p>
          </table:table-cell>
          <table:table-cell table:formula="of:=[.D290]-[.C290]" office:value-type="float" office:value="9.16976928999999" calcext:value-type="float">
            <text:p>9.16976929</text:p>
          </table:table-cell>
          <table:table-cell table:formula="of:=15.12-10*LOG10(POWER(10;[.E290]/10)-1)" office:value-type="float" office:value="6.51066927142758" calcext:value-type="float">
            <text:p>6.5106692714</text:p>
          </table:table-cell>
          <table:table-cell table:number-columns-repeated="1018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table:formula="of:=[.A291]/1000000" office:value-type="float" office:value="62.82608696" calcext:value-type="float">
            <text:p>62.82608696</text:p>
          </table:table-cell>
          <table:table-cell office:value-type="float" office:value="-84.53268433" calcext:value-type="float">
            <text:p>-84.53268433</text:p>
          </table:table-cell>
          <table:table-cell office:value-type="float" office:value="-75.01682281" calcext:value-type="float">
            <text:p>-75.01682281</text:p>
          </table:table-cell>
          <table:table-cell table:formula="of:=[.D291]-[.C291]" office:value-type="float" office:value="9.51586152" calcext:value-type="float">
            <text:p>9.51586152</text:p>
          </table:table-cell>
          <table:table-cell table:formula="of:=15.12-10*LOG10(POWER(10;[.E291]/10)-1)" office:value-type="float" office:value="6.11899560453398" calcext:value-type="float">
            <text:p>6.1189956045</text:p>
          </table:table-cell>
          <table:table-cell table:number-columns-repeated="1018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table:formula="of:=[.A292]/1000000" office:value-type="float" office:value="63.04347826" calcext:value-type="float">
            <text:p>63.04347826</text:p>
          </table:table-cell>
          <table:table-cell office:value-type="float" office:value="-84.76773834" calcext:value-type="float">
            <text:p>-84.76773834</text:p>
          </table:table-cell>
          <table:table-cell office:value-type="float" office:value="-75.33963776" calcext:value-type="float">
            <text:p>-75.33963776</text:p>
          </table:table-cell>
          <table:table-cell table:formula="of:=[.D292]-[.C292]" office:value-type="float" office:value="9.42810057999999" calcext:value-type="float">
            <text:p>9.42810058</text:p>
          </table:table-cell>
          <table:table-cell table:formula="of:=15.12-10*LOG10(POWER(10;[.E292]/10)-1)" office:value-type="float" office:value="6.21792915800144" calcext:value-type="float">
            <text:p>6.217929158</text:p>
          </table:table-cell>
          <table:table-cell table:number-columns-repeated="1018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table:formula="of:=[.A293]/1000000" office:value-type="float" office:value="63.26086957" calcext:value-type="float">
            <text:p>63.26086957</text:p>
          </table:table-cell>
          <table:table-cell office:value-type="float" office:value="-84.65107727" calcext:value-type="float">
            <text:p>-84.65107727</text:p>
          </table:table-cell>
          <table:table-cell office:value-type="float" office:value="-75.40815735" calcext:value-type="float">
            <text:p>-75.40815735</text:p>
          </table:table-cell>
          <table:table-cell table:formula="of:=[.D293]-[.C293]" office:value-type="float" office:value="9.24291992000001" calcext:value-type="float">
            <text:p>9.24291992</text:p>
          </table:table-cell>
          <table:table-cell table:formula="of:=15.12-10*LOG10(POWER(10;[.E293]/10)-1)" office:value-type="float" office:value="6.42753857340751" calcext:value-type="float">
            <text:p>6.4275385734</text:p>
          </table:table-cell>
          <table:table-cell table:number-columns-repeated="1018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table:formula="of:=[.A294]/1000000" office:value-type="float" office:value="63.47826087" calcext:value-type="float">
            <text:p>63.47826087</text:p>
          </table:table-cell>
          <table:table-cell office:value-type="float" office:value="-84.80799103" calcext:value-type="float">
            <text:p>-84.80799103</text:p>
          </table:table-cell>
          <table:table-cell office:value-type="float" office:value="-75.40245056" calcext:value-type="float">
            <text:p>-75.40245056</text:p>
          </table:table-cell>
          <table:table-cell table:formula="of:=[.D294]-[.C294]" office:value-type="float" office:value="9.40554046999999" calcext:value-type="float">
            <text:p>9.40554047</text:p>
          </table:table-cell>
          <table:table-cell table:formula="of:=15.12-10*LOG10(POWER(10;[.E294]/10)-1)" office:value-type="float" office:value="6.24340272281713" calcext:value-type="float">
            <text:p>6.2434027228</text:p>
          </table:table-cell>
          <table:table-cell table:number-columns-repeated="1018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table:formula="of:=[.A295]/1000000" office:value-type="float" office:value="63.69565217" calcext:value-type="float">
            <text:p>63.69565217</text:p>
          </table:table-cell>
          <table:table-cell office:value-type="float" office:value="-84.80586243" calcext:value-type="float">
            <text:p>-84.80586243</text:p>
          </table:table-cell>
          <table:table-cell office:value-type="float" office:value="-75.63063812" calcext:value-type="float">
            <text:p>-75.63063812</text:p>
          </table:table-cell>
          <table:table-cell table:formula="of:=[.D295]-[.C295]" office:value-type="float" office:value="9.17522431" calcext:value-type="float">
            <text:p>9.17522431</text:p>
          </table:table-cell>
          <table:table-cell table:formula="of:=15.12-10*LOG10(POWER(10;[.E295]/10)-1)" office:value-type="float" office:value="6.50446340173225" calcext:value-type="float">
            <text:p>6.5044634017</text:p>
          </table:table-cell>
          <table:table-cell table:number-columns-repeated="1018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table:formula="of:=[.A296]/1000000" office:value-type="float" office:value="63.91304348" calcext:value-type="float">
            <text:p>63.91304348</text:p>
          </table:table-cell>
          <table:table-cell office:value-type="float" office:value="-84.92873383" calcext:value-type="float">
            <text:p>-84.92873383</text:p>
          </table:table-cell>
          <table:table-cell office:value-type="float" office:value="-75.80457306" calcext:value-type="float">
            <text:p>-75.80457306</text:p>
          </table:table-cell>
          <table:table-cell table:formula="of:=[.D296]-[.C296]" office:value-type="float" office:value="9.12416077" calcext:value-type="float">
            <text:p>9.12416077</text:p>
          </table:table-cell>
          <table:table-cell table:formula="of:=15.12-10*LOG10(POWER(10;[.E296]/10)-1)" office:value-type="float" office:value="6.5625977071353" calcext:value-type="float">
            <text:p>6.5625977071</text:p>
          </table:table-cell>
          <table:table-cell table:number-columns-repeated="1018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table:formula="of:=[.A297]/1000000" office:value-type="float" office:value="64.13043478" calcext:value-type="float">
            <text:p>64.13043478</text:p>
          </table:table-cell>
          <table:table-cell office:value-type="float" office:value="-85.09410858" calcext:value-type="float">
            <text:p>-85.09410858</text:p>
          </table:table-cell>
          <table:table-cell office:value-type="float" office:value="-76.09468842" calcext:value-type="float">
            <text:p>-76.09468842</text:p>
          </table:table-cell>
          <table:table-cell table:formula="of:=[.D297]-[.C297]" office:value-type="float" office:value="8.99942016" calcext:value-type="float">
            <text:p>8.99942016</text:p>
          </table:table-cell>
          <table:table-cell table:formula="of:=15.12-10*LOG10(POWER(10;[.E297]/10)-1)" office:value-type="float" office:value="6.70501509613987" calcext:value-type="float">
            <text:p>6.7050150961</text:p>
          </table:table-cell>
          <table:table-cell table:number-columns-repeated="1018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table:formula="of:=[.A298]/1000000" office:value-type="float" office:value="64.34782609" calcext:value-type="float">
            <text:p>64.34782609</text:p>
          </table:table-cell>
          <table:table-cell office:value-type="float" office:value="-85.2144928" calcext:value-type="float">
            <text:p>-85.2144928</text:p>
          </table:table-cell>
          <table:table-cell office:value-type="float" office:value="-76.1142807" calcext:value-type="float">
            <text:p>-76.1142807</text:p>
          </table:table-cell>
          <table:table-cell table:formula="of:=[.D298]-[.C298]" office:value-type="float" office:value="9.10021210000001" calcext:value-type="float">
            <text:p>9.1002121</text:p>
          </table:table-cell>
          <table:table-cell table:formula="of:=15.12-10*LOG10(POWER(10;[.E298]/10)-1)" office:value-type="float" office:value="6.58989531114644" calcext:value-type="float">
            <text:p>6.5898953111</text:p>
          </table:table-cell>
          <table:table-cell table:number-columns-repeated="1018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table:formula="of:=[.A299]/1000000" office:value-type="float" office:value="64.56521739" calcext:value-type="float">
            <text:p>64.56521739</text:p>
          </table:table-cell>
          <table:table-cell office:value-type="float" office:value="-85.28024292" calcext:value-type="float">
            <text:p>-85.28024292</text:p>
          </table:table-cell>
          <table:table-cell office:value-type="float" office:value="-76.1153183" calcext:value-type="float">
            <text:p>-76.1153183</text:p>
          </table:table-cell>
          <table:table-cell table:formula="of:=[.D299]-[.C299]" office:value-type="float" office:value="9.16492462000001" calcext:value-type="float">
            <text:p>9.16492462</text:p>
          </table:table-cell>
          <table:table-cell table:formula="of:=15.12-10*LOG10(POWER(10;[.E299]/10)-1)" office:value-type="float" office:value="6.51618168046943" calcext:value-type="float">
            <text:p>6.5161816805</text:p>
          </table:table-cell>
          <table:table-cell table:number-columns-repeated="1018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table:formula="of:=[.A300]/1000000" office:value-type="float" office:value="64.7826087" calcext:value-type="float">
            <text:p>64.7826087</text:p>
          </table:table-cell>
          <table:table-cell office:value-type="float" office:value="-85.17147827" calcext:value-type="float">
            <text:p>-85.17147827</text:p>
          </table:table-cell>
          <table:table-cell office:value-type="float" office:value="-76.62957001" calcext:value-type="float">
            <text:p>-76.62957001</text:p>
          </table:table-cell>
          <table:table-cell table:formula="of:=[.D300]-[.C300]" office:value-type="float" office:value="8.54190826" calcext:value-type="float">
            <text:p>8.54190826</text:p>
          </table:table-cell>
          <table:table-cell table:formula="of:=15.12-10*LOG10(POWER(10;[.E300]/10)-1)" office:value-type="float" office:value="7.23258837191721" calcext:value-type="float">
            <text:p>7.2325883719</text:p>
          </table:table-cell>
          <table:table-cell table:number-columns-repeated="1018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table:formula="of:=[.A301]/1000000" office:value-type="float" office:value="65" calcext:value-type="float">
            <text:p>65</text:p>
          </table:table-cell>
          <table:table-cell office:value-type="float" office:value="-85.45056152" calcext:value-type="float">
            <text:p>-85.45056152</text:p>
          </table:table-cell>
          <table:table-cell office:value-type="float" office:value="-76.5044632" calcext:value-type="float">
            <text:p>-76.5044632</text:p>
          </table:table-cell>
          <table:table-cell table:formula="of:=[.D301]-[.C301]" office:value-type="float" office:value="8.94609831999999" calcext:value-type="float">
            <text:p>8.94609832</text:p>
          </table:table-cell>
          <table:table-cell table:formula="of:=15.12-10*LOG10(POWER(10;[.E301]/10)-1)" office:value-type="float" office:value="6.76607196878674" calcext:value-type="float">
            <text:p>6.7660719688</text:p>
          </table:table-cell>
          <table:table-cell table:number-columns-repeated="1018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table:formula="of:=[.A302]/1000000" office:value-type="float" office:value="65.2173913" calcext:value-type="float">
            <text:p>65.2173913</text:p>
          </table:table-cell>
          <table:table-cell office:value-type="float" office:value="-85.4677124" calcext:value-type="float">
            <text:p>-85.4677124</text:p>
          </table:table-cell>
          <table:table-cell office:value-type="float" office:value="-76.82645416" calcext:value-type="float">
            <text:p>-76.82645416</text:p>
          </table:table-cell>
          <table:table-cell table:formula="of:=[.D302]-[.C302]" office:value-type="float" office:value="8.64125824" calcext:value-type="float">
            <text:p>8.64125824</text:p>
          </table:table-cell>
          <table:table-cell table:formula="of:=15.12-10*LOG10(POWER(10;[.E302]/10)-1)" office:value-type="float" office:value="7.11729168499339" calcext:value-type="float">
            <text:p>7.117291685</text:p>
          </table:table-cell>
          <table:table-cell table:number-columns-repeated="1018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table:formula="of:=[.A303]/1000000" office:value-type="float" office:value="65.43478261" calcext:value-type="float">
            <text:p>65.43478261</text:p>
          </table:table-cell>
          <table:table-cell office:value-type="float" office:value="-85.68769836" calcext:value-type="float">
            <text:p>-85.68769836</text:p>
          </table:table-cell>
          <table:table-cell office:value-type="float" office:value="-76.8859787" calcext:value-type="float">
            <text:p>-76.8859787</text:p>
          </table:table-cell>
          <table:table-cell table:formula="of:=[.D303]-[.C303]" office:value-type="float" office:value="8.80171966" calcext:value-type="float">
            <text:p>8.80171966</text:p>
          </table:table-cell>
          <table:table-cell table:formula="of:=15.12-10*LOG10(POWER(10;[.E303]/10)-1)" office:value-type="float" office:value="6.93194989589492" calcext:value-type="float">
            <text:p>6.9319498959</text:p>
          </table:table-cell>
          <table:table-cell table:number-columns-repeated="1018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table:formula="of:=[.A304]/1000000" office:value-type="float" office:value="65.65217391" calcext:value-type="float">
            <text:p>65.65217391</text:p>
          </table:table-cell>
          <table:table-cell office:value-type="float" office:value="-85.5861969" calcext:value-type="float">
            <text:p>-85.5861969</text:p>
          </table:table-cell>
          <table:table-cell office:value-type="float" office:value="-76.94001007" calcext:value-type="float">
            <text:p>-76.94001007</text:p>
          </table:table-cell>
          <table:table-cell table:formula="of:=[.D304]-[.C304]" office:value-type="float" office:value="8.64618683000001" calcext:value-type="float">
            <text:p>8.64618683</text:p>
          </table:table-cell>
          <table:table-cell table:formula="of:=15.12-10*LOG10(POWER(10;[.E304]/10)-1)" office:value-type="float" office:value="7.11158296594953" calcext:value-type="float">
            <text:p>7.1115829659</text:p>
          </table:table-cell>
          <table:table-cell table:number-columns-repeated="1018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table:formula="of:=[.A305]/1000000" office:value-type="float" office:value="65.86956522" calcext:value-type="float">
            <text:p>65.86956522</text:p>
          </table:table-cell>
          <table:table-cell office:value-type="float" office:value="-85.92015839" calcext:value-type="float">
            <text:p>-85.92015839</text:p>
          </table:table-cell>
          <table:table-cell office:value-type="float" office:value="-76.99700928" calcext:value-type="float">
            <text:p>-76.99700928</text:p>
          </table:table-cell>
          <table:table-cell table:formula="of:=[.D305]-[.C305]" office:value-type="float" office:value="8.92314911" calcext:value-type="float">
            <text:p>8.92314911</text:p>
          </table:table-cell>
          <table:table-cell table:formula="of:=15.12-10*LOG10(POWER(10;[.E305]/10)-1)" office:value-type="float" office:value="6.79238390127301" calcext:value-type="float">
            <text:p>6.7923839013</text:p>
          </table:table-cell>
          <table:table-cell table:number-columns-repeated="1018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table:formula="of:=[.A306]/1000000" office:value-type="float" office:value="66.08695652" calcext:value-type="float">
            <text:p>66.08695652</text:p>
          </table:table-cell>
          <table:table-cell office:value-type="float" office:value="-86.09857178" calcext:value-type="float">
            <text:p>-86.09857178</text:p>
          </table:table-cell>
          <table:table-cell office:value-type="float" office:value="-77.06738281" calcext:value-type="float">
            <text:p>-77.06738281</text:p>
          </table:table-cell>
          <table:table-cell table:formula="of:=[.D306]-[.C306]" office:value-type="float" office:value="9.03118897" calcext:value-type="float">
            <text:p>9.03118897</text:p>
          </table:table-cell>
          <table:table-cell table:formula="of:=15.12-10*LOG10(POWER(10;[.E306]/10)-1)" office:value-type="float" office:value="6.66868920133631" calcext:value-type="float">
            <text:p>6.6686892013</text:p>
          </table:table-cell>
          <table:table-cell table:number-columns-repeated="1018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table:formula="of:=[.A307]/1000000" office:value-type="float" office:value="66.30434783" calcext:value-type="float">
            <text:p>66.30434783</text:p>
          </table:table-cell>
          <table:table-cell office:value-type="float" office:value="-86.17474365" calcext:value-type="float">
            <text:p>-86.17474365</text:p>
          </table:table-cell>
          <table:table-cell office:value-type="float" office:value="-77.43813324" calcext:value-type="float">
            <text:p>-77.43813324</text:p>
          </table:table-cell>
          <table:table-cell table:formula="of:=[.D307]-[.C307]" office:value-type="float" office:value="8.73661041" calcext:value-type="float">
            <text:p>8.73661041</text:p>
          </table:table-cell>
          <table:table-cell table:formula="of:=15.12-10*LOG10(POWER(10;[.E307]/10)-1)" office:value-type="float" office:value="7.00702685837517" calcext:value-type="float">
            <text:p>7.0070268584</text:p>
          </table:table-cell>
          <table:table-cell table:number-columns-repeated="1018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table:formula="of:=[.A308]/1000000" office:value-type="float" office:value="66.52173913" calcext:value-type="float">
            <text:p>66.52173913</text:p>
          </table:table-cell>
          <table:table-cell office:value-type="float" office:value="-86.32840729" calcext:value-type="float">
            <text:p>-86.32840729</text:p>
          </table:table-cell>
          <table:table-cell office:value-type="float" office:value="-77.47317505" calcext:value-type="float">
            <text:p>-77.47317505</text:p>
          </table:table-cell>
          <table:table-cell table:formula="of:=[.D308]-[.C308]" office:value-type="float" office:value="8.85523224000001" calcext:value-type="float">
            <text:p>8.85523224</text:p>
          </table:table-cell>
          <table:table-cell table:formula="of:=15.12-10*LOG10(POWER(10;[.E308]/10)-1)" office:value-type="float" office:value="6.87037286664537" calcext:value-type="float">
            <text:p>6.8703728666</text:p>
          </table:table-cell>
          <table:table-cell table:number-columns-repeated="1018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table:formula="of:=[.A309]/1000000" office:value-type="float" office:value="66.73913043" calcext:value-type="float">
            <text:p>66.73913043</text:p>
          </table:table-cell>
          <table:table-cell office:value-type="float" office:value="-86.24150085" calcext:value-type="float">
            <text:p>-86.24150085</text:p>
          </table:table-cell>
          <table:table-cell office:value-type="float" office:value="-77.73994446" calcext:value-type="float">
            <text:p>-77.73994446</text:p>
          </table:table-cell>
          <table:table-cell table:formula="of:=[.D309]-[.C309]" office:value-type="float" office:value="8.50155638999999" calcext:value-type="float">
            <text:p>8.50155639</text:p>
          </table:table-cell>
          <table:table-cell table:formula="of:=15.12-10*LOG10(POWER(10;[.E309]/10)-1)" office:value-type="float" office:value="7.27953914214144" calcext:value-type="float">
            <text:p>7.2795391421</text:p>
          </table:table-cell>
          <table:table-cell table:number-columns-repeated="1018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table:formula="of:=[.A310]/1000000" office:value-type="float" office:value="66.95652174" calcext:value-type="float">
            <text:p>66.95652174</text:p>
          </table:table-cell>
          <table:table-cell office:value-type="float" office:value="-86.54331207" calcext:value-type="float">
            <text:p>-86.54331207</text:p>
          </table:table-cell>
          <table:table-cell office:value-type="float" office:value="-77.74835968" calcext:value-type="float">
            <text:p>-77.74835968</text:p>
          </table:table-cell>
          <table:table-cell table:formula="of:=[.D310]-[.C310]" office:value-type="float" office:value="8.79495239000001" calcext:value-type="float">
            <text:p>8.79495239</text:p>
          </table:table-cell>
          <table:table-cell table:formula="of:=15.12-10*LOG10(POWER(10;[.E310]/10)-1)" office:value-type="float" office:value="6.93974517817113" calcext:value-type="float">
            <text:p>6.9397451782</text:p>
          </table:table-cell>
          <table:table-cell table:number-columns-repeated="1018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table:formula="of:=[.A311]/1000000" office:value-type="float" office:value="67.17391304" calcext:value-type="float">
            <text:p>67.17391304</text:p>
          </table:table-cell>
          <table:table-cell office:value-type="float" office:value="-86.47499084" calcext:value-type="float">
            <text:p>-86.47499084</text:p>
          </table:table-cell>
          <table:table-cell office:value-type="float" office:value="-77.91216278" calcext:value-type="float">
            <text:p>-77.91216278</text:p>
          </table:table-cell>
          <table:table-cell table:formula="of:=[.D311]-[.C311]" office:value-type="float" office:value="8.56282806" calcext:value-type="float">
            <text:p>8.56282806</text:p>
          </table:table-cell>
          <table:table-cell table:formula="of:=15.12-10*LOG10(POWER(10;[.E311]/10)-1)" office:value-type="float" office:value="7.20827543700649" calcext:value-type="float">
            <text:p>7.208275437</text:p>
          </table:table-cell>
          <table:table-cell table:number-columns-repeated="1018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table:formula="of:=[.A312]/1000000" office:value-type="float" office:value="67.39130435" calcext:value-type="float">
            <text:p>67.39130435</text:p>
          </table:table-cell>
          <table:table-cell office:value-type="float" office:value="-86.59873962" calcext:value-type="float">
            <text:p>-86.59873962</text:p>
          </table:table-cell>
          <table:table-cell office:value-type="float" office:value="-77.92420959" calcext:value-type="float">
            <text:p>-77.92420959</text:p>
          </table:table-cell>
          <table:table-cell table:formula="of:=[.D312]-[.C312]" office:value-type="float" office:value="8.67453003" calcext:value-type="float">
            <text:p>8.67453003</text:p>
          </table:table-cell>
          <table:table-cell table:formula="of:=15.12-10*LOG10(POWER(10;[.E312]/10)-1)" office:value-type="float" office:value="7.07877326485794" calcext:value-type="float">
            <text:p>7.0787732649</text:p>
          </table:table-cell>
          <table:table-cell table:number-columns-repeated="1018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table:formula="of:=[.A313]/1000000" office:value-type="float" office:value="67.60869565" calcext:value-type="float">
            <text:p>67.60869565</text:p>
          </table:table-cell>
          <table:table-cell office:value-type="float" office:value="-86.41432953" calcext:value-type="float">
            <text:p>-86.41432953</text:p>
          </table:table-cell>
          <table:table-cell office:value-type="float" office:value="-77.87945557" calcext:value-type="float">
            <text:p>-77.87945557</text:p>
          </table:table-cell>
          <table:table-cell table:formula="of:=[.D313]-[.C313]" office:value-type="float" office:value="8.53487396" calcext:value-type="float">
            <text:p>8.53487396</text:p>
          </table:table-cell>
          <table:table-cell table:formula="of:=15.12-10*LOG10(POWER(10;[.E313]/10)-1)" office:value-type="float" office:value="7.24076789144713" calcext:value-type="float">
            <text:p>7.2407678914</text:p>
          </table:table-cell>
          <table:table-cell table:number-columns-repeated="1018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table:formula="of:=[.A314]/1000000" office:value-type="float" office:value="67.82608696" calcext:value-type="float">
            <text:p>67.82608696</text:p>
          </table:table-cell>
          <table:table-cell office:value-type="float" office:value="-86.69499207" calcext:value-type="float">
            <text:p>-86.69499207</text:p>
          </table:table-cell>
          <table:table-cell office:value-type="float" office:value="-78.23171997" calcext:value-type="float">
            <text:p>-78.23171997</text:p>
          </table:table-cell>
          <table:table-cell table:formula="of:=[.D314]-[.C314]" office:value-type="float" office:value="8.4632721" calcext:value-type="float">
            <text:p>8.4632721</text:p>
          </table:table-cell>
          <table:table-cell table:formula="of:=15.12-10*LOG10(POWER(10;[.E314]/10)-1)" office:value-type="float" office:value="7.32415055765909" calcext:value-type="float">
            <text:p>7.3241505577</text:p>
          </table:table-cell>
          <table:table-cell table:number-columns-repeated="1018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table:formula="of:=[.A315]/1000000" office:value-type="float" office:value="68.04347826" calcext:value-type="float">
            <text:p>68.04347826</text:p>
          </table:table-cell>
          <table:table-cell office:value-type="float" office:value="-86.60919189" calcext:value-type="float">
            <text:p>-86.60919189</text:p>
          </table:table-cell>
          <table:table-cell office:value-type="float" office:value="-78.20477295" calcext:value-type="float">
            <text:p>-78.20477295</text:p>
          </table:table-cell>
          <table:table-cell table:formula="of:=[.D315]-[.C315]" office:value-type="float" office:value="8.40441894" calcext:value-type="float">
            <text:p>8.40441894</text:p>
          </table:table-cell>
          <table:table-cell table:formula="of:=15.12-10*LOG10(POWER(10;[.E315]/10)-1)" office:value-type="float" office:value="7.39285796462724" calcext:value-type="float">
            <text:p>7.3928579646</text:p>
          </table:table-cell>
          <table:table-cell table:number-columns-repeated="1018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table:formula="of:=[.A316]/1000000" office:value-type="float" office:value="68.26086957" calcext:value-type="float">
            <text:p>68.26086957</text:p>
          </table:table-cell>
          <table:table-cell office:value-type="float" office:value="-86.65135956" calcext:value-type="float">
            <text:p>-86.65135956</text:p>
          </table:table-cell>
          <table:table-cell office:value-type="float" office:value="-78.31690979" calcext:value-type="float">
            <text:p>-78.31690979</text:p>
          </table:table-cell>
          <table:table-cell table:formula="of:=[.D316]-[.C316]" office:value-type="float" office:value="8.33444977000001" calcext:value-type="float">
            <text:p>8.33444977</text:p>
          </table:table-cell>
          <table:table-cell table:formula="of:=15.12-10*LOG10(POWER(10;[.E316]/10)-1)" office:value-type="float" office:value="7.47474755466351" calcext:value-type="float">
            <text:p>7.4747475547</text:p>
          </table:table-cell>
          <table:table-cell table:number-columns-repeated="1018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table:formula="of:=[.A317]/1000000" office:value-type="float" office:value="68.47826087" calcext:value-type="float">
            <text:p>68.47826087</text:p>
          </table:table-cell>
          <table:table-cell office:value-type="float" office:value="-86.89035797" calcext:value-type="float">
            <text:p>-86.89035797</text:p>
          </table:table-cell>
          <table:table-cell office:value-type="float" office:value="-78.68510437" calcext:value-type="float">
            <text:p>-78.68510437</text:p>
          </table:table-cell>
          <table:table-cell table:formula="of:=[.D317]-[.C317]" office:value-type="float" office:value="8.20525359999999" calcext:value-type="float">
            <text:p>8.2052536</text:p>
          </table:table-cell>
          <table:table-cell table:formula="of:=15.12-10*LOG10(POWER(10;[.E317]/10)-1)" office:value-type="float" office:value="7.62655527311769" calcext:value-type="float">
            <text:p>7.6265552731</text:p>
          </table:table-cell>
          <table:table-cell table:number-columns-repeated="1018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table:formula="of:=[.A318]/1000000" office:value-type="float" office:value="68.69565217" calcext:value-type="float">
            <text:p>68.69565217</text:p>
          </table:table-cell>
          <table:table-cell office:value-type="float" office:value="-86.72401428" calcext:value-type="float">
            <text:p>-86.72401428</text:p>
          </table:table-cell>
          <table:table-cell office:value-type="float" office:value="-78.73330688" calcext:value-type="float">
            <text:p>-78.73330688</text:p>
          </table:table-cell>
          <table:table-cell table:formula="of:=[.D318]-[.C318]" office:value-type="float" office:value="7.99070740000001" calcext:value-type="float">
            <text:p>7.9907074</text:p>
          </table:table-cell>
          <table:table-cell table:formula="of:=15.12-10*LOG10(POWER(10;[.E318]/10)-1)" office:value-type="float" office:value="7.88044866099239" calcext:value-type="float">
            <text:p>7.880448661</text:p>
          </table:table-cell>
          <table:table-cell table:number-columns-repeated="1018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table:formula="of:=[.A319]/1000000" office:value-type="float" office:value="68.91304348" calcext:value-type="float">
            <text:p>68.91304348</text:p>
          </table:table-cell>
          <table:table-cell office:value-type="float" office:value="-86.76503754" calcext:value-type="float">
            <text:p>-86.76503754</text:p>
          </table:table-cell>
          <table:table-cell office:value-type="float" office:value="-78.76765442" calcext:value-type="float">
            <text:p>-78.76765442</text:p>
          </table:table-cell>
          <table:table-cell table:formula="of:=[.D319]-[.C319]" office:value-type="float" office:value="7.99738312" calcext:value-type="float">
            <text:p>7.99738312</text:p>
          </table:table-cell>
          <table:table-cell table:formula="of:=15.12-10*LOG10(POWER(10;[.E319]/10)-1)" office:value-type="float" office:value="7.87251359151404" calcext:value-type="float">
            <text:p>7.8725135915</text:p>
          </table:table-cell>
          <table:table-cell table:number-columns-repeated="1018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table:formula="of:=[.A320]/1000000" office:value-type="float" office:value="69.13043478" calcext:value-type="float">
            <text:p>69.13043478</text:p>
          </table:table-cell>
          <table:table-cell office:value-type="float" office:value="-87.08802795" calcext:value-type="float">
            <text:p>-87.08802795</text:p>
          </table:table-cell>
          <table:table-cell office:value-type="float" office:value="-78.84554291" calcext:value-type="float">
            <text:p>-78.84554291</text:p>
          </table:table-cell>
          <table:table-cell table:formula="of:=[.D320]-[.C320]" office:value-type="float" office:value="8.24248503999999" calcext:value-type="float">
            <text:p>8.24248504</text:p>
          </table:table-cell>
          <table:table-cell table:formula="of:=15.12-10*LOG10(POWER(10;[.E320]/10)-1)" office:value-type="float" office:value="7.58272639682202" calcext:value-type="float">
            <text:p>7.5827263968</text:p>
          </table:table-cell>
          <table:table-cell table:number-columns-repeated="1018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table:formula="of:=[.A321]/1000000" office:value-type="float" office:value="69.34782609" calcext:value-type="float">
            <text:p>69.34782609</text:p>
          </table:table-cell>
          <table:table-cell office:value-type="float" office:value="-86.95043182" calcext:value-type="float">
            <text:p>-86.95043182</text:p>
          </table:table-cell>
          <table:table-cell office:value-type="float" office:value="-79.20742798" calcext:value-type="float">
            <text:p>-79.20742798</text:p>
          </table:table-cell>
          <table:table-cell table:formula="of:=[.D321]-[.C321]" office:value-type="float" office:value="7.74300384" calcext:value-type="float">
            <text:p>7.74300384</text:p>
          </table:table-cell>
          <table:table-cell table:formula="of:=15.12-10*LOG10(POWER(10;[.E321]/10)-1)" office:value-type="float" office:value="8.17655149796619" calcext:value-type="float">
            <text:p>8.176551498</text:p>
          </table:table-cell>
          <table:table-cell table:number-columns-repeated="1018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table:formula="of:=[.A322]/1000000" office:value-type="float" office:value="69.56521739" calcext:value-type="float">
            <text:p>69.56521739</text:p>
          </table:table-cell>
          <table:table-cell office:value-type="float" office:value="-86.8208313" calcext:value-type="float">
            <text:p>-86.8208313</text:p>
          </table:table-cell>
          <table:table-cell office:value-type="float" office:value="-78.98495483" calcext:value-type="float">
            <text:p>-78.98495483</text:p>
          </table:table-cell>
          <table:table-cell table:formula="of:=[.D322]-[.C322]" office:value-type="float" office:value="7.83587646999999" calcext:value-type="float">
            <text:p>7.83587647</text:p>
          </table:table-cell>
          <table:table-cell table:formula="of:=15.12-10*LOG10(POWER(10;[.E322]/10)-1)" office:value-type="float" office:value="8.06514438464079" calcext:value-type="float">
            <text:p>8.0651443846</text:p>
          </table:table-cell>
          <table:table-cell table:number-columns-repeated="1018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table:formula="of:=[.A323]/1000000" office:value-type="float" office:value="69.7826087" calcext:value-type="float">
            <text:p>69.7826087</text:p>
          </table:table-cell>
          <table:table-cell office:value-type="float" office:value="-86.81952667" calcext:value-type="float">
            <text:p>-86.81952667</text:p>
          </table:table-cell>
          <table:table-cell office:value-type="float" office:value="-79.23059845" calcext:value-type="float">
            <text:p>-79.23059845</text:p>
          </table:table-cell>
          <table:table-cell table:formula="of:=[.D323]-[.C323]" office:value-type="float" office:value="7.58892822" calcext:value-type="float">
            <text:p>7.58892822</text:p>
          </table:table-cell>
          <table:table-cell table:formula="of:=15.12-10*LOG10(POWER(10;[.E323]/10)-1)" office:value-type="float" office:value="8.36244752121572" calcext:value-type="float">
            <text:p>8.3624475212</text:p>
          </table:table-cell>
          <table:table-cell table:number-columns-repeated="1018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table:formula="of:=[.A324]/1000000" office:value-type="float" office:value="70" calcext:value-type="float">
            <text:p>70</text:p>
          </table:table-cell>
          <table:table-cell office:value-type="float" office:value="-86.73573303" calcext:value-type="float">
            <text:p>-86.73573303</text:p>
          </table:table-cell>
          <table:table-cell office:value-type="float" office:value="-79.12749481" calcext:value-type="float">
            <text:p>-79.12749481</text:p>
          </table:table-cell>
          <table:table-cell table:formula="of:=[.D324]-[.C324]" office:value-type="float" office:value="7.60823822" calcext:value-type="float">
            <text:p>7.60823822</text:p>
          </table:table-cell>
          <table:table-cell table:formula="of:=15.12-10*LOG10(POWER(10;[.E324]/10)-1)" office:value-type="float" office:value="8.33907440997924" calcext:value-type="float">
            <text:p>8.33907441</text:p>
          </table:table-cell>
          <table:table-cell table:number-columns-repeated="1018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table:formula="of:=[.A325]/1000000" office:value-type="float" office:value="70.2173913" calcext:value-type="float">
            <text:p>70.2173913</text:p>
          </table:table-cell>
          <table:table-cell office:value-type="float" office:value="-86.89347076" calcext:value-type="float">
            <text:p>-86.89347076</text:p>
          </table:table-cell>
          <table:table-cell office:value-type="float" office:value="-79.33836365" calcext:value-type="float">
            <text:p>-79.33836365</text:p>
          </table:table-cell>
          <table:table-cell table:formula="of:=[.D325]-[.C325]" office:value-type="float" office:value="7.55510710999999" calcext:value-type="float">
            <text:p>7.55510711</text:p>
          </table:table-cell>
          <table:table-cell table:formula="of:=15.12-10*LOG10(POWER(10;[.E325]/10)-1)" office:value-type="float" office:value="8.40343803734795" calcext:value-type="float">
            <text:p>8.4034380373</text:p>
          </table:table-cell>
          <table:table-cell table:number-columns-repeated="1018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table:formula="of:=[.A326]/1000000" office:value-type="float" office:value="70.43478261" calcext:value-type="float">
            <text:p>70.43478261</text:p>
          </table:table-cell>
          <table:table-cell office:value-type="float" office:value="-86.94635773" calcext:value-type="float">
            <text:p>-86.94635773</text:p>
          </table:table-cell>
          <table:table-cell office:value-type="float" office:value="-79.43618774" calcext:value-type="float">
            <text:p>-79.43618774</text:p>
          </table:table-cell>
          <table:table-cell table:formula="of:=[.D326]-[.C326]" office:value-type="float" office:value="7.51016999000001" calcext:value-type="float">
            <text:p>7.51016999</text:p>
          </table:table-cell>
          <table:table-cell table:formula="of:=15.12-10*LOG10(POWER(10;[.E326]/10)-1)" office:value-type="float" office:value="8.45800633296894" calcext:value-type="float">
            <text:p>8.458006333</text:p>
          </table:table-cell>
          <table:table-cell table:number-columns-repeated="1018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table:formula="of:=[.A327]/1000000" office:value-type="float" office:value="70.65217391" calcext:value-type="float">
            <text:p>70.65217391</text:p>
          </table:table-cell>
          <table:table-cell office:value-type="float" office:value="-87.09049988" calcext:value-type="float">
            <text:p>-87.09049988</text:p>
          </table:table-cell>
          <table:table-cell office:value-type="float" office:value="-79.49842834" calcext:value-type="float">
            <text:p>-79.49842834</text:p>
          </table:table-cell>
          <table:table-cell table:formula="of:=[.D327]-[.C327]" office:value-type="float" office:value="7.59207153999999" calcext:value-type="float">
            <text:p>7.59207154</text:p>
          </table:table-cell>
          <table:table-cell table:formula="of:=15.12-10*LOG10(POWER(10;[.E327]/10)-1)" office:value-type="float" office:value="8.35864130880582" calcext:value-type="float">
            <text:p>8.3586413088</text:p>
          </table:table-cell>
          <table:table-cell table:number-columns-repeated="1018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table:formula="of:=[.A328]/1000000" office:value-type="float" office:value="70.86956522" calcext:value-type="float">
            <text:p>70.86956522</text:p>
          </table:table-cell>
          <table:table-cell office:value-type="float" office:value="-86.88608551" calcext:value-type="float">
            <text:p>-86.88608551</text:p>
          </table:table-cell>
          <table:table-cell office:value-type="float" office:value="-79.56017303" calcext:value-type="float">
            <text:p>-79.56017303</text:p>
          </table:table-cell>
          <table:table-cell table:formula="of:=[.D328]-[.C328]" office:value-type="float" office:value="7.32591248" calcext:value-type="float">
            <text:p>7.32591248</text:p>
          </table:table-cell>
          <table:table-cell table:formula="of:=15.12-10*LOG10(POWER(10;[.E328]/10)-1)" office:value-type="float" office:value="8.68304964181804" calcext:value-type="float">
            <text:p>8.6830496418</text:p>
          </table:table-cell>
          <table:table-cell table:number-columns-repeated="1018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table:formula="of:=[.A329]/1000000" office:value-type="float" office:value="71.08695652" calcext:value-type="float">
            <text:p>71.08695652</text:p>
          </table:table-cell>
          <table:table-cell office:value-type="float" office:value="-87.33526611" calcext:value-type="float">
            <text:p>-87.33526611</text:p>
          </table:table-cell>
          <table:table-cell office:value-type="float" office:value="-79.88551331" calcext:value-type="float">
            <text:p>-79.88551331</text:p>
          </table:table-cell>
          <table:table-cell table:formula="of:=[.D329]-[.C329]" office:value-type="float" office:value="7.44975280000001" calcext:value-type="float">
            <text:p>7.4497528</text:p>
          </table:table-cell>
          <table:table-cell table:formula="of:=15.12-10*LOG10(POWER(10;[.E329]/10)-1)" office:value-type="float" office:value="8.53156494681762" calcext:value-type="float">
            <text:p>8.5315649468</text:p>
          </table:table-cell>
          <table:table-cell table:number-columns-repeated="1018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table:formula="of:=[.A330]/1000000" office:value-type="float" office:value="71.30434783" calcext:value-type="float">
            <text:p>71.30434783</text:p>
          </table:table-cell>
          <table:table-cell office:value-type="float" office:value="-87.23079681" calcext:value-type="float">
            <text:p>-87.23079681</text:p>
          </table:table-cell>
          <table:table-cell office:value-type="float" office:value="-80.16796112" calcext:value-type="float">
            <text:p>-80.16796112</text:p>
          </table:table-cell>
          <table:table-cell table:formula="of:=[.D330]-[.C330]" office:value-type="float" office:value="7.06283569" calcext:value-type="float">
            <text:p>7.06283569</text:p>
          </table:table-cell>
          <table:table-cell table:formula="of:=15.12-10*LOG10(POWER(10;[.E330]/10)-1)" office:value-type="float" office:value="9.00817136040756" calcext:value-type="float">
            <text:p>9.0081713604</text:p>
          </table:table-cell>
          <table:table-cell table:number-columns-repeated="1018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table:formula="of:=[.A331]/1000000" office:value-type="float" office:value="71.52173913" calcext:value-type="float">
            <text:p>71.52173913</text:p>
          </table:table-cell>
          <table:table-cell office:value-type="float" office:value="-87.30864716" calcext:value-type="float">
            <text:p>-87.30864716</text:p>
          </table:table-cell>
          <table:table-cell office:value-type="float" office:value="-80.06421661" calcext:value-type="float">
            <text:p>-80.06421661</text:p>
          </table:table-cell>
          <table:table-cell table:formula="of:=[.D331]-[.C331]" office:value-type="float" office:value="7.24443055" calcext:value-type="float">
            <text:p>7.24443055</text:p>
          </table:table-cell>
          <table:table-cell table:formula="of:=15.12-10*LOG10(POWER(10;[.E331]/10)-1)" office:value-type="float" office:value="8.78325487918114" calcext:value-type="float">
            <text:p>8.7832548792</text:p>
          </table:table-cell>
          <table:table-cell table:number-columns-repeated="1018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table:formula="of:=[.A332]/1000000" office:value-type="float" office:value="71.73913043" calcext:value-type="float">
            <text:p>71.73913043</text:p>
          </table:table-cell>
          <table:table-cell office:value-type="float" office:value="-87.56748962" calcext:value-type="float">
            <text:p>-87.56748962</text:p>
          </table:table-cell>
          <table:table-cell office:value-type="float" office:value="-80.24181366" calcext:value-type="float">
            <text:p>-80.24181366</text:p>
          </table:table-cell>
          <table:table-cell table:formula="of:=[.D332]-[.C332]" office:value-type="float" office:value="7.32567596" calcext:value-type="float">
            <text:p>7.32567596</text:p>
          </table:table-cell>
          <table:table-cell table:formula="of:=15.12-10*LOG10(POWER(10;[.E332]/10)-1)" office:value-type="float" office:value="8.68333988816927" calcext:value-type="float">
            <text:p>8.6833398882</text:p>
          </table:table-cell>
          <table:table-cell table:number-columns-repeated="1018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table:formula="of:=[.A333]/1000000" office:value-type="float" office:value="71.95652174" calcext:value-type="float">
            <text:p>71.95652174</text:p>
          </table:table-cell>
          <table:table-cell office:value-type="float" office:value="-87.49297333" calcext:value-type="float">
            <text:p>-87.49297333</text:p>
          </table:table-cell>
          <table:table-cell office:value-type="float" office:value="-80.2713623" calcext:value-type="float">
            <text:p>-80.2713623</text:p>
          </table:table-cell>
          <table:table-cell table:formula="of:=[.D333]-[.C333]" office:value-type="float" office:value="7.22161102999999" calcext:value-type="float">
            <text:p>7.22161103</text:p>
          </table:table-cell>
          <table:table-cell table:formula="of:=15.12-10*LOG10(POWER(10;[.E333]/10)-1)" office:value-type="float" office:value="8.8113959660002" calcext:value-type="float">
            <text:p>8.811395966</text:p>
          </table:table-cell>
          <table:table-cell table:number-columns-repeated="1018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table:formula="of:=[.A334]/1000000" office:value-type="float" office:value="72.17391304" calcext:value-type="float">
            <text:p>72.17391304</text:p>
          </table:table-cell>
          <table:table-cell office:value-type="float" office:value="-87.34319305" calcext:value-type="float">
            <text:p>-87.34319305</text:p>
          </table:table-cell>
          <table:table-cell office:value-type="float" office:value="-80.35287476" calcext:value-type="float">
            <text:p>-80.35287476</text:p>
          </table:table-cell>
          <table:table-cell table:formula="of:=[.D334]-[.C334]" office:value-type="float" office:value="6.99031828999999" calcext:value-type="float">
            <text:p>6.99031829</text:p>
          </table:table-cell>
          <table:table-cell table:formula="of:=15.12-10*LOG10(POWER(10;[.E334]/10)-1)" office:value-type="float" office:value="9.09862729217143" calcext:value-type="float">
            <text:p>9.0986272922</text:p>
          </table:table-cell>
          <table:table-cell table:number-columns-repeated="1018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table:formula="of:=[.A335]/1000000" office:value-type="float" office:value="72.39130435" calcext:value-type="float">
            <text:p>72.39130435</text:p>
          </table:table-cell>
          <table:table-cell office:value-type="float" office:value="-87.42829895" calcext:value-type="float">
            <text:p>-87.42829895</text:p>
          </table:table-cell>
          <table:table-cell office:value-type="float" office:value="-80.64800262" calcext:value-type="float">
            <text:p>-80.64800262</text:p>
          </table:table-cell>
          <table:table-cell table:formula="of:=[.D335]-[.C335]" office:value-type="float" office:value="6.78029633" calcext:value-type="float">
            <text:p>6.78029633</text:p>
          </table:table-cell>
          <table:table-cell table:formula="of:=15.12-10*LOG10(POWER(10;[.E335]/10)-1)" office:value-type="float" office:value="9.3627712904385" calcext:value-type="float">
            <text:p>9.3627712904</text:p>
          </table:table-cell>
          <table:table-cell table:number-columns-repeated="1018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table:formula="of:=[.A336]/1000000" office:value-type="float" office:value="72.60869565" calcext:value-type="float">
            <text:p>72.60869565</text:p>
          </table:table-cell>
          <table:table-cell office:value-type="float" office:value="-87.74208832" calcext:value-type="float">
            <text:p>-87.74208832</text:p>
          </table:table-cell>
          <table:table-cell office:value-type="float" office:value="-80.83056641" calcext:value-type="float">
            <text:p>-80.83056641</text:p>
          </table:table-cell>
          <table:table-cell table:formula="of:=[.D336]-[.C336]" office:value-type="float" office:value="6.91152190999999" calcext:value-type="float">
            <text:p>6.91152191</text:p>
          </table:table-cell>
          <table:table-cell table:formula="of:=15.12-10*LOG10(POWER(10;[.E336]/10)-1)" office:value-type="float" office:value="9.1973446402088" calcext:value-type="float">
            <text:p>9.1973446402</text:p>
          </table:table-cell>
          <table:table-cell table:number-columns-repeated="1018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table:formula="of:=[.A337]/1000000" office:value-type="float" office:value="72.82608696" calcext:value-type="float">
            <text:p>72.82608696</text:p>
          </table:table-cell>
          <table:table-cell office:value-type="float" office:value="-87.69322968" calcext:value-type="float">
            <text:p>-87.69322968</text:p>
          </table:table-cell>
          <table:table-cell office:value-type="float" office:value="-80.80276489" calcext:value-type="float">
            <text:p>-80.80276489</text:p>
          </table:table-cell>
          <table:table-cell table:formula="of:=[.D337]-[.C337]" office:value-type="float" office:value="6.89046479" calcext:value-type="float">
            <text:p>6.89046479</text:p>
          </table:table-cell>
          <table:table-cell table:formula="of:=15.12-10*LOG10(POWER(10;[.E337]/10)-1)" office:value-type="float" office:value="9.22380254321779" calcext:value-type="float">
            <text:p>9.2238025432</text:p>
          </table:table-cell>
          <table:table-cell table:number-columns-repeated="1018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table:formula="of:=[.A338]/1000000" office:value-type="float" office:value="73.04347826" calcext:value-type="float">
            <text:p>73.04347826</text:p>
          </table:table-cell>
          <table:table-cell office:value-type="float" office:value="-87.74801636" calcext:value-type="float">
            <text:p>-87.74801636</text:p>
          </table:table-cell>
          <table:table-cell office:value-type="float" office:value="-80.93190765" calcext:value-type="float">
            <text:p>-80.93190765</text:p>
          </table:table-cell>
          <table:table-cell table:formula="of:=[.D338]-[.C338]" office:value-type="float" office:value="6.81610870999999" calcext:value-type="float">
            <text:p>6.81610871</text:p>
          </table:table-cell>
          <table:table-cell table:formula="of:=15.12-10*LOG10(POWER(10;[.E338]/10)-1)" office:value-type="float" office:value="9.31749550017799" calcext:value-type="float">
            <text:p>9.3174955002</text:p>
          </table:table-cell>
          <table:table-cell table:number-columns-repeated="1018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table:formula="of:=[.A339]/1000000" office:value-type="float" office:value="73.26086957" calcext:value-type="float">
            <text:p>73.26086957</text:p>
          </table:table-cell>
          <table:table-cell office:value-type="float" office:value="-87.80427551" calcext:value-type="float">
            <text:p>-87.80427551</text:p>
          </table:table-cell>
          <table:table-cell office:value-type="float" office:value="-81.04396057" calcext:value-type="float">
            <text:p>-81.04396057</text:p>
          </table:table-cell>
          <table:table-cell table:formula="of:=[.D339]-[.C339]" office:value-type="float" office:value="6.76031494" calcext:value-type="float">
            <text:p>6.76031494</text:p>
          </table:table-cell>
          <table:table-cell table:formula="of:=15.12-10*LOG10(POWER(10;[.E339]/10)-1)" office:value-type="float" office:value="9.38807582681044" calcext:value-type="float">
            <text:p>9.3880758268</text:p>
          </table:table-cell>
          <table:table-cell table:number-columns-repeated="1018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table:formula="of:=[.A340]/1000000" office:value-type="float" office:value="73.47826087" calcext:value-type="float">
            <text:p>73.47826087</text:p>
          </table:table-cell>
          <table:table-cell office:value-type="float" office:value="-87.87580109" calcext:value-type="float">
            <text:p>-87.87580109</text:p>
          </table:table-cell>
          <table:table-cell office:value-type="float" office:value="-81.05708313" calcext:value-type="float">
            <text:p>-81.05708313</text:p>
          </table:table-cell>
          <table:table-cell table:formula="of:=[.D340]-[.C340]" office:value-type="float" office:value="6.81871796" calcext:value-type="float">
            <text:p>6.81871796</text:p>
          </table:table-cell>
          <table:table-cell table:formula="of:=15.12-10*LOG10(POWER(10;[.E340]/10)-1)" office:value-type="float" office:value="9.31420060329912" calcext:value-type="float">
            <text:p>9.3142006033</text:p>
          </table:table-cell>
          <table:table-cell table:number-columns-repeated="1018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table:formula="of:=[.A341]/1000000" office:value-type="float" office:value="73.69565217" calcext:value-type="float">
            <text:p>73.69565217</text:p>
          </table:table-cell>
          <table:table-cell office:value-type="float" office:value="-88.04234314" calcext:value-type="float">
            <text:p>-88.04234314</text:p>
          </table:table-cell>
          <table:table-cell office:value-type="float" office:value="-81.35514832" calcext:value-type="float">
            <text:p>-81.35514832</text:p>
          </table:table-cell>
          <table:table-cell table:formula="of:=[.D341]-[.C341]" office:value-type="float" office:value="6.68719482" calcext:value-type="float">
            <text:p>6.68719482</text:p>
          </table:table-cell>
          <table:table-cell table:formula="of:=15.12-10*LOG10(POWER(10;[.E341]/10)-1)" office:value-type="float" office:value="9.4809425577778" calcext:value-type="float">
            <text:p>9.4809425578</text:p>
          </table:table-cell>
          <table:table-cell table:number-columns-repeated="1018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table:formula="of:=[.A342]/1000000" office:value-type="float" office:value="73.91304348" calcext:value-type="float">
            <text:p>73.91304348</text:p>
          </table:table-cell>
          <table:table-cell office:value-type="float" office:value="-88.17617035" calcext:value-type="float">
            <text:p>-88.17617035</text:p>
          </table:table-cell>
          <table:table-cell office:value-type="float" office:value="-81.44242096" calcext:value-type="float">
            <text:p>-81.44242096</text:p>
          </table:table-cell>
          <table:table-cell table:formula="of:=[.D342]-[.C342]" office:value-type="float" office:value="6.73374939" calcext:value-type="float">
            <text:p>6.73374939</text:p>
          </table:table-cell>
          <table:table-cell table:formula="of:=15.12-10*LOG10(POWER(10;[.E342]/10)-1)" office:value-type="float" office:value="9.42176681491994" calcext:value-type="float">
            <text:p>9.4217668149</text:p>
          </table:table-cell>
          <table:table-cell table:number-columns-repeated="1018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table:formula="of:=[.A343]/1000000" office:value-type="float" office:value="74.13043478" calcext:value-type="float">
            <text:p>74.13043478</text:p>
          </table:table-cell>
          <table:table-cell office:value-type="float" office:value="-88.02864075" calcext:value-type="float">
            <text:p>-88.02864075</text:p>
          </table:table-cell>
          <table:table-cell office:value-type="float" office:value="-81.1235199" calcext:value-type="float">
            <text:p>-81.1235199</text:p>
          </table:table-cell>
          <table:table-cell table:formula="of:=[.D343]-[.C343]" office:value-type="float" office:value="6.90512084999999" calcext:value-type="float">
            <text:p>6.90512085</text:p>
          </table:table-cell>
          <table:table-cell table:formula="of:=15.12-10*LOG10(POWER(10;[.E343]/10)-1)" office:value-type="float" office:value="9.20538398110056" calcext:value-type="float">
            <text:p>9.2053839811</text:p>
          </table:table-cell>
          <table:table-cell table:number-columns-repeated="1018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table:formula="of:=[.A344]/1000000" office:value-type="float" office:value="74.34782609" calcext:value-type="float">
            <text:p>74.34782609</text:p>
          </table:table-cell>
          <table:table-cell office:value-type="float" office:value="-88.09986877" calcext:value-type="float">
            <text:p>-88.09986877</text:p>
          </table:table-cell>
          <table:table-cell office:value-type="float" office:value="-81.44087219" calcext:value-type="float">
            <text:p>-81.44087219</text:p>
          </table:table-cell>
          <table:table-cell table:formula="of:=[.D344]-[.C344]" office:value-type="float" office:value="6.65899658000001" calcext:value-type="float">
            <text:p>6.65899658</text:p>
          </table:table-cell>
          <table:table-cell table:formula="of:=15.12-10*LOG10(POWER(10;[.E344]/10)-1)" office:value-type="float" office:value="9.51686961998595" calcext:value-type="float">
            <text:p>9.51686962</text:p>
          </table:table-cell>
          <table:table-cell table:number-columns-repeated="1018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table:formula="of:=[.A345]/1000000" office:value-type="float" office:value="74.56521739" calcext:value-type="float">
            <text:p>74.56521739</text:p>
          </table:table-cell>
          <table:table-cell office:value-type="float" office:value="-87.98274231" calcext:value-type="float">
            <text:p>-87.98274231</text:p>
          </table:table-cell>
          <table:table-cell office:value-type="float" office:value="-81.7106781" calcext:value-type="float">
            <text:p>-81.7106781</text:p>
          </table:table-cell>
          <table:table-cell table:formula="of:=[.D345]-[.C345]" office:value-type="float" office:value="6.27206421000001" calcext:value-type="float">
            <text:p>6.27206421</text:p>
          </table:table-cell>
          <table:table-cell table:formula="of:=15.12-10*LOG10(POWER(10;[.E345]/10)-1)" office:value-type="float" office:value="10.0166364572513" calcext:value-type="float">
            <text:p>10.0166364573</text:p>
          </table:table-cell>
          <table:table-cell table:number-columns-repeated="1018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table:formula="of:=[.A346]/1000000" office:value-type="float" office:value="74.7826087" calcext:value-type="float">
            <text:p>74.7826087</text:p>
          </table:table-cell>
          <table:table-cell office:value-type="float" office:value="-88.08698273" calcext:value-type="float">
            <text:p>-88.08698273</text:p>
          </table:table-cell>
          <table:table-cell office:value-type="float" office:value="-81.75090027" calcext:value-type="float">
            <text:p>-81.75090027</text:p>
          </table:table-cell>
          <table:table-cell table:formula="of:=[.D346]-[.C346]" office:value-type="float" office:value="6.33608246" calcext:value-type="float">
            <text:p>6.33608246</text:p>
          </table:table-cell>
          <table:table-cell table:formula="of:=15.12-10*LOG10(POWER(10;[.E346]/10)-1)" office:value-type="float" office:value="9.93303917850148" calcext:value-type="float">
            <text:p>9.9330391785</text:p>
          </table:table-cell>
          <table:table-cell table:number-columns-repeated="1018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table:formula="of:=[.A347]/1000000" office:value-type="float" office:value="75" calcext:value-type="float">
            <text:p>75</text:p>
          </table:table-cell>
          <table:table-cell office:value-type="float" office:value="-87.99255371" calcext:value-type="float">
            <text:p>-87.99255371</text:p>
          </table:table-cell>
          <table:table-cell office:value-type="float" office:value="-81.78611755" calcext:value-type="float">
            <text:p>-81.78611755</text:p>
          </table:table-cell>
          <table:table-cell table:formula="of:=[.D347]-[.C347]" office:value-type="float" office:value="6.20643616" calcext:value-type="float">
            <text:p>6.20643616</text:p>
          </table:table-cell>
          <table:table-cell table:formula="of:=15.12-10*LOG10(POWER(10;[.E347]/10)-1)" office:value-type="float" office:value="10.1027318586726" calcext:value-type="float">
            <text:p>10.1027318587</text:p>
          </table:table-cell>
          <table:table-cell table:number-columns-repeated="1018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table:formula="of:=[.A348]/1000000" office:value-type="float" office:value="75.2173913" calcext:value-type="float">
            <text:p>75.2173913</text:p>
          </table:table-cell>
          <table:table-cell office:value-type="float" office:value="-88.18852997" calcext:value-type="float">
            <text:p>-88.18852997</text:p>
          </table:table-cell>
          <table:table-cell office:value-type="float" office:value="-82.02266693" calcext:value-type="float">
            <text:p>-82.02266693</text:p>
          </table:table-cell>
          <table:table-cell table:formula="of:=[.D348]-[.C348]" office:value-type="float" office:value="6.16586304000001" calcext:value-type="float">
            <text:p>6.16586304</text:p>
          </table:table-cell>
          <table:table-cell table:formula="of:=15.12-10*LOG10(POWER(10;[.E348]/10)-1)" office:value-type="float" office:value="10.1561633091803" calcext:value-type="float">
            <text:p>10.1561633092</text:p>
          </table:table-cell>
          <table:table-cell table:number-columns-repeated="1018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table:formula="of:=[.A349]/1000000" office:value-type="float" office:value="75.43478261" calcext:value-type="float">
            <text:p>75.43478261</text:p>
          </table:table-cell>
          <table:table-cell office:value-type="float" office:value="-88.08725739" calcext:value-type="float">
            <text:p>-88.08725739</text:p>
          </table:table-cell>
          <table:table-cell office:value-type="float" office:value="-82.11683655" calcext:value-type="float">
            <text:p>-82.11683655</text:p>
          </table:table-cell>
          <table:table-cell table:formula="of:=[.D349]-[.C349]" office:value-type="float" office:value="5.97042084" calcext:value-type="float">
            <text:p>5.97042084</text:p>
          </table:table-cell>
          <table:table-cell table:formula="of:=15.12-10*LOG10(POWER(10;[.E349]/10)-1)" office:value-type="float" office:value="10.4158225554773" calcext:value-type="float">
            <text:p>10.4158225555</text:p>
          </table:table-cell>
          <table:table-cell table:number-columns-repeated="1018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table:formula="of:=[.A350]/1000000" office:value-type="float" office:value="75.65217391" calcext:value-type="float">
            <text:p>75.65217391</text:p>
          </table:table-cell>
          <table:table-cell office:value-type="float" office:value="-88.36891174" calcext:value-type="float">
            <text:p>-88.36891174</text:p>
          </table:table-cell>
          <table:table-cell office:value-type="float" office:value="-82.02919006" calcext:value-type="float">
            <text:p>-82.02919006</text:p>
          </table:table-cell>
          <table:table-cell table:formula="of:=[.D350]-[.C350]" office:value-type="float" office:value="6.33972168" calcext:value-type="float">
            <text:p>6.33972168</text:p>
          </table:table-cell>
          <table:table-cell table:formula="of:=15.12-10*LOG10(POWER(10;[.E350]/10)-1)" office:value-type="float" office:value="9.92829822845817" calcext:value-type="float">
            <text:p>9.9282982285</text:p>
          </table:table-cell>
          <table:table-cell table:number-columns-repeated="1018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table:formula="of:=[.A351]/1000000" office:value-type="float" office:value="75.86956522" calcext:value-type="float">
            <text:p>75.86956522</text:p>
          </table:table-cell>
          <table:table-cell office:value-type="float" office:value="-88.41632843" calcext:value-type="float">
            <text:p>-88.41632843</text:p>
          </table:table-cell>
          <table:table-cell office:value-type="float" office:value="-82.29116058" calcext:value-type="float">
            <text:p>-82.29116058</text:p>
          </table:table-cell>
          <table:table-cell table:formula="of:=[.D351]-[.C351]" office:value-type="float" office:value="6.12516785" calcext:value-type="float">
            <text:p>6.12516785</text:p>
          </table:table-cell>
          <table:table-cell table:formula="of:=15.12-10*LOG10(POWER(10;[.E351]/10)-1)" office:value-type="float" office:value="10.2099156509993" calcext:value-type="float">
            <text:p>10.209915651</text:p>
          </table:table-cell>
          <table:table-cell table:number-columns-repeated="1018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table:formula="of:=[.A352]/1000000" office:value-type="float" office:value="76.08695652" calcext:value-type="float">
            <text:p>76.08695652</text:p>
          </table:table-cell>
          <table:table-cell office:value-type="float" office:value="-88.46353912" calcext:value-type="float">
            <text:p>-88.46353912</text:p>
          </table:table-cell>
          <table:table-cell office:value-type="float" office:value="-82.34965515" calcext:value-type="float">
            <text:p>-82.34965515</text:p>
          </table:table-cell>
          <table:table-cell table:formula="of:=[.D352]-[.C352]" office:value-type="float" office:value="6.11388396999999" calcext:value-type="float">
            <text:p>6.11388397</text:p>
          </table:table-cell>
          <table:table-cell table:formula="of:=15.12-10*LOG10(POWER(10;[.E352]/10)-1)" office:value-type="float" office:value="10.2248487236123" calcext:value-type="float">
            <text:p>10.2248487236</text:p>
          </table:table-cell>
          <table:table-cell table:number-columns-repeated="1018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table:formula="of:=[.A353]/1000000" office:value-type="float" office:value="76.30434783" calcext:value-type="float">
            <text:p>76.30434783</text:p>
          </table:table-cell>
          <table:table-cell office:value-type="float" office:value="-88.40174103" calcext:value-type="float">
            <text:p>-88.40174103</text:p>
          </table:table-cell>
          <table:table-cell office:value-type="float" office:value="-82.24899292" calcext:value-type="float">
            <text:p>-82.24899292</text:p>
          </table:table-cell>
          <table:table-cell table:formula="of:=[.D353]-[.C353]" office:value-type="float" office:value="6.15274810999999" calcext:value-type="float">
            <text:p>6.15274811</text:p>
          </table:table-cell>
          <table:table-cell table:formula="of:=15.12-10*LOG10(POWER(10;[.E353]/10)-1)" office:value-type="float" office:value="10.1734685642844" calcext:value-type="float">
            <text:p>10.1734685643</text:p>
          </table:table-cell>
          <table:table-cell table:number-columns-repeated="1018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table:formula="of:=[.A354]/1000000" office:value-type="float" office:value="76.52173913" calcext:value-type="float">
            <text:p>76.52173913</text:p>
          </table:table-cell>
          <table:table-cell office:value-type="float" office:value="-88.25229645" calcext:value-type="float">
            <text:p>-88.25229645</text:p>
          </table:table-cell>
          <table:table-cell office:value-type="float" office:value="-82.44935608" calcext:value-type="float">
            <text:p>-82.44935608</text:p>
          </table:table-cell>
          <table:table-cell table:formula="of:=[.D354]-[.C354]" office:value-type="float" office:value="5.80294037" calcext:value-type="float">
            <text:p>5.80294037</text:p>
          </table:table-cell>
          <table:table-cell table:formula="of:=15.12-10*LOG10(POWER(10;[.E354]/10)-1)" office:value-type="float" office:value="10.6414937343308" calcext:value-type="float">
            <text:p>10.6414937343</text:p>
          </table:table-cell>
          <table:table-cell table:number-columns-repeated="1018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table:formula="of:=[.A355]/1000000" office:value-type="float" office:value="76.73913043" calcext:value-type="float">
            <text:p>76.73913043</text:p>
          </table:table-cell>
          <table:table-cell office:value-type="float" office:value="-88.19541931" calcext:value-type="float">
            <text:p>-88.19541931</text:p>
          </table:table-cell>
          <table:table-cell office:value-type="float" office:value="-82.62815094" calcext:value-type="float">
            <text:p>-82.62815094</text:p>
          </table:table-cell>
          <table:table-cell table:formula="of:=[.D355]-[.C355]" office:value-type="float" office:value="5.56726837000001" calcext:value-type="float">
            <text:p>5.56726837</text:p>
          </table:table-cell>
          <table:table-cell table:formula="of:=15.12-10*LOG10(POWER(10;[.E355]/10)-1)" office:value-type="float" office:value="10.9643921988767" calcext:value-type="float">
            <text:p>10.9643921989</text:p>
          </table:table-cell>
          <table:table-cell table:number-columns-repeated="1018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table:formula="of:=[.A356]/1000000" office:value-type="float" office:value="76.95652174" calcext:value-type="float">
            <text:p>76.95652174</text:p>
          </table:table-cell>
          <table:table-cell office:value-type="float" office:value="-88.31537628" calcext:value-type="float">
            <text:p>-88.31537628</text:p>
          </table:table-cell>
          <table:table-cell office:value-type="float" office:value="-82.44948578" calcext:value-type="float">
            <text:p>-82.44948578</text:p>
          </table:table-cell>
          <table:table-cell table:formula="of:=[.D356]-[.C356]" office:value-type="float" office:value="5.86589049999999" calcext:value-type="float">
            <text:p>5.8658905</text:p>
          </table:table-cell>
          <table:table-cell table:formula="of:=15.12-10*LOG10(POWER(10;[.E356]/10)-1)" office:value-type="float" office:value="10.5563161128974" calcext:value-type="float">
            <text:p>10.5563161129</text:p>
          </table:table-cell>
          <table:table-cell table:number-columns-repeated="1018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table:formula="of:=[.A357]/1000000" office:value-type="float" office:value="77.17391304" calcext:value-type="float">
            <text:p>77.17391304</text:p>
          </table:table-cell>
          <table:table-cell office:value-type="float" office:value="-88.35171509" calcext:value-type="float">
            <text:p>-88.35171509</text:p>
          </table:table-cell>
          <table:table-cell office:value-type="float" office:value="-82.62462616" calcext:value-type="float">
            <text:p>-82.62462616</text:p>
          </table:table-cell>
          <table:table-cell table:formula="of:=[.D357]-[.C357]" office:value-type="float" office:value="5.72708892999999" calcext:value-type="float">
            <text:p>5.72708893</text:p>
          </table:table-cell>
          <table:table-cell table:formula="of:=15.12-10*LOG10(POWER(10;[.E357]/10)-1)" office:value-type="float" office:value="10.7447154448705" calcext:value-type="float">
            <text:p>10.7447154449</text:p>
          </table:table-cell>
          <table:table-cell table:number-columns-repeated="1018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table:formula="of:=[.A358]/1000000" office:value-type="float" office:value="77.39130435" calcext:value-type="float">
            <text:p>77.39130435</text:p>
          </table:table-cell>
          <table:table-cell office:value-type="float" office:value="-88.16988373" calcext:value-type="float">
            <text:p>-88.16988373</text:p>
          </table:table-cell>
          <table:table-cell office:value-type="float" office:value="-82.74880219" calcext:value-type="float">
            <text:p>-82.74880219</text:p>
          </table:table-cell>
          <table:table-cell table:formula="of:=[.D358]-[.C358]" office:value-type="float" office:value="5.42108153999999" calcext:value-type="float">
            <text:p>5.42108154</text:p>
          </table:table-cell>
          <table:table-cell table:formula="of:=15.12-10*LOG10(POWER(10;[.E358]/10)-1)" office:value-type="float" office:value="11.1680632103624" calcext:value-type="float">
            <text:p>11.1680632104</text:p>
          </table:table-cell>
          <table:table-cell table:number-columns-repeated="1018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table:formula="of:=[.A359]/1000000" office:value-type="float" office:value="77.60869565" calcext:value-type="float">
            <text:p>77.60869565</text:p>
          </table:table-cell>
          <table:table-cell office:value-type="float" office:value="-88.21408081" calcext:value-type="float">
            <text:p>-88.21408081</text:p>
          </table:table-cell>
          <table:table-cell office:value-type="float" office:value="-82.86393738" calcext:value-type="float">
            <text:p>-82.86393738</text:p>
          </table:table-cell>
          <table:table-cell table:formula="of:=[.D359]-[.C359]" office:value-type="float" office:value="5.35014343" calcext:value-type="float">
            <text:p>5.35014343</text:p>
          </table:table-cell>
          <table:table-cell table:formula="of:=15.12-10*LOG10(POWER(10;[.E359]/10)-1)" office:value-type="float" office:value="11.2678869039741" calcext:value-type="float">
            <text:p>11.267886904</text:p>
          </table:table-cell>
          <table:table-cell table:number-columns-repeated="1018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table:formula="of:=[.A360]/1000000" office:value-type="float" office:value="77.82608696" calcext:value-type="float">
            <text:p>77.82608696</text:p>
          </table:table-cell>
          <table:table-cell office:value-type="float" office:value="-88.27278137" calcext:value-type="float">
            <text:p>-88.27278137</text:p>
          </table:table-cell>
          <table:table-cell office:value-type="float" office:value="-82.90641785" calcext:value-type="float">
            <text:p>-82.90641785</text:p>
          </table:table-cell>
          <table:table-cell table:formula="of:=[.D360]-[.C360]" office:value-type="float" office:value="5.36636352000001" calcext:value-type="float">
            <text:p>5.36636352</text:p>
          </table:table-cell>
          <table:table-cell table:formula="of:=15.12-10*LOG10(POWER(10;[.E360]/10)-1)" office:value-type="float" office:value="11.2450033817652" calcext:value-type="float">
            <text:p>11.2450033818</text:p>
          </table:table-cell>
          <table:table-cell table:number-columns-repeated="1018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table:formula="of:=[.A361]/1000000" office:value-type="float" office:value="78.04347826" calcext:value-type="float">
            <text:p>78.04347826</text:p>
          </table:table-cell>
          <table:table-cell office:value-type="float" office:value="-88.34455109" calcext:value-type="float">
            <text:p>-88.34455109</text:p>
          </table:table-cell>
          <table:table-cell office:value-type="float" office:value="-83.24608612" calcext:value-type="float">
            <text:p>-83.24608612</text:p>
          </table:table-cell>
          <table:table-cell table:formula="of:=[.D361]-[.C361]" office:value-type="float" office:value="5.09846497" calcext:value-type="float">
            <text:p>5.09846497</text:p>
          </table:table-cell>
          <table:table-cell table:formula="of:=15.12-10*LOG10(POWER(10;[.E361]/10)-1)" office:value-type="float" office:value="11.6276269422425" calcext:value-type="float">
            <text:p>11.6276269422</text:p>
          </table:table-cell>
          <table:table-cell table:number-columns-repeated="1018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table:formula="of:=[.A362]/1000000" office:value-type="float" office:value="78.26086957" calcext:value-type="float">
            <text:p>78.26086957</text:p>
          </table:table-cell>
          <table:table-cell office:value-type="float" office:value="-88.46220398" calcext:value-type="float">
            <text:p>-88.46220398</text:p>
          </table:table-cell>
          <table:table-cell office:value-type="float" office:value="-82.97746277" calcext:value-type="float">
            <text:p>-82.97746277</text:p>
          </table:table-cell>
          <table:table-cell table:formula="of:=[.D362]-[.C362]" office:value-type="float" office:value="5.48474121" calcext:value-type="float">
            <text:p>5.48474121</text:p>
          </table:table-cell>
          <table:table-cell table:formula="of:=15.12-10*LOG10(POWER(10;[.E362]/10)-1)" office:value-type="float" office:value="11.07903924647" calcext:value-type="float">
            <text:p>11.0790392465</text:p>
          </table:table-cell>
          <table:table-cell table:number-columns-repeated="1018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table:formula="of:=[.A363]/1000000" office:value-type="float" office:value="78.47826087" calcext:value-type="float">
            <text:p>78.47826087</text:p>
          </table:table-cell>
          <table:table-cell office:value-type="float" office:value="-88.1506958" calcext:value-type="float">
            <text:p>-88.1506958</text:p>
          </table:table-cell>
          <table:table-cell office:value-type="float" office:value="-83.17185211" calcext:value-type="float">
            <text:p>-83.17185211</text:p>
          </table:table-cell>
          <table:table-cell table:formula="of:=[.D363]-[.C363]" office:value-type="float" office:value="4.97884368999999" calcext:value-type="float">
            <text:p>4.97884369</text:p>
          </table:table-cell>
          <table:table-cell table:formula="of:=15.12-10*LOG10(POWER(10;[.E363]/10)-1)" office:value-type="float" office:value="11.8018609294768" calcext:value-type="float">
            <text:p>11.8018609295</text:p>
          </table:table-cell>
          <table:table-cell table:number-columns-repeated="1018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table:formula="of:=[.A364]/1000000" office:value-type="float" office:value="78.69565217" calcext:value-type="float">
            <text:p>78.69565217</text:p>
          </table:table-cell>
          <table:table-cell office:value-type="float" office:value="-88.05004883" calcext:value-type="float">
            <text:p>-88.05004883</text:p>
          </table:table-cell>
          <table:table-cell office:value-type="float" office:value="-83.11293793" calcext:value-type="float">
            <text:p>-83.11293793</text:p>
          </table:table-cell>
          <table:table-cell table:formula="of:=[.D364]-[.C364]" office:value-type="float" office:value="4.93711089999999" calcext:value-type="float">
            <text:p>4.9371109</text:p>
          </table:table-cell>
          <table:table-cell table:formula="of:=15.12-10*LOG10(POWER(10;[.E364]/10)-1)" office:value-type="float" office:value="11.8631700040649" calcext:value-type="float">
            <text:p>11.8631700041</text:p>
          </table:table-cell>
          <table:table-cell table:number-columns-repeated="1018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table:formula="of:=[.A365]/1000000" office:value-type="float" office:value="78.91304348" calcext:value-type="float">
            <text:p>78.91304348</text:p>
          </table:table-cell>
          <table:table-cell office:value-type="float" office:value="-88.19541931" calcext:value-type="float">
            <text:p>-88.19541931</text:p>
          </table:table-cell>
          <table:table-cell office:value-type="float" office:value="-83.34593964" calcext:value-type="float">
            <text:p>-83.34593964</text:p>
          </table:table-cell>
          <table:table-cell table:formula="of:=[.D365]-[.C365]" office:value-type="float" office:value="4.84947967000001" calcext:value-type="float">
            <text:p>4.84947967</text:p>
          </table:table-cell>
          <table:table-cell table:formula="of:=15.12-10*LOG10(POWER(10;[.E365]/10)-1)" office:value-type="float" office:value="11.9928220210896" calcext:value-type="float">
            <text:p>11.9928220211</text:p>
          </table:table-cell>
          <table:table-cell table:number-columns-repeated="1018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table:formula="of:=[.A366]/1000000" office:value-type="float" office:value="79.13043478" calcext:value-type="float">
            <text:p>79.13043478</text:p>
          </table:table-cell>
          <table:table-cell office:value-type="float" office:value="-88.26673889" calcext:value-type="float">
            <text:p>-88.26673889</text:p>
          </table:table-cell>
          <table:table-cell office:value-type="float" office:value="-83.3059845" calcext:value-type="float">
            <text:p>-83.3059845</text:p>
          </table:table-cell>
          <table:table-cell table:formula="of:=[.D366]-[.C366]" office:value-type="float" office:value="4.96075439000001" calcext:value-type="float">
            <text:p>4.96075439</text:p>
          </table:table-cell>
          <table:table-cell table:formula="of:=15.12-10*LOG10(POWER(10;[.E366]/10)-1)" office:value-type="float" office:value="11.8284017556547" calcext:value-type="float">
            <text:p>11.8284017557</text:p>
          </table:table-cell>
          <table:table-cell table:number-columns-repeated="1018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table:formula="of:=[.A367]/1000000" office:value-type="float" office:value="79.34782609" calcext:value-type="float">
            <text:p>79.34782609</text:p>
          </table:table-cell>
          <table:table-cell office:value-type="float" office:value="-88.17948151" calcext:value-type="float">
            <text:p>-88.17948151</text:p>
          </table:table-cell>
          <table:table-cell office:value-type="float" office:value="-83.45835114" calcext:value-type="float">
            <text:p>-83.45835114</text:p>
          </table:table-cell>
          <table:table-cell table:formula="of:=[.D367]-[.C367]" office:value-type="float" office:value="4.72113037" calcext:value-type="float">
            <text:p>4.72113037</text:p>
          </table:table-cell>
          <table:table-cell table:formula="of:=15.12-10*LOG10(POWER(10;[.E367]/10)-1)" office:value-type="float" office:value="12.1850415650038" calcext:value-type="float">
            <text:p>12.185041565</text:p>
          </table:table-cell>
          <table:table-cell table:number-columns-repeated="1018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table:formula="of:=[.A368]/1000000" office:value-type="float" office:value="79.56521739" calcext:value-type="float">
            <text:p>79.56521739</text:p>
          </table:table-cell>
          <table:table-cell office:value-type="float" office:value="-88.42798615" calcext:value-type="float">
            <text:p>-88.42798615</text:p>
          </table:table-cell>
          <table:table-cell office:value-type="float" office:value="-83.41285706" calcext:value-type="float">
            <text:p>-83.41285706</text:p>
          </table:table-cell>
          <table:table-cell table:formula="of:=[.D368]-[.C368]" office:value-type="float" office:value="5.01512909" calcext:value-type="float">
            <text:p>5.01512909</text:p>
          </table:table-cell>
          <table:table-cell table:formula="of:=15.12-10*LOG10(POWER(10;[.E368]/10)-1)" office:value-type="float" office:value="11.7487772494604" calcext:value-type="float">
            <text:p>11.7487772495</text:p>
          </table:table-cell>
          <table:table-cell table:number-columns-repeated="1018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table:formula="of:=[.A369]/1000000" office:value-type="float" office:value="79.7826087" calcext:value-type="float">
            <text:p>79.7826087</text:p>
          </table:table-cell>
          <table:table-cell office:value-type="float" office:value="-88.36604309" calcext:value-type="float">
            <text:p>-88.36604309</text:p>
          </table:table-cell>
          <table:table-cell office:value-type="float" office:value="-83.62658691" calcext:value-type="float">
            <text:p>-83.62658691</text:p>
          </table:table-cell>
          <table:table-cell table:formula="of:=[.D369]-[.C369]" office:value-type="float" office:value="4.73945618000001" calcext:value-type="float">
            <text:p>4.73945618</text:p>
          </table:table-cell>
          <table:table-cell table:formula="of:=15.12-10*LOG10(POWER(10;[.E369]/10)-1)" office:value-type="float" office:value="12.1574220988152" calcext:value-type="float">
            <text:p>12.1574220988</text:p>
          </table:table-cell>
          <table:table-cell table:number-columns-repeated="1018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table:formula="of:=[.A370]/1000000" office:value-type="float" office:value="80" calcext:value-type="float">
            <text:p>80</text:p>
          </table:table-cell>
          <table:table-cell office:value-type="float" office:value="-88.16015625" calcext:value-type="float">
            <text:p>-88.16015625</text:p>
          </table:table-cell>
          <table:table-cell office:value-type="float" office:value="-83.66990662" calcext:value-type="float">
            <text:p>-83.66990662</text:p>
          </table:table-cell>
          <table:table-cell table:formula="of:=[.D370]-[.C370]" office:value-type="float" office:value="4.49024962999999" calcext:value-type="float">
            <text:p>4.49024963</text:p>
          </table:table-cell>
          <table:table-cell table:formula="of:=15.12-10*LOG10(POWER(10;[.E370]/10)-1)" office:value-type="float" office:value="12.5382683633925" calcext:value-type="float">
            <text:p>12.5382683634</text:p>
          </table:table-cell>
          <table:table-cell table:number-columns-repeated="1018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table:formula="of:=[.A371]/1000000" office:value-type="float" office:value="80.2173913" calcext:value-type="float">
            <text:p>80.2173913</text:p>
          </table:table-cell>
          <table:table-cell office:value-type="float" office:value="-88.09541321" calcext:value-type="float">
            <text:p>-88.09541321</text:p>
          </table:table-cell>
          <table:table-cell office:value-type="float" office:value="-83.81465149" calcext:value-type="float">
            <text:p>-83.81465149</text:p>
          </table:table-cell>
          <table:table-cell table:formula="of:=[.D371]-[.C371]" office:value-type="float" office:value="4.28076172" calcext:value-type="float">
            <text:p>4.28076172</text:p>
          </table:table-cell>
          <table:table-cell table:formula="of:=15.12-10*LOG10(POWER(10;[.E371]/10)-1)" office:value-type="float" office:value="12.867842381249" calcext:value-type="float">
            <text:p>12.8678423812</text:p>
          </table:table-cell>
          <table:table-cell table:number-columns-repeated="1018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table:formula="of:=[.A372]/1000000" office:value-type="float" office:value="80.43478261" calcext:value-type="float">
            <text:p>80.43478261</text:p>
          </table:table-cell>
          <table:table-cell office:value-type="float" office:value="-88.43230438" calcext:value-type="float">
            <text:p>-88.43230438</text:p>
          </table:table-cell>
          <table:table-cell office:value-type="float" office:value="-83.70487213" calcext:value-type="float">
            <text:p>-83.70487213</text:p>
          </table:table-cell>
          <table:table-cell table:formula="of:=[.D372]-[.C372]" office:value-type="float" office:value="4.72743225000001" calcext:value-type="float">
            <text:p>4.72743225</text:p>
          </table:table-cell>
          <table:table-cell table:formula="of:=15.12-10*LOG10(POWER(10;[.E372]/10)-1)" office:value-type="float" office:value="12.1755371116108" calcext:value-type="float">
            <text:p>12.1755371116</text:p>
          </table:table-cell>
          <table:table-cell table:number-columns-repeated="1018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table:formula="of:=[.A373]/1000000" office:value-type="float" office:value="80.65217391" calcext:value-type="float">
            <text:p>80.65217391</text:p>
          </table:table-cell>
          <table:table-cell office:value-type="float" office:value="-88.11385345" calcext:value-type="float">
            <text:p>-88.11385345</text:p>
          </table:table-cell>
          <table:table-cell office:value-type="float" office:value="-83.82067108" calcext:value-type="float">
            <text:p>-83.82067108</text:p>
          </table:table-cell>
          <table:table-cell table:formula="of:=[.D373]-[.C373]" office:value-type="float" office:value="4.29318237" calcext:value-type="float">
            <text:p>4.29318237</text:p>
          </table:table-cell>
          <table:table-cell table:formula="of:=15.12-10*LOG10(POWER(10;[.E373]/10)-1)" office:value-type="float" office:value="12.8480437299837" calcext:value-type="float">
            <text:p>12.84804373</text:p>
          </table:table-cell>
          <table:table-cell table:number-columns-repeated="1018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table:formula="of:=[.A374]/1000000" office:value-type="float" office:value="80.86956522" calcext:value-type="float">
            <text:p>80.86956522</text:p>
          </table:table-cell>
          <table:table-cell office:value-type="float" office:value="-88.48737335" calcext:value-type="float">
            <text:p>-88.48737335</text:p>
          </table:table-cell>
          <table:table-cell office:value-type="float" office:value="-83.78684235" calcext:value-type="float">
            <text:p>-83.78684235</text:p>
          </table:table-cell>
          <table:table-cell table:formula="of:=[.D374]-[.C374]" office:value-type="float" office:value="4.700531" calcext:value-type="float">
            <text:p>4.700531</text:p>
          </table:table-cell>
          <table:table-cell table:formula="of:=15.12-10*LOG10(POWER(10;[.E374]/10)-1)" office:value-type="float" office:value="12.2161584766753" calcext:value-type="float">
            <text:p>12.2161584767</text:p>
          </table:table-cell>
          <table:table-cell table:number-columns-repeated="1018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table:formula="of:=[.A375]/1000000" office:value-type="float" office:value="81.08695652" calcext:value-type="float">
            <text:p>81.08695652</text:p>
          </table:table-cell>
          <table:table-cell office:value-type="float" office:value="-88.29665375" calcext:value-type="float">
            <text:p>-88.29665375</text:p>
          </table:table-cell>
          <table:table-cell office:value-type="float" office:value="-83.87128448" calcext:value-type="float">
            <text:p>-83.87128448</text:p>
          </table:table-cell>
          <table:table-cell table:formula="of:=[.D375]-[.C375]" office:value-type="float" office:value="4.42536927" calcext:value-type="float">
            <text:p>4.42536927</text:p>
          </table:table-cell>
          <table:table-cell table:formula="of:=15.12-10*LOG10(POWER(10;[.E375]/10)-1)" office:value-type="float" office:value="12.6393728640899" calcext:value-type="float">
            <text:p>12.6393728641</text:p>
          </table:table-cell>
          <table:table-cell table:number-columns-repeated="1018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table:formula="of:=[.A376]/1000000" office:value-type="float" office:value="81.30434783" calcext:value-type="float">
            <text:p>81.30434783</text:p>
          </table:table-cell>
          <table:table-cell office:value-type="float" office:value="-88.26852417" calcext:value-type="float">
            <text:p>-88.26852417</text:p>
          </table:table-cell>
          <table:table-cell office:value-type="float" office:value="-84.10857391" calcext:value-type="float">
            <text:p>-84.10857391</text:p>
          </table:table-cell>
          <table:table-cell table:formula="of:=[.D376]-[.C376]" office:value-type="float" office:value="4.15995026" calcext:value-type="float">
            <text:p>4.15995026</text:p>
          </table:table-cell>
          <table:table-cell table:formula="of:=15.12-10*LOG10(POWER(10;[.E376]/10)-1)" office:value-type="float" office:value="13.0622100892359" calcext:value-type="float">
            <text:p>13.0622100892</text:p>
          </table:table-cell>
          <table:table-cell table:number-columns-repeated="1018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table:formula="of:=[.A377]/1000000" office:value-type="float" office:value="81.52173913" calcext:value-type="float">
            <text:p>81.52173913</text:p>
          </table:table-cell>
          <table:table-cell office:value-type="float" office:value="-88.26330566" calcext:value-type="float">
            <text:p>-88.26330566</text:p>
          </table:table-cell>
          <table:table-cell office:value-type="float" office:value="-84.19898987" calcext:value-type="float">
            <text:p>-84.19898987</text:p>
          </table:table-cell>
          <table:table-cell table:formula="of:=[.D377]-[.C377]" office:value-type="float" office:value="4.06431579" calcext:value-type="float">
            <text:p>4.06431579</text:p>
          </table:table-cell>
          <table:table-cell table:formula="of:=15.12-10*LOG10(POWER(10;[.E377]/10)-1)" office:value-type="float" office:value="13.2184698311999" calcext:value-type="float">
            <text:p>13.2184698312</text:p>
          </table:table-cell>
          <table:table-cell table:number-columns-repeated="1018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table:formula="of:=[.A378]/1000000" office:value-type="float" office:value="81.73913043" calcext:value-type="float">
            <text:p>81.73913043</text:p>
          </table:table-cell>
          <table:table-cell office:value-type="float" office:value="-88.22532654" calcext:value-type="float">
            <text:p>-88.22532654</text:p>
          </table:table-cell>
          <table:table-cell office:value-type="float" office:value="-84.08279419" calcext:value-type="float">
            <text:p>-84.08279419</text:p>
          </table:table-cell>
          <table:table-cell table:formula="of:=[.D378]-[.C378]" office:value-type="float" office:value="4.14253235" calcext:value-type="float">
            <text:p>4.14253235</text:p>
          </table:table-cell>
          <table:table-cell table:formula="of:=15.12-10*LOG10(POWER(10;[.E378]/10)-1)" office:value-type="float" office:value="13.0905080802245" calcext:value-type="float">
            <text:p>13.0905080802</text:p>
          </table:table-cell>
          <table:table-cell table:number-columns-repeated="1018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table:formula="of:=[.A379]/1000000" office:value-type="float" office:value="81.95652174" calcext:value-type="float">
            <text:p>81.95652174</text:p>
          </table:table-cell>
          <table:table-cell office:value-type="float" office:value="-88.29814911" calcext:value-type="float">
            <text:p>-88.29814911</text:p>
          </table:table-cell>
          <table:table-cell office:value-type="float" office:value="-84.34657288" calcext:value-type="float">
            <text:p>-84.34657288</text:p>
          </table:table-cell>
          <table:table-cell table:formula="of:=[.D379]-[.C379]" office:value-type="float" office:value="3.95157623" calcext:value-type="float">
            <text:p>3.95157623</text:p>
          </table:table-cell>
          <table:table-cell table:formula="of:=15.12-10*LOG10(POWER(10;[.E379]/10)-1)" office:value-type="float" office:value="13.4055600325874" calcext:value-type="float">
            <text:p>13.4055600326</text:p>
          </table:table-cell>
          <table:table-cell table:number-columns-repeated="1018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table:formula="of:=[.A380]/1000000" office:value-type="float" office:value="82.17391304" calcext:value-type="float">
            <text:p>82.17391304</text:p>
          </table:table-cell>
          <table:table-cell office:value-type="float" office:value="-88.0300293" calcext:value-type="float">
            <text:p>-88.0300293</text:p>
          </table:table-cell>
          <table:table-cell office:value-type="float" office:value="-84.18797302" calcext:value-type="float">
            <text:p>-84.18797302</text:p>
          </table:table-cell>
          <table:table-cell table:formula="of:=[.D380]-[.C380]" office:value-type="float" office:value="3.84205627999999" calcext:value-type="float">
            <text:p>3.84205628</text:p>
          </table:table-cell>
          <table:table-cell table:formula="of:=15.12-10*LOG10(POWER(10;[.E380]/10)-1)" office:value-type="float" office:value="13.5904677148172" calcext:value-type="float">
            <text:p>13.5904677148</text:p>
          </table:table-cell>
          <table:table-cell table:number-columns-repeated="1018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table:formula="of:=[.A381]/1000000" office:value-type="float" office:value="82.39130435" calcext:value-type="float">
            <text:p>82.39130435</text:p>
          </table:table-cell>
          <table:table-cell office:value-type="float" office:value="-88.20413971" calcext:value-type="float">
            <text:p>-88.20413971</text:p>
          </table:table-cell>
          <table:table-cell office:value-type="float" office:value="-84.46747589" calcext:value-type="float">
            <text:p>-84.46747589</text:p>
          </table:table-cell>
          <table:table-cell table:formula="of:=[.D381]-[.C381]" office:value-type="float" office:value="3.73666382" calcext:value-type="float">
            <text:p>3.73666382</text:p>
          </table:table-cell>
          <table:table-cell table:formula="of:=15.12-10*LOG10(POWER(10;[.E381]/10)-1)" office:value-type="float" office:value="13.7715285692885" calcext:value-type="float">
            <text:p>13.7715285693</text:p>
          </table:table-cell>
          <table:table-cell table:number-columns-repeated="1018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table:formula="of:=[.A382]/1000000" office:value-type="float" office:value="82.60869565" calcext:value-type="float">
            <text:p>82.60869565</text:p>
          </table:table-cell>
          <table:table-cell office:value-type="float" office:value="-88.19203949" calcext:value-type="float">
            <text:p>-88.19203949</text:p>
          </table:table-cell>
          <table:table-cell office:value-type="float" office:value="-84.21792603" calcext:value-type="float">
            <text:p>-84.21792603</text:p>
          </table:table-cell>
          <table:table-cell table:formula="of:=[.D382]-[.C382]" office:value-type="float" office:value="3.97411346" calcext:value-type="float">
            <text:p>3.97411346</text:p>
          </table:table-cell>
          <table:table-cell table:formula="of:=15.12-10*LOG10(POWER(10;[.E382]/10)-1)" office:value-type="float" office:value="13.3679020325666" calcext:value-type="float">
            <text:p>13.3679020326</text:p>
          </table:table-cell>
          <table:table-cell table:number-columns-repeated="1018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table:formula="of:=[.A383]/1000000" office:value-type="float" office:value="82.82608696" calcext:value-type="float">
            <text:p>82.82608696</text:p>
          </table:table-cell>
          <table:table-cell office:value-type="float" office:value="-88.49116516" calcext:value-type="float">
            <text:p>-88.49116516</text:p>
          </table:table-cell>
          <table:table-cell office:value-type="float" office:value="-84.39256287" calcext:value-type="float">
            <text:p>-84.39256287</text:p>
          </table:table-cell>
          <table:table-cell table:formula="of:=[.D383]-[.C383]" office:value-type="float" office:value="4.09860228999999" calcext:value-type="float">
            <text:p>4.09860229</text:p>
          </table:table-cell>
          <table:table-cell table:formula="of:=15.12-10*LOG10(POWER(10;[.E383]/10)-1)" office:value-type="float" office:value="13.1621967781158" calcext:value-type="float">
            <text:p>13.1621967781</text:p>
          </table:table-cell>
          <table:table-cell table:number-columns-repeated="1018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table:formula="of:=[.A384]/1000000" office:value-type="float" office:value="83.04347826" calcext:value-type="float">
            <text:p>83.04347826</text:p>
          </table:table-cell>
          <table:table-cell office:value-type="float" office:value="-88.26748657" calcext:value-type="float">
            <text:p>-88.26748657</text:p>
          </table:table-cell>
          <table:table-cell office:value-type="float" office:value="-84.44862366" calcext:value-type="float">
            <text:p>-84.44862366</text:p>
          </table:table-cell>
          <table:table-cell table:formula="of:=[.D384]-[.C384]" office:value-type="float" office:value="3.81886291000001" calcext:value-type="float">
            <text:p>3.81886291</text:p>
          </table:table-cell>
          <table:table-cell table:formula="of:=15.12-10*LOG10(POWER(10;[.E384]/10)-1)" office:value-type="float" office:value="13.63004394398" calcext:value-type="float">
            <text:p>13.630043944</text:p>
          </table:table-cell>
          <table:table-cell table:number-columns-repeated="1018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table:formula="of:=[.A385]/1000000" office:value-type="float" office:value="83.26086957" calcext:value-type="float">
            <text:p>83.26086957</text:p>
          </table:table-cell>
          <table:table-cell office:value-type="float" office:value="-88.08679962" calcext:value-type="float">
            <text:p>-88.08679962</text:p>
          </table:table-cell>
          <table:table-cell office:value-type="float" office:value="-84.54891205" calcext:value-type="float">
            <text:p>-84.54891205</text:p>
          </table:table-cell>
          <table:table-cell table:formula="of:=[.D385]-[.C385]" office:value-type="float" office:value="3.53788757" calcext:value-type="float">
            <text:p>3.53788757</text:p>
          </table:table-cell>
          <table:table-cell table:formula="of:=15.12-10*LOG10(POWER(10;[.E385]/10)-1)" office:value-type="float" office:value="14.122030206166" calcext:value-type="float">
            <text:p>14.1220302062</text:p>
          </table:table-cell>
          <table:table-cell table:number-columns-repeated="1018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table:formula="of:=[.A386]/1000000" office:value-type="float" office:value="83.47826087" calcext:value-type="float">
            <text:p>83.47826087</text:p>
          </table:table-cell>
          <table:table-cell office:value-type="float" office:value="-88.14486694" calcext:value-type="float">
            <text:p>-88.14486694</text:p>
          </table:table-cell>
          <table:table-cell office:value-type="float" office:value="-84.60788727" calcext:value-type="float">
            <text:p>-84.60788727</text:p>
          </table:table-cell>
          <table:table-cell table:formula="of:=[.D386]-[.C386]" office:value-type="float" office:value="3.53697966999999" calcext:value-type="float">
            <text:p>3.53697967</text:p>
          </table:table-cell>
          <table:table-cell table:formula="of:=15.12-10*LOG10(POWER(10;[.E386]/10)-1)" office:value-type="float" office:value="14.1236597493502" calcext:value-type="float">
            <text:p>14.1236597494</text:p>
          </table:table-cell>
          <table:table-cell table:number-columns-repeated="1018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table:formula="of:=[.A387]/1000000" office:value-type="float" office:value="83.69565217" calcext:value-type="float">
            <text:p>83.69565217</text:p>
          </table:table-cell>
          <table:table-cell office:value-type="float" office:value="-88.12473297" calcext:value-type="float">
            <text:p>-88.12473297</text:p>
          </table:table-cell>
          <table:table-cell office:value-type="float" office:value="-84.74920654" calcext:value-type="float">
            <text:p>-84.74920654</text:p>
          </table:table-cell>
          <table:table-cell table:formula="of:=[.D387]-[.C387]" office:value-type="float" office:value="3.37552642999999" calcext:value-type="float">
            <text:p>3.37552643</text:p>
          </table:table-cell>
          <table:table-cell table:formula="of:=15.12-10*LOG10(POWER(10;[.E387]/10)-1)" office:value-type="float" office:value="14.4178929370052" calcext:value-type="float">
            <text:p>14.417892937</text:p>
          </table:table-cell>
          <table:table-cell table:number-columns-repeated="1018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table:formula="of:=[.A388]/1000000" office:value-type="float" office:value="83.91304348" calcext:value-type="float">
            <text:p>83.91304348</text:p>
          </table:table-cell>
          <table:table-cell office:value-type="float" office:value="-88.36720276" calcext:value-type="float">
            <text:p>-88.36720276</text:p>
          </table:table-cell>
          <table:table-cell office:value-type="float" office:value="-84.68044281" calcext:value-type="float">
            <text:p>-84.68044281</text:p>
          </table:table-cell>
          <table:table-cell table:formula="of:=[.D388]-[.C388]" office:value-type="float" office:value="3.68675995" calcext:value-type="float">
            <text:p>3.68675995</text:p>
          </table:table-cell>
          <table:table-cell table:formula="of:=15.12-10*LOG10(POWER(10;[.E388]/10)-1)" office:value-type="float" office:value="13.8583838417159" calcext:value-type="float">
            <text:p>13.8583838417</text:p>
          </table:table-cell>
          <table:table-cell table:number-columns-repeated="1018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table:formula="of:=[.A389]/1000000" office:value-type="float" office:value="84.13043478" calcext:value-type="float">
            <text:p>84.13043478</text:p>
          </table:table-cell>
          <table:table-cell office:value-type="float" office:value="-88.31557465" calcext:value-type="float">
            <text:p>-88.31557465</text:p>
          </table:table-cell>
          <table:table-cell office:value-type="float" office:value="-84.82915497" calcext:value-type="float">
            <text:p>-84.82915497</text:p>
          </table:table-cell>
          <table:table-cell table:formula="of:=[.D389]-[.C389]" office:value-type="float" office:value="3.48641968" calcext:value-type="float">
            <text:p>3.48641968</text:p>
          </table:table-cell>
          <table:table-cell table:formula="of:=15.12-10*LOG10(POWER(10;[.E389]/10)-1)" office:value-type="float" office:value="14.2148390725728" calcext:value-type="float">
            <text:p>14.2148390726</text:p>
          </table:table-cell>
          <table:table-cell table:number-columns-repeated="1018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table:formula="of:=[.A390]/1000000" office:value-type="float" office:value="84.34782609" calcext:value-type="float">
            <text:p>84.34782609</text:p>
          </table:table-cell>
          <table:table-cell office:value-type="float" office:value="-88.16981506" calcext:value-type="float">
            <text:p>-88.16981506</text:p>
          </table:table-cell>
          <table:table-cell office:value-type="float" office:value="-84.7934494" calcext:value-type="float">
            <text:p>-84.7934494</text:p>
          </table:table-cell>
          <table:table-cell table:formula="of:=[.D390]-[.C390]" office:value-type="float" office:value="3.37636566" calcext:value-type="float">
            <text:p>3.37636566</text:p>
          </table:table-cell>
          <table:table-cell table:formula="of:=15.12-10*LOG10(POWER(10;[.E390]/10)-1)" office:value-type="float" office:value="14.4163398805468" calcext:value-type="float">
            <text:p>14.4163398805</text:p>
          </table:table-cell>
          <table:table-cell table:number-columns-repeated="1018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table:formula="of:=[.A391]/1000000" office:value-type="float" office:value="84.56521739" calcext:value-type="float">
            <text:p>84.56521739</text:p>
          </table:table-cell>
          <table:table-cell office:value-type="float" office:value="-88.18930054" calcext:value-type="float">
            <text:p>-88.18930054</text:p>
          </table:table-cell>
          <table:table-cell office:value-type="float" office:value="-84.92253876" calcext:value-type="float">
            <text:p>-84.92253876</text:p>
          </table:table-cell>
          <table:table-cell table:formula="of:=[.D391]-[.C391]" office:value-type="float" office:value="3.26676178000001" calcext:value-type="float">
            <text:p>3.26676178</text:p>
          </table:table-cell>
          <table:table-cell table:formula="of:=15.12-10*LOG10(POWER(10;[.E391]/10)-1)" office:value-type="float" office:value="14.6213803091445" calcext:value-type="float">
            <text:p>14.6213803091</text:p>
          </table:table-cell>
          <table:table-cell table:number-columns-repeated="1018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table:formula="of:=[.A392]/1000000" office:value-type="float" office:value="84.7826087" calcext:value-type="float">
            <text:p>84.7826087</text:p>
          </table:table-cell>
          <table:table-cell office:value-type="float" office:value="-88.18023682" calcext:value-type="float">
            <text:p>-88.18023682</text:p>
          </table:table-cell>
          <table:table-cell office:value-type="float" office:value="-84.86773682" calcext:value-type="float">
            <text:p>-84.86773682</text:p>
          </table:table-cell>
          <table:table-cell table:formula="of:=[.D392]-[.C392]" office:value-type="float" office:value="3.3125" calcext:value-type="float">
            <text:p>3.3125</text:p>
          </table:table-cell>
          <table:table-cell table:formula="of:=15.12-10*LOG10(POWER(10;[.E392]/10)-1)" office:value-type="float" office:value="14.535267132009" calcext:value-type="float">
            <text:p>14.535267132</text:p>
          </table:table-cell>
          <table:table-cell table:number-columns-repeated="1018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table:formula="of:=[.A393]/1000000" office:value-type="float" office:value="85" calcext:value-type="float">
            <text:p>85</text:p>
          </table:table-cell>
          <table:table-cell office:value-type="float" office:value="-88.41184998" calcext:value-type="float">
            <text:p>-88.41184998</text:p>
          </table:table-cell>
          <table:table-cell office:value-type="float" office:value="-85.06074524" calcext:value-type="float">
            <text:p>-85.06074524</text:p>
          </table:table-cell>
          <table:table-cell table:formula="of:=[.D393]-[.C393]" office:value-type="float" office:value="3.35110474" calcext:value-type="float">
            <text:p>3.35110474</text:p>
          </table:table-cell>
          <table:table-cell table:formula="of:=15.12-10*LOG10(POWER(10;[.E393]/10)-1)" office:value-type="float" office:value="14.46319943498" calcext:value-type="float">
            <text:p>14.463199435</text:p>
          </table:table-cell>
          <table:table-cell table:number-columns-repeated="1018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table:formula="of:=[.A394]/1000000" office:value-type="float" office:value="85.2173913" calcext:value-type="float">
            <text:p>85.2173913</text:p>
          </table:table-cell>
          <table:table-cell office:value-type="float" office:value="-88.13398743" calcext:value-type="float">
            <text:p>-88.13398743</text:p>
          </table:table-cell>
          <table:table-cell office:value-type="float" office:value="-85.02778625" calcext:value-type="float">
            <text:p>-85.02778625</text:p>
          </table:table-cell>
          <table:table-cell table:formula="of:=[.D394]-[.C394]" office:value-type="float" office:value="3.10620118" calcext:value-type="float">
            <text:p>3.10620118</text:p>
          </table:table-cell>
          <table:table-cell table:formula="of:=15.12-10*LOG10(POWER(10;[.E394]/10)-1)" office:value-type="float" office:value="14.9302695788254" calcext:value-type="float">
            <text:p>14.9302695788</text:p>
          </table:table-cell>
          <table:table-cell table:number-columns-repeated="1018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table:formula="of:=[.A395]/1000000" office:value-type="float" office:value="85.43478261" calcext:value-type="float">
            <text:p>85.43478261</text:p>
          </table:table-cell>
          <table:table-cell office:value-type="float" office:value="-88.20225525" calcext:value-type="float">
            <text:p>-88.20225525</text:p>
          </table:table-cell>
          <table:table-cell office:value-type="float" office:value="-84.90460968" calcext:value-type="float">
            <text:p>-84.90460968</text:p>
          </table:table-cell>
          <table:table-cell table:formula="of:=[.D395]-[.C395]" office:value-type="float" office:value="3.29764557" calcext:value-type="float">
            <text:p>3.29764557</text:p>
          </table:table-cell>
          <table:table-cell table:formula="of:=15.12-10*LOG10(POWER(10;[.E395]/10)-1)" office:value-type="float" office:value="14.5631465317688" calcext:value-type="float">
            <text:p>14.5631465318</text:p>
          </table:table-cell>
          <table:table-cell table:number-columns-repeated="1018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table:formula="of:=[.A396]/1000000" office:value-type="float" office:value="85.65217391" calcext:value-type="float">
            <text:p>85.65217391</text:p>
          </table:table-cell>
          <table:table-cell office:value-type="float" office:value="-88.33296204" calcext:value-type="float">
            <text:p>-88.33296204</text:p>
          </table:table-cell>
          <table:table-cell office:value-type="float" office:value="-85.21611023" calcext:value-type="float">
            <text:p>-85.21611023</text:p>
          </table:table-cell>
          <table:table-cell table:formula="of:=[.D396]-[.C396]" office:value-type="float" office:value="3.11685181" calcext:value-type="float">
            <text:p>3.11685181</text:p>
          </table:table-cell>
          <table:table-cell table:formula="of:=15.12-10*LOG10(POWER(10;[.E396]/10)-1)" office:value-type="float" office:value="14.9094480066197" calcext:value-type="float">
            <text:p>14.9094480066</text:p>
          </table:table-cell>
          <table:table-cell table:number-columns-repeated="1018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table:formula="of:=[.A397]/1000000" office:value-type="float" office:value="85.86956522" calcext:value-type="float">
            <text:p>85.86956522</text:p>
          </table:table-cell>
          <table:table-cell office:value-type="float" office:value="-88.33911896" calcext:value-type="float">
            <text:p>-88.33911896</text:p>
          </table:table-cell>
          <table:table-cell office:value-type="float" office:value="-85.20240784" calcext:value-type="float">
            <text:p>-85.20240784</text:p>
          </table:table-cell>
          <table:table-cell table:formula="of:=[.D397]-[.C397]" office:value-type="float" office:value="3.13671111999999" calcext:value-type="float">
            <text:p>3.13671112</text:p>
          </table:table-cell>
          <table:table-cell table:formula="of:=15.12-10*LOG10(POWER(10;[.E397]/10)-1)" office:value-type="float" office:value="14.8707533221219" calcext:value-type="float">
            <text:p>14.8707533221</text:p>
          </table:table-cell>
          <table:table-cell table:number-columns-repeated="1018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table:formula="of:=[.A398]/1000000" office:value-type="float" office:value="86.08695652" calcext:value-type="float">
            <text:p>86.08695652</text:p>
          </table:table-cell>
          <table:table-cell office:value-type="float" office:value="-88.42703247" calcext:value-type="float">
            <text:p>-88.42703247</text:p>
          </table:table-cell>
          <table:table-cell office:value-type="float" office:value="-85.2155304" calcext:value-type="float">
            <text:p>-85.2155304</text:p>
          </table:table-cell>
          <table:table-cell table:formula="of:=[.D398]-[.C398]" office:value-type="float" office:value="3.21150206999999" calcext:value-type="float">
            <text:p>3.21150207</text:p>
          </table:table-cell>
          <table:table-cell table:formula="of:=15.12-10*LOG10(POWER(10;[.E398]/10)-1)" office:value-type="float" office:value="14.7265058954807" calcext:value-type="float">
            <text:p>14.7265058955</text:p>
          </table:table-cell>
          <table:table-cell table:number-columns-repeated="1018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table:formula="of:=[.A399]/1000000" office:value-type="float" office:value="86.30434783" calcext:value-type="float">
            <text:p>86.30434783</text:p>
          </table:table-cell>
          <table:table-cell office:value-type="float" office:value="-88.24351501" calcext:value-type="float">
            <text:p>-88.24351501</text:p>
          </table:table-cell>
          <table:table-cell office:value-type="float" office:value="-85.32907867" calcext:value-type="float">
            <text:p>-85.32907867</text:p>
          </table:table-cell>
          <table:table-cell table:formula="of:=[.D399]-[.C399]" office:value-type="float" office:value="2.91443633999999" calcext:value-type="float">
            <text:p>2.91443634</text:p>
          </table:table-cell>
          <table:table-cell table:formula="of:=15.12-10*LOG10(POWER(10;[.E399]/10)-1)" office:value-type="float" office:value="15.3138911248404" calcext:value-type="float">
            <text:p>15.3138911248</text:p>
          </table:table-cell>
          <table:table-cell table:number-columns-repeated="1018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table:formula="of:=[.A400]/1000000" office:value-type="float" office:value="86.52173913" calcext:value-type="float">
            <text:p>86.52173913</text:p>
          </table:table-cell>
          <table:table-cell office:value-type="float" office:value="-88.42366791" calcext:value-type="float">
            <text:p>-88.42366791</text:p>
          </table:table-cell>
          <table:table-cell office:value-type="float" office:value="-85.57505798" calcext:value-type="float">
            <text:p>-85.57505798</text:p>
          </table:table-cell>
          <table:table-cell table:formula="of:=[.D400]-[.C400]" office:value-type="float" office:value="2.84860993000001" calcext:value-type="float">
            <text:p>2.84860993</text:p>
          </table:table-cell>
          <table:table-cell table:formula="of:=15.12-10*LOG10(POWER(10;[.E400]/10)-1)" office:value-type="float" office:value="15.4496334207744" calcext:value-type="float">
            <text:p>15.4496334208</text:p>
          </table:table-cell>
          <table:table-cell table:number-columns-repeated="1018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table:formula="of:=[.A401]/1000000" office:value-type="float" office:value="86.73913043" calcext:value-type="float">
            <text:p>86.73913043</text:p>
          </table:table-cell>
          <table:table-cell office:value-type="float" office:value="-88.45002747" calcext:value-type="float">
            <text:p>-88.45002747</text:p>
          </table:table-cell>
          <table:table-cell office:value-type="float" office:value="-85.10869598" calcext:value-type="float">
            <text:p>-85.10869598</text:p>
          </table:table-cell>
          <table:table-cell table:formula="of:=[.D401]-[.C401]" office:value-type="float" office:value="3.34133149" calcext:value-type="float">
            <text:p>3.34133149</text:p>
          </table:table-cell>
          <table:table-cell table:formula="of:=15.12-10*LOG10(POWER(10;[.E401]/10)-1)" office:value-type="float" office:value="14.4813918417348" calcext:value-type="float">
            <text:p>14.4813918417</text:p>
          </table:table-cell>
          <table:table-cell table:number-columns-repeated="1018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table:formula="of:=[.A402]/1000000" office:value-type="float" office:value="86.95652174" calcext:value-type="float">
            <text:p>86.95652174</text:p>
          </table:table-cell>
          <table:table-cell office:value-type="float" office:value="-88.45649719" calcext:value-type="float">
            <text:p>-88.45649719</text:p>
          </table:table-cell>
          <table:table-cell office:value-type="float" office:value="-85.33420563" calcext:value-type="float">
            <text:p>-85.33420563</text:p>
          </table:table-cell>
          <table:table-cell table:formula="of:=[.D402]-[.C402]" office:value-type="float" office:value="3.12229155999999" calcext:value-type="float">
            <text:p>3.12229156</text:p>
          </table:table-cell>
          <table:table-cell table:formula="of:=15.12-10*LOG10(POWER(10;[.E402]/10)-1)" office:value-type="float" office:value="14.8988322722346" calcext:value-type="float">
            <text:p>14.8988322722</text:p>
          </table:table-cell>
          <table:table-cell table:number-columns-repeated="1018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table:formula="of:=[.A403]/1000000" office:value-type="float" office:value="87.17391304" calcext:value-type="float">
            <text:p>87.17391304</text:p>
          </table:table-cell>
          <table:table-cell office:value-type="float" office:value="-88.51228333" calcext:value-type="float">
            <text:p>-88.51228333</text:p>
          </table:table-cell>
          <table:table-cell office:value-type="float" office:value="-85.61579132" calcext:value-type="float">
            <text:p>-85.61579132</text:p>
          </table:table-cell>
          <table:table-cell table:formula="of:=[.D403]-[.C403]" office:value-type="float" office:value="2.89649201" calcext:value-type="float">
            <text:p>2.89649201</text:p>
          </table:table-cell>
          <table:table-cell table:formula="of:=15.12-10*LOG10(POWER(10;[.E403]/10)-1)" office:value-type="float" office:value="15.3506787003648" calcext:value-type="float">
            <text:p>15.3506787004</text:p>
          </table:table-cell>
          <table:table-cell table:number-columns-repeated="1018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table:formula="of:=[.A404]/1000000" office:value-type="float" office:value="87.39130435" calcext:value-type="float">
            <text:p>87.39130435</text:p>
          </table:table-cell>
          <table:table-cell office:value-type="float" office:value="-88.49887085" calcext:value-type="float">
            <text:p>-88.49887085</text:p>
          </table:table-cell>
          <table:table-cell office:value-type="float" office:value="-85.70271301" calcext:value-type="float">
            <text:p>-85.70271301</text:p>
          </table:table-cell>
          <table:table-cell table:formula="of:=[.D404]-[.C404]" office:value-type="float" office:value="2.79615784000001" calcext:value-type="float">
            <text:p>2.79615784</text:p>
          </table:table-cell>
          <table:table-cell table:formula="of:=15.12-10*LOG10(POWER(10;[.E404]/10)-1)" office:value-type="float" office:value="15.5593932956859" calcext:value-type="float">
            <text:p>15.5593932957</text:p>
          </table:table-cell>
          <table:table-cell table:number-columns-repeated="1018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table:formula="of:=[.A405]/1000000" office:value-type="float" office:value="87.60869565" calcext:value-type="float">
            <text:p>87.60869565</text:p>
          </table:table-cell>
          <table:table-cell office:value-type="float" office:value="-88.41583252" calcext:value-type="float">
            <text:p>-88.41583252</text:p>
          </table:table-cell>
          <table:table-cell office:value-type="float" office:value="-85.54714203" calcext:value-type="float">
            <text:p>-85.54714203</text:p>
          </table:table-cell>
          <table:table-cell table:formula="of:=[.D405]-[.C405]" office:value-type="float" office:value="2.86869048999999" calcext:value-type="float">
            <text:p>2.86869049</text:p>
          </table:table-cell>
          <table:table-cell table:formula="of:=15.12-10*LOG10(POWER(10;[.E405]/10)-1)" office:value-type="float" office:value="15.4079924488295" calcext:value-type="float">
            <text:p>15.4079924488</text:p>
          </table:table-cell>
          <table:table-cell table:number-columns-repeated="1018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table:formula="of:=[.A406]/1000000" office:value-type="float" office:value="87.82608696" calcext:value-type="float">
            <text:p>87.82608696</text:p>
          </table:table-cell>
          <table:table-cell office:value-type="float" office:value="-88.43701935" calcext:value-type="float">
            <text:p>-88.43701935</text:p>
          </table:table-cell>
          <table:table-cell office:value-type="float" office:value="-85.72848511" calcext:value-type="float">
            <text:p>-85.72848511</text:p>
          </table:table-cell>
          <table:table-cell table:formula="of:=[.D406]-[.C406]" office:value-type="float" office:value="2.70853424000001" calcext:value-type="float">
            <text:p>2.70853424</text:p>
          </table:table-cell>
          <table:table-cell table:formula="of:=15.12-10*LOG10(POWER(10;[.E406]/10)-1)" office:value-type="float" office:value="15.7460755644048" calcext:value-type="float">
            <text:p>15.7460755644</text:p>
          </table:table-cell>
          <table:table-cell table:number-columns-repeated="1018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table:formula="of:=[.A407]/1000000" office:value-type="float" office:value="88.04347826" calcext:value-type="float">
            <text:p>88.04347826</text:p>
          </table:table-cell>
          <table:table-cell office:value-type="float" office:value="-88.03821564" calcext:value-type="float">
            <text:p>-88.03821564</text:p>
          </table:table-cell>
          <table:table-cell office:value-type="float" office:value="-85.52439117" calcext:value-type="float">
            <text:p>-85.52439117</text:p>
          </table:table-cell>
          <table:table-cell table:formula="of:=[.D407]-[.C407]" office:value-type="float" office:value="2.51382447" calcext:value-type="float">
            <text:p>2.51382447</text:p>
          </table:table-cell>
          <table:table-cell table:formula="of:=15.12-10*LOG10(POWER(10;[.E407]/10)-1)" office:value-type="float" office:value="16.1771216107395" calcext:value-type="float">
            <text:p>16.1771216107</text:p>
          </table:table-cell>
          <table:table-cell table:number-columns-repeated="1018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table:formula="of:=[.A408]/1000000" office:value-type="float" office:value="88.26086957" calcext:value-type="float">
            <text:p>88.26086957</text:p>
          </table:table-cell>
          <table:table-cell office:value-type="float" office:value="-87.18000793" calcext:value-type="float">
            <text:p>-87.18000793</text:p>
          </table:table-cell>
          <table:table-cell office:value-type="float" office:value="-84.83695984" calcext:value-type="float">
            <text:p>-84.83695984</text:p>
          </table:table-cell>
          <table:table-cell table:formula="of:=[.D408]-[.C408]" office:value-type="float" office:value="2.34304809" calcext:value-type="float">
            <text:p>2.34304809</text:p>
          </table:table-cell>
          <table:table-cell table:formula="of:=15.12-10*LOG10(POWER(10;[.E408]/10)-1)" office:value-type="float" office:value="16.5759637840173" calcext:value-type="float">
            <text:p>16.575963784</text:p>
          </table:table-cell>
          <table:table-cell table:number-columns-repeated="1018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table:formula="of:=[.A409]/1000000" office:value-type="float" office:value="88.47826087" calcext:value-type="float">
            <text:p>88.47826087</text:p>
          </table:table-cell>
          <table:table-cell office:value-type="float" office:value="-85.87084961" calcext:value-type="float">
            <text:p>-85.87084961</text:p>
          </table:table-cell>
          <table:table-cell office:value-type="float" office:value="-83.59349823" calcext:value-type="float">
            <text:p>-83.59349823</text:p>
          </table:table-cell>
          <table:table-cell table:formula="of:=[.D409]-[.C409]" office:value-type="float" office:value="2.27735138" calcext:value-type="float">
            <text:p>2.27735138</text:p>
          </table:table-cell>
          <table:table-cell table:formula="of:=15.12-10*LOG10(POWER(10;[.E409]/10)-1)" office:value-type="float" office:value="16.7352223155974" calcext:value-type="float">
            <text:p>16.7352223156</text:p>
          </table:table-cell>
          <table:table-cell table:number-columns-repeated="1018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table:formula="of:=[.A410]/1000000" office:value-type="float" office:value="88.69565217" calcext:value-type="float">
            <text:p>88.69565217</text:p>
          </table:table-cell>
          <table:table-cell office:value-type="float" office:value="-83.98178101" calcext:value-type="float">
            <text:p>-83.98178101</text:p>
          </table:table-cell>
          <table:table-cell office:value-type="float" office:value="-82.38667297" calcext:value-type="float">
            <text:p>-82.38667297</text:p>
          </table:table-cell>
          <table:table-cell table:formula="of:=[.D410]-[.C410]" office:value-type="float" office:value="1.59510804" calcext:value-type="float">
            <text:p>1.59510804</text:p>
          </table:table-cell>
          <table:table-cell table:formula="of:=15.12-10*LOG10(POWER(10;[.E410]/10)-1)" office:value-type="float" office:value="18.6480044871891" calcext:value-type="float">
            <text:p>18.6480044872</text:p>
          </table:table-cell>
          <table:table-cell table:number-columns-repeated="1018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table:formula="of:=[.A411]/1000000" office:value-type="float" office:value="88.91304348" calcext:value-type="float">
            <text:p>88.91304348</text:p>
          </table:table-cell>
          <table:table-cell office:value-type="float" office:value="-82.83997345" calcext:value-type="float">
            <text:p>-82.83997345</text:p>
          </table:table-cell>
          <table:table-cell office:value-type="float" office:value="-81.39395905" calcext:value-type="float">
            <text:p>-81.39395905</text:p>
          </table:table-cell>
          <table:table-cell table:formula="of:=[.D411]-[.C411]" office:value-type="float" office:value="1.4460144" calcext:value-type="float">
            <text:p>1.4460144</text:p>
          </table:table-cell>
          <table:table-cell table:formula="of:=15.12-10*LOG10(POWER(10;[.E411]/10)-1)" office:value-type="float" office:value="19.1530673685546" calcext:value-type="float">
            <text:p>19.1530673686</text:p>
          </table:table-cell>
          <table:table-cell table:number-columns-repeated="1018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table:formula="of:=[.A412]/1000000" office:value-type="float" office:value="89.13043478" calcext:value-type="float">
            <text:p>89.13043478</text:p>
          </table:table-cell>
          <table:table-cell office:value-type="float" office:value="-82.48142242" calcext:value-type="float">
            <text:p>-82.48142242</text:p>
          </table:table-cell>
          <table:table-cell office:value-type="float" office:value="-81.0157547" calcext:value-type="float">
            <text:p>-81.0157547</text:p>
          </table:table-cell>
          <table:table-cell table:formula="of:=[.D412]-[.C412]" office:value-type="float" office:value="1.46566772" calcext:value-type="float">
            <text:p>1.46566772</text:p>
          </table:table-cell>
          <table:table-cell table:formula="of:=15.12-10*LOG10(POWER(10;[.E412]/10)-1)" office:value-type="float" office:value="19.0840636674001" calcext:value-type="float">
            <text:p>19.0840636674</text:p>
          </table:table-cell>
          <table:table-cell table:number-columns-repeated="1018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table:formula="of:=[.A413]/1000000" office:value-type="float" office:value="89.34782609" calcext:value-type="float">
            <text:p>89.34782609</text:p>
          </table:table-cell>
          <table:table-cell office:value-type="float" office:value="-82.38027191" calcext:value-type="float">
            <text:p>-82.38027191</text:p>
          </table:table-cell>
          <table:table-cell office:value-type="float" office:value="-81.03591156" calcext:value-type="float">
            <text:p>-81.03591156</text:p>
          </table:table-cell>
          <table:table-cell table:formula="of:=[.D413]-[.C413]" office:value-type="float" office:value="1.34436035" calcext:value-type="float">
            <text:p>1.34436035</text:p>
          </table:table-cell>
          <table:table-cell table:formula="of:=15.12-10*LOG10(POWER(10;[.E413]/10)-1)" office:value-type="float" office:value="19.5231803411516" calcext:value-type="float">
            <text:p>19.5231803412</text:p>
          </table:table-cell>
          <table:table-cell table:number-columns-repeated="1018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table:formula="of:=[.A414]/1000000" office:value-type="float" office:value="89.56521739" calcext:value-type="float">
            <text:p>89.56521739</text:p>
          </table:table-cell>
          <table:table-cell office:value-type="float" office:value="-81.94037628" calcext:value-type="float">
            <text:p>-81.94037628</text:p>
          </table:table-cell>
          <table:table-cell office:value-type="float" office:value="-80.93579102" calcext:value-type="float">
            <text:p>-80.93579102</text:p>
          </table:table-cell>
          <table:table-cell table:formula="of:=[.D414]-[.C414]" office:value-type="float" office:value="1.00458526" calcext:value-type="float">
            <text:p>1.00458526</text:p>
          </table:table-cell>
          <table:table-cell table:formula="of:=15.12-10*LOG10(POWER(10;[.E414]/10)-1)" office:value-type="float" office:value="20.9660044914626" calcext:value-type="float">
            <text:p>20.9660044915</text:p>
          </table:table-cell>
          <table:table-cell table:number-columns-repeated="1018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table:formula="of:=[.A415]/1000000" office:value-type="float" office:value="89.7826087" calcext:value-type="float">
            <text:p>89.7826087</text:p>
          </table:table-cell>
          <table:table-cell office:value-type="float" office:value="-81.61860657" calcext:value-type="float">
            <text:p>-81.61860657</text:p>
          </table:table-cell>
          <table:table-cell office:value-type="float" office:value="-80.47135925" calcext:value-type="float">
            <text:p>-80.47135925</text:p>
          </table:table-cell>
          <table:table-cell table:formula="of:=[.D415]-[.C415]" office:value-type="float" office:value="1.14724731999999" calcext:value-type="float">
            <text:p>1.14724732</text:p>
          </table:table-cell>
          <table:table-cell table:formula="of:=15.12-10*LOG10(POWER(10;[.E415]/10)-1)" office:value-type="float" office:value="20.3150287354733" calcext:value-type="float">
            <text:p>20.3150287355</text:p>
          </table:table-cell>
          <table:table-cell table:number-columns-repeated="1018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table:formula="of:=[.A416]/1000000" office:value-type="float" office:value="90" calcext:value-type="float">
            <text:p>90</text:p>
          </table:table-cell>
          <table:table-cell office:value-type="float" office:value="-81.93149567" calcext:value-type="float">
            <text:p>-81.93149567</text:p>
          </table:table-cell>
          <table:table-cell office:value-type="float" office:value="-80.67815399" calcext:value-type="float">
            <text:p>-80.67815399</text:p>
          </table:table-cell>
          <table:table-cell table:formula="of:=[.D416]-[.C416]" office:value-type="float" office:value="1.25334168000001" calcext:value-type="float">
            <text:p>1.25334168</text:p>
          </table:table-cell>
          <table:table-cell table:formula="of:=15.12-10*LOG10(POWER(10;[.E416]/10)-1)" office:value-type="float" office:value="19.8754168485007" calcext:value-type="float">
            <text:p>19.8754168485</text:p>
          </table:table-cell>
          <table:table-cell table:number-columns-repeated="1018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table:formula="of:=[.A417]/1000000" office:value-type="float" office:value="90.2173913" calcext:value-type="float">
            <text:p>90.2173913</text:p>
          </table:table-cell>
          <table:table-cell office:value-type="float" office:value="-82.81726074" calcext:value-type="float">
            <text:p>-82.81726074</text:p>
          </table:table-cell>
          <table:table-cell office:value-type="float" office:value="-81.63459778" calcext:value-type="float">
            <text:p>-81.63459778</text:p>
          </table:table-cell>
          <table:table-cell table:formula="of:=[.D417]-[.C417]" office:value-type="float" office:value="1.18266295999999" calcext:value-type="float">
            <text:p>1.18266296</text:p>
          </table:table-cell>
          <table:table-cell table:formula="of:=15.12-10*LOG10(POWER(10;[.E417]/10)-1)" office:value-type="float" office:value="20.164490768925" calcext:value-type="float">
            <text:p>20.1644907689</text:p>
          </table:table-cell>
          <table:table-cell table:number-columns-repeated="1018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table:formula="of:=[.A418]/1000000" office:value-type="float" office:value="90.43478261" calcext:value-type="float">
            <text:p>90.43478261</text:p>
          </table:table-cell>
          <table:table-cell office:value-type="float" office:value="-84.42112732" calcext:value-type="float">
            <text:p>-84.42112732</text:p>
          </table:table-cell>
          <table:table-cell office:value-type="float" office:value="-83.07302856" calcext:value-type="float">
            <text:p>-83.07302856</text:p>
          </table:table-cell>
          <table:table-cell table:formula="of:=[.D418]-[.C418]" office:value-type="float" office:value="1.34809876" calcext:value-type="float">
            <text:p>1.34809876</text:p>
          </table:table-cell>
          <table:table-cell table:formula="of:=15.12-10*LOG10(POWER(10;[.E418]/10)-1)" office:value-type="float" office:value="19.5091545794504" calcext:value-type="float">
            <text:p>19.5091545795</text:p>
          </table:table-cell>
          <table:table-cell table:number-columns-repeated="1018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table:formula="of:=[.A419]/1000000" office:value-type="float" office:value="90.65217391" calcext:value-type="float">
            <text:p>90.65217391</text:p>
          </table:table-cell>
          <table:table-cell office:value-type="float" office:value="-85.54624939" calcext:value-type="float">
            <text:p>-85.54624939</text:p>
          </table:table-cell>
          <table:table-cell office:value-type="float" office:value="-84.22941589" calcext:value-type="float">
            <text:p>-84.22941589</text:p>
          </table:table-cell>
          <table:table-cell table:formula="of:=[.D419]-[.C419]" office:value-type="float" office:value="1.3168335" calcext:value-type="float">
            <text:p>1.3168335</text:p>
          </table:table-cell>
          <table:table-cell table:formula="of:=15.12-10*LOG10(POWER(10;[.E419]/10)-1)" office:value-type="float" office:value="19.6274937652799" calcext:value-type="float">
            <text:p>19.6274937653</text:p>
          </table:table-cell>
          <table:table-cell table:number-columns-repeated="1018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table:formula="of:=[.A420]/1000000" office:value-type="float" office:value="90.86956522" calcext:value-type="float">
            <text:p>90.86956522</text:p>
          </table:table-cell>
          <table:table-cell office:value-type="float" office:value="-86.42546844" calcext:value-type="float">
            <text:p>-86.42546844</text:p>
          </table:table-cell>
          <table:table-cell office:value-type="float" office:value="-85.07575989" calcext:value-type="float">
            <text:p>-85.07575989</text:p>
          </table:table-cell>
          <table:table-cell table:formula="of:=[.D420]-[.C420]" office:value-type="float" office:value="1.34970855" calcext:value-type="float">
            <text:p>1.34970855</text:p>
          </table:table-cell>
          <table:table-cell table:formula="of:=15.12-10*LOG10(POWER(10;[.E420]/10)-1)" office:value-type="float" office:value="19.5031251870854" calcext:value-type="float">
            <text:p>19.5031251871</text:p>
          </table:table-cell>
          <table:table-cell table:number-columns-repeated="1018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table:formula="of:=[.A421]/1000000" office:value-type="float" office:value="91.08695652" calcext:value-type="float">
            <text:p>91.08695652</text:p>
          </table:table-cell>
          <table:table-cell office:value-type="float" office:value="-87.45623779" calcext:value-type="float">
            <text:p>-87.45623779</text:p>
          </table:table-cell>
          <table:table-cell office:value-type="float" office:value="-85.72566223" calcext:value-type="float">
            <text:p>-85.72566223</text:p>
          </table:table-cell>
          <table:table-cell table:formula="of:=[.D421]-[.C421]" office:value-type="float" office:value="1.73057556000001" calcext:value-type="float">
            <text:p>1.73057556</text:p>
          </table:table-cell>
          <table:table-cell table:formula="of:=15.12-10*LOG10(POWER(10;[.E421]/10)-1)" office:value-type="float" office:value="18.2219542919989" calcext:value-type="float">
            <text:p>18.221954292</text:p>
          </table:table-cell>
          <table:table-cell table:number-columns-repeated="1018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table:formula="of:=[.A422]/1000000" office:value-type="float" office:value="91.30434783" calcext:value-type="float">
            <text:p>91.30434783</text:p>
          </table:table-cell>
          <table:table-cell office:value-type="float" office:value="-87.92290497" calcext:value-type="float">
            <text:p>-87.92290497</text:p>
          </table:table-cell>
          <table:table-cell office:value-type="float" office:value="-86.22810364" calcext:value-type="float">
            <text:p>-86.22810364</text:p>
          </table:table-cell>
          <table:table-cell table:formula="of:=[.D422]-[.C422]" office:value-type="float" office:value="1.69480133" calcext:value-type="float">
            <text:p>1.69480133</text:p>
          </table:table-cell>
          <table:table-cell table:formula="of:=15.12-10*LOG10(POWER(10;[.E422]/10)-1)" office:value-type="float" office:value="18.331731733957" calcext:value-type="float">
            <text:p>18.331731734</text:p>
          </table:table-cell>
          <table:table-cell table:number-columns-repeated="1018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table:formula="of:=[.A423]/1000000" office:value-type="float" office:value="91.52173913" calcext:value-type="float">
            <text:p>91.52173913</text:p>
          </table:table-cell>
          <table:table-cell office:value-type="float" office:value="-88.71962738" calcext:value-type="float">
            <text:p>-88.71962738</text:p>
          </table:table-cell>
          <table:table-cell office:value-type="float" office:value="-86.61629486" calcext:value-type="float">
            <text:p>-86.61629486</text:p>
          </table:table-cell>
          <table:table-cell table:formula="of:=[.D423]-[.C423]" office:value-type="float" office:value="2.10333252000001" calcext:value-type="float">
            <text:p>2.10333252</text:p>
          </table:table-cell>
          <table:table-cell table:formula="of:=15.12-10*LOG10(POWER(10;[.E423]/10)-1)" office:value-type="float" office:value="17.1747357506297" calcext:value-type="float">
            <text:p>17.1747357506</text:p>
          </table:table-cell>
          <table:table-cell table:number-columns-repeated="1018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table:formula="of:=[.A424]/1000000" office:value-type="float" office:value="91.73913043" calcext:value-type="float">
            <text:p>91.73913043</text:p>
          </table:table-cell>
          <table:table-cell office:value-type="float" office:value="-88.59583282" calcext:value-type="float">
            <text:p>-88.59583282</text:p>
          </table:table-cell>
          <table:table-cell office:value-type="float" office:value="-86.62449646" calcext:value-type="float">
            <text:p>-86.62449646</text:p>
          </table:table-cell>
          <table:table-cell table:formula="of:=[.D424]-[.C424]" office:value-type="float" office:value="1.97133636" calcext:value-type="float">
            <text:p>1.97133636</text:p>
          </table:table-cell>
          <table:table-cell table:formula="of:=15.12-10*LOG10(POWER(10;[.E424]/10)-1)" office:value-type="float" office:value="17.5273471262328" calcext:value-type="float">
            <text:p>17.5273471262</text:p>
          </table:table-cell>
          <table:table-cell table:number-columns-repeated="1018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table:formula="of:=[.A425]/1000000" office:value-type="float" office:value="91.95652174" calcext:value-type="float">
            <text:p>91.95652174</text:p>
          </table:table-cell>
          <table:table-cell office:value-type="float" office:value="-88.8108902" calcext:value-type="float">
            <text:p>-88.8108902</text:p>
          </table:table-cell>
          <table:table-cell office:value-type="float" office:value="-86.85578156" calcext:value-type="float">
            <text:p>-86.85578156</text:p>
          </table:table-cell>
          <table:table-cell table:formula="of:=[.D425]-[.C425]" office:value-type="float" office:value="1.95510864000001" calcext:value-type="float">
            <text:p>1.95510864</text:p>
          </table:table-cell>
          <table:table-cell table:formula="of:=15.12-10*LOG10(POWER(10;[.E425]/10)-1)" office:value-type="float" office:value="17.57196859733" calcext:value-type="float">
            <text:p>17.5719685973</text:p>
          </table:table-cell>
          <table:table-cell table:number-columns-repeated="1018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table:formula="of:=[.A426]/1000000" office:value-type="float" office:value="92.17391304" calcext:value-type="float">
            <text:p>92.17391304</text:p>
          </table:table-cell>
          <table:table-cell office:value-type="float" office:value="-88.65074921" calcext:value-type="float">
            <text:p>-88.65074921</text:p>
          </table:table-cell>
          <table:table-cell office:value-type="float" office:value="-86.80314636" calcext:value-type="float">
            <text:p>-86.80314636</text:p>
          </table:table-cell>
          <table:table-cell table:formula="of:=[.D426]-[.C426]" office:value-type="float" office:value="1.84760285" calcext:value-type="float">
            <text:p>1.84760285</text:p>
          </table:table-cell>
          <table:table-cell table:formula="of:=15.12-10*LOG10(POWER(10;[.E426]/10)-1)" office:value-type="float" office:value="17.87525392387" calcext:value-type="float">
            <text:p>17.8752539239</text:p>
          </table:table-cell>
          <table:table-cell table:number-columns-repeated="1018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table:formula="of:=[.A427]/1000000" office:value-type="float" office:value="92.39130435" calcext:value-type="float">
            <text:p>92.39130435</text:p>
          </table:table-cell>
          <table:table-cell office:value-type="float" office:value="-88.77008057" calcext:value-type="float">
            <text:p>-88.77008057</text:p>
          </table:table-cell>
          <table:table-cell office:value-type="float" office:value="-86.93991852" calcext:value-type="float">
            <text:p>-86.93991852</text:p>
          </table:table-cell>
          <table:table-cell table:formula="of:=[.D427]-[.C427]" office:value-type="float" office:value="1.83016205" calcext:value-type="float">
            <text:p>1.83016205</text:p>
          </table:table-cell>
          <table:table-cell table:formula="of:=15.12-10*LOG10(POWER(10;[.E427]/10)-1)" office:value-type="float" office:value="17.925778667577" calcext:value-type="float">
            <text:p>17.9257786676</text:p>
          </table:table-cell>
          <table:table-cell table:number-columns-repeated="1018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table:formula="of:=[.A428]/1000000" office:value-type="float" office:value="92.60869565" calcext:value-type="float">
            <text:p>92.60869565</text:p>
          </table:table-cell>
          <table:table-cell office:value-type="float" office:value="-88.890625" calcext:value-type="float">
            <text:p>-88.890625</text:p>
          </table:table-cell>
          <table:table-cell office:value-type="float" office:value="-86.92947388" calcext:value-type="float">
            <text:p>-86.92947388</text:p>
          </table:table-cell>
          <table:table-cell table:formula="of:=[.D428]-[.C428]" office:value-type="float" office:value="1.96115112" calcext:value-type="float">
            <text:p>1.96115112</text:p>
          </table:table-cell>
          <table:table-cell table:formula="of:=15.12-10*LOG10(POWER(10;[.E428]/10)-1)" office:value-type="float" office:value="17.5553194352832" calcext:value-type="float">
            <text:p>17.5553194353</text:p>
          </table:table-cell>
          <table:table-cell table:number-columns-repeated="1018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table:formula="of:=[.A429]/1000000" office:value-type="float" office:value="92.82608696" calcext:value-type="float">
            <text:p>92.82608696</text:p>
          </table:table-cell>
          <table:table-cell office:value-type="float" office:value="-88.74621582" calcext:value-type="float">
            <text:p>-88.74621582</text:p>
          </table:table-cell>
          <table:table-cell office:value-type="float" office:value="-87.15462494" calcext:value-type="float">
            <text:p>-87.15462494</text:p>
          </table:table-cell>
          <table:table-cell table:formula="of:=[.D429]-[.C429]" office:value-type="float" office:value="1.59159088" calcext:value-type="float">
            <text:p>1.59159088</text:p>
          </table:table-cell>
          <table:table-cell table:formula="of:=15.12-10*LOG10(POWER(10;[.E429]/10)-1)" office:value-type="float" office:value="18.6594569800773" calcext:value-type="float">
            <text:p>18.6594569801</text:p>
          </table:table-cell>
          <table:table-cell table:number-columns-repeated="1018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table:formula="of:=[.A430]/1000000" office:value-type="float" office:value="93.04347826" calcext:value-type="float">
            <text:p>93.04347826</text:p>
          </table:table-cell>
          <table:table-cell office:value-type="float" office:value="-88.9357605" calcext:value-type="float">
            <text:p>-88.9357605</text:p>
          </table:table-cell>
          <table:table-cell office:value-type="float" office:value="-87.05687714" calcext:value-type="float">
            <text:p>-87.05687714</text:p>
          </table:table-cell>
          <table:table-cell table:formula="of:=[.D430]-[.C430]" office:value-type="float" office:value="1.87888336" calcext:value-type="float">
            <text:p>1.87888336</text:p>
          </table:table-cell>
          <table:table-cell table:formula="of:=15.12-10*LOG10(POWER(10;[.E430]/10)-1)" office:value-type="float" office:value="17.7855867678891" calcext:value-type="float">
            <text:p>17.7855867679</text:p>
          </table:table-cell>
          <table:table-cell table:number-columns-repeated="1018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table:formula="of:=[.A431]/1000000" office:value-type="float" office:value="93.26086957" calcext:value-type="float">
            <text:p>93.26086957</text:p>
          </table:table-cell>
          <table:table-cell office:value-type="float" office:value="-89.00010681" calcext:value-type="float">
            <text:p>-89.00010681</text:p>
          </table:table-cell>
          <table:table-cell office:value-type="float" office:value="-87.02609253" calcext:value-type="float">
            <text:p>-87.02609253</text:p>
          </table:table-cell>
          <table:table-cell table:formula="of:=[.D431]-[.C431]" office:value-type="float" office:value="1.97401428000001" calcext:value-type="float">
            <text:p>1.97401428</text:p>
          </table:table-cell>
          <table:table-cell table:formula="of:=15.12-10*LOG10(POWER(10;[.E431]/10)-1)" office:value-type="float" office:value="17.5200115705028" calcext:value-type="float">
            <text:p>17.5200115705</text:p>
          </table:table-cell>
          <table:table-cell table:number-columns-repeated="1018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table:formula="of:=[.A432]/1000000" office:value-type="float" office:value="93.47826087" calcext:value-type="float">
            <text:p>93.47826087</text:p>
          </table:table-cell>
          <table:table-cell office:value-type="float" office:value="-89.20049286" calcext:value-type="float">
            <text:p>-89.20049286</text:p>
          </table:table-cell>
          <table:table-cell office:value-type="float" office:value="-87.02906799" calcext:value-type="float">
            <text:p>-87.02906799</text:p>
          </table:table-cell>
          <table:table-cell table:formula="of:=[.D432]-[.C432]" office:value-type="float" office:value="2.17142487" calcext:value-type="float">
            <text:p>2.17142487</text:p>
          </table:table-cell>
          <table:table-cell table:formula="of:=15.12-10*LOG10(POWER(10;[.E432]/10)-1)" office:value-type="float" office:value="16.9995394414478" calcext:value-type="float">
            <text:p>16.9995394414</text:p>
          </table:table-cell>
          <table:table-cell table:number-columns-repeated="1018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table:formula="of:=[.A433]/1000000" office:value-type="float" office:value="93.69565217" calcext:value-type="float">
            <text:p>93.69565217</text:p>
          </table:table-cell>
          <table:table-cell office:value-type="float" office:value="-88.91833496" calcext:value-type="float">
            <text:p>-88.91833496</text:p>
          </table:table-cell>
          <table:table-cell office:value-type="float" office:value="-87.33809662" calcext:value-type="float">
            <text:p>-87.33809662</text:p>
          </table:table-cell>
          <table:table-cell table:formula="of:=[.D433]-[.C433]" office:value-type="float" office:value="1.58023833999999" calcext:value-type="float">
            <text:p>1.58023834</text:p>
          </table:table-cell>
          <table:table-cell table:formula="of:=15.12-10*LOG10(POWER(10;[.E433]/10)-1)" office:value-type="float" office:value="18.6965664263892" calcext:value-type="float">
            <text:p>18.6965664264</text:p>
          </table:table-cell>
          <table:table-cell table:number-columns-repeated="1018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table:formula="of:=[.A434]/1000000" office:value-type="float" office:value="93.91304348" calcext:value-type="float">
            <text:p>93.91304348</text:p>
          </table:table-cell>
          <table:table-cell office:value-type="float" office:value="-88.87187195" calcext:value-type="float">
            <text:p>-88.87187195</text:p>
          </table:table-cell>
          <table:table-cell office:value-type="float" office:value="-87.30948639" calcext:value-type="float">
            <text:p>-87.30948639</text:p>
          </table:table-cell>
          <table:table-cell table:formula="of:=[.D434]-[.C434]" office:value-type="float" office:value="1.56238556" calcext:value-type="float">
            <text:p>1.56238556</text:p>
          </table:table-cell>
          <table:table-cell table:formula="of:=15.12-10*LOG10(POWER(10;[.E434]/10)-1)" office:value-type="float" office:value="18.7553736995951" calcext:value-type="float">
            <text:p>18.7553736996</text:p>
          </table:table-cell>
          <table:table-cell table:number-columns-repeated="1018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table:formula="of:=[.A435]/1000000" office:value-type="float" office:value="94.13043478" calcext:value-type="float">
            <text:p>94.13043478</text:p>
          </table:table-cell>
          <table:table-cell office:value-type="float" office:value="-88.92082977" calcext:value-type="float">
            <text:p>-88.92082977</text:p>
          </table:table-cell>
          <table:table-cell office:value-type="float" office:value="-87.24440002" calcext:value-type="float">
            <text:p>-87.24440002</text:p>
          </table:table-cell>
          <table:table-cell table:formula="of:=[.D435]-[.C435]" office:value-type="float" office:value="1.67642975" calcext:value-type="float">
            <text:p>1.67642975</text:p>
          </table:table-cell>
          <table:table-cell table:formula="of:=15.12-10*LOG10(POWER(10;[.E435]/10)-1)" office:value-type="float" office:value="18.3888446157263" calcext:value-type="float">
            <text:p>18.3888446157</text:p>
          </table:table-cell>
          <table:table-cell table:number-columns-repeated="1018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table:formula="of:=[.A436]/1000000" office:value-type="float" office:value="94.34782609" calcext:value-type="float">
            <text:p>94.34782609</text:p>
          </table:table-cell>
          <table:table-cell office:value-type="float" office:value="-89.01380157" calcext:value-type="float">
            <text:p>-89.01380157</text:p>
          </table:table-cell>
          <table:table-cell office:value-type="float" office:value="-87.33395386" calcext:value-type="float">
            <text:p>-87.33395386</text:p>
          </table:table-cell>
          <table:table-cell table:formula="of:=[.D436]-[.C436]" office:value-type="float" office:value="1.67984771" calcext:value-type="float">
            <text:p>1.67984771</text:p>
          </table:table-cell>
          <table:table-cell table:formula="of:=15.12-10*LOG10(POWER(10;[.E436]/10)-1)" office:value-type="float" office:value="18.3781803244631" calcext:value-type="float">
            <text:p>18.3781803245</text:p>
          </table:table-cell>
          <table:table-cell table:number-columns-repeated="1018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table:formula="of:=[.A437]/1000000" office:value-type="float" office:value="94.56521739" calcext:value-type="float">
            <text:p>94.56521739</text:p>
          </table:table-cell>
          <table:table-cell office:value-type="float" office:value="-88.65792084" calcext:value-type="float">
            <text:p>-88.65792084</text:p>
          </table:table-cell>
          <table:table-cell office:value-type="float" office:value="-87.260849" calcext:value-type="float">
            <text:p>-87.260849</text:p>
          </table:table-cell>
          <table:table-cell table:formula="of:=[.D437]-[.C437]" office:value-type="float" office:value="1.39707184000001" calcext:value-type="float">
            <text:p>1.39707184</text:p>
          </table:table-cell>
          <table:table-cell table:formula="of:=15.12-10*LOG10(POWER(10;[.E437]/10)-1)" office:value-type="float" office:value="19.3284100592676" calcext:value-type="float">
            <text:p>19.3284100593</text:p>
          </table:table-cell>
          <table:table-cell table:number-columns-repeated="1018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table:formula="of:=[.A438]/1000000" office:value-type="float" office:value="94.7826087" calcext:value-type="float">
            <text:p>94.7826087</text:p>
          </table:table-cell>
          <table:table-cell office:value-type="float" office:value="-88.74265289" calcext:value-type="float">
            <text:p>-88.74265289</text:p>
          </table:table-cell>
          <table:table-cell office:value-type="float" office:value="-87.14347839" calcext:value-type="float">
            <text:p>-87.14347839</text:p>
          </table:table-cell>
          <table:table-cell table:formula="of:=[.D438]-[.C438]" office:value-type="float" office:value="1.5991745" calcext:value-type="float">
            <text:p>1.5991745</text:p>
          </table:table-cell>
          <table:table-cell table:formula="of:=15.12-10*LOG10(POWER(10;[.E438]/10)-1)" office:value-type="float" office:value="18.6347893956994" calcext:value-type="float">
            <text:p>18.6347893957</text:p>
          </table:table-cell>
          <table:table-cell table:number-columns-repeated="1018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table:formula="of:=[.A439]/1000000" office:value-type="float" office:value="95" calcext:value-type="float">
            <text:p>95</text:p>
          </table:table-cell>
          <table:table-cell office:value-type="float" office:value="-88.61095428" calcext:value-type="float">
            <text:p>-88.61095428</text:p>
          </table:table-cell>
          <table:table-cell office:value-type="float" office:value="-87.11582947" calcext:value-type="float">
            <text:p>-87.11582947</text:p>
          </table:table-cell>
          <table:table-cell table:formula="of:=[.D439]-[.C439]" office:value-type="float" office:value="1.49512481000001" calcext:value-type="float">
            <text:p>1.49512481</text:p>
          </table:table-cell>
          <table:table-cell table:formula="of:=15.12-10*LOG10(POWER(10;[.E439]/10)-1)" office:value-type="float" office:value="18.9820807240911" calcext:value-type="float">
            <text:p>18.9820807241</text:p>
          </table:table-cell>
          <table:table-cell table:number-columns-repeated="1018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table:formula="of:=[.A440]/1000000" office:value-type="float" office:value="95.2173913" calcext:value-type="float">
            <text:p>95.2173913</text:p>
          </table:table-cell>
          <table:table-cell office:value-type="float" office:value="-88.74582672" calcext:value-type="float">
            <text:p>-88.74582672</text:p>
          </table:table-cell>
          <table:table-cell office:value-type="float" office:value="-87.52481079" calcext:value-type="float">
            <text:p>-87.52481079</text:p>
          </table:table-cell>
          <table:table-cell table:formula="of:=[.D440]-[.C440]" office:value-type="float" office:value="1.22101592999999" calcext:value-type="float">
            <text:p>1.22101593</text:p>
          </table:table-cell>
          <table:table-cell table:formula="of:=15.12-10*LOG10(POWER(10;[.E440]/10)-1)" office:value-type="float" office:value="20.0058276003773" calcext:value-type="float">
            <text:p>20.0058276004</text:p>
          </table:table-cell>
          <table:table-cell table:number-columns-repeated="1018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table:formula="of:=[.A441]/1000000" office:value-type="float" office:value="95.43478261" calcext:value-type="float">
            <text:p>95.43478261</text:p>
          </table:table-cell>
          <table:table-cell office:value-type="float" office:value="-88.89961243" calcext:value-type="float">
            <text:p>-88.89961243</text:p>
          </table:table-cell>
          <table:table-cell office:value-type="float" office:value="-87.84002686" calcext:value-type="float">
            <text:p>-87.84002686</text:p>
          </table:table-cell>
          <table:table-cell table:formula="of:=[.D441]-[.C441]" office:value-type="float" office:value="1.05958557000001" calcext:value-type="float">
            <text:p>1.05958557</text:p>
          </table:table-cell>
          <table:table-cell table:formula="of:=15.12-10*LOG10(POWER(10;[.E441]/10)-1)" office:value-type="float" office:value="20.7059238057823" calcext:value-type="float">
            <text:p>20.7059238058</text:p>
          </table:table-cell>
          <table:table-cell table:number-columns-repeated="1018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table:formula="of:=[.A442]/1000000" office:value-type="float" office:value="95.65217391" calcext:value-type="float">
            <text:p>95.65217391</text:p>
          </table:table-cell>
          <table:table-cell office:value-type="float" office:value="-89.01060486" calcext:value-type="float">
            <text:p>-89.01060486</text:p>
          </table:table-cell>
          <table:table-cell office:value-type="float" office:value="-87.42905426" calcext:value-type="float">
            <text:p>-87.42905426</text:p>
          </table:table-cell>
          <table:table-cell table:formula="of:=[.D442]-[.C442]" office:value-type="float" office:value="1.5815506" calcext:value-type="float">
            <text:p>1.5815506</text:p>
          </table:table-cell>
          <table:table-cell table:formula="of:=15.12-10*LOG10(POWER(10;[.E442]/10)-1)" office:value-type="float" office:value="18.6922656097854" calcext:value-type="float">
            <text:p>18.6922656098</text:p>
          </table:table-cell>
          <table:table-cell table:number-columns-repeated="1018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table:formula="of:=[.A443]/1000000" office:value-type="float" office:value="95.86956522" calcext:value-type="float">
            <text:p>95.86956522</text:p>
          </table:table-cell>
          <table:table-cell office:value-type="float" office:value="-88.98429871" calcext:value-type="float">
            <text:p>-88.98429871</text:p>
          </table:table-cell>
          <table:table-cell office:value-type="float" office:value="-87.61154938" calcext:value-type="float">
            <text:p>-87.61154938</text:p>
          </table:table-cell>
          <table:table-cell table:formula="of:=[.D443]-[.C443]" office:value-type="float" office:value="1.37274933" calcext:value-type="float">
            <text:p>1.37274933</text:p>
          </table:table-cell>
          <table:table-cell table:formula="of:=15.12-10*LOG10(POWER(10;[.E443]/10)-1)" office:value-type="float" office:value="19.4174915515865" calcext:value-type="float">
            <text:p>19.4174915516</text:p>
          </table:table-cell>
          <table:table-cell table:number-columns-repeated="1018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table:formula="of:=[.A444]/1000000" office:value-type="float" office:value="96.08695652" calcext:value-type="float">
            <text:p>96.08695652</text:p>
          </table:table-cell>
          <table:table-cell office:value-type="float" office:value="-88.97137451" calcext:value-type="float">
            <text:p>-88.97137451</text:p>
          </table:table-cell>
          <table:table-cell office:value-type="float" office:value="-87.72254944" calcext:value-type="float">
            <text:p>-87.72254944</text:p>
          </table:table-cell>
          <table:table-cell table:formula="of:=[.D444]-[.C444]" office:value-type="float" office:value="1.24882507000001" calcext:value-type="float">
            <text:p>1.24882507</text:p>
          </table:table-cell>
          <table:table-cell table:formula="of:=15.12-10*LOG10(POWER(10;[.E444]/10)-1)" office:value-type="float" office:value="19.8934621684751" calcext:value-type="float">
            <text:p>19.8934621685</text:p>
          </table:table-cell>
          <table:table-cell table:number-columns-repeated="1018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table:formula="of:=[.A445]/1000000" office:value-type="float" office:value="96.30434783" calcext:value-type="float">
            <text:p>96.30434783</text:p>
          </table:table-cell>
          <table:table-cell office:value-type="float" office:value="-89.23423004" calcext:value-type="float">
            <text:p>-89.23423004</text:p>
          </table:table-cell>
          <table:table-cell office:value-type="float" office:value="-87.60462952" calcext:value-type="float">
            <text:p>-87.60462952</text:p>
          </table:table-cell>
          <table:table-cell table:formula="of:=[.D445]-[.C445]" office:value-type="float" office:value="1.62960052" calcext:value-type="float">
            <text:p>1.62960052</text:p>
          </table:table-cell>
          <table:table-cell table:formula="of:=15.12-10*LOG10(POWER(10;[.E445]/10)-1)" office:value-type="float" office:value="18.5367830508271" calcext:value-type="float">
            <text:p>18.5367830508</text:p>
          </table:table-cell>
          <table:table-cell table:number-columns-repeated="1018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table:formula="of:=[.A446]/1000000" office:value-type="float" office:value="96.52173913" calcext:value-type="float">
            <text:p>96.52173913</text:p>
          </table:table-cell>
          <table:table-cell office:value-type="float" office:value="-89.31694031" calcext:value-type="float">
            <text:p>-89.31694031</text:p>
          </table:table-cell>
          <table:table-cell office:value-type="float" office:value="-87.70249176" calcext:value-type="float">
            <text:p>-87.70249176</text:p>
          </table:table-cell>
          <table:table-cell table:formula="of:=[.D446]-[.C446]" office:value-type="float" office:value="1.61444855000001" calcext:value-type="float">
            <text:p>1.61444855</text:p>
          </table:table-cell>
          <table:table-cell table:formula="of:=15.12-10*LOG10(POWER(10;[.E446]/10)-1)" office:value-type="float" office:value="18.585398982126" calcext:value-type="float">
            <text:p>18.5853989821</text:p>
          </table:table-cell>
          <table:table-cell table:number-columns-repeated="1018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table:formula="of:=[.A447]/1000000" office:value-type="float" office:value="96.73913043" calcext:value-type="float">
            <text:p>96.73913043</text:p>
          </table:table-cell>
          <table:table-cell office:value-type="float" office:value="-89.28752899" calcext:value-type="float">
            <text:p>-89.28752899</text:p>
          </table:table-cell>
          <table:table-cell office:value-type="float" office:value="-87.73194885" calcext:value-type="float">
            <text:p>-87.73194885</text:p>
          </table:table-cell>
          <table:table-cell table:formula="of:=[.D447]-[.C447]" office:value-type="float" office:value="1.55558014" calcext:value-type="float">
            <text:p>1.55558014</text:p>
          </table:table-cell>
          <table:table-cell table:formula="of:=15.12-10*LOG10(POWER(10;[.E447]/10)-1)" office:value-type="float" office:value="18.777937816953" calcext:value-type="float">
            <text:p>18.777937817</text:p>
          </table:table-cell>
          <table:table-cell table:number-columns-repeated="1018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table:formula="of:=[.A448]/1000000" office:value-type="float" office:value="96.95652174" calcext:value-type="float">
            <text:p>96.95652174</text:p>
          </table:table-cell>
          <table:table-cell office:value-type="float" office:value="-89.0847168" calcext:value-type="float">
            <text:p>-89.0847168</text:p>
          </table:table-cell>
          <table:table-cell office:value-type="float" office:value="-87.76729584" calcext:value-type="float">
            <text:p>-87.76729584</text:p>
          </table:table-cell>
          <table:table-cell table:formula="of:=[.D448]-[.C448]" office:value-type="float" office:value="1.31742095999999" calcext:value-type="float">
            <text:p>1.31742096</text:p>
          </table:table-cell>
          <table:table-cell table:formula="of:=15.12-10*LOG10(POWER(10;[.E448]/10)-1)" office:value-type="float" office:value="19.6252481874235" calcext:value-type="float">
            <text:p>19.6252481874</text:p>
          </table:table-cell>
          <table:table-cell table:number-columns-repeated="1018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table:formula="of:=[.A449]/1000000" office:value-type="float" office:value="97.17391304" calcext:value-type="float">
            <text:p>97.17391304</text:p>
          </table:table-cell>
          <table:table-cell office:value-type="float" office:value="-89.14700317" calcext:value-type="float">
            <text:p>-89.14700317</text:p>
          </table:table-cell>
          <table:table-cell office:value-type="float" office:value="-87.811203" calcext:value-type="float">
            <text:p>-87.811203</text:p>
          </table:table-cell>
          <table:table-cell table:formula="of:=[.D449]-[.C449]" office:value-type="float" office:value="1.33580017" calcext:value-type="float">
            <text:p>1.33580017</text:p>
          </table:table-cell>
          <table:table-cell table:formula="of:=15.12-10*LOG10(POWER(10;[.E449]/10)-1)" office:value-type="float" office:value="19.5554222037713" calcext:value-type="float">
            <text:p>19.5554222038</text:p>
          </table:table-cell>
          <table:table-cell table:number-columns-repeated="1018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table:formula="of:=[.A450]/1000000" office:value-type="float" office:value="97.39130435" calcext:value-type="float">
            <text:p>97.39130435</text:p>
          </table:table-cell>
          <table:table-cell office:value-type="float" office:value="-89.31783295" calcext:value-type="float">
            <text:p>-89.31783295</text:p>
          </table:table-cell>
          <table:table-cell office:value-type="float" office:value="-87.93617249" calcext:value-type="float">
            <text:p>-87.93617249</text:p>
          </table:table-cell>
          <table:table-cell table:formula="of:=[.D450]-[.C450]" office:value-type="float" office:value="1.38166045999999" calcext:value-type="float">
            <text:p>1.38166046</text:p>
          </table:table-cell>
          <table:table-cell table:formula="of:=15.12-10*LOG10(POWER(10;[.E450]/10)-1)" office:value-type="float" office:value="19.3847000056773" calcext:value-type="float">
            <text:p>19.3847000057</text:p>
          </table:table-cell>
          <table:table-cell table:number-columns-repeated="1018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table:formula="of:=[.A451]/1000000" office:value-type="float" office:value="97.60869565" calcext:value-type="float">
            <text:p>97.60869565</text:p>
          </table:table-cell>
          <table:table-cell office:value-type="float" office:value="-89.11896515" calcext:value-type="float">
            <text:p>-89.11896515</text:p>
          </table:table-cell>
          <table:table-cell office:value-type="float" office:value="-87.93953705" calcext:value-type="float">
            <text:p>-87.93953705</text:p>
          </table:table-cell>
          <table:table-cell table:formula="of:=[.D451]-[.C451]" office:value-type="float" office:value="1.1794281" calcext:value-type="float">
            <text:p>1.1794281</text:p>
          </table:table-cell>
          <table:table-cell table:formula="of:=15.12-10*LOG10(POWER(10;[.E451]/10)-1)" office:value-type="float" office:value="20.1780766637245" calcext:value-type="float">
            <text:p>20.1780766637</text:p>
          </table:table-cell>
          <table:table-cell table:number-columns-repeated="1018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table:formula="of:=[.A452]/1000000" office:value-type="float" office:value="97.82608696" calcext:value-type="float">
            <text:p>97.82608696</text:p>
          </table:table-cell>
          <table:table-cell office:value-type="float" office:value="-89.31282043" calcext:value-type="float">
            <text:p>-89.31282043</text:p>
          </table:table-cell>
          <table:table-cell office:value-type="float" office:value="-87.81980896" calcext:value-type="float">
            <text:p>-87.81980896</text:p>
          </table:table-cell>
          <table:table-cell table:formula="of:=[.D452]-[.C452]" office:value-type="float" office:value="1.49301147" calcext:value-type="float">
            <text:p>1.49301147</text:p>
          </table:table-cell>
          <table:table-cell table:formula="of:=15.12-10*LOG10(POWER(10;[.E452]/10)-1)" office:value-type="float" office:value="18.9893409013154" calcext:value-type="float">
            <text:p>18.9893409013</text:p>
          </table:table-cell>
          <table:table-cell table:number-columns-repeated="1018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table:formula="of:=[.A453]/1000000" office:value-type="float" office:value="98.04347826" calcext:value-type="float">
            <text:p>98.04347826</text:p>
          </table:table-cell>
          <table:table-cell office:value-type="float" office:value="-89.17558289" calcext:value-type="float">
            <text:p>-89.17558289</text:p>
          </table:table-cell>
          <table:table-cell office:value-type="float" office:value="-87.74572754" calcext:value-type="float">
            <text:p>-87.74572754</text:p>
          </table:table-cell>
          <table:table-cell table:formula="of:=[.D453]-[.C453]" office:value-type="float" office:value="1.42985535" calcext:value-type="float">
            <text:p>1.42985535</text:p>
          </table:table-cell>
          <table:table-cell table:formula="of:=15.12-10*LOG10(POWER(10;[.E453]/10)-1)" office:value-type="float" office:value="19.2103970635296" calcext:value-type="float">
            <text:p>19.2103970635</text:p>
          </table:table-cell>
          <table:table-cell table:number-columns-repeated="1018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table:formula="of:=[.A454]/1000000" office:value-type="float" office:value="98.26086957" calcext:value-type="float">
            <text:p>98.26086957</text:p>
          </table:table-cell>
          <table:table-cell office:value-type="float" office:value="-88.65729523" calcext:value-type="float">
            <text:p>-88.65729523</text:p>
          </table:table-cell>
          <table:table-cell office:value-type="float" office:value="-87.66172791" calcext:value-type="float">
            <text:p>-87.66172791</text:p>
          </table:table-cell>
          <table:table-cell table:formula="of:=[.D454]-[.C454]" office:value-type="float" office:value="0.995567320000006" calcext:value-type="float">
            <text:p>0.99556732</text:p>
          </table:table-cell>
          <table:table-cell table:formula="of:=15.12-10*LOG10(POWER(10;[.E454]/10)-1)" office:value-type="float" office:value="21.009848053565" calcext:value-type="float">
            <text:p>21.0098480536</text:p>
          </table:table-cell>
          <table:table-cell table:number-columns-repeated="1018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table:formula="of:=[.A455]/1000000" office:value-type="float" office:value="98.47826087" calcext:value-type="float">
            <text:p>98.47826087</text:p>
          </table:table-cell>
          <table:table-cell office:value-type="float" office:value="-88.10168457" calcext:value-type="float">
            <text:p>-88.10168457</text:p>
          </table:table-cell>
          <table:table-cell office:value-type="float" office:value="-87.34007263" calcext:value-type="float">
            <text:p>-87.34007263</text:p>
          </table:table-cell>
          <table:table-cell table:formula="of:=[.D455]-[.C455]" office:value-type="float" office:value="0.761611940000009" calcext:value-type="float">
            <text:p>0.76161194</text:p>
          </table:table-cell>
          <table:table-cell table:formula="of:=15.12-10*LOG10(POWER(10;[.E455]/10)-1)" office:value-type="float" office:value="22.2941360419973" calcext:value-type="float">
            <text:p>22.294136042</text:p>
          </table:table-cell>
          <table:table-cell table:number-columns-repeated="1018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table:formula="of:=[.A456]/1000000" office:value-type="float" office:value="98.69565217" calcext:value-type="float">
            <text:p>98.69565217</text:p>
          </table:table-cell>
          <table:table-cell office:value-type="float" office:value="-87.40492249" calcext:value-type="float">
            <text:p>-87.40492249</text:p>
          </table:table-cell>
          <table:table-cell office:value-type="float" office:value="-86.60575867" calcext:value-type="float">
            <text:p>-86.60575867</text:p>
          </table:table-cell>
          <table:table-cell table:formula="of:=[.D456]-[.C456]" office:value-type="float" office:value="0.799163820000004" calcext:value-type="float">
            <text:p>0.79916382</text:p>
          </table:table-cell>
          <table:table-cell table:formula="of:=15.12-10*LOG10(POWER(10;[.E456]/10)-1)" office:value-type="float" office:value="22.0657773918593" calcext:value-type="float">
            <text:p>22.0657773919</text:p>
          </table:table-cell>
          <table:table-cell table:number-columns-repeated="1018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table:formula="of:=[.A457]/1000000" office:value-type="float" office:value="98.91304348" calcext:value-type="float">
            <text:p>98.91304348</text:p>
          </table:table-cell>
          <table:table-cell office:value-type="float" office:value="-86.75221252" calcext:value-type="float">
            <text:p>-86.75221252</text:p>
          </table:table-cell>
          <table:table-cell office:value-type="float" office:value="-85.72567749" calcext:value-type="float">
            <text:p>-85.72567749</text:p>
          </table:table-cell>
          <table:table-cell table:formula="of:=[.D457]-[.C457]" office:value-type="float" office:value="1.02653503000001" calcext:value-type="float">
            <text:p>1.02653503</text:p>
          </table:table-cell>
          <table:table-cell table:formula="of:=15.12-10*LOG10(POWER(10;[.E457]/10)-1)" office:value-type="float" office:value="20.8607325409142" calcext:value-type="float">
            <text:p>20.8607325409</text:p>
          </table:table-cell>
          <table:table-cell table:number-columns-repeated="1018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table:formula="of:=[.A458]/1000000" office:value-type="float" office:value="99.13043478" calcext:value-type="float">
            <text:p>99.13043478</text:p>
          </table:table-cell>
          <table:table-cell office:value-type="float" office:value="-86.88150024" calcext:value-type="float">
            <text:p>-86.88150024</text:p>
          </table:table-cell>
          <table:table-cell office:value-type="float" office:value="-86.11366272" calcext:value-type="float">
            <text:p>-86.11366272</text:p>
          </table:table-cell>
          <table:table-cell table:formula="of:=[.D458]-[.C458]" office:value-type="float" office:value="0.767837520000001" calcext:value-type="float">
            <text:p>0.76783752</text:p>
          </table:table-cell>
          <table:table-cell table:formula="of:=15.12-10*LOG10(POWER(10;[.E458]/10)-1)" office:value-type="float" office:value="22.2555760878829" calcext:value-type="float">
            <text:p>22.2555760879</text:p>
          </table:table-cell>
          <table:table-cell table:number-columns-repeated="1018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table:formula="of:=[.A459]/1000000" office:value-type="float" office:value="99.34782609" calcext:value-type="float">
            <text:p>99.34782609</text:p>
          </table:table-cell>
          <table:table-cell office:value-type="float" office:value="-87.09954834" calcext:value-type="float">
            <text:p>-87.09954834</text:p>
          </table:table-cell>
          <table:table-cell office:value-type="float" office:value="-86.30118561" calcext:value-type="float">
            <text:p>-86.30118561</text:p>
          </table:table-cell>
          <table:table-cell table:formula="of:=[.D459]-[.C459]" office:value-type="float" office:value="0.798362729999994" calcext:value-type="float">
            <text:p>0.79836273</text:p>
          </table:table-cell>
          <table:table-cell table:formula="of:=15.12-10*LOG10(POWER(10;[.E459]/10)-1)" office:value-type="float" office:value="22.0705458039069" calcext:value-type="float">
            <text:p>22.0705458039</text:p>
          </table:table-cell>
          <table:table-cell table:number-columns-repeated="1018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table:formula="of:=[.A460]/1000000" office:value-type="float" office:value="99.56521739" calcext:value-type="float">
            <text:p>99.56521739</text:p>
          </table:table-cell>
          <table:table-cell office:value-type="float" office:value="-87.92273712" calcext:value-type="float">
            <text:p>-87.92273712</text:p>
          </table:table-cell>
          <table:table-cell office:value-type="float" office:value="-86.96063232" calcext:value-type="float">
            <text:p>-86.96063232</text:p>
          </table:table-cell>
          <table:table-cell table:formula="of:=[.D460]-[.C460]" office:value-type="float" office:value="0.962104799999992" calcext:value-type="float">
            <text:p>0.9621048</text:p>
          </table:table-cell>
          <table:table-cell table:formula="of:=15.12-10*LOG10(POWER(10;[.E460]/10)-1)" office:value-type="float" office:value="21.1756897873008" calcext:value-type="float">
            <text:p>21.1756897873</text:p>
          </table:table-cell>
          <table:table-cell table:number-columns-repeated="1018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table:formula="of:=[.A461]/1000000" office:value-type="float" office:value="99.7826087" calcext:value-type="float">
            <text:p>99.7826087</text:p>
          </table:table-cell>
          <table:table-cell office:value-type="float" office:value="-88.37104034" calcext:value-type="float">
            <text:p>-88.37104034</text:p>
          </table:table-cell>
          <table:table-cell office:value-type="float" office:value="-87.31439972" calcext:value-type="float">
            <text:p>-87.31439972</text:p>
          </table:table-cell>
          <table:table-cell table:formula="of:=[.D461]-[.C461]" office:value-type="float" office:value="1.05664062" calcext:value-type="float">
            <text:p>1.05664062</text:p>
          </table:table-cell>
          <table:table-cell table:formula="of:=15.12-10*LOG10(POWER(10;[.E461]/10)-1)" office:value-type="float" office:value="20.7195433452656" calcext:value-type="float">
            <text:p>20.7195433453</text:p>
          </table:table-cell>
          <table:table-cell table:number-columns-repeated="1018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table:formula="of:=[.A462]/1000000" office:value-type="float" office:value="100" calcext:value-type="float">
            <text:p>100</text:p>
          </table:table-cell>
          <table:table-cell office:value-type="float" office:value="-88.61339569" calcext:value-type="float">
            <text:p>-88.61339569</text:p>
          </table:table-cell>
          <table:table-cell office:value-type="float" office:value="-87.93370056" calcext:value-type="float">
            <text:p>-87.93370056</text:p>
          </table:table-cell>
          <table:table-cell table:formula="of:=[.D462]-[.C462]" office:value-type="float" office:value="0.679695129999999" calcext:value-type="float">
            <text:p>0.67969513</text:p>
          </table:table-cell>
          <table:table-cell table:formula="of:=15.12-10*LOG10(POWER(10;[.E462]/10)-1)" office:value-type="float" office:value="22.8304225332342" calcext:value-type="float">
            <text:p>22.8304225332</text:p>
          </table:table-cell>
          <table:table-cell table:number-columns-repeated="1018"/>
        </table:table-row>
      </table:table>
      <table:table table:name="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:15:41 07.09.20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79 dBm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4.25 dBm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30 dBm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51 dBm</text:p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94 dBm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4 dBm</text:p>
          </table:table-cell>
        </table:table-row>
        <table:table-row table:style-name="ro2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1.55018997" calcext:value-type="float">
            <text:p>-11.55018997</text:p>
          </table:table-cell>
          <table:table-cell table:number-columns-repeated="3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office:value-type="float" office:value="-26.87380981" calcext:value-type="float">
            <text:p>-26.87380981</text:p>
          </table:table-cell>
          <table:table-cell table:number-columns-repeated="3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office:value-type="float" office:value="-29.53389931" calcext:value-type="float">
            <text:p>-29.53389931</text:p>
          </table:table-cell>
          <table:table-cell table:number-columns-repeated="3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office:value-type="float" office:value="-32.56546021" calcext:value-type="float">
            <text:p>-32.56546021</text:p>
          </table:table-cell>
          <table:table-cell table:number-columns-repeated="3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office:value-type="float" office:value="-36.64975739" calcext:value-type="float">
            <text:p>-36.64975739</text:p>
          </table:table-cell>
          <table:table-cell table:number-columns-repeated="3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office:value-type="float" office:value="-41.82369614" calcext:value-type="float">
            <text:p>-41.82369614</text:p>
          </table:table-cell>
          <table:table-cell table:number-columns-repeated="3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office:value-type="float" office:value="-48.07246399" calcext:value-type="float">
            <text:p>-48.07246399</text:p>
          </table:table-cell>
          <table:table-cell table:number-columns-repeated="3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office:value-type="float" office:value="-55.51610565" calcext:value-type="float">
            <text:p>-55.51610565</text:p>
          </table:table-cell>
          <table:table-cell table:number-columns-repeated="3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office:value-type="float" office:value="-63.71025467" calcext:value-type="float">
            <text:p>-63.71025467</text:p>
          </table:table-cell>
          <table:table-cell table:number-columns-repeated="3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office:value-type="float" office:value="-68.7129364" calcext:value-type="float">
            <text:p>-68.7129364</text:p>
          </table:table-cell>
          <table:table-cell table:number-columns-repeated="3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office:value-type="float" office:value="-70.27249146" calcext:value-type="float">
            <text:p>-70.27249146</text:p>
          </table:table-cell>
          <table:table-cell table:number-columns-repeated="3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office:value-type="float" office:value="-70.19307709" calcext:value-type="float">
            <text:p>-70.19307709</text:p>
          </table:table-cell>
          <table:table-cell table:number-columns-repeated="3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office:value-type="float" office:value="-69.96956635" calcext:value-type="float">
            <text:p>-69.96956635</text:p>
          </table:table-cell>
          <table:table-cell table:number-columns-repeated="3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office:value-type="float" office:value="-69.53710175" calcext:value-type="float">
            <text:p>-69.53710175</text:p>
          </table:table-cell>
          <table:table-cell table:number-columns-repeated="3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office:value-type="float" office:value="-69.17927551" calcext:value-type="float">
            <text:p>-69.17927551</text:p>
          </table:table-cell>
          <table:table-cell table:number-columns-repeated="3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office:value-type="float" office:value="-68.53575134" calcext:value-type="float">
            <text:p>-68.53575134</text:p>
          </table:table-cell>
          <table:table-cell table:number-columns-repeated="3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office:value-type="float" office:value="-68.1618042" calcext:value-type="float">
            <text:p>-68.1618042</text:p>
          </table:table-cell>
          <table:table-cell table:number-columns-repeated="3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office:value-type="float" office:value="-67.70751953" calcext:value-type="float">
            <text:p>-67.70751953</text:p>
          </table:table-cell>
          <table:table-cell table:number-columns-repeated="3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office:value-type="float" office:value="-67.29782104" calcext:value-type="float">
            <text:p>-67.29782104</text:p>
          </table:table-cell>
          <table:table-cell table:number-columns-repeated="3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office:value-type="float" office:value="-67.03359985" calcext:value-type="float">
            <text:p>-67.03359985</text:p>
          </table:table-cell>
          <table:table-cell table:number-columns-repeated="3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office:value-type="float" office:value="-66.45015717" calcext:value-type="float">
            <text:p>-66.45015717</text:p>
          </table:table-cell>
          <table:table-cell table:number-columns-repeated="3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office:value-type="float" office:value="-66.26995087" calcext:value-type="float">
            <text:p>-66.26995087</text:p>
          </table:table-cell>
          <table:table-cell table:number-columns-repeated="3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office:value-type="float" office:value="-66.05793762" calcext:value-type="float">
            <text:p>-66.05793762</text:p>
          </table:table-cell>
          <table:table-cell table:number-columns-repeated="3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-65.79307556" calcext:value-type="float">
            <text:p>-65.79307556</text:p>
          </table:table-cell>
          <table:table-cell table:number-columns-repeated="3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office:value-type="float" office:value="-65.84189606" calcext:value-type="float">
            <text:p>-65.84189606</text:p>
          </table:table-cell>
          <table:table-cell table:number-columns-repeated="3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office:value-type="float" office:value="-65.55234528" calcext:value-type="float">
            <text:p>-65.55234528</text:p>
          </table:table-cell>
          <table:table-cell table:number-columns-repeated="3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office:value-type="float" office:value="-65.47115326" calcext:value-type="float">
            <text:p>-65.47115326</text:p>
          </table:table-cell>
          <table:table-cell table:number-columns-repeated="3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office:value-type="float" office:value="-65.35432434" calcext:value-type="float">
            <text:p>-65.35432434</text:p>
          </table:table-cell>
          <table:table-cell table:number-columns-repeated="3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office:value-type="float" office:value="-65.3288269" calcext:value-type="float">
            <text:p>-65.3288269</text:p>
          </table:table-cell>
          <table:table-cell table:number-columns-repeated="3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office:value-type="float" office:value="-65.0877533" calcext:value-type="float">
            <text:p>-65.0877533</text:p>
          </table:table-cell>
          <table:table-cell table:number-columns-repeated="3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office:value-type="float" office:value="-65.0136795" calcext:value-type="float">
            <text:p>-65.0136795</text:p>
          </table:table-cell>
          <table:table-cell table:number-columns-repeated="3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office:value-type="float" office:value="-65.15493011" calcext:value-type="float">
            <text:p>-65.15493011</text:p>
          </table:table-cell>
          <table:table-cell table:number-columns-repeated="3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office:value-type="float" office:value="-64.86715698" calcext:value-type="float">
            <text:p>-64.86715698</text:p>
          </table:table-cell>
          <table:table-cell table:number-columns-repeated="3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office:value-type="float" office:value="-64.86528778" calcext:value-type="float">
            <text:p>-64.86528778</text:p>
          </table:table-cell>
          <table:table-cell table:number-columns-repeated="3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office:value-type="float" office:value="-65.01270294" calcext:value-type="float">
            <text:p>-65.01270294</text:p>
          </table:table-cell>
          <table:table-cell table:number-columns-repeated="3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office:value-type="float" office:value="-64.72303772" calcext:value-type="float">
            <text:p>-64.72303772</text:p>
          </table:table-cell>
          <table:table-cell table:number-columns-repeated="3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office:value-type="float" office:value="-64.48326874" calcext:value-type="float">
            <text:p>-64.48326874</text:p>
          </table:table-cell>
          <table:table-cell table:number-columns-repeated="3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office:value-type="float" office:value="-64.68766022" calcext:value-type="float">
            <text:p>-64.68766022</text:p>
          </table:table-cell>
          <table:table-cell table:number-columns-repeated="3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office:value-type="float" office:value="-64.74766541" calcext:value-type="float">
            <text:p>-64.74766541</text:p>
          </table:table-cell>
          <table:table-cell table:number-columns-repeated="3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office:value-type="float" office:value="-64.81587219" calcext:value-type="float">
            <text:p>-64.81587219</text:p>
          </table:table-cell>
          <table:table-cell table:number-columns-repeated="3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office:value-type="float" office:value="-64.7131424" calcext:value-type="float">
            <text:p>-64.7131424</text:p>
          </table:table-cell>
          <table:table-cell table:number-columns-repeated="3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office:value-type="float" office:value="-64.39750671" calcext:value-type="float">
            <text:p>-64.39750671</text:p>
          </table:table-cell>
          <table:table-cell table:number-columns-repeated="3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office:value-type="float" office:value="-64.46278381" calcext:value-type="float">
            <text:p>-64.46278381</text:p>
          </table:table-cell>
          <table:table-cell table:number-columns-repeated="3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office:value-type="float" office:value="-64.46823883" calcext:value-type="float">
            <text:p>-64.46823883</text:p>
          </table:table-cell>
          <table:table-cell table:number-columns-repeated="3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office:value-type="float" office:value="-64.34397888" calcext:value-type="float">
            <text:p>-64.34397888</text:p>
          </table:table-cell>
          <table:table-cell table:number-columns-repeated="3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office:value-type="float" office:value="-64.34521484" calcext:value-type="float">
            <text:p>-64.34521484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-64.25313568" calcext:value-type="float">
            <text:p>-64.25313568</text:p>
          </table:table-cell>
          <table:table-cell table:number-columns-repeated="3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office:value-type="float" office:value="-64.55131531" calcext:value-type="float">
            <text:p>-64.55131531</text:p>
          </table:table-cell>
          <table:table-cell table:number-columns-repeated="3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office:value-type="float" office:value="-64.25953674" calcext:value-type="float">
            <text:p>-64.25953674</text:p>
          </table:table-cell>
          <table:table-cell table:number-columns-repeated="3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office:value-type="float" office:value="-64.4331131" calcext:value-type="float">
            <text:p>-64.4331131</text:p>
          </table:table-cell>
          <table:table-cell table:number-columns-repeated="3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office:value-type="float" office:value="-64.34693909" calcext:value-type="float">
            <text:p>-64.34693909</text:p>
          </table:table-cell>
          <table:table-cell table:number-columns-repeated="3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office:value-type="float" office:value="-64.45682526" calcext:value-type="float">
            <text:p>-64.45682526</text:p>
          </table:table-cell>
          <table:table-cell table:number-columns-repeated="3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office:value-type="float" office:value="-64.42987823" calcext:value-type="float">
            <text:p>-64.42987823</text:p>
          </table:table-cell>
          <table:table-cell table:number-columns-repeated="3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office:value-type="float" office:value="-64.37226868" calcext:value-type="float">
            <text:p>-64.37226868</text:p>
          </table:table-cell>
          <table:table-cell table:number-columns-repeated="3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office:value-type="float" office:value="-64.17054749" calcext:value-type="float">
            <text:p>-64.17054749</text:p>
          </table:table-cell>
          <table:table-cell table:number-columns-repeated="3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office:value-type="float" office:value="-64.31033325" calcext:value-type="float">
            <text:p>-64.31033325</text:p>
          </table:table-cell>
          <table:table-cell table:number-columns-repeated="3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office:value-type="float" office:value="-64.46297455" calcext:value-type="float">
            <text:p>-64.46297455</text:p>
          </table:table-cell>
          <table:table-cell table:number-columns-repeated="3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office:value-type="float" office:value="-64.54115295" calcext:value-type="float">
            <text:p>-64.54115295</text:p>
          </table:table-cell>
          <table:table-cell table:number-columns-repeated="3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office:value-type="float" office:value="-64.46704865" calcext:value-type="float">
            <text:p>-64.46704865</text:p>
          </table:table-cell>
          <table:table-cell table:number-columns-repeated="3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office:value-type="float" office:value="-64.5657959" calcext:value-type="float">
            <text:p>-64.5657959</text:p>
          </table:table-cell>
          <table:table-cell table:number-columns-repeated="3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office:value-type="float" office:value="-64.54444885" calcext:value-type="float">
            <text:p>-64.54444885</text:p>
          </table:table-cell>
          <table:table-cell table:number-columns-repeated="3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office:value-type="float" office:value="-64.40907288" calcext:value-type="float">
            <text:p>-64.40907288</text:p>
          </table:table-cell>
          <table:table-cell table:number-columns-repeated="3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office:value-type="float" office:value="-64.52058411" calcext:value-type="float">
            <text:p>-64.52058411</text:p>
          </table:table-cell>
          <table:table-cell table:number-columns-repeated="3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office:value-type="float" office:value="-64.43740082" calcext:value-type="float">
            <text:p>-64.43740082</text:p>
          </table:table-cell>
          <table:table-cell table:number-columns-repeated="3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office:value-type="float" office:value="-64.40057373" calcext:value-type="float">
            <text:p>-64.40057373</text:p>
          </table:table-cell>
          <table:table-cell table:number-columns-repeated="3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office:value-type="float" office:value="-64.44914246" calcext:value-type="float">
            <text:p>-64.44914246</text:p>
          </table:table-cell>
          <table:table-cell table:number-columns-repeated="3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office:value-type="float" office:value="-64.29047394" calcext:value-type="float">
            <text:p>-64.29047394</text:p>
          </table:table-cell>
          <table:table-cell table:number-columns-repeated="3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office:value-type="float" office:value="-64.49208069" calcext:value-type="float">
            <text:p>-64.49208069</text:p>
          </table:table-cell>
          <table:table-cell table:number-columns-repeated="3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office:value-type="float" office:value="-64.60390472" calcext:value-type="float">
            <text:p>-64.60390472</text:p>
          </table:table-cell>
          <table:table-cell table:number-columns-repeated="3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-64.59975433" calcext:value-type="float">
            <text:p>-64.59975433</text:p>
          </table:table-cell>
          <table:table-cell table:number-columns-repeated="3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office:value-type="float" office:value="-64.40345764" calcext:value-type="float">
            <text:p>-64.40345764</text:p>
          </table:table-cell>
          <table:table-cell table:number-columns-repeated="3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office:value-type="float" office:value="-64.59887695" calcext:value-type="float">
            <text:p>-64.59887695</text:p>
          </table:table-cell>
          <table:table-cell table:number-columns-repeated="3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office:value-type="float" office:value="-64.41999817" calcext:value-type="float">
            <text:p>-64.41999817</text:p>
          </table:table-cell>
          <table:table-cell table:number-columns-repeated="3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office:value-type="float" office:value="-64.54425812" calcext:value-type="float">
            <text:p>-64.54425812</text:p>
          </table:table-cell>
          <table:table-cell table:number-columns-repeated="3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office:value-type="float" office:value="-64.56257629" calcext:value-type="float">
            <text:p>-64.56257629</text:p>
          </table:table-cell>
          <table:table-cell table:number-columns-repeated="3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office:value-type="float" office:value="-64.32273102" calcext:value-type="float">
            <text:p>-64.32273102</text:p>
          </table:table-cell>
          <table:table-cell table:number-columns-repeated="3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office:value-type="float" office:value="-64.66161346" calcext:value-type="float">
            <text:p>-64.66161346</text:p>
          </table:table-cell>
          <table:table-cell table:number-columns-repeated="3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office:value-type="float" office:value="-64.39881897" calcext:value-type="float">
            <text:p>-64.39881897</text:p>
          </table:table-cell>
          <table:table-cell table:number-columns-repeated="3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office:value-type="float" office:value="-64.30485535" calcext:value-type="float">
            <text:p>-64.30485535</text:p>
          </table:table-cell>
          <table:table-cell table:number-columns-repeated="3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office:value-type="float" office:value="-64.33602905" calcext:value-type="float">
            <text:p>-64.33602905</text:p>
          </table:table-cell>
          <table:table-cell table:number-columns-repeated="3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office:value-type="float" office:value="-64.23454285" calcext:value-type="float">
            <text:p>-64.23454285</text:p>
          </table:table-cell>
          <table:table-cell table:number-columns-repeated="3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office:value-type="float" office:value="-64.26330566" calcext:value-type="float">
            <text:p>-64.26330566</text:p>
          </table:table-cell>
          <table:table-cell table:number-columns-repeated="3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office:value-type="float" office:value="-64.4861145" calcext:value-type="float">
            <text:p>-64.4861145</text:p>
          </table:table-cell>
          <table:table-cell table:number-columns-repeated="3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office:value-type="float" office:value="-64.30116272" calcext:value-type="float">
            <text:p>-64.30116272</text:p>
          </table:table-cell>
          <table:table-cell table:number-columns-repeated="3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office:value-type="float" office:value="-64.1696167" calcext:value-type="float">
            <text:p>-64.1696167</text:p>
          </table:table-cell>
          <table:table-cell table:number-columns-repeated="3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office:value-type="float" office:value="-64.25653076" calcext:value-type="float">
            <text:p>-64.25653076</text:p>
          </table:table-cell>
          <table:table-cell table:number-columns-repeated="3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office:value-type="float" office:value="-64.37065887" calcext:value-type="float">
            <text:p>-64.37065887</text:p>
          </table:table-cell>
          <table:table-cell table:number-columns-repeated="3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office:value-type="float" office:value="-64.2780304" calcext:value-type="float">
            <text:p>-64.2780304</text:p>
          </table:table-cell>
          <table:table-cell table:number-columns-repeated="3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office:value-type="float" office:value="-64.39595032" calcext:value-type="float">
            <text:p>-64.39595032</text:p>
          </table:table-cell>
          <table:table-cell table:number-columns-repeated="3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office:value-type="float" office:value="-64.15364075" calcext:value-type="float">
            <text:p>-64.15364075</text:p>
          </table:table-cell>
          <table:table-cell table:number-columns-repeated="3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office:value-type="float" office:value="-64.31748962" calcext:value-type="float">
            <text:p>-64.31748962</text:p>
          </table:table-cell>
          <table:table-cell table:number-columns-repeated="3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office:value-type="float" office:value="-64.21946716" calcext:value-type="float">
            <text:p>-64.21946716</text:p>
          </table:table-cell>
          <table:table-cell table:number-columns-repeated="3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-64.30006409" calcext:value-type="float">
            <text:p>-64.30006409</text:p>
          </table:table-cell>
          <table:table-cell table:number-columns-repeated="3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office:value-type="float" office:value="-64.12507629" calcext:value-type="float">
            <text:p>-64.12507629</text:p>
          </table:table-cell>
          <table:table-cell table:number-columns-repeated="3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office:value-type="float" office:value="-64.35210419" calcext:value-type="float">
            <text:p>-64.35210419</text:p>
          </table:table-cell>
          <table:table-cell table:number-columns-repeated="3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office:value-type="float" office:value="-64.525383" calcext:value-type="float">
            <text:p>-64.525383</text:p>
          </table:table-cell>
          <table:table-cell table:number-columns-repeated="3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office:value-type="float" office:value="-64.3098526" calcext:value-type="float">
            <text:p>-64.3098526</text:p>
          </table:table-cell>
          <table:table-cell table:number-columns-repeated="3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office:value-type="float" office:value="-64.70973969" calcext:value-type="float">
            <text:p>-64.70973969</text:p>
          </table:table-cell>
          <table:table-cell table:number-columns-repeated="3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office:value-type="float" office:value="-64.58781433" calcext:value-type="float">
            <text:p>-64.58781433</text:p>
          </table:table-cell>
          <table:table-cell table:number-columns-repeated="3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office:value-type="float" office:value="-64.36256409" calcext:value-type="float">
            <text:p>-64.36256409</text:p>
          </table:table-cell>
          <table:table-cell table:number-columns-repeated="3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office:value-type="float" office:value="-64.5368042" calcext:value-type="float">
            <text:p>-64.5368042</text:p>
          </table:table-cell>
          <table:table-cell table:number-columns-repeated="3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office:value-type="float" office:value="-64.51053619" calcext:value-type="float">
            <text:p>-64.51053619</text:p>
          </table:table-cell>
          <table:table-cell table:number-columns-repeated="3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office:value-type="float" office:value="-64.45368958" calcext:value-type="float">
            <text:p>-64.45368958</text:p>
          </table:table-cell>
          <table:table-cell table:number-columns-repeated="3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office:value-type="float" office:value="-64.47193909" calcext:value-type="float">
            <text:p>-64.47193909</text:p>
          </table:table-cell>
          <table:table-cell table:number-columns-repeated="3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office:value-type="float" office:value="-64.69340515" calcext:value-type="float">
            <text:p>-64.69340515</text:p>
          </table:table-cell>
          <table:table-cell table:number-columns-repeated="3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office:value-type="float" office:value="-64.61634827" calcext:value-type="float">
            <text:p>-64.61634827</text:p>
          </table:table-cell>
          <table:table-cell table:number-columns-repeated="3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office:value-type="float" office:value="-64.45228577" calcext:value-type="float">
            <text:p>-64.45228577</text:p>
          </table:table-cell>
          <table:table-cell table:number-columns-repeated="3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office:value-type="float" office:value="-64.59516144" calcext:value-type="float">
            <text:p>-64.59516144</text:p>
          </table:table-cell>
          <table:table-cell table:number-columns-repeated="3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office:value-type="float" office:value="-64.45955658" calcext:value-type="float">
            <text:p>-64.45955658</text:p>
          </table:table-cell>
          <table:table-cell table:number-columns-repeated="3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office:value-type="float" office:value="-64.52283478" calcext:value-type="float">
            <text:p>-64.52283478</text:p>
          </table:table-cell>
          <table:table-cell table:number-columns-repeated="3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office:value-type="float" office:value="-64.5233078" calcext:value-type="float">
            <text:p>-64.5233078</text:p>
          </table:table-cell>
          <table:table-cell table:number-columns-repeated="3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office:value-type="float" office:value="-64.27279663" calcext:value-type="float">
            <text:p>-64.27279663</text:p>
          </table:table-cell>
          <table:table-cell table:number-columns-repeated="3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office:value-type="float" office:value="-64.54225159" calcext:value-type="float">
            <text:p>-64.54225159</text:p>
          </table:table-cell>
          <table:table-cell table:number-columns-repeated="3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office:value-type="float" office:value="-64.40820313" calcext:value-type="float">
            <text:p>-64.40820313</text:p>
          </table:table-cell>
          <table:table-cell table:number-columns-repeated="3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office:value-type="float" office:value="-64.50055695" calcext:value-type="float">
            <text:p>-64.50055695</text:p>
          </table:table-cell>
          <table:table-cell table:number-columns-repeated="3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-64.31394958" calcext:value-type="float">
            <text:p>-64.31394958</text:p>
          </table:table-cell>
          <table:table-cell table:number-columns-repeated="3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office:value-type="float" office:value="-64.49449921" calcext:value-type="float">
            <text:p>-64.49449921</text:p>
          </table:table-cell>
          <table:table-cell table:number-columns-repeated="3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office:value-type="float" office:value="-64.57777405" calcext:value-type="float">
            <text:p>-64.57777405</text:p>
          </table:table-cell>
          <table:table-cell table:number-columns-repeated="3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office:value-type="float" office:value="-64.41087341" calcext:value-type="float">
            <text:p>-64.41087341</text:p>
          </table:table-cell>
          <table:table-cell table:number-columns-repeated="3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office:value-type="float" office:value="-64.56733704" calcext:value-type="float">
            <text:p>-64.56733704</text:p>
          </table:table-cell>
          <table:table-cell table:number-columns-repeated="3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office:value-type="float" office:value="-64.63157654" calcext:value-type="float">
            <text:p>-64.63157654</text:p>
          </table:table-cell>
          <table:table-cell table:number-columns-repeated="3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office:value-type="float" office:value="-64.55864716" calcext:value-type="float">
            <text:p>-64.55864716</text:p>
          </table:table-cell>
          <table:table-cell table:number-columns-repeated="3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office:value-type="float" office:value="-64.29664612" calcext:value-type="float">
            <text:p>-64.29664612</text:p>
          </table:table-cell>
          <table:table-cell table:number-columns-repeated="3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office:value-type="float" office:value="-64.3298645" calcext:value-type="float">
            <text:p>-64.3298645</text:p>
          </table:table-cell>
          <table:table-cell table:number-columns-repeated="3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office:value-type="float" office:value="-64.46192932" calcext:value-type="float">
            <text:p>-64.46192932</text:p>
          </table:table-cell>
          <table:table-cell table:number-columns-repeated="3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office:value-type="float" office:value="-64.41230774" calcext:value-type="float">
            <text:p>-64.41230774</text:p>
          </table:table-cell>
          <table:table-cell table:number-columns-repeated="3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office:value-type="float" office:value="-64.30102539" calcext:value-type="float">
            <text:p>-64.30102539</text:p>
          </table:table-cell>
          <table:table-cell table:number-columns-repeated="3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office:value-type="float" office:value="-64.39778137" calcext:value-type="float">
            <text:p>-64.39778137</text:p>
          </table:table-cell>
          <table:table-cell table:number-columns-repeated="3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office:value-type="float" office:value="-64.42928314" calcext:value-type="float">
            <text:p>-64.42928314</text:p>
          </table:table-cell>
          <table:table-cell table:number-columns-repeated="3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office:value-type="float" office:value="-64.38639832" calcext:value-type="float">
            <text:p>-64.38639832</text:p>
          </table:table-cell>
          <table:table-cell table:number-columns-repeated="3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office:value-type="float" office:value="-64.51880646" calcext:value-type="float">
            <text:p>-64.51880646</text:p>
          </table:table-cell>
          <table:table-cell table:number-columns-repeated="3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office:value-type="float" office:value="-64.57302856" calcext:value-type="float">
            <text:p>-64.57302856</text:p>
          </table:table-cell>
          <table:table-cell table:number-columns-repeated="3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office:value-type="float" office:value="-64.44346619" calcext:value-type="float">
            <text:p>-64.44346619</text:p>
          </table:table-cell>
          <table:table-cell table:number-columns-repeated="3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office:value-type="float" office:value="-64.38314056" calcext:value-type="float">
            <text:p>-64.38314056</text:p>
          </table:table-cell>
          <table:table-cell table:number-columns-repeated="3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office:value-type="float" office:value="-64.48176575" calcext:value-type="float">
            <text:p>-64.48176575</text:p>
          </table:table-cell>
          <table:table-cell table:number-columns-repeated="3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office:value-type="float" office:value="-64.37471771" calcext:value-type="float">
            <text:p>-64.37471771</text:p>
          </table:table-cell>
          <table:table-cell table:number-columns-repeated="3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office:value-type="float" office:value="-64.39862061" calcext:value-type="float">
            <text:p>-64.39862061</text:p>
          </table:table-cell>
          <table:table-cell table:number-columns-repeated="3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office:value-type="float" office:value="-64.34963989" calcext:value-type="float">
            <text:p>-64.34963989</text:p>
          </table:table-cell>
          <table:table-cell table:number-columns-repeated="3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-64.513237" calcext:value-type="float">
            <text:p>-64.513237</text:p>
          </table:table-cell>
          <table:table-cell table:number-columns-repeated="3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office:value-type="float" office:value="-64.49674225" calcext:value-type="float">
            <text:p>-64.49674225</text:p>
          </table:table-cell>
          <table:table-cell table:number-columns-repeated="3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office:value-type="float" office:value="-64.30387878" calcext:value-type="float">
            <text:p>-64.30387878</text:p>
          </table:table-cell>
          <table:table-cell table:number-columns-repeated="3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office:value-type="float" office:value="-64.50401306" calcext:value-type="float">
            <text:p>-64.50401306</text:p>
          </table:table-cell>
          <table:table-cell table:number-columns-repeated="3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office:value-type="float" office:value="-64.62155151" calcext:value-type="float">
            <text:p>-64.62155151</text:p>
          </table:table-cell>
          <table:table-cell table:number-columns-repeated="3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office:value-type="float" office:value="-64.54839325" calcext:value-type="float">
            <text:p>-64.54839325</text:p>
          </table:table-cell>
          <table:table-cell table:number-columns-repeated="3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office:value-type="float" office:value="-64.44556427" calcext:value-type="float">
            <text:p>-64.44556427</text:p>
          </table:table-cell>
          <table:table-cell table:number-columns-repeated="3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office:value-type="float" office:value="-64.60874939" calcext:value-type="float">
            <text:p>-64.60874939</text:p>
          </table:table-cell>
          <table:table-cell table:number-columns-repeated="3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office:value-type="float" office:value="-64.56568909" calcext:value-type="float">
            <text:p>-64.56568909</text:p>
          </table:table-cell>
          <table:table-cell table:number-columns-repeated="3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office:value-type="float" office:value="-64.42403412" calcext:value-type="float">
            <text:p>-64.42403412</text:p>
          </table:table-cell>
          <table:table-cell table:number-columns-repeated="3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office:value-type="float" office:value="-64.41831207" calcext:value-type="float">
            <text:p>-64.41831207</text:p>
          </table:table-cell>
          <table:table-cell table:number-columns-repeated="3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office:value-type="float" office:value="-64.5822525" calcext:value-type="float">
            <text:p>-64.5822525</text:p>
          </table:table-cell>
          <table:table-cell table:number-columns-repeated="3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office:value-type="float" office:value="-64.54319" calcext:value-type="float">
            <text:p>-64.54319</text:p>
          </table:table-cell>
          <table:table-cell table:number-columns-repeated="3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office:value-type="float" office:value="-64.32335663" calcext:value-type="float">
            <text:p>-64.32335663</text:p>
          </table:table-cell>
          <table:table-cell table:number-columns-repeated="3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office:value-type="float" office:value="-64.67003632" calcext:value-type="float">
            <text:p>-64.67003632</text:p>
          </table:table-cell>
          <table:table-cell table:number-columns-repeated="3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office:value-type="float" office:value="-64.39531708" calcext:value-type="float">
            <text:p>-64.39531708</text:p>
          </table:table-cell>
          <table:table-cell table:number-columns-repeated="3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office:value-type="float" office:value="-64.5966568" calcext:value-type="float">
            <text:p>-64.5966568</text:p>
          </table:table-cell>
          <table:table-cell table:number-columns-repeated="3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office:value-type="float" office:value="-64.49160004" calcext:value-type="float">
            <text:p>-64.49160004</text:p>
          </table:table-cell>
          <table:table-cell table:number-columns-repeated="3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office:value-type="float" office:value="-64.32011414" calcext:value-type="float">
            <text:p>-64.32011414</text:p>
          </table:table-cell>
          <table:table-cell table:number-columns-repeated="3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office:value-type="float" office:value="-64.56816864" calcext:value-type="float">
            <text:p>-64.56816864</text:p>
          </table:table-cell>
          <table:table-cell table:number-columns-repeated="3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office:value-type="float" office:value="-64.49954224" calcext:value-type="float">
            <text:p>-64.49954224</text:p>
          </table:table-cell>
          <table:table-cell table:number-columns-repeated="3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office:value-type="float" office:value="-64.48022461" calcext:value-type="float">
            <text:p>-64.48022461</text:p>
          </table:table-cell>
          <table:table-cell table:number-columns-repeated="3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office:value-type="float" office:value="-64.5732193" calcext:value-type="float">
            <text:p>-64.5732193</text:p>
          </table:table-cell>
          <table:table-cell table:number-columns-repeated="3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office:value-type="float" office:value="-64.64693451" calcext:value-type="float">
            <text:p>-64.64693451</text:p>
          </table:table-cell>
          <table:table-cell table:number-columns-repeated="3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office:value-type="float" office:value="-64.52546692" calcext:value-type="float">
            <text:p>-64.52546692</text:p>
          </table:table-cell>
          <table:table-cell table:number-columns-repeated="3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office:value-type="float" office:value="-64.48823547" calcext:value-type="float">
            <text:p>-64.48823547</text:p>
          </table:table-cell>
          <table:table-cell table:number-columns-repeated="3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office:value-type="float" office:value="-64.5821991" calcext:value-type="float">
            <text:p>-64.5821991</text:p>
          </table:table-cell>
          <table:table-cell table:number-columns-repeated="3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office:value-type="float" office:value="-64.47198486" calcext:value-type="float">
            <text:p>-64.47198486</text:p>
          </table:table-cell>
          <table:table-cell table:number-columns-repeated="3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office:value-type="float" office:value="-64.39839172" calcext:value-type="float">
            <text:p>-64.39839172</text:p>
          </table:table-cell>
          <table:table-cell table:number-columns-repeated="3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office:value-type="float" office:value="-64.56607056" calcext:value-type="float">
            <text:p>-64.56607056</text:p>
          </table:table-cell>
          <table:table-cell table:number-columns-repeated="3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office:value-type="float" office:value="-64.58267975" calcext:value-type="float">
            <text:p>-64.58267975</text:p>
          </table:table-cell>
          <table:table-cell table:number-columns-repeated="3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office:value-type="float" office:value="-64.55645752" calcext:value-type="float">
            <text:p>-64.55645752</text:p>
          </table:table-cell>
          <table:table-cell table:number-columns-repeated="3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office:value-type="float" office:value="-64.85381317" calcext:value-type="float">
            <text:p>-64.85381317</text:p>
          </table:table-cell>
          <table:table-cell table:number-columns-repeated="3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office:value-type="float" office:value="-64.67835236" calcext:value-type="float">
            <text:p>-64.67835236</text:p>
          </table:table-cell>
          <table:table-cell table:number-columns-repeated="3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office:value-type="float" office:value="-64.82267761" calcext:value-type="float">
            <text:p>-64.82267761</text:p>
          </table:table-cell>
          <table:table-cell table:number-columns-repeated="3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office:value-type="float" office:value="-64.82481384" calcext:value-type="float">
            <text:p>-64.82481384</text:p>
          </table:table-cell>
          <table:table-cell table:number-columns-repeated="3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office:value-type="float" office:value="-64.83569336" calcext:value-type="float">
            <text:p>-64.83569336</text:p>
          </table:table-cell>
          <table:table-cell table:number-columns-repeated="3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office:value-type="float" office:value="-64.73950195" calcext:value-type="float">
            <text:p>-64.73950195</text:p>
          </table:table-cell>
          <table:table-cell table:number-columns-repeated="3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office:value-type="float" office:value="-64.83300018" calcext:value-type="float">
            <text:p>-64.83300018</text:p>
          </table:table-cell>
          <table:table-cell table:number-columns-repeated="3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office:value-type="float" office:value="-64.69366455" calcext:value-type="float">
            <text:p>-64.69366455</text:p>
          </table:table-cell>
          <table:table-cell table:number-columns-repeated="3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office:value-type="float" office:value="-64.88938904" calcext:value-type="float">
            <text:p>-64.88938904</text:p>
          </table:table-cell>
          <table:table-cell table:number-columns-repeated="3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office:value-type="float" office:value="-64.7855072" calcext:value-type="float">
            <text:p>-64.7855072</text:p>
          </table:table-cell>
          <table:table-cell table:number-columns-repeated="3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office:value-type="float" office:value="-64.84392548" calcext:value-type="float">
            <text:p>-64.84392548</text:p>
          </table:table-cell>
          <table:table-cell table:number-columns-repeated="3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office:value-type="float" office:value="-64.90396881" calcext:value-type="float">
            <text:p>-64.90396881</text:p>
          </table:table-cell>
          <table:table-cell table:number-columns-repeated="3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office:value-type="float" office:value="-64.76676941" calcext:value-type="float">
            <text:p>-64.76676941</text:p>
          </table:table-cell>
          <table:table-cell table:number-columns-repeated="3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office:value-type="float" office:value="-65.0165329" calcext:value-type="float">
            <text:p>-65.0165329</text:p>
          </table:table-cell>
          <table:table-cell table:number-columns-repeated="3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-64.94177246" calcext:value-type="float">
            <text:p>-64.94177246</text:p>
          </table:table-cell>
          <table:table-cell table:number-columns-repeated="3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office:value-type="float" office:value="-64.81793213" calcext:value-type="float">
            <text:p>-64.81793213</text:p>
          </table:table-cell>
          <table:table-cell table:number-columns-repeated="3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office:value-type="float" office:value="-64.86670685" calcext:value-type="float">
            <text:p>-64.86670685</text:p>
          </table:table-cell>
          <table:table-cell table:number-columns-repeated="3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office:value-type="float" office:value="-64.91547394" calcext:value-type="float">
            <text:p>-64.91547394</text:p>
          </table:table-cell>
          <table:table-cell table:number-columns-repeated="3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office:value-type="float" office:value="-64.99031067" calcext:value-type="float">
            <text:p>-64.99031067</text:p>
          </table:table-cell>
          <table:table-cell table:number-columns-repeated="3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office:value-type="float" office:value="-64.98821259" calcext:value-type="float">
            <text:p>-64.98821259</text:p>
          </table:table-cell>
          <table:table-cell table:number-columns-repeated="3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office:value-type="float" office:value="-65.03091431" calcext:value-type="float">
            <text:p>-65.03091431</text:p>
          </table:table-cell>
          <table:table-cell table:number-columns-repeated="3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office:value-type="float" office:value="-65.01992798" calcext:value-type="float">
            <text:p>-65.01992798</text:p>
          </table:table-cell>
          <table:table-cell table:number-columns-repeated="3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office:value-type="float" office:value="-65.06731415" calcext:value-type="float">
            <text:p>-65.06731415</text:p>
          </table:table-cell>
          <table:table-cell table:number-columns-repeated="3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office:value-type="float" office:value="-64.95108795" calcext:value-type="float">
            <text:p>-64.95108795</text:p>
          </table:table-cell>
          <table:table-cell table:number-columns-repeated="3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office:value-type="float" office:value="-65.14183807" calcext:value-type="float">
            <text:p>-65.14183807</text:p>
          </table:table-cell>
          <table:table-cell table:number-columns-repeated="3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office:value-type="float" office:value="-65.13704681" calcext:value-type="float">
            <text:p>-65.13704681</text:p>
          </table:table-cell>
          <table:table-cell table:number-columns-repeated="3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office:value-type="float" office:value="-65.34320068" calcext:value-type="float">
            <text:p>-65.34320068</text:p>
          </table:table-cell>
          <table:table-cell table:number-columns-repeated="3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office:value-type="float" office:value="-65.28422546" calcext:value-type="float">
            <text:p>-65.28422546</text:p>
          </table:table-cell>
          <table:table-cell table:number-columns-repeated="3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office:value-type="float" office:value="-65.34354401" calcext:value-type="float">
            <text:p>-65.34354401</text:p>
          </table:table-cell>
          <table:table-cell table:number-columns-repeated="3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office:value-type="float" office:value="-65.35076141" calcext:value-type="float">
            <text:p>-65.35076141</text:p>
          </table:table-cell>
          <table:table-cell table:number-columns-repeated="3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office:value-type="float" office:value="-65.2792511" calcext:value-type="float">
            <text:p>-65.2792511</text:p>
          </table:table-cell>
          <table:table-cell table:number-columns-repeated="3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office:value-type="float" office:value="-65.4313736" calcext:value-type="float">
            <text:p>-65.4313736</text:p>
          </table:table-cell>
          <table:table-cell table:number-columns-repeated="3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office:value-type="float" office:value="-65.47612" calcext:value-type="float">
            <text:p>-65.47612</text:p>
          </table:table-cell>
          <table:table-cell table:number-columns-repeated="3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office:value-type="float" office:value="-65.49991608" calcext:value-type="float">
            <text:p>-65.49991608</text:p>
          </table:table-cell>
          <table:table-cell table:number-columns-repeated="3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office:value-type="float" office:value="-65.58905029" calcext:value-type="float">
            <text:p>-65.58905029</text:p>
          </table:table-cell>
          <table:table-cell table:number-columns-repeated="3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office:value-type="float" office:value="-65.82967377" calcext:value-type="float">
            <text:p>-65.82967377</text:p>
          </table:table-cell>
          <table:table-cell table:number-columns-repeated="3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office:value-type="float" office:value="-65.71261597" calcext:value-type="float">
            <text:p>-65.71261597</text:p>
          </table:table-cell>
          <table:table-cell table:number-columns-repeated="3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office:value-type="float" office:value="-65.72741699" calcext:value-type="float">
            <text:p>-65.72741699</text:p>
          </table:table-cell>
          <table:table-cell table:number-columns-repeated="3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office:value-type="float" office:value="-65.83356476" calcext:value-type="float">
            <text:p>-65.83356476</text:p>
          </table:table-cell>
          <table:table-cell table:number-columns-repeated="3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office:value-type="float" office:value="-65.82200623" calcext:value-type="float">
            <text:p>-65.82200623</text:p>
          </table:table-cell>
          <table:table-cell table:number-columns-repeated="3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office:value-type="float" office:value="-65.98339844" calcext:value-type="float">
            <text:p>-65.98339844</text:p>
          </table:table-cell>
          <table:table-cell table:number-columns-repeated="3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office:value-type="float" office:value="-65.98200226" calcext:value-type="float">
            <text:p>-65.98200226</text:p>
          </table:table-cell>
          <table:table-cell table:number-columns-repeated="3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office:value-type="float" office:value="-66.10768127" calcext:value-type="float">
            <text:p>-66.10768127</text:p>
          </table:table-cell>
          <table:table-cell table:number-columns-repeated="3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office:value-type="float" office:value="-66.03651428" calcext:value-type="float">
            <text:p>-66.03651428</text:p>
          </table:table-cell>
          <table:table-cell table:number-columns-repeated="3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office:value-type="float" office:value="-66.0710907" calcext:value-type="float">
            <text:p>-66.0710907</text:p>
          </table:table-cell>
          <table:table-cell table:number-columns-repeated="3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office:value-type="float" office:value="-66.30977631" calcext:value-type="float">
            <text:p>-66.30977631</text:p>
          </table:table-cell>
          <table:table-cell table:number-columns-repeated="3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office:value-type="float" office:value="-66.27122498" calcext:value-type="float">
            <text:p>-66.27122498</text:p>
          </table:table-cell>
          <table:table-cell table:number-columns-repeated="3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office:value-type="float" office:value="-66.5530777" calcext:value-type="float">
            <text:p>-66.5530777</text:p>
          </table:table-cell>
          <table:table-cell table:number-columns-repeated="3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office:value-type="float" office:value="-66.47891998" calcext:value-type="float">
            <text:p>-66.47891998</text:p>
          </table:table-cell>
          <table:table-cell table:number-columns-repeated="3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office:value-type="float" office:value="-66.44425964" calcext:value-type="float">
            <text:p>-66.44425964</text:p>
          </table:table-cell>
          <table:table-cell table:number-columns-repeated="3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office:value-type="float" office:value="-66.45933533" calcext:value-type="float">
            <text:p>-66.45933533</text:p>
          </table:table-cell>
          <table:table-cell table:number-columns-repeated="3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office:value-type="float" office:value="-66.59496307" calcext:value-type="float">
            <text:p>-66.59496307</text:p>
          </table:table-cell>
          <table:table-cell table:number-columns-repeated="3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office:value-type="float" office:value="-66.77372742" calcext:value-type="float">
            <text:p>-66.77372742</text:p>
          </table:table-cell>
          <table:table-cell table:number-columns-repeated="3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office:value-type="float" office:value="-66.59115601" calcext:value-type="float">
            <text:p>-66.59115601</text:p>
          </table:table-cell>
          <table:table-cell table:number-columns-repeated="3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office:value-type="float" office:value="-67.015625" calcext:value-type="float">
            <text:p>-67.015625</text:p>
          </table:table-cell>
          <table:table-cell table:number-columns-repeated="3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office:value-type="float" office:value="-66.90667725" calcext:value-type="float">
            <text:p>-66.90667725</text:p>
          </table:table-cell>
          <table:table-cell table:number-columns-repeated="3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office:value-type="float" office:value="-67.0538559" calcext:value-type="float">
            <text:p>-67.0538559</text:p>
          </table:table-cell>
          <table:table-cell table:number-columns-repeated="3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office:value-type="float" office:value="-67.01326752" calcext:value-type="float">
            <text:p>-67.01326752</text:p>
          </table:table-cell>
          <table:table-cell table:number-columns-repeated="3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office:value-type="float" office:value="-67.2997818" calcext:value-type="float">
            <text:p>-67.2997818</text:p>
          </table:table-cell>
          <table:table-cell table:number-columns-repeated="3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office:value-type="float" office:value="-67.30942535" calcext:value-type="float">
            <text:p>-67.30942535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-67.43618774" calcext:value-type="float">
            <text:p>-67.43618774</text:p>
          </table:table-cell>
          <table:table-cell table:number-columns-repeated="3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office:value-type="float" office:value="-67.32815552" calcext:value-type="float">
            <text:p>-67.32815552</text:p>
          </table:table-cell>
          <table:table-cell table:number-columns-repeated="3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office:value-type="float" office:value="-67.58583069" calcext:value-type="float">
            <text:p>-67.58583069</text:p>
          </table:table-cell>
          <table:table-cell table:number-columns-repeated="3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office:value-type="float" office:value="-67.69486237" calcext:value-type="float">
            <text:p>-67.69486237</text:p>
          </table:table-cell>
          <table:table-cell table:number-columns-repeated="3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office:value-type="float" office:value="-67.72725677" calcext:value-type="float">
            <text:p>-67.72725677</text:p>
          </table:table-cell>
          <table:table-cell table:number-columns-repeated="3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office:value-type="float" office:value="-67.80464172" calcext:value-type="float">
            <text:p>-67.80464172</text:p>
          </table:table-cell>
          <table:table-cell table:number-columns-repeated="3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office:value-type="float" office:value="-67.85752869" calcext:value-type="float">
            <text:p>-67.85752869</text:p>
          </table:table-cell>
          <table:table-cell table:number-columns-repeated="3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office:value-type="float" office:value="-68.12231445" calcext:value-type="float">
            <text:p>-68.12231445</text:p>
          </table:table-cell>
          <table:table-cell table:number-columns-repeated="3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office:value-type="float" office:value="-68.27116394" calcext:value-type="float">
            <text:p>-68.27116394</text:p>
          </table:table-cell>
          <table:table-cell table:number-columns-repeated="3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office:value-type="float" office:value="-68.30876923" calcext:value-type="float">
            <text:p>-68.30876923</text:p>
          </table:table-cell>
          <table:table-cell table:number-columns-repeated="3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office:value-type="float" office:value="-68.49116516" calcext:value-type="float">
            <text:p>-68.49116516</text:p>
          </table:table-cell>
          <table:table-cell table:number-columns-repeated="3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office:value-type="float" office:value="-68.62096405" calcext:value-type="float">
            <text:p>-68.62096405</text:p>
          </table:table-cell>
          <table:table-cell table:number-columns-repeated="3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office:value-type="float" office:value="-68.53530884" calcext:value-type="float">
            <text:p>-68.53530884</text:p>
          </table:table-cell>
          <table:table-cell table:number-columns-repeated="3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office:value-type="float" office:value="-68.89067078" calcext:value-type="float">
            <text:p>-68.89067078</text:p>
          </table:table-cell>
          <table:table-cell table:number-columns-repeated="3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office:value-type="float" office:value="-69.07279968" calcext:value-type="float">
            <text:p>-69.07279968</text:p>
          </table:table-cell>
          <table:table-cell table:number-columns-repeated="3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office:value-type="float" office:value="-69.11964417" calcext:value-type="float">
            <text:p>-69.11964417</text:p>
          </table:table-cell>
          <table:table-cell table:number-columns-repeated="3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office:value-type="float" office:value="-69.38887024" calcext:value-type="float">
            <text:p>-69.38887024</text:p>
          </table:table-cell>
          <table:table-cell table:number-columns-repeated="3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office:value-type="float" office:value="-69.59303284" calcext:value-type="float">
            <text:p>-69.59303284</text:p>
          </table:table-cell>
          <table:table-cell table:number-columns-repeated="3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office:value-type="float" office:value="-69.37073517" calcext:value-type="float">
            <text:p>-69.37073517</text:p>
          </table:table-cell>
          <table:table-cell table:number-columns-repeated="3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office:value-type="float" office:value="-69.84973145" calcext:value-type="float">
            <text:p>-69.84973145</text:p>
          </table:table-cell>
          <table:table-cell table:number-columns-repeated="3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office:value-type="float" office:value="-69.912323" calcext:value-type="float">
            <text:p>-69.912323</text:p>
          </table:table-cell>
          <table:table-cell table:number-columns-repeated="3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office:value-type="float" office:value="-70.05976868" calcext:value-type="float">
            <text:p>-70.05976868</text:p>
          </table:table-cell>
          <table:table-cell table:number-columns-repeated="3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office:value-type="float" office:value="-70.20423126" calcext:value-type="float">
            <text:p>-70.20423126</text:p>
          </table:table-cell>
          <table:table-cell table:number-columns-repeated="3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office:value-type="float" office:value="-70.22280884" calcext:value-type="float">
            <text:p>-70.22280884</text:p>
          </table:table-cell>
          <table:table-cell table:number-columns-repeated="3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office:value-type="float" office:value="-70.53702545" calcext:value-type="float">
            <text:p>-70.53702545</text:p>
          </table:table-cell>
          <table:table-cell table:number-columns-repeated="3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office:value-type="float" office:value="-70.54597473" calcext:value-type="float">
            <text:p>-70.54597473</text:p>
          </table:table-cell>
          <table:table-cell table:number-columns-repeated="3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office:value-type="float" office:value="-70.79428101" calcext:value-type="float">
            <text:p>-70.79428101</text:p>
          </table:table-cell>
          <table:table-cell table:number-columns-repeated="3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office:value-type="float" office:value="-70.66568756" calcext:value-type="float">
            <text:p>-70.66568756</text:p>
          </table:table-cell>
          <table:table-cell table:number-columns-repeated="3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office:value-type="float" office:value="-70.82044983" calcext:value-type="float">
            <text:p>-70.82044983</text:p>
          </table:table-cell>
          <table:table-cell table:number-columns-repeated="3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office:value-type="float" office:value="-71.13361359" calcext:value-type="float">
            <text:p>-71.13361359</text:p>
          </table:table-cell>
          <table:table-cell table:number-columns-repeated="3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office:value-type="float" office:value="-71.1993103" calcext:value-type="float">
            <text:p>-71.1993103</text:p>
          </table:table-cell>
          <table:table-cell table:number-columns-repeated="3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office:value-type="float" office:value="-71.45149231" calcext:value-type="float">
            <text:p>-71.45149231</text:p>
          </table:table-cell>
          <table:table-cell table:number-columns-repeated="3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office:value-type="float" office:value="-71.59675598" calcext:value-type="float">
            <text:p>-71.59675598</text:p>
          </table:table-cell>
          <table:table-cell table:number-columns-repeated="3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office:value-type="float" office:value="-71.78889465" calcext:value-type="float">
            <text:p>-71.78889465</text:p>
          </table:table-cell>
          <table:table-cell table:number-columns-repeated="3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office:value-type="float" office:value="-71.70100403" calcext:value-type="float">
            <text:p>-71.70100403</text:p>
          </table:table-cell>
          <table:table-cell table:number-columns-repeated="3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office:value-type="float" office:value="-72.0749588" calcext:value-type="float">
            <text:p>-72.0749588</text:p>
          </table:table-cell>
          <table:table-cell table:number-columns-repeated="3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office:value-type="float" office:value="-72.12962341" calcext:value-type="float">
            <text:p>-72.12962341</text:p>
          </table:table-cell>
          <table:table-cell table:number-columns-repeated="3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office:value-type="float" office:value="-72.27876282" calcext:value-type="float">
            <text:p>-72.27876282</text:p>
          </table:table-cell>
          <table:table-cell table:number-columns-repeated="3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office:value-type="float" office:value="-72.49772644" calcext:value-type="float">
            <text:p>-72.49772644</text:p>
          </table:table-cell>
          <table:table-cell table:number-columns-repeated="3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office:value-type="float" office:value="-72.412117" calcext:value-type="float">
            <text:p>-72.412117</text:p>
          </table:table-cell>
          <table:table-cell table:number-columns-repeated="3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office:value-type="float" office:value="-72.48704529" calcext:value-type="float">
            <text:p>-72.48704529</text:p>
          </table:table-cell>
          <table:table-cell table:number-columns-repeated="3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office:value-type="float" office:value="-72.81105042" calcext:value-type="float">
            <text:p>-72.81105042</text:p>
          </table:table-cell>
          <table:table-cell table:number-columns-repeated="3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office:value-type="float" office:value="-72.8871994" calcext:value-type="float">
            <text:p>-72.8871994</text:p>
          </table:table-cell>
          <table:table-cell table:number-columns-repeated="3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office:value-type="float" office:value="-72.91176605" calcext:value-type="float">
            <text:p>-72.91176605</text:p>
          </table:table-cell>
          <table:table-cell table:number-columns-repeated="3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office:value-type="float" office:value="-73.25691223" calcext:value-type="float">
            <text:p>-73.25691223</text:p>
          </table:table-cell>
          <table:table-cell table:number-columns-repeated="3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office:value-type="float" office:value="-73.2469101" calcext:value-type="float">
            <text:p>-73.2469101</text:p>
          </table:table-cell>
          <table:table-cell table:number-columns-repeated="3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-73.41608429" calcext:value-type="float">
            <text:p>-73.41608429</text:p>
          </table:table-cell>
          <table:table-cell table:number-columns-repeated="3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office:value-type="float" office:value="-73.56556702" calcext:value-type="float">
            <text:p>-73.56556702</text:p>
          </table:table-cell>
          <table:table-cell table:number-columns-repeated="3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office:value-type="float" office:value="-73.72367859" calcext:value-type="float">
            <text:p>-73.72367859</text:p>
          </table:table-cell>
          <table:table-cell table:number-columns-repeated="3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office:value-type="float" office:value="-73.93619537" calcext:value-type="float">
            <text:p>-73.93619537</text:p>
          </table:table-cell>
          <table:table-cell table:number-columns-repeated="3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office:value-type="float" office:value="-73.92738342" calcext:value-type="float">
            <text:p>-73.92738342</text:p>
          </table:table-cell>
          <table:table-cell table:number-columns-repeated="3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office:value-type="float" office:value="-74.08295441" calcext:value-type="float">
            <text:p>-74.08295441</text:p>
          </table:table-cell>
          <table:table-cell table:number-columns-repeated="3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office:value-type="float" office:value="-74.22825623" calcext:value-type="float">
            <text:p>-74.22825623</text:p>
          </table:table-cell>
          <table:table-cell table:number-columns-repeated="3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office:value-type="float" office:value="-74.30862427" calcext:value-type="float">
            <text:p>-74.30862427</text:p>
          </table:table-cell>
          <table:table-cell table:number-columns-repeated="3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office:value-type="float" office:value="-74.31981659" calcext:value-type="float">
            <text:p>-74.31981659</text:p>
          </table:table-cell>
          <table:table-cell table:number-columns-repeated="3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office:value-type="float" office:value="-74.64219666" calcext:value-type="float">
            <text:p>-74.64219666</text:p>
          </table:table-cell>
          <table:table-cell table:number-columns-repeated="3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office:value-type="float" office:value="-74.77046967" calcext:value-type="float">
            <text:p>-74.77046967</text:p>
          </table:table-cell>
          <table:table-cell table:number-columns-repeated="3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office:value-type="float" office:value="-74.86360931" calcext:value-type="float">
            <text:p>-74.86360931</text:p>
          </table:table-cell>
          <table:table-cell table:number-columns-repeated="3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office:value-type="float" office:value="-75.04244995" calcext:value-type="float">
            <text:p>-75.04244995</text:p>
          </table:table-cell>
          <table:table-cell table:number-columns-repeated="3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office:value-type="float" office:value="-75.01682281" calcext:value-type="float">
            <text:p>-75.01682281</text:p>
          </table:table-cell>
          <table:table-cell table:number-columns-repeated="3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office:value-type="float" office:value="-75.33963776" calcext:value-type="float">
            <text:p>-75.33963776</text:p>
          </table:table-cell>
          <table:table-cell table:number-columns-repeated="3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office:value-type="float" office:value="-75.40815735" calcext:value-type="float">
            <text:p>-75.40815735</text:p>
          </table:table-cell>
          <table:table-cell table:number-columns-repeated="3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office:value-type="float" office:value="-75.40245056" calcext:value-type="float">
            <text:p>-75.40245056</text:p>
          </table:table-cell>
          <table:table-cell table:number-columns-repeated="3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office:value-type="float" office:value="-75.63063812" calcext:value-type="float">
            <text:p>-75.63063812</text:p>
          </table:table-cell>
          <table:table-cell table:number-columns-repeated="3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office:value-type="float" office:value="-75.80457306" calcext:value-type="float">
            <text:p>-75.80457306</text:p>
          </table:table-cell>
          <table:table-cell table:number-columns-repeated="3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office:value-type="float" office:value="-76.09468842" calcext:value-type="float">
            <text:p>-76.09468842</text:p>
          </table:table-cell>
          <table:table-cell table:number-columns-repeated="3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office:value-type="float" office:value="-76.1142807" calcext:value-type="float">
            <text:p>-76.1142807</text:p>
          </table:table-cell>
          <table:table-cell table:number-columns-repeated="3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office:value-type="float" office:value="-76.1153183" calcext:value-type="float">
            <text:p>-76.1153183</text:p>
          </table:table-cell>
          <table:table-cell table:number-columns-repeated="3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office:value-type="float" office:value="-76.62957001" calcext:value-type="float">
            <text:p>-76.62957001</text:p>
          </table:table-cell>
          <table:table-cell table:number-columns-repeated="3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office:value-type="float" office:value="-76.5044632" calcext:value-type="float">
            <text:p>-76.5044632</text:p>
          </table:table-cell>
          <table:table-cell table:number-columns-repeated="3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office:value-type="float" office:value="-76.82645416" calcext:value-type="float">
            <text:p>-76.82645416</text:p>
          </table:table-cell>
          <table:table-cell table:number-columns-repeated="3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office:value-type="float" office:value="-76.8859787" calcext:value-type="float">
            <text:p>-76.8859787</text:p>
          </table:table-cell>
          <table:table-cell table:number-columns-repeated="3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office:value-type="float" office:value="-76.94001007" calcext:value-type="float">
            <text:p>-76.94001007</text:p>
          </table:table-cell>
          <table:table-cell table:number-columns-repeated="3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office:value-type="float" office:value="-76.99700928" calcext:value-type="float">
            <text:p>-76.99700928</text:p>
          </table:table-cell>
          <table:table-cell table:number-columns-repeated="3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office:value-type="float" office:value="-77.06738281" calcext:value-type="float">
            <text:p>-77.06738281</text:p>
          </table:table-cell>
          <table:table-cell table:number-columns-repeated="3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office:value-type="float" office:value="-77.43813324" calcext:value-type="float">
            <text:p>-77.43813324</text:p>
          </table:table-cell>
          <table:table-cell table:number-columns-repeated="3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office:value-type="float" office:value="-77.47317505" calcext:value-type="float">
            <text:p>-77.47317505</text:p>
          </table:table-cell>
          <table:table-cell table:number-columns-repeated="3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office:value-type="float" office:value="-77.73994446" calcext:value-type="float">
            <text:p>-77.73994446</text:p>
          </table:table-cell>
          <table:table-cell table:number-columns-repeated="3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office:value-type="float" office:value="-77.74835968" calcext:value-type="float">
            <text:p>-77.74835968</text:p>
          </table:table-cell>
          <table:table-cell table:number-columns-repeated="3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office:value-type="float" office:value="-77.91216278" calcext:value-type="float">
            <text:p>-77.91216278</text:p>
          </table:table-cell>
          <table:table-cell table:number-columns-repeated="3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office:value-type="float" office:value="-77.92420959" calcext:value-type="float">
            <text:p>-77.92420959</text:p>
          </table:table-cell>
          <table:table-cell table:number-columns-repeated="3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office:value-type="float" office:value="-77.87945557" calcext:value-type="float">
            <text:p>-77.87945557</text:p>
          </table:table-cell>
          <table:table-cell table:number-columns-repeated="3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office:value-type="float" office:value="-78.23171997" calcext:value-type="float">
            <text:p>-78.23171997</text:p>
          </table:table-cell>
          <table:table-cell table:number-columns-repeated="3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office:value-type="float" office:value="-78.20477295" calcext:value-type="float">
            <text:p>-78.20477295</text:p>
          </table:table-cell>
          <table:table-cell table:number-columns-repeated="3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office:value-type="float" office:value="-78.31690979" calcext:value-type="float">
            <text:p>-78.31690979</text:p>
          </table:table-cell>
          <table:table-cell table:number-columns-repeated="3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office:value-type="float" office:value="-78.68510437" calcext:value-type="float">
            <text:p>-78.68510437</text:p>
          </table:table-cell>
          <table:table-cell table:number-columns-repeated="3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office:value-type="float" office:value="-78.73330688" calcext:value-type="float">
            <text:p>-78.73330688</text:p>
          </table:table-cell>
          <table:table-cell table:number-columns-repeated="3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office:value-type="float" office:value="-78.76765442" calcext:value-type="float">
            <text:p>-78.76765442</text:p>
          </table:table-cell>
          <table:table-cell table:number-columns-repeated="3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office:value-type="float" office:value="-78.84554291" calcext:value-type="float">
            <text:p>-78.84554291</text:p>
          </table:table-cell>
          <table:table-cell table:number-columns-repeated="3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office:value-type="float" office:value="-79.20742798" calcext:value-type="float">
            <text:p>-79.20742798</text:p>
          </table:table-cell>
          <table:table-cell table:number-columns-repeated="3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office:value-type="float" office:value="-78.98495483" calcext:value-type="float">
            <text:p>-78.98495483</text:p>
          </table:table-cell>
          <table:table-cell table:number-columns-repeated="3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office:value-type="float" office:value="-79.23059845" calcext:value-type="float">
            <text:p>-79.23059845</text:p>
          </table:table-cell>
          <table:table-cell table:number-columns-repeated="3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-79.12749481" calcext:value-type="float">
            <text:p>-79.12749481</text:p>
          </table:table-cell>
          <table:table-cell table:number-columns-repeated="3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office:value-type="float" office:value="-79.33836365" calcext:value-type="float">
            <text:p>-79.33836365</text:p>
          </table:table-cell>
          <table:table-cell table:number-columns-repeated="3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office:value-type="float" office:value="-79.43618774" calcext:value-type="float">
            <text:p>-79.43618774</text:p>
          </table:table-cell>
          <table:table-cell table:number-columns-repeated="3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office:value-type="float" office:value="-79.49842834" calcext:value-type="float">
            <text:p>-79.49842834</text:p>
          </table:table-cell>
          <table:table-cell table:number-columns-repeated="3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office:value-type="float" office:value="-79.56017303" calcext:value-type="float">
            <text:p>-79.56017303</text:p>
          </table:table-cell>
          <table:table-cell table:number-columns-repeated="3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office:value-type="float" office:value="-79.88551331" calcext:value-type="float">
            <text:p>-79.88551331</text:p>
          </table:table-cell>
          <table:table-cell table:number-columns-repeated="3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office:value-type="float" office:value="-80.16796112" calcext:value-type="float">
            <text:p>-80.16796112</text:p>
          </table:table-cell>
          <table:table-cell table:number-columns-repeated="3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office:value-type="float" office:value="-80.06421661" calcext:value-type="float">
            <text:p>-80.06421661</text:p>
          </table:table-cell>
          <table:table-cell table:number-columns-repeated="3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office:value-type="float" office:value="-80.24181366" calcext:value-type="float">
            <text:p>-80.24181366</text:p>
          </table:table-cell>
          <table:table-cell table:number-columns-repeated="3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office:value-type="float" office:value="-80.2713623" calcext:value-type="float">
            <text:p>-80.2713623</text:p>
          </table:table-cell>
          <table:table-cell table:number-columns-repeated="3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office:value-type="float" office:value="-80.35287476" calcext:value-type="float">
            <text:p>-80.35287476</text:p>
          </table:table-cell>
          <table:table-cell table:number-columns-repeated="3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office:value-type="float" office:value="-80.64800262" calcext:value-type="float">
            <text:p>-80.64800262</text:p>
          </table:table-cell>
          <table:table-cell table:number-columns-repeated="3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office:value-type="float" office:value="-80.83056641" calcext:value-type="float">
            <text:p>-80.83056641</text:p>
          </table:table-cell>
          <table:table-cell table:number-columns-repeated="3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office:value-type="float" office:value="-80.80276489" calcext:value-type="float">
            <text:p>-80.80276489</text:p>
          </table:table-cell>
          <table:table-cell table:number-columns-repeated="3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office:value-type="float" office:value="-80.93190765" calcext:value-type="float">
            <text:p>-80.93190765</text:p>
          </table:table-cell>
          <table:table-cell table:number-columns-repeated="3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office:value-type="float" office:value="-81.04396057" calcext:value-type="float">
            <text:p>-81.04396057</text:p>
          </table:table-cell>
          <table:table-cell table:number-columns-repeated="3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office:value-type="float" office:value="-81.05708313" calcext:value-type="float">
            <text:p>-81.05708313</text:p>
          </table:table-cell>
          <table:table-cell table:number-columns-repeated="3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office:value-type="float" office:value="-81.35514832" calcext:value-type="float">
            <text:p>-81.35514832</text:p>
          </table:table-cell>
          <table:table-cell table:number-columns-repeated="3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office:value-type="float" office:value="-81.44242096" calcext:value-type="float">
            <text:p>-81.44242096</text:p>
          </table:table-cell>
          <table:table-cell table:number-columns-repeated="3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office:value-type="float" office:value="-81.1235199" calcext:value-type="float">
            <text:p>-81.1235199</text:p>
          </table:table-cell>
          <table:table-cell table:number-columns-repeated="3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office:value-type="float" office:value="-81.44087219" calcext:value-type="float">
            <text:p>-81.44087219</text:p>
          </table:table-cell>
          <table:table-cell table:number-columns-repeated="3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office:value-type="float" office:value="-81.7106781" calcext:value-type="float">
            <text:p>-81.7106781</text:p>
          </table:table-cell>
          <table:table-cell table:number-columns-repeated="3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office:value-type="float" office:value="-81.75090027" calcext:value-type="float">
            <text:p>-81.75090027</text:p>
          </table:table-cell>
          <table:table-cell table:number-columns-repeated="3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office:value-type="float" office:value="-81.78611755" calcext:value-type="float">
            <text:p>-81.78611755</text:p>
          </table:table-cell>
          <table:table-cell table:number-columns-repeated="3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office:value-type="float" office:value="-82.02266693" calcext:value-type="float">
            <text:p>-82.02266693</text:p>
          </table:table-cell>
          <table:table-cell table:number-columns-repeated="3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office:value-type="float" office:value="-82.11683655" calcext:value-type="float">
            <text:p>-82.11683655</text:p>
          </table:table-cell>
          <table:table-cell table:number-columns-repeated="3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office:value-type="float" office:value="-82.02919006" calcext:value-type="float">
            <text:p>-82.02919006</text:p>
          </table:table-cell>
          <table:table-cell table:number-columns-repeated="3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office:value-type="float" office:value="-82.29116058" calcext:value-type="float">
            <text:p>-82.29116058</text:p>
          </table:table-cell>
          <table:table-cell table:number-columns-repeated="3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office:value-type="float" office:value="-82.34965515" calcext:value-type="float">
            <text:p>-82.34965515</text:p>
          </table:table-cell>
          <table:table-cell table:number-columns-repeated="3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office:value-type="float" office:value="-82.24899292" calcext:value-type="float">
            <text:p>-82.24899292</text:p>
          </table:table-cell>
          <table:table-cell table:number-columns-repeated="3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office:value-type="float" office:value="-82.44935608" calcext:value-type="float">
            <text:p>-82.44935608</text:p>
          </table:table-cell>
          <table:table-cell table:number-columns-repeated="3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office:value-type="float" office:value="-82.62815094" calcext:value-type="float">
            <text:p>-82.62815094</text:p>
          </table:table-cell>
          <table:table-cell table:number-columns-repeated="3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office:value-type="float" office:value="-82.44948578" calcext:value-type="float">
            <text:p>-82.44948578</text:p>
          </table:table-cell>
          <table:table-cell table:number-columns-repeated="3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office:value-type="float" office:value="-82.62462616" calcext:value-type="float">
            <text:p>-82.62462616</text:p>
          </table:table-cell>
          <table:table-cell table:number-columns-repeated="3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office:value-type="float" office:value="-82.74880219" calcext:value-type="float">
            <text:p>-82.74880219</text:p>
          </table:table-cell>
          <table:table-cell table:number-columns-repeated="3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office:value-type="float" office:value="-82.86393738" calcext:value-type="float">
            <text:p>-82.86393738</text:p>
          </table:table-cell>
          <table:table-cell table:number-columns-repeated="3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office:value-type="float" office:value="-82.90641785" calcext:value-type="float">
            <text:p>-82.90641785</text:p>
          </table:table-cell>
          <table:table-cell table:number-columns-repeated="3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office:value-type="float" office:value="-83.24608612" calcext:value-type="float">
            <text:p>-83.24608612</text:p>
          </table:table-cell>
          <table:table-cell table:number-columns-repeated="3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office:value-type="float" office:value="-82.97746277" calcext:value-type="float">
            <text:p>-82.97746277</text:p>
          </table:table-cell>
          <table:table-cell table:number-columns-repeated="3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office:value-type="float" office:value="-83.17185211" calcext:value-type="float">
            <text:p>-83.17185211</text:p>
          </table:table-cell>
          <table:table-cell table:number-columns-repeated="3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office:value-type="float" office:value="-83.11293793" calcext:value-type="float">
            <text:p>-83.11293793</text:p>
          </table:table-cell>
          <table:table-cell table:number-columns-repeated="3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office:value-type="float" office:value="-83.34593964" calcext:value-type="float">
            <text:p>-83.34593964</text:p>
          </table:table-cell>
          <table:table-cell table:number-columns-repeated="3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office:value-type="float" office:value="-83.3059845" calcext:value-type="float">
            <text:p>-83.3059845</text:p>
          </table:table-cell>
          <table:table-cell table:number-columns-repeated="3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office:value-type="float" office:value="-83.45835114" calcext:value-type="float">
            <text:p>-83.45835114</text:p>
          </table:table-cell>
          <table:table-cell table:number-columns-repeated="3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office:value-type="float" office:value="-83.41285706" calcext:value-type="float">
            <text:p>-83.41285706</text:p>
          </table:table-cell>
          <table:table-cell table:number-columns-repeated="3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office:value-type="float" office:value="-83.62658691" calcext:value-type="float">
            <text:p>-83.62658691</text:p>
          </table:table-cell>
          <table:table-cell table:number-columns-repeated="3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-83.66990662" calcext:value-type="float">
            <text:p>-83.66990662</text:p>
          </table:table-cell>
          <table:table-cell table:number-columns-repeated="3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office:value-type="float" office:value="-83.81465149" calcext:value-type="float">
            <text:p>-83.81465149</text:p>
          </table:table-cell>
          <table:table-cell table:number-columns-repeated="3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office:value-type="float" office:value="-83.70487213" calcext:value-type="float">
            <text:p>-83.70487213</text:p>
          </table:table-cell>
          <table:table-cell table:number-columns-repeated="3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office:value-type="float" office:value="-83.82067108" calcext:value-type="float">
            <text:p>-83.82067108</text:p>
          </table:table-cell>
          <table:table-cell table:number-columns-repeated="3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office:value-type="float" office:value="-83.78684235" calcext:value-type="float">
            <text:p>-83.78684235</text:p>
          </table:table-cell>
          <table:table-cell table:number-columns-repeated="3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office:value-type="float" office:value="-83.87128448" calcext:value-type="float">
            <text:p>-83.87128448</text:p>
          </table:table-cell>
          <table:table-cell table:number-columns-repeated="3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office:value-type="float" office:value="-84.10857391" calcext:value-type="float">
            <text:p>-84.10857391</text:p>
          </table:table-cell>
          <table:table-cell table:number-columns-repeated="3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office:value-type="float" office:value="-84.19898987" calcext:value-type="float">
            <text:p>-84.19898987</text:p>
          </table:table-cell>
          <table:table-cell table:number-columns-repeated="3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office:value-type="float" office:value="-84.08279419" calcext:value-type="float">
            <text:p>-84.08279419</text:p>
          </table:table-cell>
          <table:table-cell table:number-columns-repeated="3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office:value-type="float" office:value="-84.34657288" calcext:value-type="float">
            <text:p>-84.34657288</text:p>
          </table:table-cell>
          <table:table-cell table:number-columns-repeated="3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office:value-type="float" office:value="-84.18797302" calcext:value-type="float">
            <text:p>-84.18797302</text:p>
          </table:table-cell>
          <table:table-cell table:number-columns-repeated="3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office:value-type="float" office:value="-84.46747589" calcext:value-type="float">
            <text:p>-84.46747589</text:p>
          </table:table-cell>
          <table:table-cell table:number-columns-repeated="3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office:value-type="float" office:value="-84.21792603" calcext:value-type="float">
            <text:p>-84.21792603</text:p>
          </table:table-cell>
          <table:table-cell table:number-columns-repeated="3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office:value-type="float" office:value="-84.39256287" calcext:value-type="float">
            <text:p>-84.39256287</text:p>
          </table:table-cell>
          <table:table-cell table:number-columns-repeated="3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office:value-type="float" office:value="-84.44862366" calcext:value-type="float">
            <text:p>-84.44862366</text:p>
          </table:table-cell>
          <table:table-cell table:number-columns-repeated="3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office:value-type="float" office:value="-84.54891205" calcext:value-type="float">
            <text:p>-84.54891205</text:p>
          </table:table-cell>
          <table:table-cell table:number-columns-repeated="3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office:value-type="float" office:value="-84.60788727" calcext:value-type="float">
            <text:p>-84.60788727</text:p>
          </table:table-cell>
          <table:table-cell table:number-columns-repeated="3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office:value-type="float" office:value="-84.74920654" calcext:value-type="float">
            <text:p>-84.74920654</text:p>
          </table:table-cell>
          <table:table-cell table:number-columns-repeated="3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office:value-type="float" office:value="-84.68044281" calcext:value-type="float">
            <text:p>-84.68044281</text:p>
          </table:table-cell>
          <table:table-cell table:number-columns-repeated="3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office:value-type="float" office:value="-84.82915497" calcext:value-type="float">
            <text:p>-84.82915497</text:p>
          </table:table-cell>
          <table:table-cell table:number-columns-repeated="3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office:value-type="float" office:value="-84.7934494" calcext:value-type="float">
            <text:p>-84.7934494</text:p>
          </table:table-cell>
          <table:table-cell table:number-columns-repeated="3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office:value-type="float" office:value="-84.92253876" calcext:value-type="float">
            <text:p>-84.92253876</text:p>
          </table:table-cell>
          <table:table-cell table:number-columns-repeated="3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office:value-type="float" office:value="-84.86773682" calcext:value-type="float">
            <text:p>-84.86773682</text:p>
          </table:table-cell>
          <table:table-cell table:number-columns-repeated="3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office:value-type="float" office:value="-85.06074524" calcext:value-type="float">
            <text:p>-85.06074524</text:p>
          </table:table-cell>
          <table:table-cell table:number-columns-repeated="3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office:value-type="float" office:value="-85.02778625" calcext:value-type="float">
            <text:p>-85.02778625</text:p>
          </table:table-cell>
          <table:table-cell table:number-columns-repeated="3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office:value-type="float" office:value="-84.90460968" calcext:value-type="float">
            <text:p>-84.90460968</text:p>
          </table:table-cell>
          <table:table-cell table:number-columns-repeated="3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office:value-type="float" office:value="-85.21611023" calcext:value-type="float">
            <text:p>-85.21611023</text:p>
          </table:table-cell>
          <table:table-cell table:number-columns-repeated="3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office:value-type="float" office:value="-85.20240784" calcext:value-type="float">
            <text:p>-85.20240784</text:p>
          </table:table-cell>
          <table:table-cell table:number-columns-repeated="3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office:value-type="float" office:value="-85.2155304" calcext:value-type="float">
            <text:p>-85.2155304</text:p>
          </table:table-cell>
          <table:table-cell table:number-columns-repeated="3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office:value-type="float" office:value="-85.32907867" calcext:value-type="float">
            <text:p>-85.32907867</text:p>
          </table:table-cell>
          <table:table-cell table:number-columns-repeated="3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office:value-type="float" office:value="-85.57505798" calcext:value-type="float">
            <text:p>-85.57505798</text:p>
          </table:table-cell>
          <table:table-cell table:number-columns-repeated="3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office:value-type="float" office:value="-85.10869598" calcext:value-type="float">
            <text:p>-85.10869598</text:p>
          </table:table-cell>
          <table:table-cell table:number-columns-repeated="3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office:value-type="float" office:value="-85.33420563" calcext:value-type="float">
            <text:p>-85.33420563</text:p>
          </table:table-cell>
          <table:table-cell table:number-columns-repeated="3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office:value-type="float" office:value="-85.61579132" calcext:value-type="float">
            <text:p>-85.61579132</text:p>
          </table:table-cell>
          <table:table-cell table:number-columns-repeated="3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office:value-type="float" office:value="-85.70271301" calcext:value-type="float">
            <text:p>-85.70271301</text:p>
          </table:table-cell>
          <table:table-cell table:number-columns-repeated="3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office:value-type="float" office:value="-85.54714203" calcext:value-type="float">
            <text:p>-85.54714203</text:p>
          </table:table-cell>
          <table:table-cell table:number-columns-repeated="3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office:value-type="float" office:value="-85.72848511" calcext:value-type="float">
            <text:p>-85.72848511</text:p>
          </table:table-cell>
          <table:table-cell table:number-columns-repeated="3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office:value-type="float" office:value="-85.52439117" calcext:value-type="float">
            <text:p>-85.52439117</text:p>
          </table:table-cell>
          <table:table-cell table:number-columns-repeated="3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office:value-type="float" office:value="-84.83695984" calcext:value-type="float">
            <text:p>-84.83695984</text:p>
          </table:table-cell>
          <table:table-cell table:number-columns-repeated="3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office:value-type="float" office:value="-83.59349823" calcext:value-type="float">
            <text:p>-83.59349823</text:p>
          </table:table-cell>
          <table:table-cell table:number-columns-repeated="3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office:value-type="float" office:value="-82.38667297" calcext:value-type="float">
            <text:p>-82.38667297</text:p>
          </table:table-cell>
          <table:table-cell table:number-columns-repeated="3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office:value-type="float" office:value="-81.39395905" calcext:value-type="float">
            <text:p>-81.39395905</text:p>
          </table:table-cell>
          <table:table-cell table:number-columns-repeated="3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office:value-type="float" office:value="-81.0157547" calcext:value-type="float">
            <text:p>-81.0157547</text:p>
          </table:table-cell>
          <table:table-cell table:number-columns-repeated="3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office:value-type="float" office:value="-81.03591156" calcext:value-type="float">
            <text:p>-81.03591156</text:p>
          </table:table-cell>
          <table:table-cell table:number-columns-repeated="3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office:value-type="float" office:value="-80.93579102" calcext:value-type="float">
            <text:p>-80.93579102</text:p>
          </table:table-cell>
          <table:table-cell table:number-columns-repeated="3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office:value-type="float" office:value="-80.47135925" calcext:value-type="float">
            <text:p>-80.47135925</text:p>
          </table:table-cell>
          <table:table-cell table:number-columns-repeated="3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-80.67815399" calcext:value-type="float">
            <text:p>-80.67815399</text:p>
          </table:table-cell>
          <table:table-cell table:number-columns-repeated="3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office:value-type="float" office:value="-81.63459778" calcext:value-type="float">
            <text:p>-81.63459778</text:p>
          </table:table-cell>
          <table:table-cell table:number-columns-repeated="3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office:value-type="float" office:value="-83.07302856" calcext:value-type="float">
            <text:p>-83.07302856</text:p>
          </table:table-cell>
          <table:table-cell table:number-columns-repeated="3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office:value-type="float" office:value="-84.22941589" calcext:value-type="float">
            <text:p>-84.22941589</text:p>
          </table:table-cell>
          <table:table-cell table:number-columns-repeated="3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office:value-type="float" office:value="-85.07575989" calcext:value-type="float">
            <text:p>-85.07575989</text:p>
          </table:table-cell>
          <table:table-cell table:number-columns-repeated="3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office:value-type="float" office:value="-85.72566223" calcext:value-type="float">
            <text:p>-85.72566223</text:p>
          </table:table-cell>
          <table:table-cell table:number-columns-repeated="3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office:value-type="float" office:value="-86.22810364" calcext:value-type="float">
            <text:p>-86.22810364</text:p>
          </table:table-cell>
          <table:table-cell table:number-columns-repeated="3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office:value-type="float" office:value="-86.61629486" calcext:value-type="float">
            <text:p>-86.61629486</text:p>
          </table:table-cell>
          <table:table-cell table:number-columns-repeated="3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office:value-type="float" office:value="-86.62449646" calcext:value-type="float">
            <text:p>-86.62449646</text:p>
          </table:table-cell>
          <table:table-cell table:number-columns-repeated="3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office:value-type="float" office:value="-86.85578156" calcext:value-type="float">
            <text:p>-86.85578156</text:p>
          </table:table-cell>
          <table:table-cell table:number-columns-repeated="3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office:value-type="float" office:value="-86.80314636" calcext:value-type="float">
            <text:p>-86.80314636</text:p>
          </table:table-cell>
          <table:table-cell table:number-columns-repeated="3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office:value-type="float" office:value="-86.93991852" calcext:value-type="float">
            <text:p>-86.93991852</text:p>
          </table:table-cell>
          <table:table-cell table:number-columns-repeated="3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office:value-type="float" office:value="-86.92947388" calcext:value-type="float">
            <text:p>-86.92947388</text:p>
          </table:table-cell>
          <table:table-cell table:number-columns-repeated="3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office:value-type="float" office:value="-87.15462494" calcext:value-type="float">
            <text:p>-87.15462494</text:p>
          </table:table-cell>
          <table:table-cell table:number-columns-repeated="3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office:value-type="float" office:value="-87.05687714" calcext:value-type="float">
            <text:p>-87.05687714</text:p>
          </table:table-cell>
          <table:table-cell table:number-columns-repeated="3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office:value-type="float" office:value="-87.02609253" calcext:value-type="float">
            <text:p>-87.02609253</text:p>
          </table:table-cell>
          <table:table-cell table:number-columns-repeated="3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office:value-type="float" office:value="-87.02906799" calcext:value-type="float">
            <text:p>-87.02906799</text:p>
          </table:table-cell>
          <table:table-cell table:number-columns-repeated="3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office:value-type="float" office:value="-87.33809662" calcext:value-type="float">
            <text:p>-87.33809662</text:p>
          </table:table-cell>
          <table:table-cell table:number-columns-repeated="3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office:value-type="float" office:value="-87.30948639" calcext:value-type="float">
            <text:p>-87.30948639</text:p>
          </table:table-cell>
          <table:table-cell table:number-columns-repeated="3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office:value-type="float" office:value="-87.24440002" calcext:value-type="float">
            <text:p>-87.24440002</text:p>
          </table:table-cell>
          <table:table-cell table:number-columns-repeated="3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office:value-type="float" office:value="-87.33395386" calcext:value-type="float">
            <text:p>-87.33395386</text:p>
          </table:table-cell>
          <table:table-cell table:number-columns-repeated="3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office:value-type="float" office:value="-87.260849" calcext:value-type="float">
            <text:p>-87.260849</text:p>
          </table:table-cell>
          <table:table-cell table:number-columns-repeated="3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office:value-type="float" office:value="-87.14347839" calcext:value-type="float">
            <text:p>-87.14347839</text:p>
          </table:table-cell>
          <table:table-cell table:number-columns-repeated="3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office:value-type="float" office:value="-87.11582947" calcext:value-type="float">
            <text:p>-87.11582947</text:p>
          </table:table-cell>
          <table:table-cell table:number-columns-repeated="3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office:value-type="float" office:value="-87.52481079" calcext:value-type="float">
            <text:p>-87.52481079</text:p>
          </table:table-cell>
          <table:table-cell table:number-columns-repeated="3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office:value-type="float" office:value="-87.84002686" calcext:value-type="float">
            <text:p>-87.84002686</text:p>
          </table:table-cell>
          <table:table-cell table:number-columns-repeated="3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office:value-type="float" office:value="-87.42905426" calcext:value-type="float">
            <text:p>-87.42905426</text:p>
          </table:table-cell>
          <table:table-cell table:number-columns-repeated="3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office:value-type="float" office:value="-87.61154938" calcext:value-type="float">
            <text:p>-87.61154938</text:p>
          </table:table-cell>
          <table:table-cell table:number-columns-repeated="3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office:value-type="float" office:value="-87.72254944" calcext:value-type="float">
            <text:p>-87.72254944</text:p>
          </table:table-cell>
          <table:table-cell table:number-columns-repeated="3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office:value-type="float" office:value="-87.60462952" calcext:value-type="float">
            <text:p>-87.60462952</text:p>
          </table:table-cell>
          <table:table-cell table:number-columns-repeated="3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office:value-type="float" office:value="-87.70249176" calcext:value-type="float">
            <text:p>-87.70249176</text:p>
          </table:table-cell>
          <table:table-cell table:number-columns-repeated="3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office:value-type="float" office:value="-87.73194885" calcext:value-type="float">
            <text:p>-87.73194885</text:p>
          </table:table-cell>
          <table:table-cell table:number-columns-repeated="3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office:value-type="float" office:value="-87.76729584" calcext:value-type="float">
            <text:p>-87.76729584</text:p>
          </table:table-cell>
          <table:table-cell table:number-columns-repeated="3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office:value-type="float" office:value="-87.811203" calcext:value-type="float">
            <text:p>-87.811203</text:p>
          </table:table-cell>
          <table:table-cell table:number-columns-repeated="3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office:value-type="float" office:value="-87.93617249" calcext:value-type="float">
            <text:p>-87.93617249</text:p>
          </table:table-cell>
          <table:table-cell table:number-columns-repeated="3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office:value-type="float" office:value="-87.93953705" calcext:value-type="float">
            <text:p>-87.93953705</text:p>
          </table:table-cell>
          <table:table-cell table:number-columns-repeated="3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office:value-type="float" office:value="-87.81980896" calcext:value-type="float">
            <text:p>-87.81980896</text:p>
          </table:table-cell>
          <table:table-cell table:number-columns-repeated="3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office:value-type="float" office:value="-87.74572754" calcext:value-type="float">
            <text:p>-87.74572754</text:p>
          </table:table-cell>
          <table:table-cell table:number-columns-repeated="3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office:value-type="float" office:value="-87.66172791" calcext:value-type="float">
            <text:p>-87.66172791</text:p>
          </table:table-cell>
          <table:table-cell table:number-columns-repeated="3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office:value-type="float" office:value="-87.34007263" calcext:value-type="float">
            <text:p>-87.34007263</text:p>
          </table:table-cell>
          <table:table-cell table:number-columns-repeated="3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office:value-type="float" office:value="-86.60575867" calcext:value-type="float">
            <text:p>-86.60575867</text:p>
          </table:table-cell>
          <table:table-cell table:number-columns-repeated="3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office:value-type="float" office:value="-85.72567749" calcext:value-type="float">
            <text:p>-85.72567749</text:p>
          </table:table-cell>
          <table:table-cell table:number-columns-repeated="3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office:value-type="float" office:value="-86.11366272" calcext:value-type="float">
            <text:p>-86.11366272</text:p>
          </table:table-cell>
          <table:table-cell table:number-columns-repeated="3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office:value-type="float" office:value="-86.30118561" calcext:value-type="float">
            <text:p>-86.30118561</text:p>
          </table:table-cell>
          <table:table-cell table:number-columns-repeated="3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office:value-type="float" office:value="-86.96063232" calcext:value-type="float">
            <text:p>-86.96063232</text:p>
          </table:table-cell>
          <table:table-cell table:number-columns-repeated="3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office:value-type="float" office:value="-87.31439972" calcext:value-type="float">
            <text:p>-87.31439972</text:p>
          </table:table-cell>
          <table:table-cell table:number-columns-repeated="3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-87.93370056" calcext:value-type="float">
            <text:p>-87.93370056</text:p>
          </table:table-cell>
          <table:table-cell table:number-columns-repeated="3"/>
        </table:table-row>
      </table:table>
      <table:table table:name="OF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4:16:32 07.09.20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52 dBm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3.14 dBm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94 dBm</text:p>
          </table:table-cell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17 dBm</text:p>
          </table:table-cell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81 dBm</text:p>
          </table:table-cell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11 dBm</text:p>
          </table:table-cell>
        </table:table-row>
        <table:table-row table:style-name="ro2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1.55088615" calcext:value-type="float">
            <text:p>-11.55088615</text:p>
          </table:table-cell>
          <table:table-cell table:number-columns-repeated="3"/>
        </table:table-row>
        <table:table-row table:style-name="ro2">
          <table:table-cell office:value-type="float" office:value="217391.3043" calcext:value-type="float">
            <text:p>217391.3043</text:p>
          </table:table-cell>
          <table:table-cell office:value-type="float" office:value="-26.87550354" calcext:value-type="float">
            <text:p>-26.87550354</text:p>
          </table:table-cell>
          <table:table-cell table:number-columns-repeated="3"/>
        </table:table-row>
        <table:table-row table:style-name="ro2">
          <table:table-cell office:value-type="float" office:value="434782.6087" calcext:value-type="float">
            <text:p>434782.6087</text:p>
          </table:table-cell>
          <table:table-cell office:value-type="float" office:value="-29.53756714" calcext:value-type="float">
            <text:p>-29.53756714</text:p>
          </table:table-cell>
          <table:table-cell table:number-columns-repeated="3"/>
        </table:table-row>
        <table:table-row table:style-name="ro2">
          <table:table-cell office:value-type="float" office:value="652173.913" calcext:value-type="float">
            <text:p>652173.913</text:p>
          </table:table-cell>
          <table:table-cell office:value-type="float" office:value="-32.56302643" calcext:value-type="float">
            <text:p>-32.56302643</text:p>
          </table:table-cell>
          <table:table-cell table:number-columns-repeated="3"/>
        </table:table-row>
        <table:table-row table:style-name="ro2">
          <table:table-cell office:value-type="float" office:value="869565.2174" calcext:value-type="float">
            <text:p>869565.2174</text:p>
          </table:table-cell>
          <table:table-cell office:value-type="float" office:value="-36.65027237" calcext:value-type="float">
            <text:p>-36.65027237</text:p>
          </table:table-cell>
          <table:table-cell table:number-columns-repeated="3"/>
        </table:table-row>
        <table:table-row table:style-name="ro2">
          <table:table-cell office:value-type="float" office:value="1086956.522" calcext:value-type="float">
            <text:p>1086956.522</text:p>
          </table:table-cell>
          <table:table-cell office:value-type="float" office:value="-41.81516647" calcext:value-type="float">
            <text:p>-41.81516647</text:p>
          </table:table-cell>
          <table:table-cell table:number-columns-repeated="3"/>
        </table:table-row>
        <table:table-row table:style-name="ro2">
          <table:table-cell office:value-type="float" office:value="1304347.826" calcext:value-type="float">
            <text:p>1304347.826</text:p>
          </table:table-cell>
          <table:table-cell office:value-type="float" office:value="-48.05918503" calcext:value-type="float">
            <text:p>-48.05918503</text:p>
          </table:table-cell>
          <table:table-cell table:number-columns-repeated="3"/>
        </table:table-row>
        <table:table-row table:style-name="ro2">
          <table:table-cell office:value-type="float" office:value="1521739.13" calcext:value-type="float">
            <text:p>1521739.13</text:p>
          </table:table-cell>
          <table:table-cell office:value-type="float" office:value="-55.51284027" calcext:value-type="float">
            <text:p>-55.51284027</text:p>
          </table:table-cell>
          <table:table-cell table:number-columns-repeated="3"/>
        </table:table-row>
        <table:table-row table:style-name="ro2">
          <table:table-cell office:value-type="float" office:value="1739130.435" calcext:value-type="float">
            <text:p>1739130.435</text:p>
          </table:table-cell>
          <table:table-cell office:value-type="float" office:value="-63.96139526" calcext:value-type="float">
            <text:p>-63.96139526</text:p>
          </table:table-cell>
          <table:table-cell table:number-columns-repeated="3"/>
        </table:table-row>
        <table:table-row table:style-name="ro2">
          <table:table-cell office:value-type="float" office:value="1956521.739" calcext:value-type="float">
            <text:p>1956521.739</text:p>
          </table:table-cell>
          <table:table-cell office:value-type="float" office:value="-70.77741241" calcext:value-type="float">
            <text:p>-70.77741241</text:p>
          </table:table-cell>
          <table:table-cell table:number-columns-repeated="3"/>
        </table:table-row>
        <table:table-row table:style-name="ro2">
          <table:table-cell office:value-type="float" office:value="2173913.043" calcext:value-type="float">
            <text:p>2173913.043</text:p>
          </table:table-cell>
          <table:table-cell office:value-type="float" office:value="-74.00723267" calcext:value-type="float">
            <text:p>-74.00723267</text:p>
          </table:table-cell>
          <table:table-cell table:number-columns-repeated="3"/>
        </table:table-row>
        <table:table-row table:style-name="ro2">
          <table:table-cell office:value-type="float" office:value="2391304.348" calcext:value-type="float">
            <text:p>2391304.348</text:p>
          </table:table-cell>
          <table:table-cell office:value-type="float" office:value="-75.65211487" calcext:value-type="float">
            <text:p>-75.65211487</text:p>
          </table:table-cell>
          <table:table-cell table:number-columns-repeated="3"/>
        </table:table-row>
        <table:table-row table:style-name="ro2">
          <table:table-cell office:value-type="float" office:value="2608695.652" calcext:value-type="float">
            <text:p>2608695.652</text:p>
          </table:table-cell>
          <table:table-cell office:value-type="float" office:value="-76.23653412" calcext:value-type="float">
            <text:p>-76.23653412</text:p>
          </table:table-cell>
          <table:table-cell table:number-columns-repeated="3"/>
        </table:table-row>
        <table:table-row table:style-name="ro2">
          <table:table-cell office:value-type="float" office:value="2826086.957" calcext:value-type="float">
            <text:p>2826086.957</text:p>
          </table:table-cell>
          <table:table-cell office:value-type="float" office:value="-76.47238159" calcext:value-type="float">
            <text:p>-76.47238159</text:p>
          </table:table-cell>
          <table:table-cell table:number-columns-repeated="3"/>
        </table:table-row>
        <table:table-row table:style-name="ro2">
          <table:table-cell office:value-type="float" office:value="3043478.261" calcext:value-type="float">
            <text:p>3043478.261</text:p>
          </table:table-cell>
          <table:table-cell office:value-type="float" office:value="-76.28941345" calcext:value-type="float">
            <text:p>-76.28941345</text:p>
          </table:table-cell>
          <table:table-cell table:number-columns-repeated="3"/>
        </table:table-row>
        <table:table-row table:style-name="ro2">
          <table:table-cell office:value-type="float" office:value="3260869.565" calcext:value-type="float">
            <text:p>3260869.565</text:p>
          </table:table-cell>
          <table:table-cell office:value-type="float" office:value="-76.11484528" calcext:value-type="float">
            <text:p>-76.11484528</text:p>
          </table:table-cell>
          <table:table-cell table:number-columns-repeated="3"/>
        </table:table-row>
        <table:table-row table:style-name="ro2">
          <table:table-cell office:value-type="float" office:value="3478260.87" calcext:value-type="float">
            <text:p>3478260.87</text:p>
          </table:table-cell>
          <table:table-cell office:value-type="float" office:value="-76.25236511" calcext:value-type="float">
            <text:p>-76.25236511</text:p>
          </table:table-cell>
          <table:table-cell table:number-columns-repeated="3"/>
        </table:table-row>
        <table:table-row table:style-name="ro2">
          <table:table-cell office:value-type="float" office:value="3695652.174" calcext:value-type="float">
            <text:p>3695652.174</text:p>
          </table:table-cell>
          <table:table-cell office:value-type="float" office:value="-75.96235657" calcext:value-type="float">
            <text:p>-75.96235657</text:p>
          </table:table-cell>
          <table:table-cell table:number-columns-repeated="3"/>
        </table:table-row>
        <table:table-row table:style-name="ro2">
          <table:table-cell office:value-type="float" office:value="3913043.478" calcext:value-type="float">
            <text:p>3913043.478</text:p>
          </table:table-cell>
          <table:table-cell office:value-type="float" office:value="-76.10163879" calcext:value-type="float">
            <text:p>-76.10163879</text:p>
          </table:table-cell>
          <table:table-cell table:number-columns-repeated="3"/>
        </table:table-row>
        <table:table-row table:style-name="ro2">
          <table:table-cell office:value-type="float" office:value="4130434.783" calcext:value-type="float">
            <text:p>4130434.783</text:p>
          </table:table-cell>
          <table:table-cell office:value-type="float" office:value="-76.00572205" calcext:value-type="float">
            <text:p>-76.00572205</text:p>
          </table:table-cell>
          <table:table-cell table:number-columns-repeated="3"/>
        </table:table-row>
        <table:table-row table:style-name="ro2">
          <table:table-cell office:value-type="float" office:value="4347826.087" calcext:value-type="float">
            <text:p>4347826.087</text:p>
          </table:table-cell>
          <table:table-cell office:value-type="float" office:value="-75.63269806" calcext:value-type="float">
            <text:p>-75.63269806</text:p>
          </table:table-cell>
          <table:table-cell table:number-columns-repeated="3"/>
        </table:table-row>
        <table:table-row table:style-name="ro2">
          <table:table-cell office:value-type="float" office:value="4565217.391" calcext:value-type="float">
            <text:p>4565217.391</text:p>
          </table:table-cell>
          <table:table-cell office:value-type="float" office:value="-75.55893707" calcext:value-type="float">
            <text:p>-75.55893707</text:p>
          </table:table-cell>
          <table:table-cell table:number-columns-repeated="3"/>
        </table:table-row>
        <table:table-row table:style-name="ro2">
          <table:table-cell office:value-type="float" office:value="4782608.696" calcext:value-type="float">
            <text:p>4782608.696</text:p>
          </table:table-cell>
          <table:table-cell office:value-type="float" office:value="-75.8037262" calcext:value-type="float">
            <text:p>-75.8037262</text:p>
          </table:table-cell>
          <table:table-cell table:number-columns-repeated="3"/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-75.51802826" calcext:value-type="float">
            <text:p>-75.51802826</text:p>
          </table:table-cell>
          <table:table-cell table:number-columns-repeated="3"/>
        </table:table-row>
        <table:table-row table:style-name="ro2">
          <table:table-cell office:value-type="float" office:value="5217391.304" calcext:value-type="float">
            <text:p>5217391.304</text:p>
          </table:table-cell>
          <table:table-cell office:value-type="float" office:value="-75.36921692" calcext:value-type="float">
            <text:p>-75.36921692</text:p>
          </table:table-cell>
          <table:table-cell table:number-columns-repeated="3"/>
        </table:table-row>
        <table:table-row table:style-name="ro2">
          <table:table-cell office:value-type="float" office:value="5434782.609" calcext:value-type="float">
            <text:p>5434782.609</text:p>
          </table:table-cell>
          <table:table-cell office:value-type="float" office:value="-75.60121918" calcext:value-type="float">
            <text:p>-75.60121918</text:p>
          </table:table-cell>
          <table:table-cell table:number-columns-repeated="3"/>
        </table:table-row>
        <table:table-row table:style-name="ro2">
          <table:table-cell office:value-type="float" office:value="5652173.913" calcext:value-type="float">
            <text:p>5652173.913</text:p>
          </table:table-cell>
          <table:table-cell office:value-type="float" office:value="-75.75379944" calcext:value-type="float">
            <text:p>-75.75379944</text:p>
          </table:table-cell>
          <table:table-cell table:number-columns-repeated="3"/>
        </table:table-row>
        <table:table-row table:style-name="ro2">
          <table:table-cell office:value-type="float" office:value="5869565.217" calcext:value-type="float">
            <text:p>5869565.217</text:p>
          </table:table-cell>
          <table:table-cell office:value-type="float" office:value="-75.39853668" calcext:value-type="float">
            <text:p>-75.39853668</text:p>
          </table:table-cell>
          <table:table-cell table:number-columns-repeated="3"/>
        </table:table-row>
        <table:table-row table:style-name="ro2">
          <table:table-cell office:value-type="float" office:value="6086956.522" calcext:value-type="float">
            <text:p>6086956.522</text:p>
          </table:table-cell>
          <table:table-cell office:value-type="float" office:value="-75.50282288" calcext:value-type="float">
            <text:p>-75.50282288</text:p>
          </table:table-cell>
          <table:table-cell table:number-columns-repeated="3"/>
        </table:table-row>
        <table:table-row table:style-name="ro2">
          <table:table-cell office:value-type="float" office:value="6304347.826" calcext:value-type="float">
            <text:p>6304347.826</text:p>
          </table:table-cell>
          <table:table-cell office:value-type="float" office:value="-75.58802795" calcext:value-type="float">
            <text:p>-75.58802795</text:p>
          </table:table-cell>
          <table:table-cell table:number-columns-repeated="3"/>
        </table:table-row>
        <table:table-row table:style-name="ro2">
          <table:table-cell office:value-type="float" office:value="6521739.13" calcext:value-type="float">
            <text:p>6521739.13</text:p>
          </table:table-cell>
          <table:table-cell office:value-type="float" office:value="-75.23047638" calcext:value-type="float">
            <text:p>-75.23047638</text:p>
          </table:table-cell>
          <table:table-cell table:number-columns-repeated="3"/>
        </table:table-row>
        <table:table-row table:style-name="ro2">
          <table:table-cell office:value-type="float" office:value="6739130.435" calcext:value-type="float">
            <text:p>6739130.435</text:p>
          </table:table-cell>
          <table:table-cell office:value-type="float" office:value="-75.2154007" calcext:value-type="float">
            <text:p>-75.2154007</text:p>
          </table:table-cell>
          <table:table-cell table:number-columns-repeated="3"/>
        </table:table-row>
        <table:table-row table:style-name="ro2">
          <table:table-cell office:value-type="float" office:value="6956521.739" calcext:value-type="float">
            <text:p>6956521.739</text:p>
          </table:table-cell>
          <table:table-cell office:value-type="float" office:value="-74.72753143" calcext:value-type="float">
            <text:p>-74.72753143</text:p>
          </table:table-cell>
          <table:table-cell table:number-columns-repeated="3"/>
        </table:table-row>
        <table:table-row table:style-name="ro2">
          <table:table-cell office:value-type="float" office:value="7173913.043" calcext:value-type="float">
            <text:p>7173913.043</text:p>
          </table:table-cell>
          <table:table-cell office:value-type="float" office:value="-74.53056335" calcext:value-type="float">
            <text:p>-74.53056335</text:p>
          </table:table-cell>
          <table:table-cell table:number-columns-repeated="3"/>
        </table:table-row>
        <table:table-row table:style-name="ro2">
          <table:table-cell office:value-type="float" office:value="7391304.348" calcext:value-type="float">
            <text:p>7391304.348</text:p>
          </table:table-cell>
          <table:table-cell office:value-type="float" office:value="-74.44515991" calcext:value-type="float">
            <text:p>-74.44515991</text:p>
          </table:table-cell>
          <table:table-cell table:number-columns-repeated="3"/>
        </table:table-row>
        <table:table-row table:style-name="ro2">
          <table:table-cell office:value-type="float" office:value="7608695.652" calcext:value-type="float">
            <text:p>7608695.652</text:p>
          </table:table-cell>
          <table:table-cell office:value-type="float" office:value="-74.45394135" calcext:value-type="float">
            <text:p>-74.45394135</text:p>
          </table:table-cell>
          <table:table-cell table:number-columns-repeated="3"/>
        </table:table-row>
        <table:table-row table:style-name="ro2">
          <table:table-cell office:value-type="float" office:value="7826086.957" calcext:value-type="float">
            <text:p>7826086.957</text:p>
          </table:table-cell>
          <table:table-cell office:value-type="float" office:value="-74.43253326" calcext:value-type="float">
            <text:p>-74.43253326</text:p>
          </table:table-cell>
          <table:table-cell table:number-columns-repeated="3"/>
        </table:table-row>
        <table:table-row table:style-name="ro2">
          <table:table-cell office:value-type="float" office:value="8043478.261" calcext:value-type="float">
            <text:p>8043478.261</text:p>
          </table:table-cell>
          <table:table-cell office:value-type="float" office:value="-74.3542099" calcext:value-type="float">
            <text:p>-74.3542099</text:p>
          </table:table-cell>
          <table:table-cell table:number-columns-repeated="3"/>
        </table:table-row>
        <table:table-row table:style-name="ro2">
          <table:table-cell office:value-type="float" office:value="8260869.565" calcext:value-type="float">
            <text:p>8260869.565</text:p>
          </table:table-cell>
          <table:table-cell office:value-type="float" office:value="-74.11568451" calcext:value-type="float">
            <text:p>-74.11568451</text:p>
          </table:table-cell>
          <table:table-cell table:number-columns-repeated="3"/>
        </table:table-row>
        <table:table-row table:style-name="ro2">
          <table:table-cell office:value-type="float" office:value="8478260.87" calcext:value-type="float">
            <text:p>8478260.87</text:p>
          </table:table-cell>
          <table:table-cell office:value-type="float" office:value="-74.2430954" calcext:value-type="float">
            <text:p>-74.2430954</text:p>
          </table:table-cell>
          <table:table-cell table:number-columns-repeated="3"/>
        </table:table-row>
        <table:table-row table:style-name="ro2">
          <table:table-cell office:value-type="float" office:value="8695652.174" calcext:value-type="float">
            <text:p>8695652.174</text:p>
          </table:table-cell>
          <table:table-cell office:value-type="float" office:value="-73.93305969" calcext:value-type="float">
            <text:p>-73.93305969</text:p>
          </table:table-cell>
          <table:table-cell table:number-columns-repeated="3"/>
        </table:table-row>
        <table:table-row table:style-name="ro2">
          <table:table-cell office:value-type="float" office:value="8913043.478" calcext:value-type="float">
            <text:p>8913043.478</text:p>
          </table:table-cell>
          <table:table-cell office:value-type="float" office:value="-73.59761047" calcext:value-type="float">
            <text:p>-73.59761047</text:p>
          </table:table-cell>
          <table:table-cell table:number-columns-repeated="3"/>
        </table:table-row>
        <table:table-row table:style-name="ro2">
          <table:table-cell office:value-type="float" office:value="9130434.783" calcext:value-type="float">
            <text:p>9130434.783</text:p>
          </table:table-cell>
          <table:table-cell office:value-type="float" office:value="-73.64299011" calcext:value-type="float">
            <text:p>-73.64299011</text:p>
          </table:table-cell>
          <table:table-cell table:number-columns-repeated="3"/>
        </table:table-row>
        <table:table-row table:style-name="ro2">
          <table:table-cell office:value-type="float" office:value="9347826.087" calcext:value-type="float">
            <text:p>9347826.087</text:p>
          </table:table-cell>
          <table:table-cell office:value-type="float" office:value="-73.44758606" calcext:value-type="float">
            <text:p>-73.44758606</text:p>
          </table:table-cell>
          <table:table-cell table:number-columns-repeated="3"/>
        </table:table-row>
        <table:table-row table:style-name="ro2">
          <table:table-cell office:value-type="float" office:value="9565217.391" calcext:value-type="float">
            <text:p>9565217.391</text:p>
          </table:table-cell>
          <table:table-cell office:value-type="float" office:value="-73.39328003" calcext:value-type="float">
            <text:p>-73.39328003</text:p>
          </table:table-cell>
          <table:table-cell table:number-columns-repeated="3"/>
        </table:table-row>
        <table:table-row table:style-name="ro2">
          <table:table-cell office:value-type="float" office:value="9782608.696" calcext:value-type="float">
            <text:p>9782608.696</text:p>
          </table:table-cell>
          <table:table-cell office:value-type="float" office:value="-73.37953949" calcext:value-type="float">
            <text:p>-73.37953949</text:p>
          </table:table-cell>
          <table:table-cell table:number-columns-repeated="3"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-73.14064026" calcext:value-type="float">
            <text:p>-73.14064026</text:p>
          </table:table-cell>
          <table:table-cell table:number-columns-repeated="3"/>
        </table:table-row>
        <table:table-row table:style-name="ro2">
          <table:table-cell office:value-type="float" office:value="10217391.3" calcext:value-type="float">
            <text:p>10217391.3</text:p>
          </table:table-cell>
          <table:table-cell office:value-type="float" office:value="-73.59379578" calcext:value-type="float">
            <text:p>-73.59379578</text:p>
          </table:table-cell>
          <table:table-cell table:number-columns-repeated="3"/>
        </table:table-row>
        <table:table-row table:style-name="ro2">
          <table:table-cell office:value-type="float" office:value="10434782.61" calcext:value-type="float">
            <text:p>10434782.61</text:p>
          </table:table-cell>
          <table:table-cell office:value-type="float" office:value="-73.65680695" calcext:value-type="float">
            <text:p>-73.65680695</text:p>
          </table:table-cell>
          <table:table-cell table:number-columns-repeated="3"/>
        </table:table-row>
        <table:table-row table:style-name="ro2">
          <table:table-cell office:value-type="float" office:value="10652173.91" calcext:value-type="float">
            <text:p>10652173.91</text:p>
          </table:table-cell>
          <table:table-cell office:value-type="float" office:value="-73.30560303" calcext:value-type="float">
            <text:p>-73.30560303</text:p>
          </table:table-cell>
          <table:table-cell table:number-columns-repeated="3"/>
        </table:table-row>
        <table:table-row table:style-name="ro2">
          <table:table-cell office:value-type="float" office:value="10869565.22" calcext:value-type="float">
            <text:p>10869565.22</text:p>
          </table:table-cell>
          <table:table-cell office:value-type="float" office:value="-73.57315826" calcext:value-type="float">
            <text:p>-73.57315826</text:p>
          </table:table-cell>
          <table:table-cell table:number-columns-repeated="3"/>
        </table:table-row>
        <table:table-row table:style-name="ro2">
          <table:table-cell office:value-type="float" office:value="11086956.52" calcext:value-type="float">
            <text:p>11086956.52</text:p>
          </table:table-cell>
          <table:table-cell office:value-type="float" office:value="-73.49179077" calcext:value-type="float">
            <text:p>-73.49179077</text:p>
          </table:table-cell>
          <table:table-cell table:number-columns-repeated="3"/>
        </table:table-row>
        <table:table-row table:style-name="ro2">
          <table:table-cell office:value-type="float" office:value="11304347.83" calcext:value-type="float">
            <text:p>11304347.83</text:p>
          </table:table-cell>
          <table:table-cell office:value-type="float" office:value="-73.44700623" calcext:value-type="float">
            <text:p>-73.44700623</text:p>
          </table:table-cell>
          <table:table-cell table:number-columns-repeated="3"/>
        </table:table-row>
        <table:table-row table:style-name="ro2">
          <table:table-cell office:value-type="float" office:value="11521739.13" calcext:value-type="float">
            <text:p>11521739.13</text:p>
          </table:table-cell>
          <table:table-cell office:value-type="float" office:value="-73.18251038" calcext:value-type="float">
            <text:p>-73.18251038</text:p>
          </table:table-cell>
          <table:table-cell table:number-columns-repeated="3"/>
        </table:table-row>
        <table:table-row table:style-name="ro2">
          <table:table-cell office:value-type="float" office:value="11739130.43" calcext:value-type="float">
            <text:p>11739130.43</text:p>
          </table:table-cell>
          <table:table-cell office:value-type="float" office:value="-73.39368439" calcext:value-type="float">
            <text:p>-73.39368439</text:p>
          </table:table-cell>
          <table:table-cell table:number-columns-repeated="3"/>
        </table:table-row>
        <table:table-row table:style-name="ro2">
          <table:table-cell office:value-type="float" office:value="11956521.74" calcext:value-type="float">
            <text:p>11956521.74</text:p>
          </table:table-cell>
          <table:table-cell office:value-type="float" office:value="-73.4497757" calcext:value-type="float">
            <text:p>-73.4497757</text:p>
          </table:table-cell>
          <table:table-cell table:number-columns-repeated="3"/>
        </table:table-row>
        <table:table-row table:style-name="ro2">
          <table:table-cell office:value-type="float" office:value="12173913.04" calcext:value-type="float">
            <text:p>12173913.04</text:p>
          </table:table-cell>
          <table:table-cell office:value-type="float" office:value="-74.032547" calcext:value-type="float">
            <text:p>-74.032547</text:p>
          </table:table-cell>
          <table:table-cell table:number-columns-repeated="3"/>
        </table:table-row>
        <table:table-row table:style-name="ro2">
          <table:table-cell office:value-type="float" office:value="12391304.35" calcext:value-type="float">
            <text:p>12391304.35</text:p>
          </table:table-cell>
          <table:table-cell office:value-type="float" office:value="-73.96871948" calcext:value-type="float">
            <text:p>-73.96871948</text:p>
          </table:table-cell>
          <table:table-cell table:number-columns-repeated="3"/>
        </table:table-row>
        <table:table-row table:style-name="ro2">
          <table:table-cell office:value-type="float" office:value="12608695.65" calcext:value-type="float">
            <text:p>12608695.65</text:p>
          </table:table-cell>
          <table:table-cell office:value-type="float" office:value="-74.24640656" calcext:value-type="float">
            <text:p>-74.24640656</text:p>
          </table:table-cell>
          <table:table-cell table:number-columns-repeated="3"/>
        </table:table-row>
        <table:table-row table:style-name="ro2">
          <table:table-cell office:value-type="float" office:value="12826086.96" calcext:value-type="float">
            <text:p>12826086.96</text:p>
          </table:table-cell>
          <table:table-cell office:value-type="float" office:value="-74.39845276" calcext:value-type="float">
            <text:p>-74.39845276</text:p>
          </table:table-cell>
          <table:table-cell table:number-columns-repeated="3"/>
        </table:table-row>
        <table:table-row table:style-name="ro2">
          <table:table-cell office:value-type="float" office:value="13043478.26" calcext:value-type="float">
            <text:p>13043478.26</text:p>
          </table:table-cell>
          <table:table-cell office:value-type="float" office:value="-74.55705261" calcext:value-type="float">
            <text:p>-74.55705261</text:p>
          </table:table-cell>
          <table:table-cell table:number-columns-repeated="3"/>
        </table:table-row>
        <table:table-row table:style-name="ro2">
          <table:table-cell office:value-type="float" office:value="13260869.57" calcext:value-type="float">
            <text:p>13260869.57</text:p>
          </table:table-cell>
          <table:table-cell office:value-type="float" office:value="-74.74501038" calcext:value-type="float">
            <text:p>-74.74501038</text:p>
          </table:table-cell>
          <table:table-cell table:number-columns-repeated="3"/>
        </table:table-row>
        <table:table-row table:style-name="ro2">
          <table:table-cell office:value-type="float" office:value="13478260.87" calcext:value-type="float">
            <text:p>13478260.87</text:p>
          </table:table-cell>
          <table:table-cell office:value-type="float" office:value="-74.77663422" calcext:value-type="float">
            <text:p>-74.77663422</text:p>
          </table:table-cell>
          <table:table-cell table:number-columns-repeated="3"/>
        </table:table-row>
        <table:table-row table:style-name="ro2">
          <table:table-cell office:value-type="float" office:value="13695652.17" calcext:value-type="float">
            <text:p>13695652.17</text:p>
          </table:table-cell>
          <table:table-cell office:value-type="float" office:value="-74.70465851" calcext:value-type="float">
            <text:p>-74.70465851</text:p>
          </table:table-cell>
          <table:table-cell table:number-columns-repeated="3"/>
        </table:table-row>
        <table:table-row table:style-name="ro2">
          <table:table-cell office:value-type="float" office:value="13913043.48" calcext:value-type="float">
            <text:p>13913043.48</text:p>
          </table:table-cell>
          <table:table-cell office:value-type="float" office:value="-75.01209259" calcext:value-type="float">
            <text:p>-75.01209259</text:p>
          </table:table-cell>
          <table:table-cell table:number-columns-repeated="3"/>
        </table:table-row>
        <table:table-row table:style-name="ro2">
          <table:table-cell office:value-type="float" office:value="14130434.78" calcext:value-type="float">
            <text:p>14130434.78</text:p>
          </table:table-cell>
          <table:table-cell office:value-type="float" office:value="-74.848526" calcext:value-type="float">
            <text:p>-74.848526</text:p>
          </table:table-cell>
          <table:table-cell table:number-columns-repeated="3"/>
        </table:table-row>
        <table:table-row table:style-name="ro2">
          <table:table-cell office:value-type="float" office:value="14347826.09" calcext:value-type="float">
            <text:p>14347826.09</text:p>
          </table:table-cell>
          <table:table-cell office:value-type="float" office:value="-74.94641876" calcext:value-type="float">
            <text:p>-74.94641876</text:p>
          </table:table-cell>
          <table:table-cell table:number-columns-repeated="3"/>
        </table:table-row>
        <table:table-row table:style-name="ro2">
          <table:table-cell office:value-type="float" office:value="14565217.39" calcext:value-type="float">
            <text:p>14565217.39</text:p>
          </table:table-cell>
          <table:table-cell office:value-type="float" office:value="-74.9223175" calcext:value-type="float">
            <text:p>-74.9223175</text:p>
          </table:table-cell>
          <table:table-cell table:number-columns-repeated="3"/>
        </table:table-row>
        <table:table-row table:style-name="ro2">
          <table:table-cell office:value-type="float" office:value="14782608.7" calcext:value-type="float">
            <text:p>14782608.7</text:p>
          </table:table-cell>
          <table:table-cell office:value-type="float" office:value="-74.83912659" calcext:value-type="float">
            <text:p>-74.83912659</text:p>
          </table:table-cell>
          <table:table-cell table:number-columns-repeated="3"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-75.28981018" calcext:value-type="float">
            <text:p>-75.28981018</text:p>
          </table:table-cell>
          <table:table-cell table:number-columns-repeated="3"/>
        </table:table-row>
        <table:table-row table:style-name="ro2">
          <table:table-cell office:value-type="float" office:value="15217391.3" calcext:value-type="float">
            <text:p>15217391.3</text:p>
          </table:table-cell>
          <table:table-cell office:value-type="float" office:value="-75.01415253" calcext:value-type="float">
            <text:p>-75.01415253</text:p>
          </table:table-cell>
          <table:table-cell table:number-columns-repeated="3"/>
        </table:table-row>
        <table:table-row table:style-name="ro2">
          <table:table-cell office:value-type="float" office:value="15434782.61" calcext:value-type="float">
            <text:p>15434782.61</text:p>
          </table:table-cell>
          <table:table-cell office:value-type="float" office:value="-74.76435089" calcext:value-type="float">
            <text:p>-74.76435089</text:p>
          </table:table-cell>
          <table:table-cell table:number-columns-repeated="3"/>
        </table:table-row>
        <table:table-row table:style-name="ro2">
          <table:table-cell office:value-type="float" office:value="15652173.91" calcext:value-type="float">
            <text:p>15652173.91</text:p>
          </table:table-cell>
          <table:table-cell office:value-type="float" office:value="-74.97438049" calcext:value-type="float">
            <text:p>-74.97438049</text:p>
          </table:table-cell>
          <table:table-cell table:number-columns-repeated="3"/>
        </table:table-row>
        <table:table-row table:style-name="ro2">
          <table:table-cell office:value-type="float" office:value="15869565.22" calcext:value-type="float">
            <text:p>15869565.22</text:p>
          </table:table-cell>
          <table:table-cell office:value-type="float" office:value="-74.80483246" calcext:value-type="float">
            <text:p>-74.80483246</text:p>
          </table:table-cell>
          <table:table-cell table:number-columns-repeated="3"/>
        </table:table-row>
        <table:table-row table:style-name="ro2">
          <table:table-cell office:value-type="float" office:value="16086956.52" calcext:value-type="float">
            <text:p>16086956.52</text:p>
          </table:table-cell>
          <table:table-cell office:value-type="float" office:value="-74.98027802" calcext:value-type="float">
            <text:p>-74.98027802</text:p>
          </table:table-cell>
          <table:table-cell table:number-columns-repeated="3"/>
        </table:table-row>
        <table:table-row table:style-name="ro2">
          <table:table-cell office:value-type="float" office:value="16304347.83" calcext:value-type="float">
            <text:p>16304347.83</text:p>
          </table:table-cell>
          <table:table-cell office:value-type="float" office:value="-74.71028137" calcext:value-type="float">
            <text:p>-74.71028137</text:p>
          </table:table-cell>
          <table:table-cell table:number-columns-repeated="3"/>
        </table:table-row>
        <table:table-row table:style-name="ro2">
          <table:table-cell office:value-type="float" office:value="16521739.13" calcext:value-type="float">
            <text:p>16521739.13</text:p>
          </table:table-cell>
          <table:table-cell office:value-type="float" office:value="-74.83992767" calcext:value-type="float">
            <text:p>-74.83992767</text:p>
          </table:table-cell>
          <table:table-cell table:number-columns-repeated="3"/>
        </table:table-row>
        <table:table-row table:style-name="ro2">
          <table:table-cell office:value-type="float" office:value="16739130.43" calcext:value-type="float">
            <text:p>16739130.43</text:p>
          </table:table-cell>
          <table:table-cell office:value-type="float" office:value="-74.95812988" calcext:value-type="float">
            <text:p>-74.95812988</text:p>
          </table:table-cell>
          <table:table-cell table:number-columns-repeated="3"/>
        </table:table-row>
        <table:table-row table:style-name="ro2">
          <table:table-cell office:value-type="float" office:value="16956521.74" calcext:value-type="float">
            <text:p>16956521.74</text:p>
          </table:table-cell>
          <table:table-cell office:value-type="float" office:value="-75.01798248" calcext:value-type="float">
            <text:p>-75.01798248</text:p>
          </table:table-cell>
          <table:table-cell table:number-columns-repeated="3"/>
        </table:table-row>
        <table:table-row table:style-name="ro2">
          <table:table-cell office:value-type="float" office:value="17173913.04" calcext:value-type="float">
            <text:p>17173913.04</text:p>
          </table:table-cell>
          <table:table-cell office:value-type="float" office:value="-74.77471161" calcext:value-type="float">
            <text:p>-74.77471161</text:p>
          </table:table-cell>
          <table:table-cell table:number-columns-repeated="3"/>
        </table:table-row>
        <table:table-row table:style-name="ro2">
          <table:table-cell office:value-type="float" office:value="17391304.35" calcext:value-type="float">
            <text:p>17391304.35</text:p>
          </table:table-cell>
          <table:table-cell office:value-type="float" office:value="-74.83033752" calcext:value-type="float">
            <text:p>-74.83033752</text:p>
          </table:table-cell>
          <table:table-cell table:number-columns-repeated="3"/>
        </table:table-row>
        <table:table-row table:style-name="ro2">
          <table:table-cell office:value-type="float" office:value="17608695.65" calcext:value-type="float">
            <text:p>17608695.65</text:p>
          </table:table-cell>
          <table:table-cell office:value-type="float" office:value="-74.85606384" calcext:value-type="float">
            <text:p>-74.85606384</text:p>
          </table:table-cell>
          <table:table-cell table:number-columns-repeated="3"/>
        </table:table-row>
        <table:table-row table:style-name="ro2">
          <table:table-cell office:value-type="float" office:value="17826086.96" calcext:value-type="float">
            <text:p>17826086.96</text:p>
          </table:table-cell>
          <table:table-cell office:value-type="float" office:value="-74.96250916" calcext:value-type="float">
            <text:p>-74.96250916</text:p>
          </table:table-cell>
          <table:table-cell table:number-columns-repeated="3"/>
        </table:table-row>
        <table:table-row table:style-name="ro2">
          <table:table-cell office:value-type="float" office:value="18043478.26" calcext:value-type="float">
            <text:p>18043478.26</text:p>
          </table:table-cell>
          <table:table-cell office:value-type="float" office:value="-75.00371552" calcext:value-type="float">
            <text:p>-75.00371552</text:p>
          </table:table-cell>
          <table:table-cell table:number-columns-repeated="3"/>
        </table:table-row>
        <table:table-row table:style-name="ro2">
          <table:table-cell office:value-type="float" office:value="18260869.57" calcext:value-type="float">
            <text:p>18260869.57</text:p>
          </table:table-cell>
          <table:table-cell office:value-type="float" office:value="-74.90448761" calcext:value-type="float">
            <text:p>-74.90448761</text:p>
          </table:table-cell>
          <table:table-cell table:number-columns-repeated="3"/>
        </table:table-row>
        <table:table-row table:style-name="ro2">
          <table:table-cell office:value-type="float" office:value="18478260.87" calcext:value-type="float">
            <text:p>18478260.87</text:p>
          </table:table-cell>
          <table:table-cell office:value-type="float" office:value="-74.80570221" calcext:value-type="float">
            <text:p>-74.80570221</text:p>
          </table:table-cell>
          <table:table-cell table:number-columns-repeated="3"/>
        </table:table-row>
        <table:table-row table:style-name="ro2">
          <table:table-cell office:value-type="float" office:value="18695652.17" calcext:value-type="float">
            <text:p>18695652.17</text:p>
          </table:table-cell>
          <table:table-cell office:value-type="float" office:value="-74.89186096" calcext:value-type="float">
            <text:p>-74.89186096</text:p>
          </table:table-cell>
          <table:table-cell table:number-columns-repeated="3"/>
        </table:table-row>
        <table:table-row table:style-name="ro2">
          <table:table-cell office:value-type="float" office:value="18913043.48" calcext:value-type="float">
            <text:p>18913043.48</text:p>
          </table:table-cell>
          <table:table-cell office:value-type="float" office:value="-75.01934814" calcext:value-type="float">
            <text:p>-75.01934814</text:p>
          </table:table-cell>
          <table:table-cell table:number-columns-repeated="3"/>
        </table:table-row>
        <table:table-row table:style-name="ro2">
          <table:table-cell office:value-type="float" office:value="19130434.78" calcext:value-type="float">
            <text:p>19130434.78</text:p>
          </table:table-cell>
          <table:table-cell office:value-type="float" office:value="-75.22626495" calcext:value-type="float">
            <text:p>-75.22626495</text:p>
          </table:table-cell>
          <table:table-cell table:number-columns-repeated="3"/>
        </table:table-row>
        <table:table-row table:style-name="ro2">
          <table:table-cell office:value-type="float" office:value="19347826.09" calcext:value-type="float">
            <text:p>19347826.09</text:p>
          </table:table-cell>
          <table:table-cell office:value-type="float" office:value="-74.98384857" calcext:value-type="float">
            <text:p>-74.98384857</text:p>
          </table:table-cell>
          <table:table-cell table:number-columns-repeated="3"/>
        </table:table-row>
        <table:table-row table:style-name="ro2">
          <table:table-cell office:value-type="float" office:value="19565217.39" calcext:value-type="float">
            <text:p>19565217.39</text:p>
          </table:table-cell>
          <table:table-cell office:value-type="float" office:value="-75.00066376" calcext:value-type="float">
            <text:p>-75.00066376</text:p>
          </table:table-cell>
          <table:table-cell table:number-columns-repeated="3"/>
        </table:table-row>
        <table:table-row table:style-name="ro2">
          <table:table-cell office:value-type="float" office:value="19782608.7" calcext:value-type="float">
            <text:p>19782608.7</text:p>
          </table:table-cell>
          <table:table-cell office:value-type="float" office:value="-74.89064026" calcext:value-type="float">
            <text:p>-74.89064026</text:p>
          </table:table-cell>
          <table:table-cell table:number-columns-repeated="3"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-74.93685913" calcext:value-type="float">
            <text:p>-74.93685913</text:p>
          </table:table-cell>
          <table:table-cell table:number-columns-repeated="3"/>
        </table:table-row>
        <table:table-row table:style-name="ro2">
          <table:table-cell office:value-type="float" office:value="20217391.3" calcext:value-type="float">
            <text:p>20217391.3</text:p>
          </table:table-cell>
          <table:table-cell office:value-type="float" office:value="-74.67658997" calcext:value-type="float">
            <text:p>-74.67658997</text:p>
          </table:table-cell>
          <table:table-cell table:number-columns-repeated="3"/>
        </table:table-row>
        <table:table-row table:style-name="ro2">
          <table:table-cell office:value-type="float" office:value="20434782.61" calcext:value-type="float">
            <text:p>20434782.61</text:p>
          </table:table-cell>
          <table:table-cell office:value-type="float" office:value="-74.27445984" calcext:value-type="float">
            <text:p>-74.27445984</text:p>
          </table:table-cell>
          <table:table-cell table:number-columns-repeated="3"/>
        </table:table-row>
        <table:table-row table:style-name="ro2">
          <table:table-cell office:value-type="float" office:value="20652173.91" calcext:value-type="float">
            <text:p>20652173.91</text:p>
          </table:table-cell>
          <table:table-cell office:value-type="float" office:value="-73.93516541" calcext:value-type="float">
            <text:p>-73.93516541</text:p>
          </table:table-cell>
          <table:table-cell table:number-columns-repeated="3"/>
        </table:table-row>
        <table:table-row table:style-name="ro2">
          <table:table-cell office:value-type="float" office:value="20869565.22" calcext:value-type="float">
            <text:p>20869565.22</text:p>
          </table:table-cell>
          <table:table-cell office:value-type="float" office:value="-73.86506653" calcext:value-type="float">
            <text:p>-73.86506653</text:p>
          </table:table-cell>
          <table:table-cell table:number-columns-repeated="3"/>
        </table:table-row>
        <table:table-row table:style-name="ro2">
          <table:table-cell office:value-type="float" office:value="21086956.52" calcext:value-type="float">
            <text:p>21086956.52</text:p>
          </table:table-cell>
          <table:table-cell office:value-type="float" office:value="-73.63228607" calcext:value-type="float">
            <text:p>-73.63228607</text:p>
          </table:table-cell>
          <table:table-cell table:number-columns-repeated="3"/>
        </table:table-row>
        <table:table-row table:style-name="ro2">
          <table:table-cell office:value-type="float" office:value="21304347.83" calcext:value-type="float">
            <text:p>21304347.83</text:p>
          </table:table-cell>
          <table:table-cell office:value-type="float" office:value="-73.88807678" calcext:value-type="float">
            <text:p>-73.88807678</text:p>
          </table:table-cell>
          <table:table-cell table:number-columns-repeated="3"/>
        </table:table-row>
        <table:table-row table:style-name="ro2">
          <table:table-cell office:value-type="float" office:value="21521739.13" calcext:value-type="float">
            <text:p>21521739.13</text:p>
          </table:table-cell>
          <table:table-cell office:value-type="float" office:value="-73.61730194" calcext:value-type="float">
            <text:p>-73.61730194</text:p>
          </table:table-cell>
          <table:table-cell table:number-columns-repeated="3"/>
        </table:table-row>
        <table:table-row table:style-name="ro2">
          <table:table-cell office:value-type="float" office:value="21739130.43" calcext:value-type="float">
            <text:p>21739130.43</text:p>
          </table:table-cell>
          <table:table-cell office:value-type="float" office:value="-73.95762634" calcext:value-type="float">
            <text:p>-73.95762634</text:p>
          </table:table-cell>
          <table:table-cell table:number-columns-repeated="3"/>
        </table:table-row>
        <table:table-row table:style-name="ro2">
          <table:table-cell office:value-type="float" office:value="21956521.74" calcext:value-type="float">
            <text:p>21956521.74</text:p>
          </table:table-cell>
          <table:table-cell office:value-type="float" office:value="-73.84046936" calcext:value-type="float">
            <text:p>-73.84046936</text:p>
          </table:table-cell>
          <table:table-cell table:number-columns-repeated="3"/>
        </table:table-row>
        <table:table-row table:style-name="ro2">
          <table:table-cell office:value-type="float" office:value="22173913.04" calcext:value-type="float">
            <text:p>22173913.04</text:p>
          </table:table-cell>
          <table:table-cell office:value-type="float" office:value="-74.44953918" calcext:value-type="float">
            <text:p>-74.44953918</text:p>
          </table:table-cell>
          <table:table-cell table:number-columns-repeated="3"/>
        </table:table-row>
        <table:table-row table:style-name="ro2">
          <table:table-cell office:value-type="float" office:value="22391304.35" calcext:value-type="float">
            <text:p>22391304.35</text:p>
          </table:table-cell>
          <table:table-cell office:value-type="float" office:value="-74.52778625" calcext:value-type="float">
            <text:p>-74.52778625</text:p>
          </table:table-cell>
          <table:table-cell table:number-columns-repeated="3"/>
        </table:table-row>
        <table:table-row table:style-name="ro2">
          <table:table-cell office:value-type="float" office:value="22608695.65" calcext:value-type="float">
            <text:p>22608695.65</text:p>
          </table:table-cell>
          <table:table-cell office:value-type="float" office:value="-74.47290802" calcext:value-type="float">
            <text:p>-74.47290802</text:p>
          </table:table-cell>
          <table:table-cell table:number-columns-repeated="3"/>
        </table:table-row>
        <table:table-row table:style-name="ro2">
          <table:table-cell office:value-type="float" office:value="22826086.96" calcext:value-type="float">
            <text:p>22826086.96</text:p>
          </table:table-cell>
          <table:table-cell office:value-type="float" office:value="-74.45043945" calcext:value-type="float">
            <text:p>-74.45043945</text:p>
          </table:table-cell>
          <table:table-cell table:number-columns-repeated="3"/>
        </table:table-row>
        <table:table-row table:style-name="ro2">
          <table:table-cell office:value-type="float" office:value="23043478.26" calcext:value-type="float">
            <text:p>23043478.26</text:p>
          </table:table-cell>
          <table:table-cell office:value-type="float" office:value="-74.97142029" calcext:value-type="float">
            <text:p>-74.97142029</text:p>
          </table:table-cell>
          <table:table-cell table:number-columns-repeated="3"/>
        </table:table-row>
        <table:table-row table:style-name="ro2">
          <table:table-cell office:value-type="float" office:value="23260869.57" calcext:value-type="float">
            <text:p>23260869.57</text:p>
          </table:table-cell>
          <table:table-cell office:value-type="float" office:value="-74.89879608" calcext:value-type="float">
            <text:p>-74.89879608</text:p>
          </table:table-cell>
          <table:table-cell table:number-columns-repeated="3"/>
        </table:table-row>
        <table:table-row table:style-name="ro2">
          <table:table-cell office:value-type="float" office:value="23478260.87" calcext:value-type="float">
            <text:p>23478260.87</text:p>
          </table:table-cell>
          <table:table-cell office:value-type="float" office:value="-74.88123322" calcext:value-type="float">
            <text:p>-74.88123322</text:p>
          </table:table-cell>
          <table:table-cell table:number-columns-repeated="3"/>
        </table:table-row>
        <table:table-row table:style-name="ro2">
          <table:table-cell office:value-type="float" office:value="23695652.17" calcext:value-type="float">
            <text:p>23695652.17</text:p>
          </table:table-cell>
          <table:table-cell office:value-type="float" office:value="-75.12849426" calcext:value-type="float">
            <text:p>-75.12849426</text:p>
          </table:table-cell>
          <table:table-cell table:number-columns-repeated="3"/>
        </table:table-row>
        <table:table-row table:style-name="ro2">
          <table:table-cell office:value-type="float" office:value="23913043.48" calcext:value-type="float">
            <text:p>23913043.48</text:p>
          </table:table-cell>
          <table:table-cell office:value-type="float" office:value="-75.14083099" calcext:value-type="float">
            <text:p>-75.14083099</text:p>
          </table:table-cell>
          <table:table-cell table:number-columns-repeated="3"/>
        </table:table-row>
        <table:table-row table:style-name="ro2">
          <table:table-cell office:value-type="float" office:value="24130434.78" calcext:value-type="float">
            <text:p>24130434.78</text:p>
          </table:table-cell>
          <table:table-cell office:value-type="float" office:value="-75.07077789" calcext:value-type="float">
            <text:p>-75.07077789</text:p>
          </table:table-cell>
          <table:table-cell table:number-columns-repeated="3"/>
        </table:table-row>
        <table:table-row table:style-name="ro2">
          <table:table-cell office:value-type="float" office:value="24347826.09" calcext:value-type="float">
            <text:p>24347826.09</text:p>
          </table:table-cell>
          <table:table-cell office:value-type="float" office:value="-75.13923645" calcext:value-type="float">
            <text:p>-75.13923645</text:p>
          </table:table-cell>
          <table:table-cell table:number-columns-repeated="3"/>
        </table:table-row>
        <table:table-row table:style-name="ro2">
          <table:table-cell office:value-type="float" office:value="24565217.39" calcext:value-type="float">
            <text:p>24565217.39</text:p>
          </table:table-cell>
          <table:table-cell office:value-type="float" office:value="-75.17443848" calcext:value-type="float">
            <text:p>-75.17443848</text:p>
          </table:table-cell>
          <table:table-cell table:number-columns-repeated="3"/>
        </table:table-row>
        <table:table-row table:style-name="ro2">
          <table:table-cell office:value-type="float" office:value="24782608.7" calcext:value-type="float">
            <text:p>24782608.7</text:p>
          </table:table-cell>
          <table:table-cell office:value-type="float" office:value="-75.2318573" calcext:value-type="float">
            <text:p>-75.2318573</text:p>
          </table:table-cell>
          <table:table-cell table:number-columns-repeated="3"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-75.3164978" calcext:value-type="float">
            <text:p>-75.3164978</text:p>
          </table:table-cell>
          <table:table-cell table:number-columns-repeated="3"/>
        </table:table-row>
        <table:table-row table:style-name="ro2">
          <table:table-cell office:value-type="float" office:value="25217391.3" calcext:value-type="float">
            <text:p>25217391.3</text:p>
          </table:table-cell>
          <table:table-cell office:value-type="float" office:value="-75.33766937" calcext:value-type="float">
            <text:p>-75.33766937</text:p>
          </table:table-cell>
          <table:table-cell table:number-columns-repeated="3"/>
        </table:table-row>
        <table:table-row table:style-name="ro2">
          <table:table-cell office:value-type="float" office:value="25434782.61" calcext:value-type="float">
            <text:p>25434782.61</text:p>
          </table:table-cell>
          <table:table-cell office:value-type="float" office:value="-75.11668396" calcext:value-type="float">
            <text:p>-75.11668396</text:p>
          </table:table-cell>
          <table:table-cell table:number-columns-repeated="3"/>
        </table:table-row>
        <table:table-row table:style-name="ro2">
          <table:table-cell office:value-type="float" office:value="25652173.91" calcext:value-type="float">
            <text:p>25652173.91</text:p>
          </table:table-cell>
          <table:table-cell office:value-type="float" office:value="-75.06190491" calcext:value-type="float">
            <text:p>-75.06190491</text:p>
          </table:table-cell>
          <table:table-cell table:number-columns-repeated="3"/>
        </table:table-row>
        <table:table-row table:style-name="ro2">
          <table:table-cell office:value-type="float" office:value="25869565.22" calcext:value-type="float">
            <text:p>25869565.22</text:p>
          </table:table-cell>
          <table:table-cell office:value-type="float" office:value="-75.19328308" calcext:value-type="float">
            <text:p>-75.19328308</text:p>
          </table:table-cell>
          <table:table-cell table:number-columns-repeated="3"/>
        </table:table-row>
        <table:table-row table:style-name="ro2">
          <table:table-cell office:value-type="float" office:value="26086956.52" calcext:value-type="float">
            <text:p>26086956.52</text:p>
          </table:table-cell>
          <table:table-cell office:value-type="float" office:value="-75.30358887" calcext:value-type="float">
            <text:p>-75.30358887</text:p>
          </table:table-cell>
          <table:table-cell table:number-columns-repeated="3"/>
        </table:table-row>
        <table:table-row table:style-name="ro2">
          <table:table-cell office:value-type="float" office:value="26304347.83" calcext:value-type="float">
            <text:p>26304347.83</text:p>
          </table:table-cell>
          <table:table-cell office:value-type="float" office:value="-74.94025421" calcext:value-type="float">
            <text:p>-74.94025421</text:p>
          </table:table-cell>
          <table:table-cell table:number-columns-repeated="3"/>
        </table:table-row>
        <table:table-row table:style-name="ro2">
          <table:table-cell office:value-type="float" office:value="26521739.13" calcext:value-type="float">
            <text:p>26521739.13</text:p>
          </table:table-cell>
          <table:table-cell office:value-type="float" office:value="-75.08076477" calcext:value-type="float">
            <text:p>-75.08076477</text:p>
          </table:table-cell>
          <table:table-cell table:number-columns-repeated="3"/>
        </table:table-row>
        <table:table-row table:style-name="ro2">
          <table:table-cell office:value-type="float" office:value="26739130.43" calcext:value-type="float">
            <text:p>26739130.43</text:p>
          </table:table-cell>
          <table:table-cell office:value-type="float" office:value="-74.87064362" calcext:value-type="float">
            <text:p>-74.87064362</text:p>
          </table:table-cell>
          <table:table-cell table:number-columns-repeated="3"/>
        </table:table-row>
        <table:table-row table:style-name="ro2">
          <table:table-cell office:value-type="float" office:value="26956521.74" calcext:value-type="float">
            <text:p>26956521.74</text:p>
          </table:table-cell>
          <table:table-cell office:value-type="float" office:value="-75.10982513" calcext:value-type="float">
            <text:p>-75.10982513</text:p>
          </table:table-cell>
          <table:table-cell table:number-columns-repeated="3"/>
        </table:table-row>
        <table:table-row table:style-name="ro2">
          <table:table-cell office:value-type="float" office:value="27173913.04" calcext:value-type="float">
            <text:p>27173913.04</text:p>
          </table:table-cell>
          <table:table-cell office:value-type="float" office:value="-75.07371521" calcext:value-type="float">
            <text:p>-75.07371521</text:p>
          </table:table-cell>
          <table:table-cell table:number-columns-repeated="3"/>
        </table:table-row>
        <table:table-row table:style-name="ro2">
          <table:table-cell office:value-type="float" office:value="27391304.35" calcext:value-type="float">
            <text:p>27391304.35</text:p>
          </table:table-cell>
          <table:table-cell office:value-type="float" office:value="-74.93283081" calcext:value-type="float">
            <text:p>-74.93283081</text:p>
          </table:table-cell>
          <table:table-cell table:number-columns-repeated="3"/>
        </table:table-row>
        <table:table-row table:style-name="ro2">
          <table:table-cell office:value-type="float" office:value="27608695.65" calcext:value-type="float">
            <text:p>27608695.65</text:p>
          </table:table-cell>
          <table:table-cell office:value-type="float" office:value="-74.91078186" calcext:value-type="float">
            <text:p>-74.91078186</text:p>
          </table:table-cell>
          <table:table-cell table:number-columns-repeated="3"/>
        </table:table-row>
        <table:table-row table:style-name="ro2">
          <table:table-cell office:value-type="float" office:value="27826086.96" calcext:value-type="float">
            <text:p>27826086.96</text:p>
          </table:table-cell>
          <table:table-cell office:value-type="float" office:value="-74.99617767" calcext:value-type="float">
            <text:p>-74.99617767</text:p>
          </table:table-cell>
          <table:table-cell table:number-columns-repeated="3"/>
        </table:table-row>
        <table:table-row table:style-name="ro2">
          <table:table-cell office:value-type="float" office:value="28043478.26" calcext:value-type="float">
            <text:p>28043478.26</text:p>
          </table:table-cell>
          <table:table-cell office:value-type="float" office:value="-75.14450073" calcext:value-type="float">
            <text:p>-75.14450073</text:p>
          </table:table-cell>
          <table:table-cell table:number-columns-repeated="3"/>
        </table:table-row>
        <table:table-row table:style-name="ro2">
          <table:table-cell office:value-type="float" office:value="28260869.57" calcext:value-type="float">
            <text:p>28260869.57</text:p>
          </table:table-cell>
          <table:table-cell office:value-type="float" office:value="-75.0974884" calcext:value-type="float">
            <text:p>-75.0974884</text:p>
          </table:table-cell>
          <table:table-cell table:number-columns-repeated="3"/>
        </table:table-row>
        <table:table-row table:style-name="ro2">
          <table:table-cell office:value-type="float" office:value="28478260.87" calcext:value-type="float">
            <text:p>28478260.87</text:p>
          </table:table-cell>
          <table:table-cell office:value-type="float" office:value="-74.92742157" calcext:value-type="float">
            <text:p>-74.92742157</text:p>
          </table:table-cell>
          <table:table-cell table:number-columns-repeated="3"/>
        </table:table-row>
        <table:table-row table:style-name="ro2">
          <table:table-cell office:value-type="float" office:value="28695652.17" calcext:value-type="float">
            <text:p>28695652.17</text:p>
          </table:table-cell>
          <table:table-cell office:value-type="float" office:value="-75.10547638" calcext:value-type="float">
            <text:p>-75.10547638</text:p>
          </table:table-cell>
          <table:table-cell table:number-columns-repeated="3"/>
        </table:table-row>
        <table:table-row table:style-name="ro2">
          <table:table-cell office:value-type="float" office:value="28913043.48" calcext:value-type="float">
            <text:p>28913043.48</text:p>
          </table:table-cell>
          <table:table-cell office:value-type="float" office:value="-75.27763367" calcext:value-type="float">
            <text:p>-75.27763367</text:p>
          </table:table-cell>
          <table:table-cell table:number-columns-repeated="3"/>
        </table:table-row>
        <table:table-row table:style-name="ro2">
          <table:table-cell office:value-type="float" office:value="29130434.78" calcext:value-type="float">
            <text:p>29130434.78</text:p>
          </table:table-cell>
          <table:table-cell office:value-type="float" office:value="-74.92856598" calcext:value-type="float">
            <text:p>-74.92856598</text:p>
          </table:table-cell>
          <table:table-cell table:number-columns-repeated="3"/>
        </table:table-row>
        <table:table-row table:style-name="ro2">
          <table:table-cell office:value-type="float" office:value="29347826.09" calcext:value-type="float">
            <text:p>29347826.09</text:p>
          </table:table-cell>
          <table:table-cell office:value-type="float" office:value="-75.11177063" calcext:value-type="float">
            <text:p>-75.11177063</text:p>
          </table:table-cell>
          <table:table-cell table:number-columns-repeated="3"/>
        </table:table-row>
        <table:table-row table:style-name="ro2">
          <table:table-cell office:value-type="float" office:value="29565217.39" calcext:value-type="float">
            <text:p>29565217.39</text:p>
          </table:table-cell>
          <table:table-cell office:value-type="float" office:value="-75.24443054" calcext:value-type="float">
            <text:p>-75.24443054</text:p>
          </table:table-cell>
          <table:table-cell table:number-columns-repeated="3"/>
        </table:table-row>
        <table:table-row table:style-name="ro2">
          <table:table-cell office:value-type="float" office:value="29782608.7" calcext:value-type="float">
            <text:p>29782608.7</text:p>
          </table:table-cell>
          <table:table-cell office:value-type="float" office:value="-75.21418762" calcext:value-type="float">
            <text:p>-75.21418762</text:p>
          </table:table-cell>
          <table:table-cell table:number-columns-repeated="3"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-75.17277527" calcext:value-type="float">
            <text:p>-75.17277527</text:p>
          </table:table-cell>
          <table:table-cell table:number-columns-repeated="3"/>
        </table:table-row>
        <table:table-row table:style-name="ro2">
          <table:table-cell office:value-type="float" office:value="30217391.3" calcext:value-type="float">
            <text:p>30217391.3</text:p>
          </table:table-cell>
          <table:table-cell office:value-type="float" office:value="-75.2250824" calcext:value-type="float">
            <text:p>-75.2250824</text:p>
          </table:table-cell>
          <table:table-cell table:number-columns-repeated="3"/>
        </table:table-row>
        <table:table-row table:style-name="ro2">
          <table:table-cell office:value-type="float" office:value="30434782.61" calcext:value-type="float">
            <text:p>30434782.61</text:p>
          </table:table-cell>
          <table:table-cell office:value-type="float" office:value="-75.30404663" calcext:value-type="float">
            <text:p>-75.30404663</text:p>
          </table:table-cell>
          <table:table-cell table:number-columns-repeated="3"/>
        </table:table-row>
        <table:table-row table:style-name="ro2">
          <table:table-cell office:value-type="float" office:value="30652173.91" calcext:value-type="float">
            <text:p>30652173.91</text:p>
          </table:table-cell>
          <table:table-cell office:value-type="float" office:value="-75.26799011" calcext:value-type="float">
            <text:p>-75.26799011</text:p>
          </table:table-cell>
          <table:table-cell table:number-columns-repeated="3"/>
        </table:table-row>
        <table:table-row table:style-name="ro2">
          <table:table-cell office:value-type="float" office:value="30869565.22" calcext:value-type="float">
            <text:p>30869565.22</text:p>
          </table:table-cell>
          <table:table-cell office:value-type="float" office:value="-75.41652679" calcext:value-type="float">
            <text:p>-75.41652679</text:p>
          </table:table-cell>
          <table:table-cell table:number-columns-repeated="3"/>
        </table:table-row>
        <table:table-row table:style-name="ro2">
          <table:table-cell office:value-type="float" office:value="31086956.52" calcext:value-type="float">
            <text:p>31086956.52</text:p>
          </table:table-cell>
          <table:table-cell office:value-type="float" office:value="-75.32700348" calcext:value-type="float">
            <text:p>-75.32700348</text:p>
          </table:table-cell>
          <table:table-cell table:number-columns-repeated="3"/>
        </table:table-row>
        <table:table-row table:style-name="ro2">
          <table:table-cell office:value-type="float" office:value="31304347.83" calcext:value-type="float">
            <text:p>31304347.83</text:p>
          </table:table-cell>
          <table:table-cell office:value-type="float" office:value="-75.28358459" calcext:value-type="float">
            <text:p>-75.28358459</text:p>
          </table:table-cell>
          <table:table-cell table:number-columns-repeated="3"/>
        </table:table-row>
        <table:table-row table:style-name="ro2">
          <table:table-cell office:value-type="float" office:value="31521739.13" calcext:value-type="float">
            <text:p>31521739.13</text:p>
          </table:table-cell>
          <table:table-cell office:value-type="float" office:value="-75.35133362" calcext:value-type="float">
            <text:p>-75.35133362</text:p>
          </table:table-cell>
          <table:table-cell table:number-columns-repeated="3"/>
        </table:table-row>
        <table:table-row table:style-name="ro2">
          <table:table-cell office:value-type="float" office:value="31739130.43" calcext:value-type="float">
            <text:p>31739130.43</text:p>
          </table:table-cell>
          <table:table-cell office:value-type="float" office:value="-75.50126648" calcext:value-type="float">
            <text:p>-75.50126648</text:p>
          </table:table-cell>
          <table:table-cell table:number-columns-repeated="3"/>
        </table:table-row>
        <table:table-row table:style-name="ro2">
          <table:table-cell office:value-type="float" office:value="31956521.74" calcext:value-type="float">
            <text:p>31956521.74</text:p>
          </table:table-cell>
          <table:table-cell office:value-type="float" office:value="-75.50962067" calcext:value-type="float">
            <text:p>-75.50962067</text:p>
          </table:table-cell>
          <table:table-cell table:number-columns-repeated="3"/>
        </table:table-row>
        <table:table-row table:style-name="ro2">
          <table:table-cell office:value-type="float" office:value="32173913.04" calcext:value-type="float">
            <text:p>32173913.04</text:p>
          </table:table-cell>
          <table:table-cell office:value-type="float" office:value="-75.54007721" calcext:value-type="float">
            <text:p>-75.54007721</text:p>
          </table:table-cell>
          <table:table-cell table:number-columns-repeated="3"/>
        </table:table-row>
        <table:table-row table:style-name="ro2">
          <table:table-cell office:value-type="float" office:value="32391304.35" calcext:value-type="float">
            <text:p>32391304.35</text:p>
          </table:table-cell>
          <table:table-cell office:value-type="float" office:value="-75.52680969" calcext:value-type="float">
            <text:p>-75.52680969</text:p>
          </table:table-cell>
          <table:table-cell table:number-columns-repeated="3"/>
        </table:table-row>
        <table:table-row table:style-name="ro2">
          <table:table-cell office:value-type="float" office:value="32608695.65" calcext:value-type="float">
            <text:p>32608695.65</text:p>
          </table:table-cell>
          <table:table-cell office:value-type="float" office:value="-75.58960724" calcext:value-type="float">
            <text:p>-75.58960724</text:p>
          </table:table-cell>
          <table:table-cell table:number-columns-repeated="3"/>
        </table:table-row>
        <table:table-row table:style-name="ro2">
          <table:table-cell office:value-type="float" office:value="32826086.96" calcext:value-type="float">
            <text:p>32826086.96</text:p>
          </table:table-cell>
          <table:table-cell office:value-type="float" office:value="-75.23986053" calcext:value-type="float">
            <text:p>-75.23986053</text:p>
          </table:table-cell>
          <table:table-cell table:number-columns-repeated="3"/>
        </table:table-row>
        <table:table-row table:style-name="ro2">
          <table:table-cell office:value-type="float" office:value="33043478.26" calcext:value-type="float">
            <text:p>33043478.26</text:p>
          </table:table-cell>
          <table:table-cell office:value-type="float" office:value="-75.44741821" calcext:value-type="float">
            <text:p>-75.44741821</text:p>
          </table:table-cell>
          <table:table-cell table:number-columns-repeated="3"/>
        </table:table-row>
        <table:table-row table:style-name="ro2">
          <table:table-cell office:value-type="float" office:value="33260869.57" calcext:value-type="float">
            <text:p>33260869.57</text:p>
          </table:table-cell>
          <table:table-cell office:value-type="float" office:value="-75.44786835" calcext:value-type="float">
            <text:p>-75.44786835</text:p>
          </table:table-cell>
          <table:table-cell table:number-columns-repeated="3"/>
        </table:table-row>
        <table:table-row table:style-name="ro2">
          <table:table-cell office:value-type="float" office:value="33478260.87" calcext:value-type="float">
            <text:p>33478260.87</text:p>
          </table:table-cell>
          <table:table-cell office:value-type="float" office:value="-75.44650269" calcext:value-type="float">
            <text:p>-75.44650269</text:p>
          </table:table-cell>
          <table:table-cell table:number-columns-repeated="3"/>
        </table:table-row>
        <table:table-row table:style-name="ro2">
          <table:table-cell office:value-type="float" office:value="33695652.17" calcext:value-type="float">
            <text:p>33695652.17</text:p>
          </table:table-cell>
          <table:table-cell office:value-type="float" office:value="-75.22612" calcext:value-type="float">
            <text:p>-75.22612</text:p>
          </table:table-cell>
          <table:table-cell table:number-columns-repeated="3"/>
        </table:table-row>
        <table:table-row table:style-name="ro2">
          <table:table-cell office:value-type="float" office:value="33913043.48" calcext:value-type="float">
            <text:p>33913043.48</text:p>
          </table:table-cell>
          <table:table-cell office:value-type="float" office:value="-75.23854065" calcext:value-type="float">
            <text:p>-75.23854065</text:p>
          </table:table-cell>
          <table:table-cell table:number-columns-repeated="3"/>
        </table:table-row>
        <table:table-row table:style-name="ro2">
          <table:table-cell office:value-type="float" office:value="34130434.78" calcext:value-type="float">
            <text:p>34130434.78</text:p>
          </table:table-cell>
          <table:table-cell office:value-type="float" office:value="-75.27909851" calcext:value-type="float">
            <text:p>-75.27909851</text:p>
          </table:table-cell>
          <table:table-cell table:number-columns-repeated="3"/>
        </table:table-row>
        <table:table-row table:style-name="ro2">
          <table:table-cell office:value-type="float" office:value="34347826.09" calcext:value-type="float">
            <text:p>34347826.09</text:p>
          </table:table-cell>
          <table:table-cell office:value-type="float" office:value="-75.08950043" calcext:value-type="float">
            <text:p>-75.08950043</text:p>
          </table:table-cell>
          <table:table-cell table:number-columns-repeated="3"/>
        </table:table-row>
        <table:table-row table:style-name="ro2">
          <table:table-cell office:value-type="float" office:value="34565217.39" calcext:value-type="float">
            <text:p>34565217.39</text:p>
          </table:table-cell>
          <table:table-cell office:value-type="float" office:value="-75.36721039" calcext:value-type="float">
            <text:p>-75.36721039</text:p>
          </table:table-cell>
          <table:table-cell table:number-columns-repeated="3"/>
        </table:table-row>
        <table:table-row table:style-name="ro2">
          <table:table-cell office:value-type="float" office:value="34782608.7" calcext:value-type="float">
            <text:p>34782608.7</text:p>
          </table:table-cell>
          <table:table-cell office:value-type="float" office:value="-75.39961243" calcext:value-type="float">
            <text:p>-75.39961243</text:p>
          </table:table-cell>
          <table:table-cell table:number-columns-repeated="3"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office:value-type="float" office:value="-75.36470032" calcext:value-type="float">
            <text:p>-75.36470032</text:p>
          </table:table-cell>
          <table:table-cell table:number-columns-repeated="3"/>
        </table:table-row>
        <table:table-row table:style-name="ro2">
          <table:table-cell office:value-type="float" office:value="35217391.3" calcext:value-type="float">
            <text:p>35217391.3</text:p>
          </table:table-cell>
          <table:table-cell office:value-type="float" office:value="-74.99608612" calcext:value-type="float">
            <text:p>-74.99608612</text:p>
          </table:table-cell>
          <table:table-cell table:number-columns-repeated="3"/>
        </table:table-row>
        <table:table-row table:style-name="ro2">
          <table:table-cell office:value-type="float" office:value="35434782.61" calcext:value-type="float">
            <text:p>35434782.61</text:p>
          </table:table-cell>
          <table:table-cell office:value-type="float" office:value="-75.17723083" calcext:value-type="float">
            <text:p>-75.17723083</text:p>
          </table:table-cell>
          <table:table-cell table:number-columns-repeated="3"/>
        </table:table-row>
        <table:table-row table:style-name="ro2">
          <table:table-cell office:value-type="float" office:value="35652173.91" calcext:value-type="float">
            <text:p>35652173.91</text:p>
          </table:table-cell>
          <table:table-cell office:value-type="float" office:value="-75.20657349" calcext:value-type="float">
            <text:p>-75.20657349</text:p>
          </table:table-cell>
          <table:table-cell table:number-columns-repeated="3"/>
        </table:table-row>
        <table:table-row table:style-name="ro2">
          <table:table-cell office:value-type="float" office:value="35869565.22" calcext:value-type="float">
            <text:p>35869565.22</text:p>
          </table:table-cell>
          <table:table-cell office:value-type="float" office:value="-75.35331726" calcext:value-type="float">
            <text:p>-75.35331726</text:p>
          </table:table-cell>
          <table:table-cell table:number-columns-repeated="3"/>
        </table:table-row>
        <table:table-row table:style-name="ro2">
          <table:table-cell office:value-type="float" office:value="36086956.52" calcext:value-type="float">
            <text:p>36086956.52</text:p>
          </table:table-cell>
          <table:table-cell office:value-type="float" office:value="-75.56358337" calcext:value-type="float">
            <text:p>-75.56358337</text:p>
          </table:table-cell>
          <table:table-cell table:number-columns-repeated="3"/>
        </table:table-row>
        <table:table-row table:style-name="ro2">
          <table:table-cell office:value-type="float" office:value="36304347.83" calcext:value-type="float">
            <text:p>36304347.83</text:p>
          </table:table-cell>
          <table:table-cell office:value-type="float" office:value="-75.29597473" calcext:value-type="float">
            <text:p>-75.29597473</text:p>
          </table:table-cell>
          <table:table-cell table:number-columns-repeated="3"/>
        </table:table-row>
        <table:table-row table:style-name="ro2">
          <table:table-cell office:value-type="float" office:value="36521739.13" calcext:value-type="float">
            <text:p>36521739.13</text:p>
          </table:table-cell>
          <table:table-cell office:value-type="float" office:value="-75.17637634" calcext:value-type="float">
            <text:p>-75.17637634</text:p>
          </table:table-cell>
          <table:table-cell table:number-columns-repeated="3"/>
        </table:table-row>
        <table:table-row table:style-name="ro2">
          <table:table-cell office:value-type="float" office:value="36739130.43" calcext:value-type="float">
            <text:p>36739130.43</text:p>
          </table:table-cell>
          <table:table-cell office:value-type="float" office:value="-75.56945801" calcext:value-type="float">
            <text:p>-75.56945801</text:p>
          </table:table-cell>
          <table:table-cell table:number-columns-repeated="3"/>
        </table:table-row>
        <table:table-row table:style-name="ro2">
          <table:table-cell office:value-type="float" office:value="36956521.74" calcext:value-type="float">
            <text:p>36956521.74</text:p>
          </table:table-cell>
          <table:table-cell office:value-type="float" office:value="-75.78434753" calcext:value-type="float">
            <text:p>-75.78434753</text:p>
          </table:table-cell>
          <table:table-cell table:number-columns-repeated="3"/>
        </table:table-row>
        <table:table-row table:style-name="ro2">
          <table:table-cell office:value-type="float" office:value="37173913.04" calcext:value-type="float">
            <text:p>37173913.04</text:p>
          </table:table-cell>
          <table:table-cell office:value-type="float" office:value="-75.68379211" calcext:value-type="float">
            <text:p>-75.68379211</text:p>
          </table:table-cell>
          <table:table-cell table:number-columns-repeated="3"/>
        </table:table-row>
        <table:table-row table:style-name="ro2">
          <table:table-cell office:value-type="float" office:value="37391304.35" calcext:value-type="float">
            <text:p>37391304.35</text:p>
          </table:table-cell>
          <table:table-cell office:value-type="float" office:value="-75.73386383" calcext:value-type="float">
            <text:p>-75.73386383</text:p>
          </table:table-cell>
          <table:table-cell table:number-columns-repeated="3"/>
        </table:table-row>
        <table:table-row table:style-name="ro2">
          <table:table-cell office:value-type="float" office:value="37608695.65" calcext:value-type="float">
            <text:p>37608695.65</text:p>
          </table:table-cell>
          <table:table-cell office:value-type="float" office:value="-75.9054718" calcext:value-type="float">
            <text:p>-75.9054718</text:p>
          </table:table-cell>
          <table:table-cell table:number-columns-repeated="3"/>
        </table:table-row>
        <table:table-row table:style-name="ro2">
          <table:table-cell office:value-type="float" office:value="37826086.96" calcext:value-type="float">
            <text:p>37826086.96</text:p>
          </table:table-cell>
          <table:table-cell office:value-type="float" office:value="-75.74180603" calcext:value-type="float">
            <text:p>-75.74180603</text:p>
          </table:table-cell>
          <table:table-cell table:number-columns-repeated="3"/>
        </table:table-row>
        <table:table-row table:style-name="ro2">
          <table:table-cell office:value-type="float" office:value="38043478.26" calcext:value-type="float">
            <text:p>38043478.26</text:p>
          </table:table-cell>
          <table:table-cell office:value-type="float" office:value="-75.80409241" calcext:value-type="float">
            <text:p>-75.80409241</text:p>
          </table:table-cell>
          <table:table-cell table:number-columns-repeated="3"/>
        </table:table-row>
        <table:table-row table:style-name="ro2">
          <table:table-cell office:value-type="float" office:value="38260869.57" calcext:value-type="float">
            <text:p>38260869.57</text:p>
          </table:table-cell>
          <table:table-cell office:value-type="float" office:value="-75.79014587" calcext:value-type="float">
            <text:p>-75.79014587</text:p>
          </table:table-cell>
          <table:table-cell table:number-columns-repeated="3"/>
        </table:table-row>
        <table:table-row table:style-name="ro2">
          <table:table-cell office:value-type="float" office:value="38478260.87" calcext:value-type="float">
            <text:p>38478260.87</text:p>
          </table:table-cell>
          <table:table-cell office:value-type="float" office:value="-75.72645569" calcext:value-type="float">
            <text:p>-75.72645569</text:p>
          </table:table-cell>
          <table:table-cell table:number-columns-repeated="3"/>
        </table:table-row>
        <table:table-row table:style-name="ro2">
          <table:table-cell office:value-type="float" office:value="38695652.17" calcext:value-type="float">
            <text:p>38695652.17</text:p>
          </table:table-cell>
          <table:table-cell office:value-type="float" office:value="-75.69197845" calcext:value-type="float">
            <text:p>-75.69197845</text:p>
          </table:table-cell>
          <table:table-cell table:number-columns-repeated="3"/>
        </table:table-row>
        <table:table-row table:style-name="ro2">
          <table:table-cell office:value-type="float" office:value="38913043.48" calcext:value-type="float">
            <text:p>38913043.48</text:p>
          </table:table-cell>
          <table:table-cell office:value-type="float" office:value="-75.59046936" calcext:value-type="float">
            <text:p>-75.59046936</text:p>
          </table:table-cell>
          <table:table-cell table:number-columns-repeated="3"/>
        </table:table-row>
        <table:table-row table:style-name="ro2">
          <table:table-cell office:value-type="float" office:value="39130434.78" calcext:value-type="float">
            <text:p>39130434.78</text:p>
          </table:table-cell>
          <table:table-cell office:value-type="float" office:value="-75.62283325" calcext:value-type="float">
            <text:p>-75.62283325</text:p>
          </table:table-cell>
          <table:table-cell table:number-columns-repeated="3"/>
        </table:table-row>
        <table:table-row table:style-name="ro2">
          <table:table-cell office:value-type="float" office:value="39347826.09" calcext:value-type="float">
            <text:p>39347826.09</text:p>
          </table:table-cell>
          <table:table-cell office:value-type="float" office:value="-75.77310181" calcext:value-type="float">
            <text:p>-75.77310181</text:p>
          </table:table-cell>
          <table:table-cell table:number-columns-repeated="3"/>
        </table:table-row>
        <table:table-row table:style-name="ro2">
          <table:table-cell office:value-type="float" office:value="39565217.39" calcext:value-type="float">
            <text:p>39565217.39</text:p>
          </table:table-cell>
          <table:table-cell office:value-type="float" office:value="-75.6026535" calcext:value-type="float">
            <text:p>-75.6026535</text:p>
          </table:table-cell>
          <table:table-cell table:number-columns-repeated="3"/>
        </table:table-row>
        <table:table-row table:style-name="ro2">
          <table:table-cell office:value-type="float" office:value="39782608.7" calcext:value-type="float">
            <text:p>39782608.7</text:p>
          </table:table-cell>
          <table:table-cell office:value-type="float" office:value="-75.7596283" calcext:value-type="float">
            <text:p>-75.7596283</text:p>
          </table:table-cell>
          <table:table-cell table:number-columns-repeated="3"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-75.81062317" calcext:value-type="float">
            <text:p>-75.81062317</text:p>
          </table:table-cell>
          <table:table-cell table:number-columns-repeated="3"/>
        </table:table-row>
        <table:table-row table:style-name="ro2">
          <table:table-cell office:value-type="float" office:value="40217391.3" calcext:value-type="float">
            <text:p>40217391.3</text:p>
          </table:table-cell>
          <table:table-cell office:value-type="float" office:value="-75.75913239" calcext:value-type="float">
            <text:p>-75.75913239</text:p>
          </table:table-cell>
          <table:table-cell table:number-columns-repeated="3"/>
        </table:table-row>
        <table:table-row table:style-name="ro2">
          <table:table-cell office:value-type="float" office:value="40434782.61" calcext:value-type="float">
            <text:p>40434782.61</text:p>
          </table:table-cell>
          <table:table-cell office:value-type="float" office:value="-75.81674957" calcext:value-type="float">
            <text:p>-75.81674957</text:p>
          </table:table-cell>
          <table:table-cell table:number-columns-repeated="3"/>
        </table:table-row>
        <table:table-row table:style-name="ro2">
          <table:table-cell office:value-type="float" office:value="40652173.91" calcext:value-type="float">
            <text:p>40652173.91</text:p>
          </table:table-cell>
          <table:table-cell office:value-type="float" office:value="-75.72911835" calcext:value-type="float">
            <text:p>-75.72911835</text:p>
          </table:table-cell>
          <table:table-cell table:number-columns-repeated="3"/>
        </table:table-row>
        <table:table-row table:style-name="ro2">
          <table:table-cell office:value-type="float" office:value="40869565.22" calcext:value-type="float">
            <text:p>40869565.22</text:p>
          </table:table-cell>
          <table:table-cell office:value-type="float" office:value="-75.99693298" calcext:value-type="float">
            <text:p>-75.99693298</text:p>
          </table:table-cell>
          <table:table-cell table:number-columns-repeated="3"/>
        </table:table-row>
        <table:table-row table:style-name="ro2">
          <table:table-cell office:value-type="float" office:value="41086956.52" calcext:value-type="float">
            <text:p>41086956.52</text:p>
          </table:table-cell>
          <table:table-cell office:value-type="float" office:value="-75.81170654" calcext:value-type="float">
            <text:p>-75.81170654</text:p>
          </table:table-cell>
          <table:table-cell table:number-columns-repeated="3"/>
        </table:table-row>
        <table:table-row table:style-name="ro2">
          <table:table-cell office:value-type="float" office:value="41304347.83" calcext:value-type="float">
            <text:p>41304347.83</text:p>
          </table:table-cell>
          <table:table-cell office:value-type="float" office:value="-76.03246307" calcext:value-type="float">
            <text:p>-76.03246307</text:p>
          </table:table-cell>
          <table:table-cell table:number-columns-repeated="3"/>
        </table:table-row>
        <table:table-row table:style-name="ro2">
          <table:table-cell office:value-type="float" office:value="41521739.13" calcext:value-type="float">
            <text:p>41521739.13</text:p>
          </table:table-cell>
          <table:table-cell office:value-type="float" office:value="-76.05508423" calcext:value-type="float">
            <text:p>-76.05508423</text:p>
          </table:table-cell>
          <table:table-cell table:number-columns-repeated="3"/>
        </table:table-row>
        <table:table-row table:style-name="ro2">
          <table:table-cell office:value-type="float" office:value="41739130.43" calcext:value-type="float">
            <text:p>41739130.43</text:p>
          </table:table-cell>
          <table:table-cell office:value-type="float" office:value="-76.00914001" calcext:value-type="float">
            <text:p>-76.00914001</text:p>
          </table:table-cell>
          <table:table-cell table:number-columns-repeated="3"/>
        </table:table-row>
        <table:table-row table:style-name="ro2">
          <table:table-cell office:value-type="float" office:value="41956521.74" calcext:value-type="float">
            <text:p>41956521.74</text:p>
          </table:table-cell>
          <table:table-cell office:value-type="float" office:value="-75.97773743" calcext:value-type="float">
            <text:p>-75.97773743</text:p>
          </table:table-cell>
          <table:table-cell table:number-columns-repeated="3"/>
        </table:table-row>
        <table:table-row table:style-name="ro2">
          <table:table-cell office:value-type="float" office:value="42173913.04" calcext:value-type="float">
            <text:p>42173913.04</text:p>
          </table:table-cell>
          <table:table-cell office:value-type="float" office:value="-76.12968445" calcext:value-type="float">
            <text:p>-76.12968445</text:p>
          </table:table-cell>
          <table:table-cell table:number-columns-repeated="3"/>
        </table:table-row>
        <table:table-row table:style-name="ro2">
          <table:table-cell office:value-type="float" office:value="42391304.35" calcext:value-type="float">
            <text:p>42391304.35</text:p>
          </table:table-cell>
          <table:table-cell office:value-type="float" office:value="-76.17698669" calcext:value-type="float">
            <text:p>-76.17698669</text:p>
          </table:table-cell>
          <table:table-cell table:number-columns-repeated="3"/>
        </table:table-row>
        <table:table-row table:style-name="ro2">
          <table:table-cell office:value-type="float" office:value="42608695.65" calcext:value-type="float">
            <text:p>42608695.65</text:p>
          </table:table-cell>
          <table:table-cell office:value-type="float" office:value="-76.34333801" calcext:value-type="float">
            <text:p>-76.34333801</text:p>
          </table:table-cell>
          <table:table-cell table:number-columns-repeated="3"/>
        </table:table-row>
        <table:table-row table:style-name="ro2">
          <table:table-cell office:value-type="float" office:value="42826086.96" calcext:value-type="float">
            <text:p>42826086.96</text:p>
          </table:table-cell>
          <table:table-cell office:value-type="float" office:value="-76.26839447" calcext:value-type="float">
            <text:p>-76.26839447</text:p>
          </table:table-cell>
          <table:table-cell table:number-columns-repeated="3"/>
        </table:table-row>
        <table:table-row table:style-name="ro2">
          <table:table-cell office:value-type="float" office:value="43043478.26" calcext:value-type="float">
            <text:p>43043478.26</text:p>
          </table:table-cell>
          <table:table-cell office:value-type="float" office:value="-76.33743286" calcext:value-type="float">
            <text:p>-76.33743286</text:p>
          </table:table-cell>
          <table:table-cell table:number-columns-repeated="3"/>
        </table:table-row>
        <table:table-row table:style-name="ro2">
          <table:table-cell office:value-type="float" office:value="43260869.57" calcext:value-type="float">
            <text:p>43260869.57</text:p>
          </table:table-cell>
          <table:table-cell office:value-type="float" office:value="-76.14763641" calcext:value-type="float">
            <text:p>-76.14763641</text:p>
          </table:table-cell>
          <table:table-cell table:number-columns-repeated="3"/>
        </table:table-row>
        <table:table-row table:style-name="ro2">
          <table:table-cell office:value-type="float" office:value="43478260.87" calcext:value-type="float">
            <text:p>43478260.87</text:p>
          </table:table-cell>
          <table:table-cell office:value-type="float" office:value="-76.36798859" calcext:value-type="float">
            <text:p>-76.36798859</text:p>
          </table:table-cell>
          <table:table-cell table:number-columns-repeated="3"/>
        </table:table-row>
        <table:table-row table:style-name="ro2">
          <table:table-cell office:value-type="float" office:value="43695652.17" calcext:value-type="float">
            <text:p>43695652.17</text:p>
          </table:table-cell>
          <table:table-cell office:value-type="float" office:value="-76.36961365" calcext:value-type="float">
            <text:p>-76.36961365</text:p>
          </table:table-cell>
          <table:table-cell table:number-columns-repeated="3"/>
        </table:table-row>
        <table:table-row table:style-name="ro2">
          <table:table-cell office:value-type="float" office:value="43913043.48" calcext:value-type="float">
            <text:p>43913043.48</text:p>
          </table:table-cell>
          <table:table-cell office:value-type="float" office:value="-76.53121185" calcext:value-type="float">
            <text:p>-76.53121185</text:p>
          </table:table-cell>
          <table:table-cell table:number-columns-repeated="3"/>
        </table:table-row>
        <table:table-row table:style-name="ro2">
          <table:table-cell office:value-type="float" office:value="44130434.78" calcext:value-type="float">
            <text:p>44130434.78</text:p>
          </table:table-cell>
          <table:table-cell office:value-type="float" office:value="-76.50272369" calcext:value-type="float">
            <text:p>-76.50272369</text:p>
          </table:table-cell>
          <table:table-cell table:number-columns-repeated="3"/>
        </table:table-row>
        <table:table-row table:style-name="ro2">
          <table:table-cell office:value-type="float" office:value="44347826.09" calcext:value-type="float">
            <text:p>44347826.09</text:p>
          </table:table-cell>
          <table:table-cell office:value-type="float" office:value="-76.34442139" calcext:value-type="float">
            <text:p>-76.34442139</text:p>
          </table:table-cell>
          <table:table-cell table:number-columns-repeated="3"/>
        </table:table-row>
        <table:table-row table:style-name="ro2">
          <table:table-cell office:value-type="float" office:value="44565217.39" calcext:value-type="float">
            <text:p>44565217.39</text:p>
          </table:table-cell>
          <table:table-cell office:value-type="float" office:value="-76.62123108" calcext:value-type="float">
            <text:p>-76.62123108</text:p>
          </table:table-cell>
          <table:table-cell table:number-columns-repeated="3"/>
        </table:table-row>
        <table:table-row table:style-name="ro2">
          <table:table-cell office:value-type="float" office:value="44782608.7" calcext:value-type="float">
            <text:p>44782608.7</text:p>
          </table:table-cell>
          <table:table-cell office:value-type="float" office:value="-76.74621582" calcext:value-type="float">
            <text:p>-76.74621582</text:p>
          </table:table-cell>
          <table:table-cell table:number-columns-repeated="3"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office:value-type="float" office:value="-76.84642792" calcext:value-type="float">
            <text:p>-76.84642792</text:p>
          </table:table-cell>
          <table:table-cell table:number-columns-repeated="3"/>
        </table:table-row>
        <table:table-row table:style-name="ro2">
          <table:table-cell office:value-type="float" office:value="45217391.3" calcext:value-type="float">
            <text:p>45217391.3</text:p>
          </table:table-cell>
          <table:table-cell office:value-type="float" office:value="-76.814888" calcext:value-type="float">
            <text:p>-76.814888</text:p>
          </table:table-cell>
          <table:table-cell table:number-columns-repeated="3"/>
        </table:table-row>
        <table:table-row table:style-name="ro2">
          <table:table-cell office:value-type="float" office:value="45434782.61" calcext:value-type="float">
            <text:p>45434782.61</text:p>
          </table:table-cell>
          <table:table-cell office:value-type="float" office:value="-76.75485992" calcext:value-type="float">
            <text:p>-76.75485992</text:p>
          </table:table-cell>
          <table:table-cell table:number-columns-repeated="3"/>
        </table:table-row>
        <table:table-row table:style-name="ro2">
          <table:table-cell office:value-type="float" office:value="45652173.91" calcext:value-type="float">
            <text:p>45652173.91</text:p>
          </table:table-cell>
          <table:table-cell office:value-type="float" office:value="-76.81039429" calcext:value-type="float">
            <text:p>-76.81039429</text:p>
          </table:table-cell>
          <table:table-cell table:number-columns-repeated="3"/>
        </table:table-row>
        <table:table-row table:style-name="ro2">
          <table:table-cell office:value-type="float" office:value="45869565.22" calcext:value-type="float">
            <text:p>45869565.22</text:p>
          </table:table-cell>
          <table:table-cell office:value-type="float" office:value="-76.95865631" calcext:value-type="float">
            <text:p>-76.95865631</text:p>
          </table:table-cell>
          <table:table-cell table:number-columns-repeated="3"/>
        </table:table-row>
        <table:table-row table:style-name="ro2">
          <table:table-cell office:value-type="float" office:value="46086956.52" calcext:value-type="float">
            <text:p>46086956.52</text:p>
          </table:table-cell>
          <table:table-cell office:value-type="float" office:value="-76.87565613" calcext:value-type="float">
            <text:p>-76.87565613</text:p>
          </table:table-cell>
          <table:table-cell table:number-columns-repeated="3"/>
        </table:table-row>
        <table:table-row table:style-name="ro2">
          <table:table-cell office:value-type="float" office:value="46304347.83" calcext:value-type="float">
            <text:p>46304347.83</text:p>
          </table:table-cell>
          <table:table-cell office:value-type="float" office:value="-76.88567352" calcext:value-type="float">
            <text:p>-76.88567352</text:p>
          </table:table-cell>
          <table:table-cell table:number-columns-repeated="3"/>
        </table:table-row>
        <table:table-row table:style-name="ro2">
          <table:table-cell office:value-type="float" office:value="46521739.13" calcext:value-type="float">
            <text:p>46521739.13</text:p>
          </table:table-cell>
          <table:table-cell office:value-type="float" office:value="-77.1460495" calcext:value-type="float">
            <text:p>-77.1460495</text:p>
          </table:table-cell>
          <table:table-cell table:number-columns-repeated="3"/>
        </table:table-row>
        <table:table-row table:style-name="ro2">
          <table:table-cell office:value-type="float" office:value="46739130.43" calcext:value-type="float">
            <text:p>46739130.43</text:p>
          </table:table-cell>
          <table:table-cell office:value-type="float" office:value="-77.12153625" calcext:value-type="float">
            <text:p>-77.12153625</text:p>
          </table:table-cell>
          <table:table-cell table:number-columns-repeated="3"/>
        </table:table-row>
        <table:table-row table:style-name="ro2">
          <table:table-cell office:value-type="float" office:value="46956521.74" calcext:value-type="float">
            <text:p>46956521.74</text:p>
          </table:table-cell>
          <table:table-cell office:value-type="float" office:value="-77.17784119" calcext:value-type="float">
            <text:p>-77.17784119</text:p>
          </table:table-cell>
          <table:table-cell table:number-columns-repeated="3"/>
        </table:table-row>
        <table:table-row table:style-name="ro2">
          <table:table-cell office:value-type="float" office:value="47173913.04" calcext:value-type="float">
            <text:p>47173913.04</text:p>
          </table:table-cell>
          <table:table-cell office:value-type="float" office:value="-77.47202301" calcext:value-type="float">
            <text:p>-77.47202301</text:p>
          </table:table-cell>
          <table:table-cell table:number-columns-repeated="3"/>
        </table:table-row>
        <table:table-row table:style-name="ro2">
          <table:table-cell office:value-type="float" office:value="47391304.35" calcext:value-type="float">
            <text:p>47391304.35</text:p>
          </table:table-cell>
          <table:table-cell office:value-type="float" office:value="-77.50630188" calcext:value-type="float">
            <text:p>-77.50630188</text:p>
          </table:table-cell>
          <table:table-cell table:number-columns-repeated="3"/>
        </table:table-row>
        <table:table-row table:style-name="ro2">
          <table:table-cell office:value-type="float" office:value="47608695.65" calcext:value-type="float">
            <text:p>47608695.65</text:p>
          </table:table-cell>
          <table:table-cell office:value-type="float" office:value="-77.41452789" calcext:value-type="float">
            <text:p>-77.41452789</text:p>
          </table:table-cell>
          <table:table-cell table:number-columns-repeated="3"/>
        </table:table-row>
        <table:table-row table:style-name="ro2">
          <table:table-cell office:value-type="float" office:value="47826086.96" calcext:value-type="float">
            <text:p>47826086.96</text:p>
          </table:table-cell>
          <table:table-cell office:value-type="float" office:value="-77.42477417" calcext:value-type="float">
            <text:p>-77.42477417</text:p>
          </table:table-cell>
          <table:table-cell table:number-columns-repeated="3"/>
        </table:table-row>
        <table:table-row table:style-name="ro2">
          <table:table-cell office:value-type="float" office:value="48043478.26" calcext:value-type="float">
            <text:p>48043478.26</text:p>
          </table:table-cell>
          <table:table-cell office:value-type="float" office:value="-77.58686829" calcext:value-type="float">
            <text:p>-77.58686829</text:p>
          </table:table-cell>
          <table:table-cell table:number-columns-repeated="3"/>
        </table:table-row>
        <table:table-row table:style-name="ro2">
          <table:table-cell office:value-type="float" office:value="48260869.57" calcext:value-type="float">
            <text:p>48260869.57</text:p>
          </table:table-cell>
          <table:table-cell office:value-type="float" office:value="-77.72553253" calcext:value-type="float">
            <text:p>-77.72553253</text:p>
          </table:table-cell>
          <table:table-cell table:number-columns-repeated="3"/>
        </table:table-row>
        <table:table-row table:style-name="ro2">
          <table:table-cell office:value-type="float" office:value="48478260.87" calcext:value-type="float">
            <text:p>48478260.87</text:p>
          </table:table-cell>
          <table:table-cell office:value-type="float" office:value="-77.62430573" calcext:value-type="float">
            <text:p>-77.62430573</text:p>
          </table:table-cell>
          <table:table-cell table:number-columns-repeated="3"/>
        </table:table-row>
        <table:table-row table:style-name="ro2">
          <table:table-cell office:value-type="float" office:value="48695652.17" calcext:value-type="float">
            <text:p>48695652.17</text:p>
          </table:table-cell>
          <table:table-cell office:value-type="float" office:value="-77.90641022" calcext:value-type="float">
            <text:p>-77.90641022</text:p>
          </table:table-cell>
          <table:table-cell table:number-columns-repeated="3"/>
        </table:table-row>
        <table:table-row table:style-name="ro2">
          <table:table-cell office:value-type="float" office:value="48913043.48" calcext:value-type="float">
            <text:p>48913043.48</text:p>
          </table:table-cell>
          <table:table-cell office:value-type="float" office:value="-77.76823425" calcext:value-type="float">
            <text:p>-77.76823425</text:p>
          </table:table-cell>
          <table:table-cell table:number-columns-repeated="3"/>
        </table:table-row>
        <table:table-row table:style-name="ro2">
          <table:table-cell office:value-type="float" office:value="49130434.78" calcext:value-type="float">
            <text:p>49130434.78</text:p>
          </table:table-cell>
          <table:table-cell office:value-type="float" office:value="-78.05226898" calcext:value-type="float">
            <text:p>-78.05226898</text:p>
          </table:table-cell>
          <table:table-cell table:number-columns-repeated="3"/>
        </table:table-row>
        <table:table-row table:style-name="ro2">
          <table:table-cell office:value-type="float" office:value="49347826.09" calcext:value-type="float">
            <text:p>49347826.09</text:p>
          </table:table-cell>
          <table:table-cell office:value-type="float" office:value="-78.10699463" calcext:value-type="float">
            <text:p>-78.10699463</text:p>
          </table:table-cell>
          <table:table-cell table:number-columns-repeated="3"/>
        </table:table-row>
        <table:table-row table:style-name="ro2">
          <table:table-cell office:value-type="float" office:value="49565217.39" calcext:value-type="float">
            <text:p>49565217.39</text:p>
          </table:table-cell>
          <table:table-cell office:value-type="float" office:value="-78.09089661" calcext:value-type="float">
            <text:p>-78.09089661</text:p>
          </table:table-cell>
          <table:table-cell table:number-columns-repeated="3"/>
        </table:table-row>
        <table:table-row table:style-name="ro2">
          <table:table-cell office:value-type="float" office:value="49782608.7" calcext:value-type="float">
            <text:p>49782608.7</text:p>
          </table:table-cell>
          <table:table-cell office:value-type="float" office:value="-78.03826904" calcext:value-type="float">
            <text:p>-78.03826904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-78.10925293" calcext:value-type="float">
            <text:p>-78.10925293</text:p>
          </table:table-cell>
          <table:table-cell table:number-columns-repeated="3"/>
        </table:table-row>
        <table:table-row table:style-name="ro2">
          <table:table-cell office:value-type="float" office:value="50217391.3" calcext:value-type="float">
            <text:p>50217391.3</text:p>
          </table:table-cell>
          <table:table-cell office:value-type="float" office:value="-78.25816345" calcext:value-type="float">
            <text:p>-78.25816345</text:p>
          </table:table-cell>
          <table:table-cell table:number-columns-repeated="3"/>
        </table:table-row>
        <table:table-row table:style-name="ro2">
          <table:table-cell office:value-type="float" office:value="50434782.61" calcext:value-type="float">
            <text:p>50434782.61</text:p>
          </table:table-cell>
          <table:table-cell office:value-type="float" office:value="-78.1126709" calcext:value-type="float">
            <text:p>-78.1126709</text:p>
          </table:table-cell>
          <table:table-cell table:number-columns-repeated="3"/>
        </table:table-row>
        <table:table-row table:style-name="ro2">
          <table:table-cell office:value-type="float" office:value="50652173.91" calcext:value-type="float">
            <text:p>50652173.91</text:p>
          </table:table-cell>
          <table:table-cell office:value-type="float" office:value="-78.3326416" calcext:value-type="float">
            <text:p>-78.3326416</text:p>
          </table:table-cell>
          <table:table-cell table:number-columns-repeated="3"/>
        </table:table-row>
        <table:table-row table:style-name="ro2">
          <table:table-cell office:value-type="float" office:value="50869565.22" calcext:value-type="float">
            <text:p>50869565.22</text:p>
          </table:table-cell>
          <table:table-cell office:value-type="float" office:value="-78.5002594" calcext:value-type="float">
            <text:p>-78.5002594</text:p>
          </table:table-cell>
          <table:table-cell table:number-columns-repeated="3"/>
        </table:table-row>
        <table:table-row table:style-name="ro2">
          <table:table-cell office:value-type="float" office:value="51086956.52" calcext:value-type="float">
            <text:p>51086956.52</text:p>
          </table:table-cell>
          <table:table-cell office:value-type="float" office:value="-78.44282532" calcext:value-type="float">
            <text:p>-78.44282532</text:p>
          </table:table-cell>
          <table:table-cell table:number-columns-repeated="3"/>
        </table:table-row>
        <table:table-row table:style-name="ro2">
          <table:table-cell office:value-type="float" office:value="51304347.83" calcext:value-type="float">
            <text:p>51304347.83</text:p>
          </table:table-cell>
          <table:table-cell office:value-type="float" office:value="-78.89502716" calcext:value-type="float">
            <text:p>-78.89502716</text:p>
          </table:table-cell>
          <table:table-cell table:number-columns-repeated="3"/>
        </table:table-row>
        <table:table-row table:style-name="ro2">
          <table:table-cell office:value-type="float" office:value="51521739.13" calcext:value-type="float">
            <text:p>51521739.13</text:p>
          </table:table-cell>
          <table:table-cell office:value-type="float" office:value="-78.66851807" calcext:value-type="float">
            <text:p>-78.66851807</text:p>
          </table:table-cell>
          <table:table-cell table:number-columns-repeated="3"/>
        </table:table-row>
        <table:table-row table:style-name="ro2">
          <table:table-cell office:value-type="float" office:value="51739130.43" calcext:value-type="float">
            <text:p>51739130.43</text:p>
          </table:table-cell>
          <table:table-cell office:value-type="float" office:value="-79.00724792" calcext:value-type="float">
            <text:p>-79.00724792</text:p>
          </table:table-cell>
          <table:table-cell table:number-columns-repeated="3"/>
        </table:table-row>
        <table:table-row table:style-name="ro2">
          <table:table-cell office:value-type="float" office:value="51956521.74" calcext:value-type="float">
            <text:p>51956521.74</text:p>
          </table:table-cell>
          <table:table-cell office:value-type="float" office:value="-79.31330872" calcext:value-type="float">
            <text:p>-79.31330872</text:p>
          </table:table-cell>
          <table:table-cell table:number-columns-repeated="3"/>
        </table:table-row>
        <table:table-row table:style-name="ro2">
          <table:table-cell office:value-type="float" office:value="52173913.04" calcext:value-type="float">
            <text:p>52173913.04</text:p>
          </table:table-cell>
          <table:table-cell office:value-type="float" office:value="-79.30593109" calcext:value-type="float">
            <text:p>-79.30593109</text:p>
          </table:table-cell>
          <table:table-cell table:number-columns-repeated="3"/>
        </table:table-row>
        <table:table-row table:style-name="ro2">
          <table:table-cell office:value-type="float" office:value="52391304.35" calcext:value-type="float">
            <text:p>52391304.35</text:p>
          </table:table-cell>
          <table:table-cell office:value-type="float" office:value="-79.47434998" calcext:value-type="float">
            <text:p>-79.47434998</text:p>
          </table:table-cell>
          <table:table-cell table:number-columns-repeated="3"/>
        </table:table-row>
        <table:table-row table:style-name="ro2">
          <table:table-cell office:value-type="float" office:value="52608695.65" calcext:value-type="float">
            <text:p>52608695.65</text:p>
          </table:table-cell>
          <table:table-cell office:value-type="float" office:value="-79.65570831" calcext:value-type="float">
            <text:p>-79.65570831</text:p>
          </table:table-cell>
          <table:table-cell table:number-columns-repeated="3"/>
        </table:table-row>
        <table:table-row table:style-name="ro2">
          <table:table-cell office:value-type="float" office:value="52826086.96" calcext:value-type="float">
            <text:p>52826086.96</text:p>
          </table:table-cell>
          <table:table-cell office:value-type="float" office:value="-79.91899872" calcext:value-type="float">
            <text:p>-79.91899872</text:p>
          </table:table-cell>
          <table:table-cell table:number-columns-repeated="3"/>
        </table:table-row>
        <table:table-row table:style-name="ro2">
          <table:table-cell office:value-type="float" office:value="53043478.26" calcext:value-type="float">
            <text:p>53043478.26</text:p>
          </table:table-cell>
          <table:table-cell office:value-type="float" office:value="-79.70785522" calcext:value-type="float">
            <text:p>-79.70785522</text:p>
          </table:table-cell>
          <table:table-cell table:number-columns-repeated="3"/>
        </table:table-row>
        <table:table-row table:style-name="ro2">
          <table:table-cell office:value-type="float" office:value="53260869.57" calcext:value-type="float">
            <text:p>53260869.57</text:p>
          </table:table-cell>
          <table:table-cell office:value-type="float" office:value="-80.11100769" calcext:value-type="float">
            <text:p>-80.11100769</text:p>
          </table:table-cell>
          <table:table-cell table:number-columns-repeated="3"/>
        </table:table-row>
        <table:table-row table:style-name="ro2">
          <table:table-cell office:value-type="float" office:value="53478260.87" calcext:value-type="float">
            <text:p>53478260.87</text:p>
          </table:table-cell>
          <table:table-cell office:value-type="float" office:value="-80.0198822" calcext:value-type="float">
            <text:p>-80.0198822</text:p>
          </table:table-cell>
          <table:table-cell table:number-columns-repeated="3"/>
        </table:table-row>
        <table:table-row table:style-name="ro2">
          <table:table-cell office:value-type="float" office:value="53695652.17" calcext:value-type="float">
            <text:p>53695652.17</text:p>
          </table:table-cell>
          <table:table-cell office:value-type="float" office:value="-80.07109833" calcext:value-type="float">
            <text:p>-80.07109833</text:p>
          </table:table-cell>
          <table:table-cell table:number-columns-repeated="3"/>
        </table:table-row>
        <table:table-row table:style-name="ro2">
          <table:table-cell office:value-type="float" office:value="53913043.48" calcext:value-type="float">
            <text:p>53913043.48</text:p>
          </table:table-cell>
          <table:table-cell office:value-type="float" office:value="-80.36859894" calcext:value-type="float">
            <text:p>-80.36859894</text:p>
          </table:table-cell>
          <table:table-cell table:number-columns-repeated="3"/>
        </table:table-row>
        <table:table-row table:style-name="ro2">
          <table:table-cell office:value-type="float" office:value="54130434.78" calcext:value-type="float">
            <text:p>54130434.78</text:p>
          </table:table-cell>
          <table:table-cell office:value-type="float" office:value="-80.59411621" calcext:value-type="float">
            <text:p>-80.59411621</text:p>
          </table:table-cell>
          <table:table-cell table:number-columns-repeated="3"/>
        </table:table-row>
        <table:table-row table:style-name="ro2">
          <table:table-cell office:value-type="float" office:value="54347826.09" calcext:value-type="float">
            <text:p>54347826.09</text:p>
          </table:table-cell>
          <table:table-cell office:value-type="float" office:value="-80.66923523" calcext:value-type="float">
            <text:p>-80.66923523</text:p>
          </table:table-cell>
          <table:table-cell table:number-columns-repeated="3"/>
        </table:table-row>
        <table:table-row table:style-name="ro2">
          <table:table-cell office:value-type="float" office:value="54565217.39" calcext:value-type="float">
            <text:p>54565217.39</text:p>
          </table:table-cell>
          <table:table-cell office:value-type="float" office:value="-80.68261719" calcext:value-type="float">
            <text:p>-80.68261719</text:p>
          </table:table-cell>
          <table:table-cell table:number-columns-repeated="3"/>
        </table:table-row>
        <table:table-row table:style-name="ro2">
          <table:table-cell office:value-type="float" office:value="54782608.7" calcext:value-type="float">
            <text:p>54782608.7</text:p>
          </table:table-cell>
          <table:table-cell office:value-type="float" office:value="-80.86584473" calcext:value-type="float">
            <text:p>-80.86584473</text:p>
          </table:table-cell>
          <table:table-cell table:number-columns-repeated="3"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office:value-type="float" office:value="-81.03199768" calcext:value-type="float">
            <text:p>-81.03199768</text:p>
          </table:table-cell>
          <table:table-cell table:number-columns-repeated="3"/>
        </table:table-row>
        <table:table-row table:style-name="ro2">
          <table:table-cell office:value-type="float" office:value="55217391.3" calcext:value-type="float">
            <text:p>55217391.3</text:p>
          </table:table-cell>
          <table:table-cell office:value-type="float" office:value="-81.00926208" calcext:value-type="float">
            <text:p>-81.00926208</text:p>
          </table:table-cell>
          <table:table-cell table:number-columns-repeated="3"/>
        </table:table-row>
        <table:table-row table:style-name="ro2">
          <table:table-cell office:value-type="float" office:value="55434782.61" calcext:value-type="float">
            <text:p>55434782.61</text:p>
          </table:table-cell>
          <table:table-cell office:value-type="float" office:value="-81.28231049" calcext:value-type="float">
            <text:p>-81.28231049</text:p>
          </table:table-cell>
          <table:table-cell table:number-columns-repeated="3"/>
        </table:table-row>
        <table:table-row table:style-name="ro2">
          <table:table-cell office:value-type="float" office:value="55652173.91" calcext:value-type="float">
            <text:p>55652173.91</text:p>
          </table:table-cell>
          <table:table-cell office:value-type="float" office:value="-81.37377167" calcext:value-type="float">
            <text:p>-81.37377167</text:p>
          </table:table-cell>
          <table:table-cell table:number-columns-repeated="3"/>
        </table:table-row>
        <table:table-row table:style-name="ro2">
          <table:table-cell office:value-type="float" office:value="55869565.22" calcext:value-type="float">
            <text:p>55869565.22</text:p>
          </table:table-cell>
          <table:table-cell office:value-type="float" office:value="-81.50352478" calcext:value-type="float">
            <text:p>-81.50352478</text:p>
          </table:table-cell>
          <table:table-cell table:number-columns-repeated="3"/>
        </table:table-row>
        <table:table-row table:style-name="ro2">
          <table:table-cell office:value-type="float" office:value="56086956.52" calcext:value-type="float">
            <text:p>56086956.52</text:p>
          </table:table-cell>
          <table:table-cell office:value-type="float" office:value="-81.57817841" calcext:value-type="float">
            <text:p>-81.57817841</text:p>
          </table:table-cell>
          <table:table-cell table:number-columns-repeated="3"/>
        </table:table-row>
        <table:table-row table:style-name="ro2">
          <table:table-cell office:value-type="float" office:value="56304347.83" calcext:value-type="float">
            <text:p>56304347.83</text:p>
          </table:table-cell>
          <table:table-cell office:value-type="float" office:value="-82.01179504" calcext:value-type="float">
            <text:p>-82.01179504</text:p>
          </table:table-cell>
          <table:table-cell table:number-columns-repeated="3"/>
        </table:table-row>
        <table:table-row table:style-name="ro2">
          <table:table-cell office:value-type="float" office:value="56521739.13" calcext:value-type="float">
            <text:p>56521739.13</text:p>
          </table:table-cell>
          <table:table-cell office:value-type="float" office:value="-81.75445557" calcext:value-type="float">
            <text:p>-81.75445557</text:p>
          </table:table-cell>
          <table:table-cell table:number-columns-repeated="3"/>
        </table:table-row>
        <table:table-row table:style-name="ro2">
          <table:table-cell office:value-type="float" office:value="56739130.43" calcext:value-type="float">
            <text:p>56739130.43</text:p>
          </table:table-cell>
          <table:table-cell office:value-type="float" office:value="-81.79580688" calcext:value-type="float">
            <text:p>-81.79580688</text:p>
          </table:table-cell>
          <table:table-cell table:number-columns-repeated="3"/>
        </table:table-row>
        <table:table-row table:style-name="ro2">
          <table:table-cell office:value-type="float" office:value="56956521.74" calcext:value-type="float">
            <text:p>56956521.74</text:p>
          </table:table-cell>
          <table:table-cell office:value-type="float" office:value="-82.06460571" calcext:value-type="float">
            <text:p>-82.06460571</text:p>
          </table:table-cell>
          <table:table-cell table:number-columns-repeated="3"/>
        </table:table-row>
        <table:table-row table:style-name="ro2">
          <table:table-cell office:value-type="float" office:value="57173913.04" calcext:value-type="float">
            <text:p>57173913.04</text:p>
          </table:table-cell>
          <table:table-cell office:value-type="float" office:value="-82.16642761" calcext:value-type="float">
            <text:p>-82.16642761</text:p>
          </table:table-cell>
          <table:table-cell table:number-columns-repeated="3"/>
        </table:table-row>
        <table:table-row table:style-name="ro2">
          <table:table-cell office:value-type="float" office:value="57391304.35" calcext:value-type="float">
            <text:p>57391304.35</text:p>
          </table:table-cell>
          <table:table-cell office:value-type="float" office:value="-82.40911865" calcext:value-type="float">
            <text:p>-82.40911865</text:p>
          </table:table-cell>
          <table:table-cell table:number-columns-repeated="3"/>
        </table:table-row>
        <table:table-row table:style-name="ro2">
          <table:table-cell office:value-type="float" office:value="57608695.65" calcext:value-type="float">
            <text:p>57608695.65</text:p>
          </table:table-cell>
          <table:table-cell office:value-type="float" office:value="-82.38248444" calcext:value-type="float">
            <text:p>-82.38248444</text:p>
          </table:table-cell>
          <table:table-cell table:number-columns-repeated="3"/>
        </table:table-row>
        <table:table-row table:style-name="ro2">
          <table:table-cell office:value-type="float" office:value="57826086.96" calcext:value-type="float">
            <text:p>57826086.96</text:p>
          </table:table-cell>
          <table:table-cell office:value-type="float" office:value="-82.44618225" calcext:value-type="float">
            <text:p>-82.44618225</text:p>
          </table:table-cell>
          <table:table-cell table:number-columns-repeated="3"/>
        </table:table-row>
        <table:table-row table:style-name="ro2">
          <table:table-cell office:value-type="float" office:value="58043478.26" calcext:value-type="float">
            <text:p>58043478.26</text:p>
          </table:table-cell>
          <table:table-cell office:value-type="float" office:value="-82.59738922" calcext:value-type="float">
            <text:p>-82.59738922</text:p>
          </table:table-cell>
          <table:table-cell table:number-columns-repeated="3"/>
        </table:table-row>
        <table:table-row table:style-name="ro2">
          <table:table-cell office:value-type="float" office:value="58260869.57" calcext:value-type="float">
            <text:p>58260869.57</text:p>
          </table:table-cell>
          <table:table-cell office:value-type="float" office:value="-82.71330261" calcext:value-type="float">
            <text:p>-82.71330261</text:p>
          </table:table-cell>
          <table:table-cell table:number-columns-repeated="3"/>
        </table:table-row>
        <table:table-row table:style-name="ro2">
          <table:table-cell office:value-type="float" office:value="58478260.87" calcext:value-type="float">
            <text:p>58478260.87</text:p>
          </table:table-cell>
          <table:table-cell office:value-type="float" office:value="-82.8470459" calcext:value-type="float">
            <text:p>-82.8470459</text:p>
          </table:table-cell>
          <table:table-cell table:number-columns-repeated="3"/>
        </table:table-row>
        <table:table-row table:style-name="ro2">
          <table:table-cell office:value-type="float" office:value="58695652.17" calcext:value-type="float">
            <text:p>58695652.17</text:p>
          </table:table-cell>
          <table:table-cell office:value-type="float" office:value="-82.90650177" calcext:value-type="float">
            <text:p>-82.90650177</text:p>
          </table:table-cell>
          <table:table-cell table:number-columns-repeated="3"/>
        </table:table-row>
        <table:table-row table:style-name="ro2">
          <table:table-cell office:value-type="float" office:value="58913043.48" calcext:value-type="float">
            <text:p>58913043.48</text:p>
          </table:table-cell>
          <table:table-cell office:value-type="float" office:value="-82.96577454" calcext:value-type="float">
            <text:p>-82.96577454</text:p>
          </table:table-cell>
          <table:table-cell table:number-columns-repeated="3"/>
        </table:table-row>
        <table:table-row table:style-name="ro2">
          <table:table-cell office:value-type="float" office:value="59130434.78" calcext:value-type="float">
            <text:p>59130434.78</text:p>
          </table:table-cell>
          <table:table-cell office:value-type="float" office:value="-83.04814148" calcext:value-type="float">
            <text:p>-83.04814148</text:p>
          </table:table-cell>
          <table:table-cell table:number-columns-repeated="3"/>
        </table:table-row>
        <table:table-row table:style-name="ro2">
          <table:table-cell office:value-type="float" office:value="59347826.09" calcext:value-type="float">
            <text:p>59347826.09</text:p>
          </table:table-cell>
          <table:table-cell office:value-type="float" office:value="-83.11843872" calcext:value-type="float">
            <text:p>-83.11843872</text:p>
          </table:table-cell>
          <table:table-cell table:number-columns-repeated="3"/>
        </table:table-row>
        <table:table-row table:style-name="ro2">
          <table:table-cell office:value-type="float" office:value="59565217.39" calcext:value-type="float">
            <text:p>59565217.39</text:p>
          </table:table-cell>
          <table:table-cell office:value-type="float" office:value="-83.26533508" calcext:value-type="float">
            <text:p>-83.26533508</text:p>
          </table:table-cell>
          <table:table-cell table:number-columns-repeated="3"/>
        </table:table-row>
        <table:table-row table:style-name="ro2">
          <table:table-cell office:value-type="float" office:value="59782608.7" calcext:value-type="float">
            <text:p>59782608.7</text:p>
          </table:table-cell>
          <table:table-cell office:value-type="float" office:value="-83.26119995" calcext:value-type="float">
            <text:p>-83.26119995</text:p>
          </table:table-cell>
          <table:table-cell table:number-columns-repeated="3"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-83.29112244" calcext:value-type="float">
            <text:p>-83.29112244</text:p>
          </table:table-cell>
          <table:table-cell table:number-columns-repeated="3"/>
        </table:table-row>
        <table:table-row table:style-name="ro2">
          <table:table-cell office:value-type="float" office:value="60217391.3" calcext:value-type="float">
            <text:p>60217391.3</text:p>
          </table:table-cell>
          <table:table-cell office:value-type="float" office:value="-83.57393646" calcext:value-type="float">
            <text:p>-83.57393646</text:p>
          </table:table-cell>
          <table:table-cell table:number-columns-repeated="3"/>
        </table:table-row>
        <table:table-row table:style-name="ro2">
          <table:table-cell office:value-type="float" office:value="60434782.61" calcext:value-type="float">
            <text:p>60434782.61</text:p>
          </table:table-cell>
          <table:table-cell office:value-type="float" office:value="-83.61402893" calcext:value-type="float">
            <text:p>-83.61402893</text:p>
          </table:table-cell>
          <table:table-cell table:number-columns-repeated="3"/>
        </table:table-row>
        <table:table-row table:style-name="ro2">
          <table:table-cell office:value-type="float" office:value="60652173.91" calcext:value-type="float">
            <text:p>60652173.91</text:p>
          </table:table-cell>
          <table:table-cell office:value-type="float" office:value="-83.71920013" calcext:value-type="float">
            <text:p>-83.71920013</text:p>
          </table:table-cell>
          <table:table-cell table:number-columns-repeated="3"/>
        </table:table-row>
        <table:table-row table:style-name="ro2">
          <table:table-cell office:value-type="float" office:value="60869565.22" calcext:value-type="float">
            <text:p>60869565.22</text:p>
          </table:table-cell>
          <table:table-cell office:value-type="float" office:value="-83.71634674" calcext:value-type="float">
            <text:p>-83.71634674</text:p>
          </table:table-cell>
          <table:table-cell table:number-columns-repeated="3"/>
        </table:table-row>
        <table:table-row table:style-name="ro2">
          <table:table-cell office:value-type="float" office:value="61086956.52" calcext:value-type="float">
            <text:p>61086956.52</text:p>
          </table:table-cell>
          <table:table-cell office:value-type="float" office:value="-83.86497498" calcext:value-type="float">
            <text:p>-83.86497498</text:p>
          </table:table-cell>
          <table:table-cell table:number-columns-repeated="3"/>
        </table:table-row>
        <table:table-row table:style-name="ro2">
          <table:table-cell office:value-type="float" office:value="61304347.83" calcext:value-type="float">
            <text:p>61304347.83</text:p>
          </table:table-cell>
          <table:table-cell office:value-type="float" office:value="-83.69423676" calcext:value-type="float">
            <text:p>-83.69423676</text:p>
          </table:table-cell>
          <table:table-cell table:number-columns-repeated="3"/>
        </table:table-row>
        <table:table-row table:style-name="ro2">
          <table:table-cell office:value-type="float" office:value="61521739.13" calcext:value-type="float">
            <text:p>61521739.13</text:p>
          </table:table-cell>
          <table:table-cell office:value-type="float" office:value="-83.76629639" calcext:value-type="float">
            <text:p>-83.76629639</text:p>
          </table:table-cell>
          <table:table-cell table:number-columns-repeated="3"/>
        </table:table-row>
        <table:table-row table:style-name="ro2">
          <table:table-cell office:value-type="float" office:value="61739130.43" calcext:value-type="float">
            <text:p>61739130.43</text:p>
          </table:table-cell>
          <table:table-cell office:value-type="float" office:value="-84.01777649" calcext:value-type="float">
            <text:p>-84.01777649</text:p>
          </table:table-cell>
          <table:table-cell table:number-columns-repeated="3"/>
        </table:table-row>
        <table:table-row table:style-name="ro2">
          <table:table-cell office:value-type="float" office:value="61956521.74" calcext:value-type="float">
            <text:p>61956521.74</text:p>
          </table:table-cell>
          <table:table-cell office:value-type="float" office:value="-84.07453918" calcext:value-type="float">
            <text:p>-84.07453918</text:p>
          </table:table-cell>
          <table:table-cell table:number-columns-repeated="3"/>
        </table:table-row>
        <table:table-row table:style-name="ro2">
          <table:table-cell office:value-type="float" office:value="62173913.04" calcext:value-type="float">
            <text:p>62173913.04</text:p>
          </table:table-cell>
          <table:table-cell office:value-type="float" office:value="-84.49630737" calcext:value-type="float">
            <text:p>-84.49630737</text:p>
          </table:table-cell>
          <table:table-cell table:number-columns-repeated="3"/>
        </table:table-row>
        <table:table-row table:style-name="ro2">
          <table:table-cell office:value-type="float" office:value="62391304.35" calcext:value-type="float">
            <text:p>62391304.35</text:p>
          </table:table-cell>
          <table:table-cell office:value-type="float" office:value="-84.39527893" calcext:value-type="float">
            <text:p>-84.39527893</text:p>
          </table:table-cell>
          <table:table-cell table:number-columns-repeated="3"/>
        </table:table-row>
        <table:table-row table:style-name="ro2">
          <table:table-cell office:value-type="float" office:value="62608695.65" calcext:value-type="float">
            <text:p>62608695.65</text:p>
          </table:table-cell>
          <table:table-cell office:value-type="float" office:value="-84.21221924" calcext:value-type="float">
            <text:p>-84.21221924</text:p>
          </table:table-cell>
          <table:table-cell table:number-columns-repeated="3"/>
        </table:table-row>
        <table:table-row table:style-name="ro2">
          <table:table-cell office:value-type="float" office:value="62826086.96" calcext:value-type="float">
            <text:p>62826086.96</text:p>
          </table:table-cell>
          <table:table-cell office:value-type="float" office:value="-84.53268433" calcext:value-type="float">
            <text:p>-84.53268433</text:p>
          </table:table-cell>
          <table:table-cell table:number-columns-repeated="3"/>
        </table:table-row>
        <table:table-row table:style-name="ro2">
          <table:table-cell office:value-type="float" office:value="63043478.26" calcext:value-type="float">
            <text:p>63043478.26</text:p>
          </table:table-cell>
          <table:table-cell office:value-type="float" office:value="-84.76773834" calcext:value-type="float">
            <text:p>-84.76773834</text:p>
          </table:table-cell>
          <table:table-cell table:number-columns-repeated="3"/>
        </table:table-row>
        <table:table-row table:style-name="ro2">
          <table:table-cell office:value-type="float" office:value="63260869.57" calcext:value-type="float">
            <text:p>63260869.57</text:p>
          </table:table-cell>
          <table:table-cell office:value-type="float" office:value="-84.65107727" calcext:value-type="float">
            <text:p>-84.65107727</text:p>
          </table:table-cell>
          <table:table-cell table:number-columns-repeated="3"/>
        </table:table-row>
        <table:table-row table:style-name="ro2">
          <table:table-cell office:value-type="float" office:value="63478260.87" calcext:value-type="float">
            <text:p>63478260.87</text:p>
          </table:table-cell>
          <table:table-cell office:value-type="float" office:value="-84.80799103" calcext:value-type="float">
            <text:p>-84.80799103</text:p>
          </table:table-cell>
          <table:table-cell table:number-columns-repeated="3"/>
        </table:table-row>
        <table:table-row table:style-name="ro2">
          <table:table-cell office:value-type="float" office:value="63695652.17" calcext:value-type="float">
            <text:p>63695652.17</text:p>
          </table:table-cell>
          <table:table-cell office:value-type="float" office:value="-84.80586243" calcext:value-type="float">
            <text:p>-84.80586243</text:p>
          </table:table-cell>
          <table:table-cell table:number-columns-repeated="3"/>
        </table:table-row>
        <table:table-row table:style-name="ro2">
          <table:table-cell office:value-type="float" office:value="63913043.48" calcext:value-type="float">
            <text:p>63913043.48</text:p>
          </table:table-cell>
          <table:table-cell office:value-type="float" office:value="-84.92873383" calcext:value-type="float">
            <text:p>-84.92873383</text:p>
          </table:table-cell>
          <table:table-cell table:number-columns-repeated="3"/>
        </table:table-row>
        <table:table-row table:style-name="ro2">
          <table:table-cell office:value-type="float" office:value="64130434.78" calcext:value-type="float">
            <text:p>64130434.78</text:p>
          </table:table-cell>
          <table:table-cell office:value-type="float" office:value="-85.09410858" calcext:value-type="float">
            <text:p>-85.09410858</text:p>
          </table:table-cell>
          <table:table-cell table:number-columns-repeated="3"/>
        </table:table-row>
        <table:table-row table:style-name="ro2">
          <table:table-cell office:value-type="float" office:value="64347826.09" calcext:value-type="float">
            <text:p>64347826.09</text:p>
          </table:table-cell>
          <table:table-cell office:value-type="float" office:value="-85.2144928" calcext:value-type="float">
            <text:p>-85.2144928</text:p>
          </table:table-cell>
          <table:table-cell table:number-columns-repeated="3"/>
        </table:table-row>
        <table:table-row table:style-name="ro2">
          <table:table-cell office:value-type="float" office:value="64565217.39" calcext:value-type="float">
            <text:p>64565217.39</text:p>
          </table:table-cell>
          <table:table-cell office:value-type="float" office:value="-85.28024292" calcext:value-type="float">
            <text:p>-85.28024292</text:p>
          </table:table-cell>
          <table:table-cell table:number-columns-repeated="3"/>
        </table:table-row>
        <table:table-row table:style-name="ro2">
          <table:table-cell office:value-type="float" office:value="64782608.7" calcext:value-type="float">
            <text:p>64782608.7</text:p>
          </table:table-cell>
          <table:table-cell office:value-type="float" office:value="-85.17147827" calcext:value-type="float">
            <text:p>-85.17147827</text:p>
          </table:table-cell>
          <table:table-cell table:number-columns-repeated="3"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office:value-type="float" office:value="-85.45056152" calcext:value-type="float">
            <text:p>-85.45056152</text:p>
          </table:table-cell>
          <table:table-cell table:number-columns-repeated="3"/>
        </table:table-row>
        <table:table-row table:style-name="ro2">
          <table:table-cell office:value-type="float" office:value="65217391.3" calcext:value-type="float">
            <text:p>65217391.3</text:p>
          </table:table-cell>
          <table:table-cell office:value-type="float" office:value="-85.4677124" calcext:value-type="float">
            <text:p>-85.4677124</text:p>
          </table:table-cell>
          <table:table-cell table:number-columns-repeated="3"/>
        </table:table-row>
        <table:table-row table:style-name="ro2">
          <table:table-cell office:value-type="float" office:value="65434782.61" calcext:value-type="float">
            <text:p>65434782.61</text:p>
          </table:table-cell>
          <table:table-cell office:value-type="float" office:value="-85.68769836" calcext:value-type="float">
            <text:p>-85.68769836</text:p>
          </table:table-cell>
          <table:table-cell table:number-columns-repeated="3"/>
        </table:table-row>
        <table:table-row table:style-name="ro2">
          <table:table-cell office:value-type="float" office:value="65652173.91" calcext:value-type="float">
            <text:p>65652173.91</text:p>
          </table:table-cell>
          <table:table-cell office:value-type="float" office:value="-85.5861969" calcext:value-type="float">
            <text:p>-85.5861969</text:p>
          </table:table-cell>
          <table:table-cell table:number-columns-repeated="3"/>
        </table:table-row>
        <table:table-row table:style-name="ro2">
          <table:table-cell office:value-type="float" office:value="65869565.22" calcext:value-type="float">
            <text:p>65869565.22</text:p>
          </table:table-cell>
          <table:table-cell office:value-type="float" office:value="-85.92015839" calcext:value-type="float">
            <text:p>-85.92015839</text:p>
          </table:table-cell>
          <table:table-cell table:number-columns-repeated="3"/>
        </table:table-row>
        <table:table-row table:style-name="ro2">
          <table:table-cell office:value-type="float" office:value="66086956.52" calcext:value-type="float">
            <text:p>66086956.52</text:p>
          </table:table-cell>
          <table:table-cell office:value-type="float" office:value="-86.09857178" calcext:value-type="float">
            <text:p>-86.09857178</text:p>
          </table:table-cell>
          <table:table-cell table:number-columns-repeated="3"/>
        </table:table-row>
        <table:table-row table:style-name="ro2">
          <table:table-cell office:value-type="float" office:value="66304347.83" calcext:value-type="float">
            <text:p>66304347.83</text:p>
          </table:table-cell>
          <table:table-cell office:value-type="float" office:value="-86.17474365" calcext:value-type="float">
            <text:p>-86.17474365</text:p>
          </table:table-cell>
          <table:table-cell table:number-columns-repeated="3"/>
        </table:table-row>
        <table:table-row table:style-name="ro2">
          <table:table-cell office:value-type="float" office:value="66521739.13" calcext:value-type="float">
            <text:p>66521739.13</text:p>
          </table:table-cell>
          <table:table-cell office:value-type="float" office:value="-86.32840729" calcext:value-type="float">
            <text:p>-86.32840729</text:p>
          </table:table-cell>
          <table:table-cell table:number-columns-repeated="3"/>
        </table:table-row>
        <table:table-row table:style-name="ro2">
          <table:table-cell office:value-type="float" office:value="66739130.43" calcext:value-type="float">
            <text:p>66739130.43</text:p>
          </table:table-cell>
          <table:table-cell office:value-type="float" office:value="-86.24150085" calcext:value-type="float">
            <text:p>-86.24150085</text:p>
          </table:table-cell>
          <table:table-cell table:number-columns-repeated="3"/>
        </table:table-row>
        <table:table-row table:style-name="ro2">
          <table:table-cell office:value-type="float" office:value="66956521.74" calcext:value-type="float">
            <text:p>66956521.74</text:p>
          </table:table-cell>
          <table:table-cell office:value-type="float" office:value="-86.54331207" calcext:value-type="float">
            <text:p>-86.54331207</text:p>
          </table:table-cell>
          <table:table-cell table:number-columns-repeated="3"/>
        </table:table-row>
        <table:table-row table:style-name="ro2">
          <table:table-cell office:value-type="float" office:value="67173913.04" calcext:value-type="float">
            <text:p>67173913.04</text:p>
          </table:table-cell>
          <table:table-cell office:value-type="float" office:value="-86.47499084" calcext:value-type="float">
            <text:p>-86.47499084</text:p>
          </table:table-cell>
          <table:table-cell table:number-columns-repeated="3"/>
        </table:table-row>
        <table:table-row table:style-name="ro2">
          <table:table-cell office:value-type="float" office:value="67391304.35" calcext:value-type="float">
            <text:p>67391304.35</text:p>
          </table:table-cell>
          <table:table-cell office:value-type="float" office:value="-86.59873962" calcext:value-type="float">
            <text:p>-86.59873962</text:p>
          </table:table-cell>
          <table:table-cell table:number-columns-repeated="3"/>
        </table:table-row>
        <table:table-row table:style-name="ro2">
          <table:table-cell office:value-type="float" office:value="67608695.65" calcext:value-type="float">
            <text:p>67608695.65</text:p>
          </table:table-cell>
          <table:table-cell office:value-type="float" office:value="-86.41432953" calcext:value-type="float">
            <text:p>-86.41432953</text:p>
          </table:table-cell>
          <table:table-cell table:number-columns-repeated="3"/>
        </table:table-row>
        <table:table-row table:style-name="ro2">
          <table:table-cell office:value-type="float" office:value="67826086.96" calcext:value-type="float">
            <text:p>67826086.96</text:p>
          </table:table-cell>
          <table:table-cell office:value-type="float" office:value="-86.69499207" calcext:value-type="float">
            <text:p>-86.69499207</text:p>
          </table:table-cell>
          <table:table-cell table:number-columns-repeated="3"/>
        </table:table-row>
        <table:table-row table:style-name="ro2">
          <table:table-cell office:value-type="float" office:value="68043478.26" calcext:value-type="float">
            <text:p>68043478.26</text:p>
          </table:table-cell>
          <table:table-cell office:value-type="float" office:value="-86.60919189" calcext:value-type="float">
            <text:p>-86.60919189</text:p>
          </table:table-cell>
          <table:table-cell table:number-columns-repeated="3"/>
        </table:table-row>
        <table:table-row table:style-name="ro2">
          <table:table-cell office:value-type="float" office:value="68260869.57" calcext:value-type="float">
            <text:p>68260869.57</text:p>
          </table:table-cell>
          <table:table-cell office:value-type="float" office:value="-86.65135956" calcext:value-type="float">
            <text:p>-86.65135956</text:p>
          </table:table-cell>
          <table:table-cell table:number-columns-repeated="3"/>
        </table:table-row>
        <table:table-row table:style-name="ro2">
          <table:table-cell office:value-type="float" office:value="68478260.87" calcext:value-type="float">
            <text:p>68478260.87</text:p>
          </table:table-cell>
          <table:table-cell office:value-type="float" office:value="-86.89035797" calcext:value-type="float">
            <text:p>-86.89035797</text:p>
          </table:table-cell>
          <table:table-cell table:number-columns-repeated="3"/>
        </table:table-row>
        <table:table-row table:style-name="ro2">
          <table:table-cell office:value-type="float" office:value="68695652.17" calcext:value-type="float">
            <text:p>68695652.17</text:p>
          </table:table-cell>
          <table:table-cell office:value-type="float" office:value="-86.72401428" calcext:value-type="float">
            <text:p>-86.72401428</text:p>
          </table:table-cell>
          <table:table-cell table:number-columns-repeated="3"/>
        </table:table-row>
        <table:table-row table:style-name="ro2">
          <table:table-cell office:value-type="float" office:value="68913043.48" calcext:value-type="float">
            <text:p>68913043.48</text:p>
          </table:table-cell>
          <table:table-cell office:value-type="float" office:value="-86.76503754" calcext:value-type="float">
            <text:p>-86.76503754</text:p>
          </table:table-cell>
          <table:table-cell table:number-columns-repeated="3"/>
        </table:table-row>
        <table:table-row table:style-name="ro2">
          <table:table-cell office:value-type="float" office:value="69130434.78" calcext:value-type="float">
            <text:p>69130434.78</text:p>
          </table:table-cell>
          <table:table-cell office:value-type="float" office:value="-87.08802795" calcext:value-type="float">
            <text:p>-87.08802795</text:p>
          </table:table-cell>
          <table:table-cell table:number-columns-repeated="3"/>
        </table:table-row>
        <table:table-row table:style-name="ro2">
          <table:table-cell office:value-type="float" office:value="69347826.09" calcext:value-type="float">
            <text:p>69347826.09</text:p>
          </table:table-cell>
          <table:table-cell office:value-type="float" office:value="-86.95043182" calcext:value-type="float">
            <text:p>-86.95043182</text:p>
          </table:table-cell>
          <table:table-cell table:number-columns-repeated="3"/>
        </table:table-row>
        <table:table-row table:style-name="ro2">
          <table:table-cell office:value-type="float" office:value="69565217.39" calcext:value-type="float">
            <text:p>69565217.39</text:p>
          </table:table-cell>
          <table:table-cell office:value-type="float" office:value="-86.8208313" calcext:value-type="float">
            <text:p>-86.8208313</text:p>
          </table:table-cell>
          <table:table-cell table:number-columns-repeated="3"/>
        </table:table-row>
        <table:table-row table:style-name="ro2">
          <table:table-cell office:value-type="float" office:value="69782608.7" calcext:value-type="float">
            <text:p>69782608.7</text:p>
          </table:table-cell>
          <table:table-cell office:value-type="float" office:value="-86.81952667" calcext:value-type="float">
            <text:p>-86.81952667</text:p>
          </table:table-cell>
          <table:table-cell table:number-columns-repeated="3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-86.73573303" calcext:value-type="float">
            <text:p>-86.73573303</text:p>
          </table:table-cell>
          <table:table-cell table:number-columns-repeated="3"/>
        </table:table-row>
        <table:table-row table:style-name="ro2">
          <table:table-cell office:value-type="float" office:value="70217391.3" calcext:value-type="float">
            <text:p>70217391.3</text:p>
          </table:table-cell>
          <table:table-cell office:value-type="float" office:value="-86.89347076" calcext:value-type="float">
            <text:p>-86.89347076</text:p>
          </table:table-cell>
          <table:table-cell table:number-columns-repeated="3"/>
        </table:table-row>
        <table:table-row table:style-name="ro2">
          <table:table-cell office:value-type="float" office:value="70434782.61" calcext:value-type="float">
            <text:p>70434782.61</text:p>
          </table:table-cell>
          <table:table-cell office:value-type="float" office:value="-86.94635773" calcext:value-type="float">
            <text:p>-86.94635773</text:p>
          </table:table-cell>
          <table:table-cell table:number-columns-repeated="3"/>
        </table:table-row>
        <table:table-row table:style-name="ro2">
          <table:table-cell office:value-type="float" office:value="70652173.91" calcext:value-type="float">
            <text:p>70652173.91</text:p>
          </table:table-cell>
          <table:table-cell office:value-type="float" office:value="-87.09049988" calcext:value-type="float">
            <text:p>-87.09049988</text:p>
          </table:table-cell>
          <table:table-cell table:number-columns-repeated="3"/>
        </table:table-row>
        <table:table-row table:style-name="ro2">
          <table:table-cell office:value-type="float" office:value="70869565.22" calcext:value-type="float">
            <text:p>70869565.22</text:p>
          </table:table-cell>
          <table:table-cell office:value-type="float" office:value="-86.88608551" calcext:value-type="float">
            <text:p>-86.88608551</text:p>
          </table:table-cell>
          <table:table-cell table:number-columns-repeated="3"/>
        </table:table-row>
        <table:table-row table:style-name="ro2">
          <table:table-cell office:value-type="float" office:value="71086956.52" calcext:value-type="float">
            <text:p>71086956.52</text:p>
          </table:table-cell>
          <table:table-cell office:value-type="float" office:value="-87.33526611" calcext:value-type="float">
            <text:p>-87.33526611</text:p>
          </table:table-cell>
          <table:table-cell table:number-columns-repeated="3"/>
        </table:table-row>
        <table:table-row table:style-name="ro2">
          <table:table-cell office:value-type="float" office:value="71304347.83" calcext:value-type="float">
            <text:p>71304347.83</text:p>
          </table:table-cell>
          <table:table-cell office:value-type="float" office:value="-87.23079681" calcext:value-type="float">
            <text:p>-87.23079681</text:p>
          </table:table-cell>
          <table:table-cell table:number-columns-repeated="3"/>
        </table:table-row>
        <table:table-row table:style-name="ro2">
          <table:table-cell office:value-type="float" office:value="71521739.13" calcext:value-type="float">
            <text:p>71521739.13</text:p>
          </table:table-cell>
          <table:table-cell office:value-type="float" office:value="-87.30864716" calcext:value-type="float">
            <text:p>-87.30864716</text:p>
          </table:table-cell>
          <table:table-cell table:number-columns-repeated="3"/>
        </table:table-row>
        <table:table-row table:style-name="ro2">
          <table:table-cell office:value-type="float" office:value="71739130.43" calcext:value-type="float">
            <text:p>71739130.43</text:p>
          </table:table-cell>
          <table:table-cell office:value-type="float" office:value="-87.56748962" calcext:value-type="float">
            <text:p>-87.56748962</text:p>
          </table:table-cell>
          <table:table-cell table:number-columns-repeated="3"/>
        </table:table-row>
        <table:table-row table:style-name="ro2">
          <table:table-cell office:value-type="float" office:value="71956521.74" calcext:value-type="float">
            <text:p>71956521.74</text:p>
          </table:table-cell>
          <table:table-cell office:value-type="float" office:value="-87.49297333" calcext:value-type="float">
            <text:p>-87.49297333</text:p>
          </table:table-cell>
          <table:table-cell table:number-columns-repeated="3"/>
        </table:table-row>
        <table:table-row table:style-name="ro2">
          <table:table-cell office:value-type="float" office:value="72173913.04" calcext:value-type="float">
            <text:p>72173913.04</text:p>
          </table:table-cell>
          <table:table-cell office:value-type="float" office:value="-87.34319305" calcext:value-type="float">
            <text:p>-87.34319305</text:p>
          </table:table-cell>
          <table:table-cell table:number-columns-repeated="3"/>
        </table:table-row>
        <table:table-row table:style-name="ro2">
          <table:table-cell office:value-type="float" office:value="72391304.35" calcext:value-type="float">
            <text:p>72391304.35</text:p>
          </table:table-cell>
          <table:table-cell office:value-type="float" office:value="-87.42829895" calcext:value-type="float">
            <text:p>-87.42829895</text:p>
          </table:table-cell>
          <table:table-cell table:number-columns-repeated="3"/>
        </table:table-row>
        <table:table-row table:style-name="ro2">
          <table:table-cell office:value-type="float" office:value="72608695.65" calcext:value-type="float">
            <text:p>72608695.65</text:p>
          </table:table-cell>
          <table:table-cell office:value-type="float" office:value="-87.74208832" calcext:value-type="float">
            <text:p>-87.74208832</text:p>
          </table:table-cell>
          <table:table-cell table:number-columns-repeated="3"/>
        </table:table-row>
        <table:table-row table:style-name="ro2">
          <table:table-cell office:value-type="float" office:value="72826086.96" calcext:value-type="float">
            <text:p>72826086.96</text:p>
          </table:table-cell>
          <table:table-cell office:value-type="float" office:value="-87.69322968" calcext:value-type="float">
            <text:p>-87.69322968</text:p>
          </table:table-cell>
          <table:table-cell table:number-columns-repeated="3"/>
        </table:table-row>
        <table:table-row table:style-name="ro2">
          <table:table-cell office:value-type="float" office:value="73043478.26" calcext:value-type="float">
            <text:p>73043478.26</text:p>
          </table:table-cell>
          <table:table-cell office:value-type="float" office:value="-87.74801636" calcext:value-type="float">
            <text:p>-87.74801636</text:p>
          </table:table-cell>
          <table:table-cell table:number-columns-repeated="3"/>
        </table:table-row>
        <table:table-row table:style-name="ro2">
          <table:table-cell office:value-type="float" office:value="73260869.57" calcext:value-type="float">
            <text:p>73260869.57</text:p>
          </table:table-cell>
          <table:table-cell office:value-type="float" office:value="-87.80427551" calcext:value-type="float">
            <text:p>-87.80427551</text:p>
          </table:table-cell>
          <table:table-cell table:number-columns-repeated="3"/>
        </table:table-row>
        <table:table-row table:style-name="ro2">
          <table:table-cell office:value-type="float" office:value="73478260.87" calcext:value-type="float">
            <text:p>73478260.87</text:p>
          </table:table-cell>
          <table:table-cell office:value-type="float" office:value="-87.87580109" calcext:value-type="float">
            <text:p>-87.87580109</text:p>
          </table:table-cell>
          <table:table-cell table:number-columns-repeated="3"/>
        </table:table-row>
        <table:table-row table:style-name="ro2">
          <table:table-cell office:value-type="float" office:value="73695652.17" calcext:value-type="float">
            <text:p>73695652.17</text:p>
          </table:table-cell>
          <table:table-cell office:value-type="float" office:value="-88.04234314" calcext:value-type="float">
            <text:p>-88.04234314</text:p>
          </table:table-cell>
          <table:table-cell table:number-columns-repeated="3"/>
        </table:table-row>
        <table:table-row table:style-name="ro2">
          <table:table-cell office:value-type="float" office:value="73913043.48" calcext:value-type="float">
            <text:p>73913043.48</text:p>
          </table:table-cell>
          <table:table-cell office:value-type="float" office:value="-88.17617035" calcext:value-type="float">
            <text:p>-88.17617035</text:p>
          </table:table-cell>
          <table:table-cell table:number-columns-repeated="3"/>
        </table:table-row>
        <table:table-row table:style-name="ro2">
          <table:table-cell office:value-type="float" office:value="74130434.78" calcext:value-type="float">
            <text:p>74130434.78</text:p>
          </table:table-cell>
          <table:table-cell office:value-type="float" office:value="-88.02864075" calcext:value-type="float">
            <text:p>-88.02864075</text:p>
          </table:table-cell>
          <table:table-cell table:number-columns-repeated="3"/>
        </table:table-row>
        <table:table-row table:style-name="ro2">
          <table:table-cell office:value-type="float" office:value="74347826.09" calcext:value-type="float">
            <text:p>74347826.09</text:p>
          </table:table-cell>
          <table:table-cell office:value-type="float" office:value="-88.09986877" calcext:value-type="float">
            <text:p>-88.09986877</text:p>
          </table:table-cell>
          <table:table-cell table:number-columns-repeated="3"/>
        </table:table-row>
        <table:table-row table:style-name="ro2">
          <table:table-cell office:value-type="float" office:value="74565217.39" calcext:value-type="float">
            <text:p>74565217.39</text:p>
          </table:table-cell>
          <table:table-cell office:value-type="float" office:value="-87.98274231" calcext:value-type="float">
            <text:p>-87.98274231</text:p>
          </table:table-cell>
          <table:table-cell table:number-columns-repeated="3"/>
        </table:table-row>
        <table:table-row table:style-name="ro2">
          <table:table-cell office:value-type="float" office:value="74782608.7" calcext:value-type="float">
            <text:p>74782608.7</text:p>
          </table:table-cell>
          <table:table-cell office:value-type="float" office:value="-88.08698273" calcext:value-type="float">
            <text:p>-88.08698273</text:p>
          </table:table-cell>
          <table:table-cell table:number-columns-repeated="3"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office:value-type="float" office:value="-87.99255371" calcext:value-type="float">
            <text:p>-87.99255371</text:p>
          </table:table-cell>
          <table:table-cell table:number-columns-repeated="3"/>
        </table:table-row>
        <table:table-row table:style-name="ro2">
          <table:table-cell office:value-type="float" office:value="75217391.3" calcext:value-type="float">
            <text:p>75217391.3</text:p>
          </table:table-cell>
          <table:table-cell office:value-type="float" office:value="-88.18852997" calcext:value-type="float">
            <text:p>-88.18852997</text:p>
          </table:table-cell>
          <table:table-cell table:number-columns-repeated="3"/>
        </table:table-row>
        <table:table-row table:style-name="ro2">
          <table:table-cell office:value-type="float" office:value="75434782.61" calcext:value-type="float">
            <text:p>75434782.61</text:p>
          </table:table-cell>
          <table:table-cell office:value-type="float" office:value="-88.08725739" calcext:value-type="float">
            <text:p>-88.08725739</text:p>
          </table:table-cell>
          <table:table-cell table:number-columns-repeated="3"/>
        </table:table-row>
        <table:table-row table:style-name="ro2">
          <table:table-cell office:value-type="float" office:value="75652173.91" calcext:value-type="float">
            <text:p>75652173.91</text:p>
          </table:table-cell>
          <table:table-cell office:value-type="float" office:value="-88.36891174" calcext:value-type="float">
            <text:p>-88.36891174</text:p>
          </table:table-cell>
          <table:table-cell table:number-columns-repeated="3"/>
        </table:table-row>
        <table:table-row table:style-name="ro2">
          <table:table-cell office:value-type="float" office:value="75869565.22" calcext:value-type="float">
            <text:p>75869565.22</text:p>
          </table:table-cell>
          <table:table-cell office:value-type="float" office:value="-88.41632843" calcext:value-type="float">
            <text:p>-88.41632843</text:p>
          </table:table-cell>
          <table:table-cell table:number-columns-repeated="3"/>
        </table:table-row>
        <table:table-row table:style-name="ro2">
          <table:table-cell office:value-type="float" office:value="76086956.52" calcext:value-type="float">
            <text:p>76086956.52</text:p>
          </table:table-cell>
          <table:table-cell office:value-type="float" office:value="-88.46353912" calcext:value-type="float">
            <text:p>-88.46353912</text:p>
          </table:table-cell>
          <table:table-cell table:number-columns-repeated="3"/>
        </table:table-row>
        <table:table-row table:style-name="ro2">
          <table:table-cell office:value-type="float" office:value="76304347.83" calcext:value-type="float">
            <text:p>76304347.83</text:p>
          </table:table-cell>
          <table:table-cell office:value-type="float" office:value="-88.40174103" calcext:value-type="float">
            <text:p>-88.40174103</text:p>
          </table:table-cell>
          <table:table-cell table:number-columns-repeated="3"/>
        </table:table-row>
        <table:table-row table:style-name="ro2">
          <table:table-cell office:value-type="float" office:value="76521739.13" calcext:value-type="float">
            <text:p>76521739.13</text:p>
          </table:table-cell>
          <table:table-cell office:value-type="float" office:value="-88.25229645" calcext:value-type="float">
            <text:p>-88.25229645</text:p>
          </table:table-cell>
          <table:table-cell table:number-columns-repeated="3"/>
        </table:table-row>
        <table:table-row table:style-name="ro2">
          <table:table-cell office:value-type="float" office:value="76739130.43" calcext:value-type="float">
            <text:p>76739130.43</text:p>
          </table:table-cell>
          <table:table-cell office:value-type="float" office:value="-88.19541931" calcext:value-type="float">
            <text:p>-88.19541931</text:p>
          </table:table-cell>
          <table:table-cell table:number-columns-repeated="3"/>
        </table:table-row>
        <table:table-row table:style-name="ro2">
          <table:table-cell office:value-type="float" office:value="76956521.74" calcext:value-type="float">
            <text:p>76956521.74</text:p>
          </table:table-cell>
          <table:table-cell office:value-type="float" office:value="-88.31537628" calcext:value-type="float">
            <text:p>-88.31537628</text:p>
          </table:table-cell>
          <table:table-cell table:number-columns-repeated="3"/>
        </table:table-row>
        <table:table-row table:style-name="ro2">
          <table:table-cell office:value-type="float" office:value="77173913.04" calcext:value-type="float">
            <text:p>77173913.04</text:p>
          </table:table-cell>
          <table:table-cell office:value-type="float" office:value="-88.35171509" calcext:value-type="float">
            <text:p>-88.35171509</text:p>
          </table:table-cell>
          <table:table-cell table:number-columns-repeated="3"/>
        </table:table-row>
        <table:table-row table:style-name="ro2">
          <table:table-cell office:value-type="float" office:value="77391304.35" calcext:value-type="float">
            <text:p>77391304.35</text:p>
          </table:table-cell>
          <table:table-cell office:value-type="float" office:value="-88.16988373" calcext:value-type="float">
            <text:p>-88.16988373</text:p>
          </table:table-cell>
          <table:table-cell table:number-columns-repeated="3"/>
        </table:table-row>
        <table:table-row table:style-name="ro2">
          <table:table-cell office:value-type="float" office:value="77608695.65" calcext:value-type="float">
            <text:p>77608695.65</text:p>
          </table:table-cell>
          <table:table-cell office:value-type="float" office:value="-88.21408081" calcext:value-type="float">
            <text:p>-88.21408081</text:p>
          </table:table-cell>
          <table:table-cell table:number-columns-repeated="3"/>
        </table:table-row>
        <table:table-row table:style-name="ro2">
          <table:table-cell office:value-type="float" office:value="77826086.96" calcext:value-type="float">
            <text:p>77826086.96</text:p>
          </table:table-cell>
          <table:table-cell office:value-type="float" office:value="-88.27278137" calcext:value-type="float">
            <text:p>-88.27278137</text:p>
          </table:table-cell>
          <table:table-cell table:number-columns-repeated="3"/>
        </table:table-row>
        <table:table-row table:style-name="ro2">
          <table:table-cell office:value-type="float" office:value="78043478.26" calcext:value-type="float">
            <text:p>78043478.26</text:p>
          </table:table-cell>
          <table:table-cell office:value-type="float" office:value="-88.34455109" calcext:value-type="float">
            <text:p>-88.34455109</text:p>
          </table:table-cell>
          <table:table-cell table:number-columns-repeated="3"/>
        </table:table-row>
        <table:table-row table:style-name="ro2">
          <table:table-cell office:value-type="float" office:value="78260869.57" calcext:value-type="float">
            <text:p>78260869.57</text:p>
          </table:table-cell>
          <table:table-cell office:value-type="float" office:value="-88.46220398" calcext:value-type="float">
            <text:p>-88.46220398</text:p>
          </table:table-cell>
          <table:table-cell table:number-columns-repeated="3"/>
        </table:table-row>
        <table:table-row table:style-name="ro2">
          <table:table-cell office:value-type="float" office:value="78478260.87" calcext:value-type="float">
            <text:p>78478260.87</text:p>
          </table:table-cell>
          <table:table-cell office:value-type="float" office:value="-88.1506958" calcext:value-type="float">
            <text:p>-88.1506958</text:p>
          </table:table-cell>
          <table:table-cell table:number-columns-repeated="3"/>
        </table:table-row>
        <table:table-row table:style-name="ro2">
          <table:table-cell office:value-type="float" office:value="78695652.17" calcext:value-type="float">
            <text:p>78695652.17</text:p>
          </table:table-cell>
          <table:table-cell office:value-type="float" office:value="-88.05004883" calcext:value-type="float">
            <text:p>-88.05004883</text:p>
          </table:table-cell>
          <table:table-cell table:number-columns-repeated="3"/>
        </table:table-row>
        <table:table-row table:style-name="ro2">
          <table:table-cell office:value-type="float" office:value="78913043.48" calcext:value-type="float">
            <text:p>78913043.48</text:p>
          </table:table-cell>
          <table:table-cell office:value-type="float" office:value="-88.19541931" calcext:value-type="float">
            <text:p>-88.19541931</text:p>
          </table:table-cell>
          <table:table-cell table:number-columns-repeated="3"/>
        </table:table-row>
        <table:table-row table:style-name="ro2">
          <table:table-cell office:value-type="float" office:value="79130434.78" calcext:value-type="float">
            <text:p>79130434.78</text:p>
          </table:table-cell>
          <table:table-cell office:value-type="float" office:value="-88.26673889" calcext:value-type="float">
            <text:p>-88.26673889</text:p>
          </table:table-cell>
          <table:table-cell table:number-columns-repeated="3"/>
        </table:table-row>
        <table:table-row table:style-name="ro2">
          <table:table-cell office:value-type="float" office:value="79347826.09" calcext:value-type="float">
            <text:p>79347826.09</text:p>
          </table:table-cell>
          <table:table-cell office:value-type="float" office:value="-88.17948151" calcext:value-type="float">
            <text:p>-88.17948151</text:p>
          </table:table-cell>
          <table:table-cell table:number-columns-repeated="3"/>
        </table:table-row>
        <table:table-row table:style-name="ro2">
          <table:table-cell office:value-type="float" office:value="79565217.39" calcext:value-type="float">
            <text:p>79565217.39</text:p>
          </table:table-cell>
          <table:table-cell office:value-type="float" office:value="-88.42798615" calcext:value-type="float">
            <text:p>-88.42798615</text:p>
          </table:table-cell>
          <table:table-cell table:number-columns-repeated="3"/>
        </table:table-row>
        <table:table-row table:style-name="ro2">
          <table:table-cell office:value-type="float" office:value="79782608.7" calcext:value-type="float">
            <text:p>79782608.7</text:p>
          </table:table-cell>
          <table:table-cell office:value-type="float" office:value="-88.36604309" calcext:value-type="float">
            <text:p>-88.36604309</text:p>
          </table:table-cell>
          <table:table-cell table:number-columns-repeated="3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-88.16015625" calcext:value-type="float">
            <text:p>-88.16015625</text:p>
          </table:table-cell>
          <table:table-cell table:number-columns-repeated="3"/>
        </table:table-row>
        <table:table-row table:style-name="ro2">
          <table:table-cell office:value-type="float" office:value="80217391.3" calcext:value-type="float">
            <text:p>80217391.3</text:p>
          </table:table-cell>
          <table:table-cell office:value-type="float" office:value="-88.09541321" calcext:value-type="float">
            <text:p>-88.09541321</text:p>
          </table:table-cell>
          <table:table-cell table:number-columns-repeated="3"/>
        </table:table-row>
        <table:table-row table:style-name="ro2">
          <table:table-cell office:value-type="float" office:value="80434782.61" calcext:value-type="float">
            <text:p>80434782.61</text:p>
          </table:table-cell>
          <table:table-cell office:value-type="float" office:value="-88.43230438" calcext:value-type="float">
            <text:p>-88.43230438</text:p>
          </table:table-cell>
          <table:table-cell table:number-columns-repeated="3"/>
        </table:table-row>
        <table:table-row table:style-name="ro2">
          <table:table-cell office:value-type="float" office:value="80652173.91" calcext:value-type="float">
            <text:p>80652173.91</text:p>
          </table:table-cell>
          <table:table-cell office:value-type="float" office:value="-88.11385345" calcext:value-type="float">
            <text:p>-88.11385345</text:p>
          </table:table-cell>
          <table:table-cell table:number-columns-repeated="3"/>
        </table:table-row>
        <table:table-row table:style-name="ro2">
          <table:table-cell office:value-type="float" office:value="80869565.22" calcext:value-type="float">
            <text:p>80869565.22</text:p>
          </table:table-cell>
          <table:table-cell office:value-type="float" office:value="-88.48737335" calcext:value-type="float">
            <text:p>-88.48737335</text:p>
          </table:table-cell>
          <table:table-cell table:number-columns-repeated="3"/>
        </table:table-row>
        <table:table-row table:style-name="ro2">
          <table:table-cell office:value-type="float" office:value="81086956.52" calcext:value-type="float">
            <text:p>81086956.52</text:p>
          </table:table-cell>
          <table:table-cell office:value-type="float" office:value="-88.29665375" calcext:value-type="float">
            <text:p>-88.29665375</text:p>
          </table:table-cell>
          <table:table-cell table:number-columns-repeated="3"/>
        </table:table-row>
        <table:table-row table:style-name="ro2">
          <table:table-cell office:value-type="float" office:value="81304347.83" calcext:value-type="float">
            <text:p>81304347.83</text:p>
          </table:table-cell>
          <table:table-cell office:value-type="float" office:value="-88.26852417" calcext:value-type="float">
            <text:p>-88.26852417</text:p>
          </table:table-cell>
          <table:table-cell table:number-columns-repeated="3"/>
        </table:table-row>
        <table:table-row table:style-name="ro2">
          <table:table-cell office:value-type="float" office:value="81521739.13" calcext:value-type="float">
            <text:p>81521739.13</text:p>
          </table:table-cell>
          <table:table-cell office:value-type="float" office:value="-88.26330566" calcext:value-type="float">
            <text:p>-88.26330566</text:p>
          </table:table-cell>
          <table:table-cell table:number-columns-repeated="3"/>
        </table:table-row>
        <table:table-row table:style-name="ro2">
          <table:table-cell office:value-type="float" office:value="81739130.43" calcext:value-type="float">
            <text:p>81739130.43</text:p>
          </table:table-cell>
          <table:table-cell office:value-type="float" office:value="-88.22532654" calcext:value-type="float">
            <text:p>-88.22532654</text:p>
          </table:table-cell>
          <table:table-cell table:number-columns-repeated="3"/>
        </table:table-row>
        <table:table-row table:style-name="ro2">
          <table:table-cell office:value-type="float" office:value="81956521.74" calcext:value-type="float">
            <text:p>81956521.74</text:p>
          </table:table-cell>
          <table:table-cell office:value-type="float" office:value="-88.29814911" calcext:value-type="float">
            <text:p>-88.29814911</text:p>
          </table:table-cell>
          <table:table-cell table:number-columns-repeated="3"/>
        </table:table-row>
        <table:table-row table:style-name="ro2">
          <table:table-cell office:value-type="float" office:value="82173913.04" calcext:value-type="float">
            <text:p>82173913.04</text:p>
          </table:table-cell>
          <table:table-cell office:value-type="float" office:value="-88.0300293" calcext:value-type="float">
            <text:p>-88.0300293</text:p>
          </table:table-cell>
          <table:table-cell table:number-columns-repeated="3"/>
        </table:table-row>
        <table:table-row table:style-name="ro2">
          <table:table-cell office:value-type="float" office:value="82391304.35" calcext:value-type="float">
            <text:p>82391304.35</text:p>
          </table:table-cell>
          <table:table-cell office:value-type="float" office:value="-88.20413971" calcext:value-type="float">
            <text:p>-88.20413971</text:p>
          </table:table-cell>
          <table:table-cell table:number-columns-repeated="3"/>
        </table:table-row>
        <table:table-row table:style-name="ro2">
          <table:table-cell office:value-type="float" office:value="82608695.65" calcext:value-type="float">
            <text:p>82608695.65</text:p>
          </table:table-cell>
          <table:table-cell office:value-type="float" office:value="-88.19203949" calcext:value-type="float">
            <text:p>-88.19203949</text:p>
          </table:table-cell>
          <table:table-cell table:number-columns-repeated="3"/>
        </table:table-row>
        <table:table-row table:style-name="ro2">
          <table:table-cell office:value-type="float" office:value="82826086.96" calcext:value-type="float">
            <text:p>82826086.96</text:p>
          </table:table-cell>
          <table:table-cell office:value-type="float" office:value="-88.49116516" calcext:value-type="float">
            <text:p>-88.49116516</text:p>
          </table:table-cell>
          <table:table-cell table:number-columns-repeated="3"/>
        </table:table-row>
        <table:table-row table:style-name="ro2">
          <table:table-cell office:value-type="float" office:value="83043478.26" calcext:value-type="float">
            <text:p>83043478.26</text:p>
          </table:table-cell>
          <table:table-cell office:value-type="float" office:value="-88.26748657" calcext:value-type="float">
            <text:p>-88.26748657</text:p>
          </table:table-cell>
          <table:table-cell table:number-columns-repeated="3"/>
        </table:table-row>
        <table:table-row table:style-name="ro2">
          <table:table-cell office:value-type="float" office:value="83260869.57" calcext:value-type="float">
            <text:p>83260869.57</text:p>
          </table:table-cell>
          <table:table-cell office:value-type="float" office:value="-88.08679962" calcext:value-type="float">
            <text:p>-88.08679962</text:p>
          </table:table-cell>
          <table:table-cell table:number-columns-repeated="3"/>
        </table:table-row>
        <table:table-row table:style-name="ro2">
          <table:table-cell office:value-type="float" office:value="83478260.87" calcext:value-type="float">
            <text:p>83478260.87</text:p>
          </table:table-cell>
          <table:table-cell office:value-type="float" office:value="-88.14486694" calcext:value-type="float">
            <text:p>-88.14486694</text:p>
          </table:table-cell>
          <table:table-cell table:number-columns-repeated="3"/>
        </table:table-row>
        <table:table-row table:style-name="ro2">
          <table:table-cell office:value-type="float" office:value="83695652.17" calcext:value-type="float">
            <text:p>83695652.17</text:p>
          </table:table-cell>
          <table:table-cell office:value-type="float" office:value="-88.12473297" calcext:value-type="float">
            <text:p>-88.12473297</text:p>
          </table:table-cell>
          <table:table-cell table:number-columns-repeated="3"/>
        </table:table-row>
        <table:table-row table:style-name="ro2">
          <table:table-cell office:value-type="float" office:value="83913043.48" calcext:value-type="float">
            <text:p>83913043.48</text:p>
          </table:table-cell>
          <table:table-cell office:value-type="float" office:value="-88.36720276" calcext:value-type="float">
            <text:p>-88.36720276</text:p>
          </table:table-cell>
          <table:table-cell table:number-columns-repeated="3"/>
        </table:table-row>
        <table:table-row table:style-name="ro2">
          <table:table-cell office:value-type="float" office:value="84130434.78" calcext:value-type="float">
            <text:p>84130434.78</text:p>
          </table:table-cell>
          <table:table-cell office:value-type="float" office:value="-88.31557465" calcext:value-type="float">
            <text:p>-88.31557465</text:p>
          </table:table-cell>
          <table:table-cell table:number-columns-repeated="3"/>
        </table:table-row>
        <table:table-row table:style-name="ro2">
          <table:table-cell office:value-type="float" office:value="84347826.09" calcext:value-type="float">
            <text:p>84347826.09</text:p>
          </table:table-cell>
          <table:table-cell office:value-type="float" office:value="-88.16981506" calcext:value-type="float">
            <text:p>-88.16981506</text:p>
          </table:table-cell>
          <table:table-cell table:number-columns-repeated="3"/>
        </table:table-row>
        <table:table-row table:style-name="ro2">
          <table:table-cell office:value-type="float" office:value="84565217.39" calcext:value-type="float">
            <text:p>84565217.39</text:p>
          </table:table-cell>
          <table:table-cell office:value-type="float" office:value="-88.18930054" calcext:value-type="float">
            <text:p>-88.18930054</text:p>
          </table:table-cell>
          <table:table-cell table:number-columns-repeated="3"/>
        </table:table-row>
        <table:table-row table:style-name="ro2">
          <table:table-cell office:value-type="float" office:value="84782608.7" calcext:value-type="float">
            <text:p>84782608.7</text:p>
          </table:table-cell>
          <table:table-cell office:value-type="float" office:value="-88.18023682" calcext:value-type="float">
            <text:p>-88.18023682</text:p>
          </table:table-cell>
          <table:table-cell table:number-columns-repeated="3"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office:value-type="float" office:value="-88.41184998" calcext:value-type="float">
            <text:p>-88.41184998</text:p>
          </table:table-cell>
          <table:table-cell table:number-columns-repeated="3"/>
        </table:table-row>
        <table:table-row table:style-name="ro2">
          <table:table-cell office:value-type="float" office:value="85217391.3" calcext:value-type="float">
            <text:p>85217391.3</text:p>
          </table:table-cell>
          <table:table-cell office:value-type="float" office:value="-88.13398743" calcext:value-type="float">
            <text:p>-88.13398743</text:p>
          </table:table-cell>
          <table:table-cell table:number-columns-repeated="3"/>
        </table:table-row>
        <table:table-row table:style-name="ro2">
          <table:table-cell office:value-type="float" office:value="85434782.61" calcext:value-type="float">
            <text:p>85434782.61</text:p>
          </table:table-cell>
          <table:table-cell office:value-type="float" office:value="-88.20225525" calcext:value-type="float">
            <text:p>-88.20225525</text:p>
          </table:table-cell>
          <table:table-cell table:number-columns-repeated="3"/>
        </table:table-row>
        <table:table-row table:style-name="ro2">
          <table:table-cell office:value-type="float" office:value="85652173.91" calcext:value-type="float">
            <text:p>85652173.91</text:p>
          </table:table-cell>
          <table:table-cell office:value-type="float" office:value="-88.33296204" calcext:value-type="float">
            <text:p>-88.33296204</text:p>
          </table:table-cell>
          <table:table-cell table:number-columns-repeated="3"/>
        </table:table-row>
        <table:table-row table:style-name="ro2">
          <table:table-cell office:value-type="float" office:value="85869565.22" calcext:value-type="float">
            <text:p>85869565.22</text:p>
          </table:table-cell>
          <table:table-cell office:value-type="float" office:value="-88.33911896" calcext:value-type="float">
            <text:p>-88.33911896</text:p>
          </table:table-cell>
          <table:table-cell table:number-columns-repeated="3"/>
        </table:table-row>
        <table:table-row table:style-name="ro2">
          <table:table-cell office:value-type="float" office:value="86086956.52" calcext:value-type="float">
            <text:p>86086956.52</text:p>
          </table:table-cell>
          <table:table-cell office:value-type="float" office:value="-88.42703247" calcext:value-type="float">
            <text:p>-88.42703247</text:p>
          </table:table-cell>
          <table:table-cell table:number-columns-repeated="3"/>
        </table:table-row>
        <table:table-row table:style-name="ro2">
          <table:table-cell office:value-type="float" office:value="86304347.83" calcext:value-type="float">
            <text:p>86304347.83</text:p>
          </table:table-cell>
          <table:table-cell office:value-type="float" office:value="-88.24351501" calcext:value-type="float">
            <text:p>-88.24351501</text:p>
          </table:table-cell>
          <table:table-cell table:number-columns-repeated="3"/>
        </table:table-row>
        <table:table-row table:style-name="ro2">
          <table:table-cell office:value-type="float" office:value="86521739.13" calcext:value-type="float">
            <text:p>86521739.13</text:p>
          </table:table-cell>
          <table:table-cell office:value-type="float" office:value="-88.42366791" calcext:value-type="float">
            <text:p>-88.42366791</text:p>
          </table:table-cell>
          <table:table-cell table:number-columns-repeated="3"/>
        </table:table-row>
        <table:table-row table:style-name="ro2">
          <table:table-cell office:value-type="float" office:value="86739130.43" calcext:value-type="float">
            <text:p>86739130.43</text:p>
          </table:table-cell>
          <table:table-cell office:value-type="float" office:value="-88.45002747" calcext:value-type="float">
            <text:p>-88.45002747</text:p>
          </table:table-cell>
          <table:table-cell table:number-columns-repeated="3"/>
        </table:table-row>
        <table:table-row table:style-name="ro2">
          <table:table-cell office:value-type="float" office:value="86956521.74" calcext:value-type="float">
            <text:p>86956521.74</text:p>
          </table:table-cell>
          <table:table-cell office:value-type="float" office:value="-88.45649719" calcext:value-type="float">
            <text:p>-88.45649719</text:p>
          </table:table-cell>
          <table:table-cell table:number-columns-repeated="3"/>
        </table:table-row>
        <table:table-row table:style-name="ro2">
          <table:table-cell office:value-type="float" office:value="87173913.04" calcext:value-type="float">
            <text:p>87173913.04</text:p>
          </table:table-cell>
          <table:table-cell office:value-type="float" office:value="-88.51228333" calcext:value-type="float">
            <text:p>-88.51228333</text:p>
          </table:table-cell>
          <table:table-cell table:number-columns-repeated="3"/>
        </table:table-row>
        <table:table-row table:style-name="ro2">
          <table:table-cell office:value-type="float" office:value="87391304.35" calcext:value-type="float">
            <text:p>87391304.35</text:p>
          </table:table-cell>
          <table:table-cell office:value-type="float" office:value="-88.49887085" calcext:value-type="float">
            <text:p>-88.49887085</text:p>
          </table:table-cell>
          <table:table-cell table:number-columns-repeated="3"/>
        </table:table-row>
        <table:table-row table:style-name="ro2">
          <table:table-cell office:value-type="float" office:value="87608695.65" calcext:value-type="float">
            <text:p>87608695.65</text:p>
          </table:table-cell>
          <table:table-cell office:value-type="float" office:value="-88.41583252" calcext:value-type="float">
            <text:p>-88.41583252</text:p>
          </table:table-cell>
          <table:table-cell table:number-columns-repeated="3"/>
        </table:table-row>
        <table:table-row table:style-name="ro2">
          <table:table-cell office:value-type="float" office:value="87826086.96" calcext:value-type="float">
            <text:p>87826086.96</text:p>
          </table:table-cell>
          <table:table-cell office:value-type="float" office:value="-88.43701935" calcext:value-type="float">
            <text:p>-88.43701935</text:p>
          </table:table-cell>
          <table:table-cell table:number-columns-repeated="3"/>
        </table:table-row>
        <table:table-row table:style-name="ro2">
          <table:table-cell office:value-type="float" office:value="88043478.26" calcext:value-type="float">
            <text:p>88043478.26</text:p>
          </table:table-cell>
          <table:table-cell office:value-type="float" office:value="-88.03821564" calcext:value-type="float">
            <text:p>-88.03821564</text:p>
          </table:table-cell>
          <table:table-cell table:number-columns-repeated="3"/>
        </table:table-row>
        <table:table-row table:style-name="ro2">
          <table:table-cell office:value-type="float" office:value="88260869.57" calcext:value-type="float">
            <text:p>88260869.57</text:p>
          </table:table-cell>
          <table:table-cell office:value-type="float" office:value="-87.18000793" calcext:value-type="float">
            <text:p>-87.18000793</text:p>
          </table:table-cell>
          <table:table-cell table:number-columns-repeated="3"/>
        </table:table-row>
        <table:table-row table:style-name="ro2">
          <table:table-cell office:value-type="float" office:value="88478260.87" calcext:value-type="float">
            <text:p>88478260.87</text:p>
          </table:table-cell>
          <table:table-cell office:value-type="float" office:value="-85.87084961" calcext:value-type="float">
            <text:p>-85.87084961</text:p>
          </table:table-cell>
          <table:table-cell table:number-columns-repeated="3"/>
        </table:table-row>
        <table:table-row table:style-name="ro2">
          <table:table-cell office:value-type="float" office:value="88695652.17" calcext:value-type="float">
            <text:p>88695652.17</text:p>
          </table:table-cell>
          <table:table-cell office:value-type="float" office:value="-83.98178101" calcext:value-type="float">
            <text:p>-83.98178101</text:p>
          </table:table-cell>
          <table:table-cell table:number-columns-repeated="3"/>
        </table:table-row>
        <table:table-row table:style-name="ro2">
          <table:table-cell office:value-type="float" office:value="88913043.48" calcext:value-type="float">
            <text:p>88913043.48</text:p>
          </table:table-cell>
          <table:table-cell office:value-type="float" office:value="-82.83997345" calcext:value-type="float">
            <text:p>-82.83997345</text:p>
          </table:table-cell>
          <table:table-cell table:number-columns-repeated="3"/>
        </table:table-row>
        <table:table-row table:style-name="ro2">
          <table:table-cell office:value-type="float" office:value="89130434.78" calcext:value-type="float">
            <text:p>89130434.78</text:p>
          </table:table-cell>
          <table:table-cell office:value-type="float" office:value="-82.48142242" calcext:value-type="float">
            <text:p>-82.48142242</text:p>
          </table:table-cell>
          <table:table-cell table:number-columns-repeated="3"/>
        </table:table-row>
        <table:table-row table:style-name="ro2">
          <table:table-cell office:value-type="float" office:value="89347826.09" calcext:value-type="float">
            <text:p>89347826.09</text:p>
          </table:table-cell>
          <table:table-cell office:value-type="float" office:value="-82.38027191" calcext:value-type="float">
            <text:p>-82.38027191</text:p>
          </table:table-cell>
          <table:table-cell table:number-columns-repeated="3"/>
        </table:table-row>
        <table:table-row table:style-name="ro2">
          <table:table-cell office:value-type="float" office:value="89565217.39" calcext:value-type="float">
            <text:p>89565217.39</text:p>
          </table:table-cell>
          <table:table-cell office:value-type="float" office:value="-81.94037628" calcext:value-type="float">
            <text:p>-81.94037628</text:p>
          </table:table-cell>
          <table:table-cell table:number-columns-repeated="3"/>
        </table:table-row>
        <table:table-row table:style-name="ro2">
          <table:table-cell office:value-type="float" office:value="89782608.7" calcext:value-type="float">
            <text:p>89782608.7</text:p>
          </table:table-cell>
          <table:table-cell office:value-type="float" office:value="-81.61860657" calcext:value-type="float">
            <text:p>-81.61860657</text:p>
          </table:table-cell>
          <table:table-cell table:number-columns-repeated="3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-81.93149567" calcext:value-type="float">
            <text:p>-81.93149567</text:p>
          </table:table-cell>
          <table:table-cell table:number-columns-repeated="3"/>
        </table:table-row>
        <table:table-row table:style-name="ro2">
          <table:table-cell office:value-type="float" office:value="90217391.3" calcext:value-type="float">
            <text:p>90217391.3</text:p>
          </table:table-cell>
          <table:table-cell office:value-type="float" office:value="-82.81726074" calcext:value-type="float">
            <text:p>-82.81726074</text:p>
          </table:table-cell>
          <table:table-cell table:number-columns-repeated="3"/>
        </table:table-row>
        <table:table-row table:style-name="ro2">
          <table:table-cell office:value-type="float" office:value="90434782.61" calcext:value-type="float">
            <text:p>90434782.61</text:p>
          </table:table-cell>
          <table:table-cell office:value-type="float" office:value="-84.42112732" calcext:value-type="float">
            <text:p>-84.42112732</text:p>
          </table:table-cell>
          <table:table-cell table:number-columns-repeated="3"/>
        </table:table-row>
        <table:table-row table:style-name="ro2">
          <table:table-cell office:value-type="float" office:value="90652173.91" calcext:value-type="float">
            <text:p>90652173.91</text:p>
          </table:table-cell>
          <table:table-cell office:value-type="float" office:value="-85.54624939" calcext:value-type="float">
            <text:p>-85.54624939</text:p>
          </table:table-cell>
          <table:table-cell table:number-columns-repeated="3"/>
        </table:table-row>
        <table:table-row table:style-name="ro2">
          <table:table-cell office:value-type="float" office:value="90869565.22" calcext:value-type="float">
            <text:p>90869565.22</text:p>
          </table:table-cell>
          <table:table-cell office:value-type="float" office:value="-86.42546844" calcext:value-type="float">
            <text:p>-86.42546844</text:p>
          </table:table-cell>
          <table:table-cell table:number-columns-repeated="3"/>
        </table:table-row>
        <table:table-row table:style-name="ro2">
          <table:table-cell office:value-type="float" office:value="91086956.52" calcext:value-type="float">
            <text:p>91086956.52</text:p>
          </table:table-cell>
          <table:table-cell office:value-type="float" office:value="-87.45623779" calcext:value-type="float">
            <text:p>-87.45623779</text:p>
          </table:table-cell>
          <table:table-cell table:number-columns-repeated="3"/>
        </table:table-row>
        <table:table-row table:style-name="ro2">
          <table:table-cell office:value-type="float" office:value="91304347.83" calcext:value-type="float">
            <text:p>91304347.83</text:p>
          </table:table-cell>
          <table:table-cell office:value-type="float" office:value="-87.92290497" calcext:value-type="float">
            <text:p>-87.92290497</text:p>
          </table:table-cell>
          <table:table-cell table:number-columns-repeated="3"/>
        </table:table-row>
        <table:table-row table:style-name="ro2">
          <table:table-cell office:value-type="float" office:value="91521739.13" calcext:value-type="float">
            <text:p>91521739.13</text:p>
          </table:table-cell>
          <table:table-cell office:value-type="float" office:value="-88.71962738" calcext:value-type="float">
            <text:p>-88.71962738</text:p>
          </table:table-cell>
          <table:table-cell table:number-columns-repeated="3"/>
        </table:table-row>
        <table:table-row table:style-name="ro2">
          <table:table-cell office:value-type="float" office:value="91739130.43" calcext:value-type="float">
            <text:p>91739130.43</text:p>
          </table:table-cell>
          <table:table-cell office:value-type="float" office:value="-88.59583282" calcext:value-type="float">
            <text:p>-88.59583282</text:p>
          </table:table-cell>
          <table:table-cell table:number-columns-repeated="3"/>
        </table:table-row>
        <table:table-row table:style-name="ro2">
          <table:table-cell office:value-type="float" office:value="91956521.74" calcext:value-type="float">
            <text:p>91956521.74</text:p>
          </table:table-cell>
          <table:table-cell office:value-type="float" office:value="-88.8108902" calcext:value-type="float">
            <text:p>-88.8108902</text:p>
          </table:table-cell>
          <table:table-cell table:number-columns-repeated="3"/>
        </table:table-row>
        <table:table-row table:style-name="ro2">
          <table:table-cell office:value-type="float" office:value="92173913.04" calcext:value-type="float">
            <text:p>92173913.04</text:p>
          </table:table-cell>
          <table:table-cell office:value-type="float" office:value="-88.65074921" calcext:value-type="float">
            <text:p>-88.65074921</text:p>
          </table:table-cell>
          <table:table-cell table:number-columns-repeated="3"/>
        </table:table-row>
        <table:table-row table:style-name="ro2">
          <table:table-cell office:value-type="float" office:value="92391304.35" calcext:value-type="float">
            <text:p>92391304.35</text:p>
          </table:table-cell>
          <table:table-cell office:value-type="float" office:value="-88.77008057" calcext:value-type="float">
            <text:p>-88.77008057</text:p>
          </table:table-cell>
          <table:table-cell table:number-columns-repeated="3"/>
        </table:table-row>
        <table:table-row table:style-name="ro2">
          <table:table-cell office:value-type="float" office:value="92608695.65" calcext:value-type="float">
            <text:p>92608695.65</text:p>
          </table:table-cell>
          <table:table-cell office:value-type="float" office:value="-88.890625" calcext:value-type="float">
            <text:p>-88.890625</text:p>
          </table:table-cell>
          <table:table-cell table:number-columns-repeated="3"/>
        </table:table-row>
        <table:table-row table:style-name="ro2">
          <table:table-cell office:value-type="float" office:value="92826086.96" calcext:value-type="float">
            <text:p>92826086.96</text:p>
          </table:table-cell>
          <table:table-cell office:value-type="float" office:value="-88.74621582" calcext:value-type="float">
            <text:p>-88.74621582</text:p>
          </table:table-cell>
          <table:table-cell table:number-columns-repeated="3"/>
        </table:table-row>
        <table:table-row table:style-name="ro2">
          <table:table-cell office:value-type="float" office:value="93043478.26" calcext:value-type="float">
            <text:p>93043478.26</text:p>
          </table:table-cell>
          <table:table-cell office:value-type="float" office:value="-88.9357605" calcext:value-type="float">
            <text:p>-88.9357605</text:p>
          </table:table-cell>
          <table:table-cell table:number-columns-repeated="3"/>
        </table:table-row>
        <table:table-row table:style-name="ro2">
          <table:table-cell office:value-type="float" office:value="93260869.57" calcext:value-type="float">
            <text:p>93260869.57</text:p>
          </table:table-cell>
          <table:table-cell office:value-type="float" office:value="-89.00010681" calcext:value-type="float">
            <text:p>-89.00010681</text:p>
          </table:table-cell>
          <table:table-cell table:number-columns-repeated="3"/>
        </table:table-row>
        <table:table-row table:style-name="ro2">
          <table:table-cell office:value-type="float" office:value="93478260.87" calcext:value-type="float">
            <text:p>93478260.87</text:p>
          </table:table-cell>
          <table:table-cell office:value-type="float" office:value="-89.20049286" calcext:value-type="float">
            <text:p>-89.20049286</text:p>
          </table:table-cell>
          <table:table-cell table:number-columns-repeated="3"/>
        </table:table-row>
        <table:table-row table:style-name="ro2">
          <table:table-cell office:value-type="float" office:value="93695652.17" calcext:value-type="float">
            <text:p>93695652.17</text:p>
          </table:table-cell>
          <table:table-cell office:value-type="float" office:value="-88.91833496" calcext:value-type="float">
            <text:p>-88.91833496</text:p>
          </table:table-cell>
          <table:table-cell table:number-columns-repeated="3"/>
        </table:table-row>
        <table:table-row table:style-name="ro2">
          <table:table-cell office:value-type="float" office:value="93913043.48" calcext:value-type="float">
            <text:p>93913043.48</text:p>
          </table:table-cell>
          <table:table-cell office:value-type="float" office:value="-88.87187195" calcext:value-type="float">
            <text:p>-88.87187195</text:p>
          </table:table-cell>
          <table:table-cell table:number-columns-repeated="3"/>
        </table:table-row>
        <table:table-row table:style-name="ro2">
          <table:table-cell office:value-type="float" office:value="94130434.78" calcext:value-type="float">
            <text:p>94130434.78</text:p>
          </table:table-cell>
          <table:table-cell office:value-type="float" office:value="-88.92082977" calcext:value-type="float">
            <text:p>-88.92082977</text:p>
          </table:table-cell>
          <table:table-cell table:number-columns-repeated="3"/>
        </table:table-row>
        <table:table-row table:style-name="ro2">
          <table:table-cell office:value-type="float" office:value="94347826.09" calcext:value-type="float">
            <text:p>94347826.09</text:p>
          </table:table-cell>
          <table:table-cell office:value-type="float" office:value="-89.01380157" calcext:value-type="float">
            <text:p>-89.01380157</text:p>
          </table:table-cell>
          <table:table-cell table:number-columns-repeated="3"/>
        </table:table-row>
        <table:table-row table:style-name="ro2">
          <table:table-cell office:value-type="float" office:value="94565217.39" calcext:value-type="float">
            <text:p>94565217.39</text:p>
          </table:table-cell>
          <table:table-cell office:value-type="float" office:value="-88.65792084" calcext:value-type="float">
            <text:p>-88.65792084</text:p>
          </table:table-cell>
          <table:table-cell table:number-columns-repeated="3"/>
        </table:table-row>
        <table:table-row table:style-name="ro2">
          <table:table-cell office:value-type="float" office:value="94782608.7" calcext:value-type="float">
            <text:p>94782608.7</text:p>
          </table:table-cell>
          <table:table-cell office:value-type="float" office:value="-88.74265289" calcext:value-type="float">
            <text:p>-88.74265289</text:p>
          </table:table-cell>
          <table:table-cell table:number-columns-repeated="3"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office:value-type="float" office:value="-88.61095428" calcext:value-type="float">
            <text:p>-88.61095428</text:p>
          </table:table-cell>
          <table:table-cell table:number-columns-repeated="3"/>
        </table:table-row>
        <table:table-row table:style-name="ro2">
          <table:table-cell office:value-type="float" office:value="95217391.3" calcext:value-type="float">
            <text:p>95217391.3</text:p>
          </table:table-cell>
          <table:table-cell office:value-type="float" office:value="-88.74582672" calcext:value-type="float">
            <text:p>-88.74582672</text:p>
          </table:table-cell>
          <table:table-cell table:number-columns-repeated="3"/>
        </table:table-row>
        <table:table-row table:style-name="ro2">
          <table:table-cell office:value-type="float" office:value="95434782.61" calcext:value-type="float">
            <text:p>95434782.61</text:p>
          </table:table-cell>
          <table:table-cell office:value-type="float" office:value="-88.89961243" calcext:value-type="float">
            <text:p>-88.89961243</text:p>
          </table:table-cell>
          <table:table-cell table:number-columns-repeated="3"/>
        </table:table-row>
        <table:table-row table:style-name="ro2">
          <table:table-cell office:value-type="float" office:value="95652173.91" calcext:value-type="float">
            <text:p>95652173.91</text:p>
          </table:table-cell>
          <table:table-cell office:value-type="float" office:value="-89.01060486" calcext:value-type="float">
            <text:p>-89.01060486</text:p>
          </table:table-cell>
          <table:table-cell table:number-columns-repeated="3"/>
        </table:table-row>
        <table:table-row table:style-name="ro2">
          <table:table-cell office:value-type="float" office:value="95869565.22" calcext:value-type="float">
            <text:p>95869565.22</text:p>
          </table:table-cell>
          <table:table-cell office:value-type="float" office:value="-88.98429871" calcext:value-type="float">
            <text:p>-88.98429871</text:p>
          </table:table-cell>
          <table:table-cell table:number-columns-repeated="3"/>
        </table:table-row>
        <table:table-row table:style-name="ro2">
          <table:table-cell office:value-type="float" office:value="96086956.52" calcext:value-type="float">
            <text:p>96086956.52</text:p>
          </table:table-cell>
          <table:table-cell office:value-type="float" office:value="-88.97137451" calcext:value-type="float">
            <text:p>-88.97137451</text:p>
          </table:table-cell>
          <table:table-cell table:number-columns-repeated="3"/>
        </table:table-row>
        <table:table-row table:style-name="ro2">
          <table:table-cell office:value-type="float" office:value="96304347.83" calcext:value-type="float">
            <text:p>96304347.83</text:p>
          </table:table-cell>
          <table:table-cell office:value-type="float" office:value="-89.23423004" calcext:value-type="float">
            <text:p>-89.23423004</text:p>
          </table:table-cell>
          <table:table-cell table:number-columns-repeated="3"/>
        </table:table-row>
        <table:table-row table:style-name="ro2">
          <table:table-cell office:value-type="float" office:value="96521739.13" calcext:value-type="float">
            <text:p>96521739.13</text:p>
          </table:table-cell>
          <table:table-cell office:value-type="float" office:value="-89.31694031" calcext:value-type="float">
            <text:p>-89.31694031</text:p>
          </table:table-cell>
          <table:table-cell table:number-columns-repeated="3"/>
        </table:table-row>
        <table:table-row table:style-name="ro2">
          <table:table-cell office:value-type="float" office:value="96739130.43" calcext:value-type="float">
            <text:p>96739130.43</text:p>
          </table:table-cell>
          <table:table-cell office:value-type="float" office:value="-89.28752899" calcext:value-type="float">
            <text:p>-89.28752899</text:p>
          </table:table-cell>
          <table:table-cell table:number-columns-repeated="3"/>
        </table:table-row>
        <table:table-row table:style-name="ro2">
          <table:table-cell office:value-type="float" office:value="96956521.74" calcext:value-type="float">
            <text:p>96956521.74</text:p>
          </table:table-cell>
          <table:table-cell office:value-type="float" office:value="-89.0847168" calcext:value-type="float">
            <text:p>-89.0847168</text:p>
          </table:table-cell>
          <table:table-cell table:number-columns-repeated="3"/>
        </table:table-row>
        <table:table-row table:style-name="ro2">
          <table:table-cell office:value-type="float" office:value="97173913.04" calcext:value-type="float">
            <text:p>97173913.04</text:p>
          </table:table-cell>
          <table:table-cell office:value-type="float" office:value="-89.14700317" calcext:value-type="float">
            <text:p>-89.14700317</text:p>
          </table:table-cell>
          <table:table-cell table:number-columns-repeated="3"/>
        </table:table-row>
        <table:table-row table:style-name="ro2">
          <table:table-cell office:value-type="float" office:value="97391304.35" calcext:value-type="float">
            <text:p>97391304.35</text:p>
          </table:table-cell>
          <table:table-cell office:value-type="float" office:value="-89.31783295" calcext:value-type="float">
            <text:p>-89.31783295</text:p>
          </table:table-cell>
          <table:table-cell table:number-columns-repeated="3"/>
        </table:table-row>
        <table:table-row table:style-name="ro2">
          <table:table-cell office:value-type="float" office:value="97608695.65" calcext:value-type="float">
            <text:p>97608695.65</text:p>
          </table:table-cell>
          <table:table-cell office:value-type="float" office:value="-89.11896515" calcext:value-type="float">
            <text:p>-89.11896515</text:p>
          </table:table-cell>
          <table:table-cell table:number-columns-repeated="3"/>
        </table:table-row>
        <table:table-row table:style-name="ro2">
          <table:table-cell office:value-type="float" office:value="97826086.96" calcext:value-type="float">
            <text:p>97826086.96</text:p>
          </table:table-cell>
          <table:table-cell office:value-type="float" office:value="-89.31282043" calcext:value-type="float">
            <text:p>-89.31282043</text:p>
          </table:table-cell>
          <table:table-cell table:number-columns-repeated="3"/>
        </table:table-row>
        <table:table-row table:style-name="ro2">
          <table:table-cell office:value-type="float" office:value="98043478.26" calcext:value-type="float">
            <text:p>98043478.26</text:p>
          </table:table-cell>
          <table:table-cell office:value-type="float" office:value="-89.17558289" calcext:value-type="float">
            <text:p>-89.17558289</text:p>
          </table:table-cell>
          <table:table-cell table:number-columns-repeated="3"/>
        </table:table-row>
        <table:table-row table:style-name="ro2">
          <table:table-cell office:value-type="float" office:value="98260869.57" calcext:value-type="float">
            <text:p>98260869.57</text:p>
          </table:table-cell>
          <table:table-cell office:value-type="float" office:value="-88.65729523" calcext:value-type="float">
            <text:p>-88.65729523</text:p>
          </table:table-cell>
          <table:table-cell table:number-columns-repeated="3"/>
        </table:table-row>
        <table:table-row table:style-name="ro2">
          <table:table-cell office:value-type="float" office:value="98478260.87" calcext:value-type="float">
            <text:p>98478260.87</text:p>
          </table:table-cell>
          <table:table-cell office:value-type="float" office:value="-88.10168457" calcext:value-type="float">
            <text:p>-88.10168457</text:p>
          </table:table-cell>
          <table:table-cell table:number-columns-repeated="3"/>
        </table:table-row>
        <table:table-row table:style-name="ro2">
          <table:table-cell office:value-type="float" office:value="98695652.17" calcext:value-type="float">
            <text:p>98695652.17</text:p>
          </table:table-cell>
          <table:table-cell office:value-type="float" office:value="-87.40492249" calcext:value-type="float">
            <text:p>-87.40492249</text:p>
          </table:table-cell>
          <table:table-cell table:number-columns-repeated="3"/>
        </table:table-row>
        <table:table-row table:style-name="ro2">
          <table:table-cell office:value-type="float" office:value="98913043.48" calcext:value-type="float">
            <text:p>98913043.48</text:p>
          </table:table-cell>
          <table:table-cell office:value-type="float" office:value="-86.75221252" calcext:value-type="float">
            <text:p>-86.75221252</text:p>
          </table:table-cell>
          <table:table-cell table:number-columns-repeated="3"/>
        </table:table-row>
        <table:table-row table:style-name="ro2">
          <table:table-cell office:value-type="float" office:value="99130434.78" calcext:value-type="float">
            <text:p>99130434.78</text:p>
          </table:table-cell>
          <table:table-cell office:value-type="float" office:value="-86.88150024" calcext:value-type="float">
            <text:p>-86.88150024</text:p>
          </table:table-cell>
          <table:table-cell table:number-columns-repeated="3"/>
        </table:table-row>
        <table:table-row table:style-name="ro2">
          <table:table-cell office:value-type="float" office:value="99347826.09" calcext:value-type="float">
            <text:p>99347826.09</text:p>
          </table:table-cell>
          <table:table-cell office:value-type="float" office:value="-87.09954834" calcext:value-type="float">
            <text:p>-87.09954834</text:p>
          </table:table-cell>
          <table:table-cell table:number-columns-repeated="3"/>
        </table:table-row>
        <table:table-row table:style-name="ro2">
          <table:table-cell office:value-type="float" office:value="99565217.39" calcext:value-type="float">
            <text:p>99565217.39</text:p>
          </table:table-cell>
          <table:table-cell office:value-type="float" office:value="-87.92273712" calcext:value-type="float">
            <text:p>-87.92273712</text:p>
          </table:table-cell>
          <table:table-cell table:number-columns-repeated="3"/>
        </table:table-row>
        <table:table-row table:style-name="ro2">
          <table:table-cell office:value-type="float" office:value="99782608.7" calcext:value-type="float">
            <text:p>99782608.7</text:p>
          </table:table-cell>
          <table:table-cell office:value-type="float" office:value="-88.37104034" calcext:value-type="float">
            <text:p>-88.37104034</text:p>
          </table:table-cell>
          <table:table-cell table:number-columns-repeated="3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-88.61339569" calcext:value-type="float">
            <text:p>-88.613395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16:36:55.859424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16:37:17.337817676</dc:date>
    <meta:editing-duration>PT7M21S</meta:editing-duration>
    <meta:editing-cycles>2</meta:editing-cycles>
    <meta:generator>LibreOffice/5.1.6.2$Linux_X86_64 LibreOffice_project/10m0$Build-2</meta:generator>
    <meta:document-statistic meta:table-count="3" meta:cell-count="49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93cm" svg:height="16.689cm" xlink:href=".." xlink:type="simple" chart:class="chart:scatter" chart:style-name="ch1">
        <chart:legend chart:legend-position="end" svg:x="26.777cm" svg:y="8.045cm" style:legend-expansion="high" chart:style-name="ch2"/>
        <chart:plot-area chart:style-name="ch3" table:cell-range-address="'Noise Figure'.B2:'Noise Figure'.B462 'Noise Figure'.F1:'Noise Figure'.F462" chart:data-source-has-labels="row" svg:x="0.615cm" svg:y="0.333cm" svg:width="25.547cm" svg:height="16.023cm">
          <chartooo:coordinate-region svg:x="1.236cm" svg:y="0.532cm" svg:width="24.647cm" svg:height="15.1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oise Figure'.F2:'Noise Figure'.F462" chart:label-cell-address="'Noise Figure'.F1:'Noise Figure'.F1" chart:class="chart:scatter">
            <chart:domain table:cell-range-address="'Noise Figure'.B2:'Noise Figure'.B462"/>
            <chart:data-point chart:repeated="4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ise Figure [dB]</text:p>
                <draw:g>
                  <svg:desc>'Noise Figure'.F1:'Noise Figur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oise Figure'.B2:'Noise Figure'.B462</svg:desc>
                </draw:g>
              </table:table-cell>
              <table:table-cell office:value-type="float" office:value="53.0702795920766">
                <text:p>53.0702795920766</text:p>
                <draw:g>
                  <svg:desc>'Noise Figure'.F2:'Noise Figure'.F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3913043">
                <text:p>0.2173913043</text:p>
              </table:table-cell>
              <table:table-cell office:value-type="float" office:value="49.2085544206066">
                <text:p>49.2085544206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47826087">
                <text:p>0.4347826087</text:p>
              </table:table-cell>
              <table:table-cell office:value-type="float" office:value="45.8519170851407">
                <text:p>45.8519170851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2173913">
                <text:p>0.65217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5652174">
                <text:p>0.8695652174</text:p>
              </table:table-cell>
              <table:table-cell office:value-type="float" office:value="54.3796819913324">
                <text:p>54.3796819913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86956522">
                <text:p>1.08695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04347826">
                <text:p>1.304347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173913">
                <text:p>1.52173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39130435">
                <text:p>1.739130435</text:p>
              </table:table-cell>
              <table:table-cell office:value-type="float" office:value="27.3724986174051">
                <text:p>27.3724986174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6521739">
                <text:p>1.956521739</text:p>
              </table:table-cell>
              <table:table-cell office:value-type="float" office:value="17.276692767101">
                <text:p>17.276692767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73913043">
                <text:p>2.173913043</text:p>
              </table:table-cell>
              <table:table-cell office:value-type="float" office:value="13.7748611519258">
                <text:p>13.7748611519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91304348">
                <text:p>2.391304348</text:p>
              </table:table-cell>
              <table:table-cell office:value-type="float" office:value="11.1149213138863">
                <text:p>11.1149213138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8695652">
                <text:p>2.608695652</text:p>
              </table:table-cell>
              <table:table-cell office:value-type="float" office:value="10.0233078377579">
                <text:p>10.0233078377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26086957">
                <text:p>2.826086957</text:p>
              </table:table-cell>
              <table:table-cell office:value-type="float" office:value="9.16753256316513">
                <text:p>9.167532563165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3478261">
                <text:p>3.043478261</text:p>
              </table:table-cell>
              <table:table-cell office:value-type="float" office:value="8.94936744421636">
                <text:p>8.94936744421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60869565">
                <text:p>3.260869565</text:p>
              </table:table-cell>
              <table:table-cell office:value-type="float" office:value="8.37435950202577">
                <text:p>8.37435950202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7826087">
                <text:p>3.47826087</text:p>
              </table:table-cell>
              <table:table-cell office:value-type="float" office:value="7.76199592809621">
                <text:p>7.76199592809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95652174">
                <text:p>3.695652174</text:p>
              </table:table-cell>
              <table:table-cell office:value-type="float" office:value="7.56820027558415">
                <text:p>7.56820027558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3043478">
                <text:p>3.913043478</text:p>
              </table:table-cell>
              <table:table-cell office:value-type="float" office:value="6.92953346070973">
                <text:p>6.92953346070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0434783">
                <text:p>4.130434783</text:p>
              </table:table-cell>
              <table:table-cell office:value-type="float" office:value="6.73625939721396">
                <text:p>6.73625939721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7826087">
                <text:p>4.347826087</text:p>
              </table:table-cell>
              <table:table-cell office:value-type="float" office:value="6.49614142280575">
                <text:p>6.49614142280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65217391">
                <text:p>4.565217391</text:p>
              </table:table-cell>
              <table:table-cell office:value-type="float" office:value="6.37528463539322">
                <text:p>6.375284635393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782608696">
                <text:p>4.782608696</text:p>
              </table:table-cell>
              <table:table-cell office:value-type="float" office:value="5.86097293392151">
                <text:p>5.860972933921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.88428666521029">
                <text:p>5.88428666521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217391304">
                <text:p>5.217391304</text:p>
              </table:table-cell>
              <table:table-cell office:value-type="float" office:value="6.10609609269652">
                <text:p>6.10609609269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434782609">
                <text:p>5.434782609</text:p>
              </table:table-cell>
              <table:table-cell office:value-type="float" office:value="5.52330436839877">
                <text:p>5.52330436839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52173913">
                <text:p>5.652173913</text:p>
              </table:table-cell>
              <table:table-cell office:value-type="float" office:value="5.26462966863422">
                <text:p>5.26462966863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869565217">
                <text:p>5.869565217</text:p>
              </table:table-cell>
              <table:table-cell office:value-type="float" office:value="5.52847775211421">
                <text:p>5.52847775211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86956522">
                <text:p>6.086956522</text:p>
              </table:table-cell>
              <table:table-cell office:value-type="float" office:value="5.38466942178979">
                <text:p>5.38466942178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04347826">
                <text:p>6.304347826</text:p>
              </table:table-cell>
              <table:table-cell office:value-type="float" office:value="5.02511109960387">
                <text:p>5.02511109960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2173913">
                <text:p>6.52173913</text:p>
              </table:table-cell>
              <table:table-cell office:value-type="float" office:value="5.33734418090407">
                <text:p>5.337344180904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39130435">
                <text:p>6.739130435</text:p>
              </table:table-cell>
              <table:table-cell office:value-type="float" office:value="5.51043704213504">
                <text:p>5.510437042135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956521739">
                <text:p>6.956521739</text:p>
              </table:table-cell>
              <table:table-cell office:value-type="float" office:value="5.73299517320287">
                <text:p>5.732995173202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73913043">
                <text:p>7.173913043</text:p>
              </table:table-cell>
              <table:table-cell office:value-type="float" office:value="5.95113483895016">
                <text:p>5.95113483895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91304348">
                <text:p>7.391304348</text:p>
              </table:table-cell>
              <table:table-cell office:value-type="float" office:value="6.21301214122653">
                <text:p>6.213012141226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608695652">
                <text:p>7.608695652</text:p>
              </table:table-cell>
              <table:table-cell office:value-type="float" office:value="5.87762667920031">
                <text:p>5.87762667920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26086957">
                <text:p>7.826086957</text:p>
              </table:table-cell>
              <table:table-cell office:value-type="float" office:value="5.63398442280512">
                <text:p>5.63398442280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43478261">
                <text:p>8.043478261</text:p>
              </table:table-cell>
              <table:table-cell office:value-type="float" office:value="5.94970647049016">
                <text:p>5.94970647049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260869565">
                <text:p>8.260869565</text:p>
              </table:table-cell>
              <table:table-cell office:value-type="float" office:value="6.2858076978884">
                <text:p>6.2858076978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7826087">
                <text:p>8.47826087</text:p>
              </table:table-cell>
              <table:table-cell office:value-type="float" office:value="6.21891951415258">
                <text:p>6.21891951415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95652174">
                <text:p>8.695652174</text:p>
              </table:table-cell>
              <table:table-cell office:value-type="float" office:value="6.4536589288511">
                <text:p>6.4536589288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913043478">
                <text:p>8.913043478</text:p>
              </table:table-cell>
              <table:table-cell office:value-type="float" office:value="6.47617301880834">
                <text:p>6.47617301880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130434783">
                <text:p>9.130434783</text:p>
              </table:table-cell>
              <table:table-cell office:value-type="float" office:value="6.49879660838363">
                <text:p>6.498796608383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347826087">
                <text:p>9.347826087</text:p>
              </table:table-cell>
              <table:table-cell office:value-type="float" office:value="6.72798711321048">
                <text:p>6.72798711321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565217391">
                <text:p>9.565217391</text:p>
              </table:table-cell>
              <table:table-cell office:value-type="float" office:value="6.64799591860777">
                <text:p>6.647995918607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782608696">
                <text:p>9.782608696</text:p>
              </table:table-cell>
              <table:table-cell office:value-type="float" office:value="6.66510578587286">
                <text:p>6.6651057858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6.83329197067772">
                <text:p>6.83329197067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2173913">
                <text:p>10.2173913</text:p>
              </table:table-cell>
              <table:table-cell office:value-type="float" office:value="6.65578714627834">
                <text:p>6.65578714627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3478261">
                <text:p>10.43478261</text:p>
              </table:table-cell>
              <table:table-cell office:value-type="float" office:value="6.25274530830599">
                <text:p>6.25274530830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5217391">
                <text:p>10.65217391</text:p>
              </table:table-cell>
              <table:table-cell office:value-type="float" office:value="6.85053868629351">
                <text:p>6.85053868629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6956522">
                <text:p>10.86956522</text:p>
              </table:table-cell>
              <table:table-cell office:value-type="float" office:value="6.44650104017805">
                <text:p>6.44650104017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8695652">
                <text:p>11.08695652</text:p>
              </table:table-cell>
              <table:table-cell office:value-type="float" office:value="6.66437346462376">
                <text:p>6.66437346462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434783">
                <text:p>11.30434783</text:p>
              </table:table-cell>
              <table:table-cell office:value-type="float" office:value="6.68476244966467">
                <text:p>6.684762449664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52173913">
                <text:p>11.52173913</text:p>
              </table:table-cell>
              <table:table-cell office:value-type="float" office:value="6.92213589929115">
                <text:p>6.92213589929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913043">
                <text:p>11.73913043</text:p>
              </table:table-cell>
              <table:table-cell office:value-type="float" office:value="6.45000181053308">
                <text:p>6.45000181053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5652174">
                <text:p>11.95652174</text:p>
              </table:table-cell>
              <table:table-cell office:value-type="float" office:value="6.54519003962739">
                <text:p>6.545190039627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7391304">
                <text:p>12.17391304</text:p>
              </table:table-cell>
              <table:table-cell office:value-type="float" office:value="6.05857125574428">
                <text:p>6.058571255744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39130435">
                <text:p>12.39130435</text:p>
              </table:table-cell>
              <table:table-cell office:value-type="float" office:value="6.21853197894395">
                <text:p>6.218531978943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0869565">
                <text:p>12.60869565</text:p>
              </table:table-cell>
              <table:table-cell office:value-type="float" office:value="5.82343932363937">
                <text:p>5.823439323639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2608696">
                <text:p>12.82608696</text:p>
              </table:table-cell>
              <table:table-cell office:value-type="float" office:value="5.7639160937629">
                <text:p>5.76391609376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04347826">
                <text:p>13.04347826</text:p>
              </table:table-cell>
              <table:table-cell office:value-type="float" office:value="5.56357298304248">
                <text:p>5.56357298304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6086957">
                <text:p>13.26086957</text:p>
              </table:table-cell>
              <table:table-cell office:value-type="float" office:value="5.20586587156324">
                <text:p>5.20586587156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47826087">
                <text:p>13.47826087</text:p>
              </table:table-cell>
              <table:table-cell office:value-type="float" office:value="5.29398472057729">
                <text:p>5.293984720577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69565217">
                <text:p>13.69565217</text:p>
              </table:table-cell>
              <table:table-cell office:value-type="float" office:value="5.28161223207676">
                <text:p>5.28161223207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91304348">
                <text:p>13.91304348</text:p>
              </table:table-cell>
              <table:table-cell office:value-type="float" office:value="4.90313437588233">
                <text:p>4.90313437588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13043478">
                <text:p>14.13043478</text:p>
              </table:table-cell>
              <table:table-cell office:value-type="float" office:value="5.13600032491487">
                <text:p>5.13600032491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34782609">
                <text:p>14.34782609</text:p>
              </table:table-cell>
              <table:table-cell office:value-type="float" office:value="4.85450579023884">
                <text:p>4.85450579023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6521739">
                <text:p>14.56521739</text:p>
              </table:table-cell>
              <table:table-cell office:value-type="float" office:value="5.10206240955501">
                <text:p>5.10206240955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7826087">
                <text:p>14.7826087</text:p>
              </table:table-cell>
              <table:table-cell office:value-type="float" office:value="5.31698667033318">
                <text:p>5.31698667033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4.8171996840873">
                <text:p>4.8171996840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173913">
                <text:p>15.2173913</text:p>
              </table:table-cell>
              <table:table-cell office:value-type="float" office:value="4.90403673755946">
                <text:p>4.90403673755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43478261">
                <text:p>15.43478261</text:p>
              </table:table-cell>
              <table:table-cell office:value-type="float" office:value="5.39409820021067">
                <text:p>5.394098200210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5217391">
                <text:p>15.65217391</text:p>
              </table:table-cell>
              <table:table-cell office:value-type="float" office:value="4.96574562489379">
                <text:p>4.96574562489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6956522">
                <text:p>15.86956522</text:p>
              </table:table-cell>
              <table:table-cell office:value-type="float" office:value="5.28898984560577">
                <text:p>5.28898984560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08695652">
                <text:p>16.08695652</text:p>
              </table:table-cell>
              <table:table-cell office:value-type="float" office:value="5.11584781413914">
                <text:p>5.11584781413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434783">
                <text:p>16.30434783</text:p>
              </table:table-cell>
              <table:table-cell office:value-type="float" office:value="5.14902298393773">
                <text:p>5.149022983937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52173913">
                <text:p>16.52173913</text:p>
              </table:table-cell>
              <table:table-cell office:value-type="float" office:value="5.37989248635753">
                <text:p>5.379892486357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73913043">
                <text:p>16.73913043</text:p>
              </table:table-cell>
              <table:table-cell office:value-type="float" office:value="4.96034167002856">
                <text:p>4.96034167002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5652174">
                <text:p>16.95652174</text:p>
              </table:table-cell>
              <table:table-cell office:value-type="float" office:value="4.79198289022478">
                <text:p>4.79198289022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17391304">
                <text:p>17.17391304</text:p>
              </table:table-cell>
              <table:table-cell office:value-type="float" office:value="5.09277646428303">
                <text:p>5.09277646428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39130435">
                <text:p>17.39130435</text:p>
              </table:table-cell>
              <table:table-cell office:value-type="float" office:value="4.92035736388244">
                <text:p>4.92035736388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60869565">
                <text:p>17.60869565</text:p>
              </table:table-cell>
              <table:table-cell office:value-type="float" office:value="4.92368397138534">
                <text:p>4.92368397138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82608696">
                <text:p>17.82608696</text:p>
              </table:table-cell>
              <table:table-cell office:value-type="float" office:value="5.05133454647251">
                <text:p>5.05133454647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347826">
                <text:p>18.04347826</text:p>
              </table:table-cell>
              <table:table-cell office:value-type="float" office:value="4.80353903386667">
                <text:p>4.8035390338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6086957">
                <text:p>18.26086957</text:p>
              </table:table-cell>
              <table:table-cell office:value-type="float" office:value="4.76822841586207">
                <text:p>4.768228415862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47826087">
                <text:p>18.47826087</text:p>
              </table:table-cell>
              <table:table-cell office:value-type="float" office:value="4.97145972953857">
                <text:p>4.971459729538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9565217">
                <text:p>18.69565217</text:p>
              </table:table-cell>
              <table:table-cell office:value-type="float" office:value="5.00214154950008">
                <text:p>5.002141549500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91304348">
                <text:p>18.91304348</text:p>
              </table:table-cell>
              <table:table-cell office:value-type="float" office:value="4.76118754399316">
                <text:p>4.761187543993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3043478">
                <text:p>19.13043478</text:p>
              </table:table-cell>
              <table:table-cell office:value-type="float" office:value="4.66408764863584">
                <text:p>4.66408764863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34782609">
                <text:p>19.34782609</text:p>
              </table:table-cell>
              <table:table-cell office:value-type="float" office:value="4.66420407534543">
                <text:p>4.66420407534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56521739">
                <text:p>19.56521739</text:p>
              </table:table-cell>
              <table:table-cell office:value-type="float" office:value="4.82472377493653">
                <text:p>4.824723774936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7826087">
                <text:p>19.7826087</text:p>
              </table:table-cell>
              <table:table-cell office:value-type="float" office:value="4.8378477317784">
                <text:p>4.8378477317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4.8754613404908">
                <text:p>4.8754613404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173913">
                <text:p>20.2173913</text:p>
              </table:table-cell>
              <table:table-cell office:value-type="float" office:value="4.96889121905827">
                <text:p>4.96889121905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3478261">
                <text:p>20.43478261</text:p>
              </table:table-cell>
              <table:table-cell office:value-type="float" office:value="5.66393272181041">
                <text:p>5.66393272181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5217391">
                <text:p>20.65217391</text:p>
              </table:table-cell>
              <table:table-cell office:value-type="float" office:value="6.23861166535109">
                <text:p>6.23861166535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86956522">
                <text:p>20.86956522</text:p>
              </table:table-cell>
              <table:table-cell office:value-type="float" office:value="6.07471533473031">
                <text:p>6.07471533473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08695652">
                <text:p>21.08695652</text:p>
              </table:table-cell>
              <table:table-cell office:value-type="float" office:value="6.79307522352979">
                <text:p>6.79307522352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30434783">
                <text:p>21.30434783</text:p>
              </table:table-cell>
              <table:table-cell office:value-type="float" office:value="6.36250505547629">
                <text:p>6.362505055476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2173913">
                <text:p>21.52173913</text:p>
              </table:table-cell>
              <table:table-cell office:value-type="float" office:value="6.41412614246392">
                <text:p>6.41412614246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73913043">
                <text:p>21.73913043</text:p>
              </table:table-cell>
              <table:table-cell office:value-type="float" office:value="6.22614568279973">
                <text:p>6.226145682799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95652174">
                <text:p>21.95652174</text:p>
              </table:table-cell>
              <table:table-cell office:value-type="float" office:value="6.32889974845409">
                <text:p>6.328899748454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.17391304">
                <text:p>22.17391304</text:p>
              </table:table-cell>
              <table:table-cell office:value-type="float" office:value="5.58218670609666">
                <text:p>5.58218670609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.39130435">
                <text:p>22.39130435</text:p>
              </table:table-cell>
              <table:table-cell office:value-type="float" office:value="5.5155666049427">
                <text:p>5.5155666049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.60869565">
                <text:p>22.60869565</text:p>
              </table:table-cell>
              <table:table-cell office:value-type="float" office:value="5.8232773191493">
                <text:p>5.8232773191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82608696">
                <text:p>22.82608696</text:p>
              </table:table-cell>
              <table:table-cell office:value-type="float" office:value="5.76231544872415">
                <text:p>5.76231544872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.04347826">
                <text:p>23.04347826</text:p>
              </table:table-cell>
              <table:table-cell office:value-type="float" office:value="5.00441039356759">
                <text:p>5.004410393567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.26086957">
                <text:p>23.26086957</text:p>
              </table:table-cell>
              <table:table-cell office:value-type="float" office:value="5.24147706376806">
                <text:p>5.241477063768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7826087">
                <text:p>23.47826087</text:p>
              </table:table-cell>
              <table:table-cell office:value-type="float" office:value="5.11147599280097">
                <text:p>5.11147599280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.69565217">
                <text:p>23.69565217</text:p>
              </table:table-cell>
              <table:table-cell office:value-type="float" office:value="4.90955156549487">
                <text:p>4.90955156549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.91304348">
                <text:p>23.91304348</text:p>
              </table:table-cell>
              <table:table-cell office:value-type="float" office:value="4.89655929147884">
                <text:p>4.896559291478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.13043478">
                <text:p>24.13043478</text:p>
              </table:table-cell>
              <table:table-cell office:value-type="float" office:value="4.69934398318738">
                <text:p>4.69934398318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.34782609">
                <text:p>24.34782609</text:p>
              </table:table-cell>
              <table:table-cell office:value-type="float" office:value="4.91905351932834">
                <text:p>4.91905351932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56521739">
                <text:p>24.56521739</text:p>
              </table:table-cell>
              <table:table-cell office:value-type="float" office:value="4.73398293749881">
                <text:p>4.73398293749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826087">
                <text:p>24.7826087</text:p>
              </table:table-cell>
              <table:table-cell office:value-type="float" office:value="4.77212839906713">
                <text:p>4.77212839906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4.47667711465332">
                <text:p>4.47667711465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2173913">
                <text:p>25.2173913</text:p>
              </table:table-cell>
              <table:table-cell office:value-type="float" office:value="4.65007654306271">
                <text:p>4.65007654306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.43478261">
                <text:p>25.43478261</text:p>
              </table:table-cell>
              <table:table-cell office:value-type="float" office:value="4.982714205727">
                <text:p>4.982714205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65217391">
                <text:p>25.65217391</text:p>
              </table:table-cell>
              <table:table-cell office:value-type="float" office:value="4.85988159182123">
                <text:p>4.8598815918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86956522">
                <text:p>25.86956522</text:p>
              </table:table-cell>
              <table:table-cell office:value-type="float" office:value="4.88733724426574">
                <text:p>4.887337244265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08695652">
                <text:p>26.08695652</text:p>
              </table:table-cell>
              <table:table-cell office:value-type="float" office:value="4.83692986605602">
                <text:p>4.83692986605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30434783">
                <text:p>26.30434783</text:p>
              </table:table-cell>
              <table:table-cell office:value-type="float" office:value="5.15556504987748">
                <text:p>5.155565049877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52173913">
                <text:p>26.52173913</text:p>
              </table:table-cell>
              <table:table-cell office:value-type="float" office:value="4.71446707255412">
                <text:p>4.71446707255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73913043">
                <text:p>26.73913043</text:p>
              </table:table-cell>
              <table:table-cell office:value-type="float" office:value="4.98066393385507">
                <text:p>4.98066393385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95652174">
                <text:p>26.95652174</text:p>
              </table:table-cell>
              <table:table-cell office:value-type="float" office:value="4.86331273784363">
                <text:p>4.863312737843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17391304">
                <text:p>27.17391304</text:p>
              </table:table-cell>
              <table:table-cell office:value-type="float" office:value="4.84852962282613">
                <text:p>4.8485296228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39130435">
                <text:p>27.39130435</text:p>
              </table:table-cell>
              <table:table-cell office:value-type="float" office:value="4.88092290040317">
                <text:p>4.88092290040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60869565">
                <text:p>27.60869565</text:p>
              </table:table-cell>
              <table:table-cell office:value-type="float" office:value="5.01114217903907">
                <text:p>5.011142179039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82608696">
                <text:p>27.82608696</text:p>
              </table:table-cell>
              <table:table-cell office:value-type="float" office:value="4.95202776047311">
                <text:p>4.952027760473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4347826">
                <text:p>28.04347826</text:p>
              </table:table-cell>
              <table:table-cell office:value-type="float" office:value="4.74286076350646">
                <text:p>4.742860763506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26086957">
                <text:p>28.26086957</text:p>
              </table:table-cell>
              <table:table-cell office:value-type="float" office:value="4.9391080144843">
                <text:p>4.93910801448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7826087">
                <text:p>28.47826087</text:p>
              </table:table-cell>
              <table:table-cell office:value-type="float" office:value="5.18553235854501">
                <text:p>5.185532358545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9565217">
                <text:p>28.69565217</text:p>
              </table:table-cell>
              <table:table-cell office:value-type="float" office:value="4.84787028729333">
                <text:p>4.84787028729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91304348">
                <text:p>28.91304348</text:p>
              </table:table-cell>
              <table:table-cell office:value-type="float" office:value="4.59417716327588">
                <text:p>4.594177163275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043478">
                <text:p>29.13043478</text:p>
              </table:table-cell>
              <table:table-cell office:value-type="float" office:value="5.08385292811306">
                <text:p>5.08385292811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34782609">
                <text:p>29.34782609</text:p>
              </table:table-cell>
              <table:table-cell office:value-type="float" office:value="4.76584523715541">
                <text:p>4.765845237155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6521739">
                <text:p>29.56521739</text:p>
              </table:table-cell>
              <table:table-cell office:value-type="float" office:value="4.64719994676808">
                <text:p>4.647199946768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7826087">
                <text:p>29.7826087</text:p>
              </table:table-cell>
              <table:table-cell office:value-type="float" office:value="4.62678559020475">
                <text:p>4.62678559020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">
                <text:p>30</text:p>
              </table:table-cell>
              <table:table-cell office:value-type="float" office:value="4.85057445779161">
                <text:p>4.850574457791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2173913">
                <text:p>30.2173913</text:p>
              </table:table-cell>
              <table:table-cell office:value-type="float" office:value="4.77536193427702">
                <text:p>4.775361934277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43478261">
                <text:p>30.43478261</text:p>
              </table:table-cell>
              <table:table-cell office:value-type="float" office:value="4.4792628094823">
                <text:p>4.47926280948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65217391">
                <text:p>30.65217391</text:p>
              </table:table-cell>
              <table:table-cell office:value-type="float" office:value="4.73644791974953">
                <text:p>4.736447919749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.86956522">
                <text:p>30.86956522</text:p>
              </table:table-cell>
              <table:table-cell office:value-type="float" office:value="4.70262291403053">
                <text:p>4.70262291403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08695652">
                <text:p>31.08695652</text:p>
              </table:table-cell>
              <table:table-cell office:value-type="float" office:value="4.72047757415617">
                <text:p>4.720477574156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30434783">
                <text:p>31.30434783</text:p>
              </table:table-cell>
              <table:table-cell office:value-type="float" office:value="4.6556888514286">
                <text:p>4.65568885142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.52173913">
                <text:p>31.52173913</text:p>
              </table:table-cell>
              <table:table-cell office:value-type="float" office:value="4.75980446666032">
                <text:p>4.75980446666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73913043">
                <text:p>31.73913043</text:p>
              </table:table-cell>
              <table:table-cell office:value-type="float" office:value="4.54947162311725">
                <text:p>4.54947162311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5652174">
                <text:p>31.95652174</text:p>
              </table:table-cell>
              <table:table-cell office:value-type="float" office:value="4.38655204249943">
                <text:p>4.386552042499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17391304">
                <text:p>32.17391304</text:p>
              </table:table-cell>
              <table:table-cell office:value-type="float" office:value="4.34733153758058">
                <text:p>4.347331537580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9130435">
                <text:p>32.39130435</text:p>
              </table:table-cell>
              <table:table-cell office:value-type="float" office:value="4.53970527447496">
                <text:p>4.53970527447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60869565">
                <text:p>32.60869565</text:p>
              </table:table-cell>
              <table:table-cell office:value-type="float" office:value="4.42904585969764">
                <text:p>4.429045859697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82608696">
                <text:p>32.82608696</text:p>
              </table:table-cell>
              <table:table-cell office:value-type="float" office:value="4.570221657969">
                <text:p>4.570221657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04347826">
                <text:p>33.04347826</text:p>
              </table:table-cell>
              <table:table-cell office:value-type="float" office:value="4.72181796970658">
                <text:p>4.72181796970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26086957">
                <text:p>33.26086957</text:p>
              </table:table-cell>
              <table:table-cell office:value-type="float" office:value="4.42238905124731">
                <text:p>4.42238905124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47826087">
                <text:p>33.47826087</text:p>
              </table:table-cell>
              <table:table-cell office:value-type="float" office:value="4.64280220475049">
                <text:p>4.642802204750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69565217">
                <text:p>33.69565217</text:p>
              </table:table-cell>
              <table:table-cell office:value-type="float" office:value="4.76861173172974">
                <text:p>4.76861173172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91304348">
                <text:p>33.91304348</text:p>
              </table:table-cell>
              <table:table-cell office:value-type="float" office:value="4.56812968877906">
                <text:p>4.568129688779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.13043478">
                <text:p>34.13043478</text:p>
              </table:table-cell>
              <table:table-cell office:value-type="float" office:value="4.79438394816777">
                <text:p>4.794383948167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34782609">
                <text:p>34.34782609</text:p>
              </table:table-cell>
              <table:table-cell office:value-type="float" office:value="4.92675167981585">
                <text:p>4.92675167981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.56521739">
                <text:p>34.56521739</text:p>
              </table:table-cell>
              <table:table-cell office:value-type="float" office:value="4.60235024443403">
                <text:p>4.602350244434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7826087">
                <text:p>34.7826087</text:p>
              </table:table-cell>
              <table:table-cell office:value-type="float" office:value="4.66836239258878">
                <text:p>4.668362392588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4.78691433808859">
                <text:p>4.78691433808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.2173913">
                <text:p>35.2173913</text:p>
              </table:table-cell>
              <table:table-cell office:value-type="float" office:value="5.05767890824224">
                <text:p>5.057678908242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.43478261">
                <text:p>35.43478261</text:p>
              </table:table-cell>
              <table:table-cell office:value-type="float" office:value="4.81835909418069">
                <text:p>4.818359094180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.65217391">
                <text:p>35.65217391</text:p>
              </table:table-cell>
              <table:table-cell office:value-type="float" office:value="4.88905789060423">
                <text:p>4.88905789060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86956522">
                <text:p>35.86956522</text:p>
              </table:table-cell>
              <table:table-cell office:value-type="float" office:value="4.60850579471902">
                <text:p>4.608505794719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08695652">
                <text:p>36.08695652</text:p>
              </table:table-cell>
              <table:table-cell office:value-type="float" office:value="4.30028978210597">
                <text:p>4.30028978210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0434783">
                <text:p>36.30434783</text:p>
              </table:table-cell>
              <table:table-cell office:value-type="float" office:value="4.77365347241613">
                <text:p>4.773653472416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2173913">
                <text:p>36.52173913</text:p>
              </table:table-cell>
              <table:table-cell office:value-type="float" office:value="4.92265587849004">
                <text:p>4.92265587849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73913043">
                <text:p>36.73913043</text:p>
              </table:table-cell>
              <table:table-cell office:value-type="float" office:value="4.46532470309137">
                <text:p>4.46532470309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95652174">
                <text:p>36.95652174</text:p>
              </table:table-cell>
              <table:table-cell office:value-type="float" office:value="4.55495715285199">
                <text:p>4.554957152851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.17391304">
                <text:p>37.17391304</text:p>
              </table:table-cell>
              <table:table-cell office:value-type="float" office:value="4.47353633280765">
                <text:p>4.473536332807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7.39130435">
                <text:p>37.39130435</text:p>
              </table:table-cell>
              <table:table-cell office:value-type="float" office:value="4.57600818775121">
                <text:p>4.57600818775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60869565">
                <text:p>37.60869565</text:p>
              </table:table-cell>
              <table:table-cell office:value-type="float" office:value="4.39189716143343">
                <text:p>4.39189716143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.82608696">
                <text:p>37.82608696</text:p>
              </table:table-cell>
              <table:table-cell office:value-type="float" office:value="4.58152964579404">
                <text:p>4.581529645794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.04347826">
                <text:p>38.04347826</text:p>
              </table:table-cell>
              <table:table-cell office:value-type="float" office:value="4.409326136585">
                <text:p>4.4093261365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26086957">
                <text:p>38.26086957</text:p>
              </table:table-cell>
              <table:table-cell office:value-type="float" office:value="4.52601710985039">
                <text:p>4.52601710985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47826087">
                <text:p>38.47826087</text:p>
              </table:table-cell>
              <table:table-cell office:value-type="float" office:value="4.44383612820858">
                <text:p>4.443836128208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.69565217">
                <text:p>38.69565217</text:p>
              </table:table-cell>
              <table:table-cell office:value-type="float" office:value="4.6943178010056">
                <text:p>4.6943178010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.91304348">
                <text:p>38.91304348</text:p>
              </table:table-cell>
              <table:table-cell office:value-type="float" office:value="4.69172999361243">
                <text:p>4.691729993612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.13043478">
                <text:p>39.13043478</text:p>
              </table:table-cell>
              <table:table-cell office:value-type="float" office:value="4.72015289621589">
                <text:p>4.720152896215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34782609">
                <text:p>39.34782609</text:p>
              </table:table-cell>
              <table:table-cell office:value-type="float" office:value="4.62179125383555">
                <text:p>4.621791253835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.56521739">
                <text:p>39.56521739</text:p>
              </table:table-cell>
              <table:table-cell office:value-type="float" office:value="4.65801709561278">
                <text:p>4.65801709561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.7826087">
                <text:p>39.7826087</text:p>
              </table:table-cell>
              <table:table-cell office:value-type="float" office:value="4.75924625118143">
                <text:p>4.75924625118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4.62209871422831">
                <text:p>4.62209871422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2173913">
                <text:p>40.2173913</text:p>
              </table:table-cell>
              <table:table-cell office:value-type="float" office:value="4.54335603395149">
                <text:p>4.54335603395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.43478261">
                <text:p>40.43478261</text:p>
              </table:table-cell>
              <table:table-cell office:value-type="float" office:value="4.53374013153321">
                <text:p>4.533740131533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.65217391">
                <text:p>40.65217391</text:p>
              </table:table-cell>
              <table:table-cell office:value-type="float" office:value="4.68226190755222">
                <text:p>4.68226190755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.86956522">
                <text:p>40.86956522</text:p>
              </table:table-cell>
              <table:table-cell office:value-type="float" office:value="4.47225188725693">
                <text:p>4.472251887256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08695652">
                <text:p>41.08695652</text:p>
              </table:table-cell>
              <table:table-cell office:value-type="float" office:value="4.67152295084437">
                <text:p>4.671522950844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30434783">
                <text:p>41.30434783</text:p>
              </table:table-cell>
              <table:table-cell office:value-type="float" office:value="4.47776277071292">
                <text:p>4.477762770712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52173913">
                <text:p>41.52173913</text:p>
              </table:table-cell>
              <table:table-cell office:value-type="float" office:value="4.44126866663341">
                <text:p>4.441268666633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.73913043">
                <text:p>41.73913043</text:p>
              </table:table-cell>
              <table:table-cell office:value-type="float" office:value="4.5426756569412">
                <text:p>4.54267565694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.95652174">
                <text:p>41.95652174</text:p>
              </table:table-cell>
              <table:table-cell office:value-type="float" office:value="4.45050380887017">
                <text:p>4.45050380887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7391304">
                <text:p>42.17391304</text:p>
              </table:table-cell>
              <table:table-cell office:value-type="float" office:value="4.49264905550237">
                <text:p>4.49264905550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39130435">
                <text:p>42.39130435</text:p>
              </table:table-cell>
              <table:table-cell office:value-type="float" office:value="4.43607612935356">
                <text:p>4.436076129353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60869565">
                <text:p>42.60869565</text:p>
              </table:table-cell>
              <table:table-cell office:value-type="float" office:value="4.47929596285584">
                <text:p>4.47929596285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82608696">
                <text:p>42.82608696</text:p>
              </table:table-cell>
              <table:table-cell office:value-type="float" office:value="4.49664484674786">
                <text:p>4.496644846747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04347826">
                <text:p>43.04347826</text:p>
              </table:table-cell>
              <table:table-cell office:value-type="float" office:value="4.48608400742009">
                <text:p>4.486084007420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26086957">
                <text:p>43.26086957</text:p>
              </table:table-cell>
              <table:table-cell office:value-type="float" office:value="4.70055067052359">
                <text:p>4.700550670523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.47826087">
                <text:p>43.47826087</text:p>
              </table:table-cell>
              <table:table-cell office:value-type="float" office:value="4.38313507624556">
                <text:p>4.383135076245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3.69565217">
                <text:p>43.69565217</text:p>
              </table:table-cell>
              <table:table-cell office:value-type="float" office:value="4.54657555385832">
                <text:p>4.54657555385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3.91304348">
                <text:p>43.91304348</text:p>
              </table:table-cell>
              <table:table-cell office:value-type="float" office:value="4.4196321824913">
                <text:p>4.41963218249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13043478">
                <text:p>44.13043478</text:p>
              </table:table-cell>
              <table:table-cell office:value-type="float" office:value="4.47639535769889">
                <text:p>4.476395357698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34782609">
                <text:p>44.34782609</text:p>
              </table:table-cell>
              <table:table-cell office:value-type="float" office:value="4.74584257260579">
                <text:p>4.74584257260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56521739">
                <text:p>44.56521739</text:p>
              </table:table-cell>
              <table:table-cell office:value-type="float" office:value="4.70635149513517">
                <text:p>4.706351495135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7826087">
                <text:p>44.7826087</text:p>
              </table:table-cell>
              <table:table-cell office:value-type="float" office:value="4.44295821399606">
                <text:p>4.442958213996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  <table:table-cell office:value-type="float" office:value="4.35031635827993">
                <text:p>4.350316358279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.2173913">
                <text:p>45.2173913</text:p>
              </table:table-cell>
              <table:table-cell office:value-type="float" office:value="4.4997372314185">
                <text:p>4.4997372314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.43478261">
                <text:p>45.43478261</text:p>
              </table:table-cell>
              <table:table-cell office:value-type="float" office:value="4.55243424425336">
                <text:p>4.55243424425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.65217391">
                <text:p>45.65217391</text:p>
              </table:table-cell>
              <table:table-cell office:value-type="float" office:value="4.66770535768797">
                <text:p>4.667705357687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.86956522">
                <text:p>45.86956522</text:p>
              </table:table-cell>
              <table:table-cell office:value-type="float" office:value="4.50481143445344">
                <text:p>4.504811434453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.08695652">
                <text:p>46.08695652</text:p>
              </table:table-cell>
              <table:table-cell office:value-type="float" office:value="4.73208430547464">
                <text:p>4.732084305474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30434783">
                <text:p>46.30434783</text:p>
              </table:table-cell>
              <table:table-cell office:value-type="float" office:value="4.64355037995332">
                <text:p>4.643550379953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.52173913">
                <text:p>46.52173913</text:p>
              </table:table-cell>
              <table:table-cell office:value-type="float" office:value="4.39807861300164">
                <text:p>4.398078613001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.73913043">
                <text:p>46.73913043</text:p>
              </table:table-cell>
              <table:table-cell office:value-type="float" office:value="4.68431679661266">
                <text:p>4.684316796612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.95652174">
                <text:p>46.95652174</text:p>
              </table:table-cell>
              <table:table-cell office:value-type="float" office:value="4.58098162633064">
                <text:p>4.58098162633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7.17391304">
                <text:p>47.17391304</text:p>
              </table:table-cell>
              <table:table-cell office:value-type="float" office:value="4.56756520261319">
                <text:p>4.567565202613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7.39130435">
                <text:p>47.39130435</text:p>
              </table:table-cell>
              <table:table-cell office:value-type="float" office:value="4.44970861616908">
                <text:p>4.449708616169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.60869565">
                <text:p>47.60869565</text:p>
              </table:table-cell>
              <table:table-cell office:value-type="float" office:value="4.51175191574595">
                <text:p>4.511751915745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82608696">
                <text:p>47.82608696</text:p>
              </table:table-cell>
              <table:table-cell office:value-type="float" office:value="4.51700140551384">
                <text:p>4.517001405513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.04347826">
                <text:p>48.04347826</text:p>
              </table:table-cell>
              <table:table-cell office:value-type="float" office:value="4.48823910295046">
                <text:p>4.488239102950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.26086957">
                <text:p>48.26086957</text:p>
              </table:table-cell>
              <table:table-cell office:value-type="float" office:value="4.53182379134683">
                <text:p>4.531823791346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.47826087">
                <text:p>48.47826087</text:p>
              </table:table-cell>
              <table:table-cell office:value-type="float" office:value="4.44344686150682">
                <text:p>4.443446861506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.69565217">
                <text:p>48.69565217</text:p>
              </table:table-cell>
              <table:table-cell office:value-type="float" office:value="4.59821371293357">
                <text:p>4.598213712933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.91304348">
                <text:p>48.91304348</text:p>
              </table:table-cell>
              <table:table-cell office:value-type="float" office:value="4.63004338624329">
                <text:p>4.630043386243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13043478">
                <text:p>49.13043478</text:p>
              </table:table-cell>
              <table:table-cell office:value-type="float" office:value="4.48116901989881">
                <text:p>4.481169019898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34782609">
                <text:p>49.34782609</text:p>
              </table:table-cell>
              <table:table-cell office:value-type="float" office:value="4.3777246225746">
                <text:p>4.37772462257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56521739">
                <text:p>49.56521739</text:p>
              </table:table-cell>
              <table:table-cell office:value-type="float" office:value="4.70683422722214">
                <text:p>4.706834227222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7826087">
                <text:p>49.7826087</text:p>
              </table:table-cell>
              <table:table-cell office:value-type="float" office:value="4.77481188467035">
                <text:p>4.774811884670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4.83577837673586">
                <text:p>4.835778376735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.2173913">
                <text:p>50.2173913</text:p>
              </table:table-cell>
              <table:table-cell office:value-type="float" office:value="4.55552980658106">
                <text:p>4.55552980658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0.43478261">
                <text:p>50.43478261</text:p>
              </table:table-cell>
              <table:table-cell office:value-type="float" office:value="4.99595510307267">
                <text:p>4.995955103072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.65217391">
                <text:p>50.65217391</text:p>
              </table:table-cell>
              <table:table-cell office:value-type="float" office:value="4.87438413158584">
                <text:p>4.874384131585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.86956522">
                <text:p>50.86956522</text:p>
              </table:table-cell>
              <table:table-cell office:value-type="float" office:value="4.72659701010602">
                <text:p>4.726597010106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.08695652">
                <text:p>51.08695652</text:p>
              </table:table-cell>
              <table:table-cell office:value-type="float" office:value="4.87394154998679">
                <text:p>4.873941549986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.30434783">
                <text:p>51.30434783</text:p>
              </table:table-cell>
              <table:table-cell office:value-type="float" office:value="4.4387261713144">
                <text:p>4.4387261713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1.52173913">
                <text:p>51.52173913</text:p>
              </table:table-cell>
              <table:table-cell office:value-type="float" office:value="4.97471447089516">
                <text:p>4.97471447089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1.73913043">
                <text:p>51.73913043</text:p>
              </table:table-cell>
              <table:table-cell office:value-type="float" office:value="4.76690349419549">
                <text:p>4.766903494195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.95652174">
                <text:p>51.95652174</text:p>
              </table:table-cell>
              <table:table-cell office:value-type="float" office:value="4.47451417650639">
                <text:p>4.474514176506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2.17391304">
                <text:p>52.17391304</text:p>
              </table:table-cell>
              <table:table-cell office:value-type="float" office:value="4.68103900293414">
                <text:p>4.681039002934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2.39130435">
                <text:p>52.39130435</text:p>
              </table:table-cell>
              <table:table-cell office:value-type="float" office:value="4.63894513826342">
                <text:p>4.638945138263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2.60869565">
                <text:p>52.60869565</text:p>
              </table:table-cell>
              <table:table-cell office:value-type="float" office:value="4.34881153566444">
                <text:p>4.348811535664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.82608696">
                <text:p>52.82608696</text:p>
              </table:table-cell>
              <table:table-cell office:value-type="float" office:value="4.44868151198669">
                <text:p>4.448681511986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3.04347826">
                <text:p>53.04347826</text:p>
              </table:table-cell>
              <table:table-cell office:value-type="float" office:value="4.87736530256682">
                <text:p>4.877365302566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.26086957">
                <text:p>53.26086957</text:p>
              </table:table-cell>
              <table:table-cell office:value-type="float" office:value="4.48882764244212">
                <text:p>4.488827642442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.47826087">
                <text:p>53.47826087</text:p>
              </table:table-cell>
              <table:table-cell office:value-type="float" office:value="4.88179146400349">
                <text:p>4.881791464003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.69565217">
                <text:p>53.69565217</text:p>
              </table:table-cell>
              <table:table-cell office:value-type="float" office:value="5.04949928915985">
                <text:p>5.049499289159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.91304348">
                <text:p>53.91304348</text:p>
              </table:table-cell>
              <table:table-cell office:value-type="float" office:value="4.481765750193">
                <text:p>4.4817657501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.13043478">
                <text:p>54.13043478</text:p>
              </table:table-cell>
              <table:table-cell office:value-type="float" office:value="4.75783825192403">
                <text:p>4.757838251924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4.34782609">
                <text:p>54.34782609</text:p>
              </table:table-cell>
              <table:table-cell office:value-type="float" office:value="4.74416007841567">
                <text:p>4.744160078415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4.56521739">
                <text:p>54.56521739</text:p>
              </table:table-cell>
              <table:table-cell office:value-type="float" office:value="4.89072848432224">
                <text:p>4.890728484322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.7826087">
                <text:p>54.7826087</text:p>
              </table:table-cell>
              <table:table-cell office:value-type="float" office:value="4.84830427158096">
                <text:p>4.848304271580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">
                <text:p>55</text:p>
              </table:table-cell>
              <table:table-cell office:value-type="float" office:value="4.68712054006902">
                <text:p>4.68712054006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.2173913">
                <text:p>55.2173913</text:p>
              </table:table-cell>
              <table:table-cell office:value-type="float" office:value="5.05590207228573">
                <text:p>5.055902072285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5.43478261">
                <text:p>55.43478261</text:p>
              </table:table-cell>
              <table:table-cell office:value-type="float" office:value="4.76662850298291">
                <text:p>4.766628502982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.65217391">
                <text:p>55.65217391</text:p>
              </table:table-cell>
              <table:table-cell office:value-type="float" office:value="4.93822172968533">
                <text:p>4.938221729685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5.86956522">
                <text:p>55.86956522</text:p>
              </table:table-cell>
              <table:table-cell office:value-type="float" office:value="4.65588840526621">
                <text:p>4.65588840526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6.08695652">
                <text:p>56.08695652</text:p>
              </table:table-cell>
              <table:table-cell office:value-type="float" office:value="4.74326886875656">
                <text:p>4.743268868756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6.30434783">
                <text:p>56.30434783</text:p>
              </table:table-cell>
              <table:table-cell office:value-type="float" office:value="4.61193694183316">
                <text:p>4.611936941833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.52173913">
                <text:p>56.52173913</text:p>
              </table:table-cell>
              <table:table-cell office:value-type="float" office:value="4.96490904929978">
                <text:p>4.96490904929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.73913043">
                <text:p>56.73913043</text:p>
              </table:table-cell>
              <table:table-cell office:value-type="float" office:value="5.19663527455436">
                <text:p>5.196635274554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6.95652174">
                <text:p>56.95652174</text:p>
              </table:table-cell>
              <table:table-cell office:value-type="float" office:value="5.06072147509266">
                <text:p>5.060721475092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17391304">
                <text:p>57.17391304</text:p>
              </table:table-cell>
              <table:table-cell office:value-type="float" office:value="5.16005011108128">
                <text:p>5.160050111081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39130435">
                <text:p>57.39130435</text:p>
              </table:table-cell>
              <table:table-cell office:value-type="float" office:value="4.79746047998991">
                <text:p>4.79746047998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0869565">
                <text:p>57.60869565</text:p>
              </table:table-cell>
              <table:table-cell office:value-type="float" office:value="5.23718612417114">
                <text:p>5.23718612417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2608696">
                <text:p>57.82608696</text:p>
              </table:table-cell>
              <table:table-cell office:value-type="float" office:value="5.22722596136728">
                <text:p>5.227225961367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8.04347826">
                <text:p>58.04347826</text:p>
              </table:table-cell>
              <table:table-cell office:value-type="float" office:value="5.22494653269244">
                <text:p>5.22494653269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26086957">
                <text:p>58.26086957</text:p>
              </table:table-cell>
              <table:table-cell office:value-type="float" office:value="5.33869324637223">
                <text:p>5.338693246372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8.47826087">
                <text:p>58.47826087</text:p>
              </table:table-cell>
              <table:table-cell office:value-type="float" office:value="5.0969033219629">
                <text:p>5.09690332196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69565217">
                <text:p>58.69565217</text:p>
              </table:table-cell>
              <table:table-cell office:value-type="float" office:value="5.11391779577447">
                <text:p>5.113917795774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.91304348">
                <text:p>58.91304348</text:p>
              </table:table-cell>
              <table:table-cell office:value-type="float" office:value="5.40599460438227">
                <text:p>5.405994604382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9.13043478">
                <text:p>59.13043478</text:p>
              </table:table-cell>
              <table:table-cell office:value-type="float" office:value="5.39911304901835">
                <text:p>5.399113049018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9.34782609">
                <text:p>59.34782609</text:p>
              </table:table-cell>
              <table:table-cell office:value-type="float" office:value="5.34853414045467">
                <text:p>5.348534140454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9.56521739">
                <text:p>59.56521739</text:p>
              </table:table-cell>
              <table:table-cell office:value-type="float" office:value="5.56821719095575">
                <text:p>5.568217190955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9.7826087">
                <text:p>59.7826087</text:p>
              </table:table-cell>
              <table:table-cell office:value-type="float" office:value="5.56170019300111">
                <text:p>5.56170019300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">
                <text:p>60</text:p>
              </table:table-cell>
              <table:table-cell office:value-type="float" office:value="5.71664598456815">
                <text:p>5.716645984568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2173913">
                <text:p>60.2173913</text:p>
              </table:table-cell>
              <table:table-cell office:value-type="float" office:value="5.56827652266751">
                <text:p>5.568276522667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43478261">
                <text:p>60.43478261</text:p>
              </table:table-cell>
              <table:table-cell office:value-type="float" office:value="5.69958052434567">
                <text:p>5.69958052434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65217391">
                <text:p>60.65217391</text:p>
              </table:table-cell>
              <table:table-cell office:value-type="float" office:value="5.81936386781076">
                <text:p>5.819363867810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86956522">
                <text:p>60.86956522</text:p>
              </table:table-cell>
              <table:table-cell office:value-type="float" office:value="5.81270587687423">
                <text:p>5.81270587687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.08695652">
                <text:p>61.08695652</text:p>
              </table:table-cell>
              <table:table-cell office:value-type="float" office:value="5.8204636877578">
                <text:p>5.82046368775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.30434783">
                <text:p>61.30434783</text:p>
              </table:table-cell>
              <table:table-cell office:value-type="float" office:value="6.17519557440889">
                <text:p>6.17519557440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.52173913">
                <text:p>61.52173913</text:p>
              </table:table-cell>
              <table:table-cell office:value-type="float" office:value="6.18456447296732">
                <text:p>6.18456447296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.73913043">
                <text:p>61.73913043</text:p>
              </table:table-cell>
              <table:table-cell office:value-type="float" office:value="5.91450936038127">
                <text:p>5.914509360381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.95652174">
                <text:p>61.95652174</text:p>
              </table:table-cell>
              <table:table-cell office:value-type="float" office:value="6.21314131175731">
                <text:p>6.213141311757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17391304">
                <text:p>62.17391304</text:p>
              </table:table-cell>
              <table:table-cell office:value-type="float" office:value="5.88329614821587">
                <text:p>5.883296148215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9130435">
                <text:p>62.39130435</text:p>
              </table:table-cell>
              <table:table-cell office:value-type="float" office:value="6.10120191357619">
                <text:p>6.101201913576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60869565">
                <text:p>62.60869565</text:p>
              </table:table-cell>
              <table:table-cell office:value-type="float" office:value="6.51066927142758">
                <text:p>6.510669271427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2608696">
                <text:p>62.82608696</text:p>
              </table:table-cell>
              <table:table-cell office:value-type="float" office:value="6.11899560453398">
                <text:p>6.118995604533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04347826">
                <text:p>63.04347826</text:p>
              </table:table-cell>
              <table:table-cell office:value-type="float" office:value="6.21792915800144">
                <text:p>6.217929158001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3.26086957">
                <text:p>63.26086957</text:p>
              </table:table-cell>
              <table:table-cell office:value-type="float" office:value="6.42753857340751">
                <text:p>6.427538573407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3.47826087">
                <text:p>63.47826087</text:p>
              </table:table-cell>
              <table:table-cell office:value-type="float" office:value="6.24340272281713">
                <text:p>6.24340272281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69565217">
                <text:p>63.69565217</text:p>
              </table:table-cell>
              <table:table-cell office:value-type="float" office:value="6.50446340173225">
                <text:p>6.504463401732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91304348">
                <text:p>63.91304348</text:p>
              </table:table-cell>
              <table:table-cell office:value-type="float" office:value="6.5625977071353">
                <text:p>6.56259770713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13043478">
                <text:p>64.13043478</text:p>
              </table:table-cell>
              <table:table-cell office:value-type="float" office:value="6.70501509613987">
                <text:p>6.705015096139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34782609">
                <text:p>64.34782609</text:p>
              </table:table-cell>
              <table:table-cell office:value-type="float" office:value="6.58989531114644">
                <text:p>6.589895311146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.56521739">
                <text:p>64.56521739</text:p>
              </table:table-cell>
              <table:table-cell office:value-type="float" office:value="6.51618168046943">
                <text:p>6.516181680469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4.7826087">
                <text:p>64.7826087</text:p>
              </table:table-cell>
              <table:table-cell office:value-type="float" office:value="7.23258837191721">
                <text:p>7.23258837191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6.76607196878674">
                <text:p>6.766071968786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5.2173913">
                <text:p>65.2173913</text:p>
              </table:table-cell>
              <table:table-cell office:value-type="float" office:value="7.11729168499339">
                <text:p>7.117291684993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5.43478261">
                <text:p>65.43478261</text:p>
              </table:table-cell>
              <table:table-cell office:value-type="float" office:value="6.93194989589492">
                <text:p>6.931949895894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5.65217391">
                <text:p>65.65217391</text:p>
              </table:table-cell>
              <table:table-cell office:value-type="float" office:value="7.11158296594953">
                <text:p>7.111582965949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86956522">
                <text:p>65.86956522</text:p>
              </table:table-cell>
              <table:table-cell office:value-type="float" office:value="6.79238390127301">
                <text:p>6.792383901273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.08695652">
                <text:p>66.08695652</text:p>
              </table:table-cell>
              <table:table-cell office:value-type="float" office:value="6.66868920133631">
                <text:p>6.668689201336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.30434783">
                <text:p>66.30434783</text:p>
              </table:table-cell>
              <table:table-cell office:value-type="float" office:value="7.00702685837517">
                <text:p>7.007026858375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.52173913">
                <text:p>66.52173913</text:p>
              </table:table-cell>
              <table:table-cell office:value-type="float" office:value="6.87037286664537">
                <text:p>6.870372866645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.73913043">
                <text:p>66.73913043</text:p>
              </table:table-cell>
              <table:table-cell office:value-type="float" office:value="7.27953914214144">
                <text:p>7.279539142141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.95652174">
                <text:p>66.95652174</text:p>
              </table:table-cell>
              <table:table-cell office:value-type="float" office:value="6.93974517817113">
                <text:p>6.939745178171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7.17391304">
                <text:p>67.17391304</text:p>
              </table:table-cell>
              <table:table-cell office:value-type="float" office:value="7.20827543700649">
                <text:p>7.208275437006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.39130435">
                <text:p>67.39130435</text:p>
              </table:table-cell>
              <table:table-cell office:value-type="float" office:value="7.07877326485794">
                <text:p>7.078773264857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.60869565">
                <text:p>67.60869565</text:p>
              </table:table-cell>
              <table:table-cell office:value-type="float" office:value="7.24076789144713">
                <text:p>7.240767891447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.82608696">
                <text:p>67.82608696</text:p>
              </table:table-cell>
              <table:table-cell office:value-type="float" office:value="7.32415055765909">
                <text:p>7.324150557659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04347826">
                <text:p>68.04347826</text:p>
              </table:table-cell>
              <table:table-cell office:value-type="float" office:value="7.39285796462724">
                <text:p>7.392857964627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.26086957">
                <text:p>68.26086957</text:p>
              </table:table-cell>
              <table:table-cell office:value-type="float" office:value="7.47474755466351">
                <text:p>7.474747554663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.47826087">
                <text:p>68.47826087</text:p>
              </table:table-cell>
              <table:table-cell office:value-type="float" office:value="7.62655527311769">
                <text:p>7.626555273117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.69565217">
                <text:p>68.69565217</text:p>
              </table:table-cell>
              <table:table-cell office:value-type="float" office:value="7.88044866099239">
                <text:p>7.88044866099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.91304348">
                <text:p>68.91304348</text:p>
              </table:table-cell>
              <table:table-cell office:value-type="float" office:value="7.87251359151404">
                <text:p>7.872513591514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.13043478">
                <text:p>69.13043478</text:p>
              </table:table-cell>
              <table:table-cell office:value-type="float" office:value="7.58272639682202">
                <text:p>7.582726396822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.34782609">
                <text:p>69.34782609</text:p>
              </table:table-cell>
              <table:table-cell office:value-type="float" office:value="8.17655149796619">
                <text:p>8.176551497966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.56521739">
                <text:p>69.56521739</text:p>
              </table:table-cell>
              <table:table-cell office:value-type="float" office:value="8.06514438464079">
                <text:p>8.065144384640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9.7826087">
                <text:p>69.7826087</text:p>
              </table:table-cell>
              <table:table-cell office:value-type="float" office:value="8.36244752121572">
                <text:p>8.362447521215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">
                <text:p>70</text:p>
              </table:table-cell>
              <table:table-cell office:value-type="float" office:value="8.33907440997924">
                <text:p>8.339074409979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2173913">
                <text:p>70.2173913</text:p>
              </table:table-cell>
              <table:table-cell office:value-type="float" office:value="8.40343803734795">
                <text:p>8.403438037347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0.43478261">
                <text:p>70.43478261</text:p>
              </table:table-cell>
              <table:table-cell office:value-type="float" office:value="8.45800633296894">
                <text:p>8.458006332968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.65217391">
                <text:p>70.65217391</text:p>
              </table:table-cell>
              <table:table-cell office:value-type="float" office:value="8.35864130880582">
                <text:p>8.358641308805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0.86956522">
                <text:p>70.86956522</text:p>
              </table:table-cell>
              <table:table-cell office:value-type="float" office:value="8.68304964181804">
                <text:p>8.683049641818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.08695652">
                <text:p>71.08695652</text:p>
              </table:table-cell>
              <table:table-cell office:value-type="float" office:value="8.53156494681762">
                <text:p>8.531564946817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.30434783">
                <text:p>71.30434783</text:p>
              </table:table-cell>
              <table:table-cell office:value-type="float" office:value="9.00817136040756">
                <text:p>9.008171360407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.52173913">
                <text:p>71.52173913</text:p>
              </table:table-cell>
              <table:table-cell office:value-type="float" office:value="8.78325487918114">
                <text:p>8.783254879181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.73913043">
                <text:p>71.73913043</text:p>
              </table:table-cell>
              <table:table-cell office:value-type="float" office:value="8.68333988816927">
                <text:p>8.683339888169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.95652174">
                <text:p>71.95652174</text:p>
              </table:table-cell>
              <table:table-cell office:value-type="float" office:value="8.8113959660002">
                <text:p>8.81139596600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2.17391304">
                <text:p>72.17391304</text:p>
              </table:table-cell>
              <table:table-cell office:value-type="float" office:value="9.09862729217143">
                <text:p>9.098627292171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130435">
                <text:p>72.39130435</text:p>
              </table:table-cell>
              <table:table-cell office:value-type="float" office:value="9.3627712904385">
                <text:p>9.36277129043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2.60869565">
                <text:p>72.60869565</text:p>
              </table:table-cell>
              <table:table-cell office:value-type="float" office:value="9.1973446402088">
                <text:p>9.19734464020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.82608696">
                <text:p>72.82608696</text:p>
              </table:table-cell>
              <table:table-cell office:value-type="float" office:value="9.22380254321779">
                <text:p>9.223802543217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.04347826">
                <text:p>73.04347826</text:p>
              </table:table-cell>
              <table:table-cell office:value-type="float" office:value="9.31749550017799">
                <text:p>9.317495500177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.26086957">
                <text:p>73.26086957</text:p>
              </table:table-cell>
              <table:table-cell office:value-type="float" office:value="9.38807582681044">
                <text:p>9.388075826810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.47826087">
                <text:p>73.47826087</text:p>
              </table:table-cell>
              <table:table-cell office:value-type="float" office:value="9.31420060329912">
                <text:p>9.314200603299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.69565217">
                <text:p>73.69565217</text:p>
              </table:table-cell>
              <table:table-cell office:value-type="float" office:value="9.4809425577778">
                <text:p>9.48094255777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.91304348">
                <text:p>73.91304348</text:p>
              </table:table-cell>
              <table:table-cell office:value-type="float" office:value="9.42176681491994">
                <text:p>9.421766814919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.13043478">
                <text:p>74.13043478</text:p>
              </table:table-cell>
              <table:table-cell office:value-type="float" office:value="9.20538398110056">
                <text:p>9.205383981100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.34782609">
                <text:p>74.34782609</text:p>
              </table:table-cell>
              <table:table-cell office:value-type="float" office:value="9.51686961998595">
                <text:p>9.516869619985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.56521739">
                <text:p>74.56521739</text:p>
              </table:table-cell>
              <table:table-cell office:value-type="float" office:value="10.0166364572513">
                <text:p>10.01663645725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.7826087">
                <text:p>74.7826087</text:p>
              </table:table-cell>
              <table:table-cell office:value-type="float" office:value="9.93303917850148">
                <text:p>9.933039178501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5">
                <text:p>75</text:p>
              </table:table-cell>
              <table:table-cell office:value-type="float" office:value="10.1027318586726">
                <text:p>10.1027318586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5.2173913">
                <text:p>75.2173913</text:p>
              </table:table-cell>
              <table:table-cell office:value-type="float" office:value="10.1561633091803">
                <text:p>10.15616330918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43478261">
                <text:p>75.43478261</text:p>
              </table:table-cell>
              <table:table-cell office:value-type="float" office:value="10.4158225554773">
                <text:p>10.41582255547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5.65217391">
                <text:p>75.65217391</text:p>
              </table:table-cell>
              <table:table-cell office:value-type="float" office:value="9.92829822845817">
                <text:p>9.928298228458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5.86956522">
                <text:p>75.86956522</text:p>
              </table:table-cell>
              <table:table-cell office:value-type="float" office:value="10.2099156509993">
                <text:p>10.20991565099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6.08695652">
                <text:p>76.08695652</text:p>
              </table:table-cell>
              <table:table-cell office:value-type="float" office:value="10.2248487236123">
                <text:p>10.2248487236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.30434783">
                <text:p>76.30434783</text:p>
              </table:table-cell>
              <table:table-cell office:value-type="float" office:value="10.1734685642844">
                <text:p>10.17346856428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6.52173913">
                <text:p>76.52173913</text:p>
              </table:table-cell>
              <table:table-cell office:value-type="float" office:value="10.6414937343308">
                <text:p>10.6414937343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.73913043">
                <text:p>76.73913043</text:p>
              </table:table-cell>
              <table:table-cell office:value-type="float" office:value="10.9643921988767">
                <text:p>10.96439219887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6.95652174">
                <text:p>76.95652174</text:p>
              </table:table-cell>
              <table:table-cell office:value-type="float" office:value="10.5563161128974">
                <text:p>10.55631611289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7.17391304">
                <text:p>77.17391304</text:p>
              </table:table-cell>
              <table:table-cell office:value-type="float" office:value="10.7447154448705">
                <text:p>10.74471544487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7.39130435">
                <text:p>77.39130435</text:p>
              </table:table-cell>
              <table:table-cell office:value-type="float" office:value="11.1680632103624">
                <text:p>11.16806321036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.60869565">
                <text:p>77.60869565</text:p>
              </table:table-cell>
              <table:table-cell office:value-type="float" office:value="11.2678869039741">
                <text:p>11.26788690397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.82608696">
                <text:p>77.82608696</text:p>
              </table:table-cell>
              <table:table-cell office:value-type="float" office:value="11.2450033817652">
                <text:p>11.24500338176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.04347826">
                <text:p>78.04347826</text:p>
              </table:table-cell>
              <table:table-cell office:value-type="float" office:value="11.6276269422425">
                <text:p>11.62762694224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.26086957">
                <text:p>78.26086957</text:p>
              </table:table-cell>
              <table:table-cell office:value-type="float" office:value="11.07903924647">
                <text:p>11.07903924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.47826087">
                <text:p>78.47826087</text:p>
              </table:table-cell>
              <table:table-cell office:value-type="float" office:value="11.8018609294768">
                <text:p>11.80186092947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.69565217">
                <text:p>78.69565217</text:p>
              </table:table-cell>
              <table:table-cell office:value-type="float" office:value="11.8631700040649">
                <text:p>11.86317000406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.91304348">
                <text:p>78.91304348</text:p>
              </table:table-cell>
              <table:table-cell office:value-type="float" office:value="11.9928220210896">
                <text:p>11.99282202108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.13043478">
                <text:p>79.13043478</text:p>
              </table:table-cell>
              <table:table-cell office:value-type="float" office:value="11.8284017556547">
                <text:p>11.82840175565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.34782609">
                <text:p>79.34782609</text:p>
              </table:table-cell>
              <table:table-cell office:value-type="float" office:value="12.1850415650038">
                <text:p>12.18504156500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.56521739">
                <text:p>79.56521739</text:p>
              </table:table-cell>
              <table:table-cell office:value-type="float" office:value="11.7487772494604">
                <text:p>11.74877724946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.7826087">
                <text:p>79.7826087</text:p>
              </table:table-cell>
              <table:table-cell office:value-type="float" office:value="12.1574220988152">
                <text:p>12.1574220988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0">
                <text:p>80</text:p>
              </table:table-cell>
              <table:table-cell office:value-type="float" office:value="12.5382683633925">
                <text:p>12.53826836339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.2173913">
                <text:p>80.2173913</text:p>
              </table:table-cell>
              <table:table-cell office:value-type="float" office:value="12.867842381249">
                <text:p>12.8678423812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.43478261">
                <text:p>80.43478261</text:p>
              </table:table-cell>
              <table:table-cell office:value-type="float" office:value="12.1755371116108">
                <text:p>12.17553711161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0.65217391">
                <text:p>80.65217391</text:p>
              </table:table-cell>
              <table:table-cell office:value-type="float" office:value="12.8480437299837">
                <text:p>12.84804372998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.86956522">
                <text:p>80.86956522</text:p>
              </table:table-cell>
              <table:table-cell office:value-type="float" office:value="12.2161584766753">
                <text:p>12.21615847667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.08695652">
                <text:p>81.08695652</text:p>
              </table:table-cell>
              <table:table-cell office:value-type="float" office:value="12.6393728640899">
                <text:p>12.6393728640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1.30434783">
                <text:p>81.30434783</text:p>
              </table:table-cell>
              <table:table-cell office:value-type="float" office:value="13.0622100892359">
                <text:p>13.06221008923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1.52173913">
                <text:p>81.52173913</text:p>
              </table:table-cell>
              <table:table-cell office:value-type="float" office:value="13.2184698311999">
                <text:p>13.21846983119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1.73913043">
                <text:p>81.73913043</text:p>
              </table:table-cell>
              <table:table-cell office:value-type="float" office:value="13.0905080802245">
                <text:p>13.09050808022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1.95652174">
                <text:p>81.95652174</text:p>
              </table:table-cell>
              <table:table-cell office:value-type="float" office:value="13.4055600325874">
                <text:p>13.40556003258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.17391304">
                <text:p>82.17391304</text:p>
              </table:table-cell>
              <table:table-cell office:value-type="float" office:value="13.5904677148172">
                <text:p>13.59046771481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2.39130435">
                <text:p>82.39130435</text:p>
              </table:table-cell>
              <table:table-cell office:value-type="float" office:value="13.7715285692885">
                <text:p>13.77152856928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2.60869565">
                <text:p>82.60869565</text:p>
              </table:table-cell>
              <table:table-cell office:value-type="float" office:value="13.3679020325666">
                <text:p>13.36790203256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2.82608696">
                <text:p>82.82608696</text:p>
              </table:table-cell>
              <table:table-cell office:value-type="float" office:value="13.1621967781158">
                <text:p>13.16219677811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.04347826">
                <text:p>83.04347826</text:p>
              </table:table-cell>
              <table:table-cell office:value-type="float" office:value="13.63004394398">
                <text:p>13.630043943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.26086957">
                <text:p>83.26086957</text:p>
              </table:table-cell>
              <table:table-cell office:value-type="float" office:value="14.122030206166">
                <text:p>14.1220302061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3.47826087">
                <text:p>83.47826087</text:p>
              </table:table-cell>
              <table:table-cell office:value-type="float" office:value="14.1236597493502">
                <text:p>14.12365974935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.69565217">
                <text:p>83.69565217</text:p>
              </table:table-cell>
              <table:table-cell office:value-type="float" office:value="14.4178929370052">
                <text:p>14.41789293700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3.91304348">
                <text:p>83.91304348</text:p>
              </table:table-cell>
              <table:table-cell office:value-type="float" office:value="13.8583838417159">
                <text:p>13.85838384171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4.13043478">
                <text:p>84.13043478</text:p>
              </table:table-cell>
              <table:table-cell office:value-type="float" office:value="14.2148390725728">
                <text:p>14.21483907257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4.34782609">
                <text:p>84.34782609</text:p>
              </table:table-cell>
              <table:table-cell office:value-type="float" office:value="14.4163398805468">
                <text:p>14.41633988054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.56521739">
                <text:p>84.56521739</text:p>
              </table:table-cell>
              <table:table-cell office:value-type="float" office:value="14.6213803091445">
                <text:p>14.62138030914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.7826087">
                <text:p>84.7826087</text:p>
              </table:table-cell>
              <table:table-cell office:value-type="float" office:value="14.535267132009">
                <text:p>14.5352671320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">
                <text:p>85</text:p>
              </table:table-cell>
              <table:table-cell office:value-type="float" office:value="14.46319943498">
                <text:p>14.463199434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.2173913">
                <text:p>85.2173913</text:p>
              </table:table-cell>
              <table:table-cell office:value-type="float" office:value="14.9302695788254">
                <text:p>14.93026957882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5.43478261">
                <text:p>85.43478261</text:p>
              </table:table-cell>
              <table:table-cell office:value-type="float" office:value="14.5631465317688">
                <text:p>14.56314653176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5.65217391">
                <text:p>85.65217391</text:p>
              </table:table-cell>
              <table:table-cell office:value-type="float" office:value="14.9094480066197">
                <text:p>14.90944800661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5.86956522">
                <text:p>85.86956522</text:p>
              </table:table-cell>
              <table:table-cell office:value-type="float" office:value="14.8707533221219">
                <text:p>14.8707533221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6.08695652">
                <text:p>86.08695652</text:p>
              </table:table-cell>
              <table:table-cell office:value-type="float" office:value="14.7265058954807">
                <text:p>14.72650589548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6.30434783">
                <text:p>86.30434783</text:p>
              </table:table-cell>
              <table:table-cell office:value-type="float" office:value="15.3138911248404">
                <text:p>15.31389112484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.52173913">
                <text:p>86.52173913</text:p>
              </table:table-cell>
              <table:table-cell office:value-type="float" office:value="15.4496334207744">
                <text:p>15.44963342077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73913043">
                <text:p>86.73913043</text:p>
              </table:table-cell>
              <table:table-cell office:value-type="float" office:value="14.4813918417348">
                <text:p>14.48139184173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5652174">
                <text:p>86.95652174</text:p>
              </table:table-cell>
              <table:table-cell office:value-type="float" office:value="14.8988322722346">
                <text:p>14.89883227223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7.17391304">
                <text:p>87.17391304</text:p>
              </table:table-cell>
              <table:table-cell office:value-type="float" office:value="15.3506787003648">
                <text:p>15.35067870036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39130435">
                <text:p>87.39130435</text:p>
              </table:table-cell>
              <table:table-cell office:value-type="float" office:value="15.5593932956859">
                <text:p>15.55939329568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7.60869565">
                <text:p>87.60869565</text:p>
              </table:table-cell>
              <table:table-cell office:value-type="float" office:value="15.4079924488295">
                <text:p>15.40799244882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.82608696">
                <text:p>87.82608696</text:p>
              </table:table-cell>
              <table:table-cell office:value-type="float" office:value="15.7460755644048">
                <text:p>15.74607556440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04347826">
                <text:p>88.04347826</text:p>
              </table:table-cell>
              <table:table-cell office:value-type="float" office:value="16.1771216107395">
                <text:p>16.17712161073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8.26086957">
                <text:p>88.26086957</text:p>
              </table:table-cell>
              <table:table-cell office:value-type="float" office:value="16.5759637840173">
                <text:p>16.57596378401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8.47826087">
                <text:p>88.47826087</text:p>
              </table:table-cell>
              <table:table-cell office:value-type="float" office:value="16.7352223155974">
                <text:p>16.73522231559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8.69565217">
                <text:p>88.69565217</text:p>
              </table:table-cell>
              <table:table-cell office:value-type="float" office:value="18.6480044871891">
                <text:p>18.64800448718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8.91304348">
                <text:p>88.91304348</text:p>
              </table:table-cell>
              <table:table-cell office:value-type="float" office:value="19.1530673685546">
                <text:p>19.15306736855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9.13043478">
                <text:p>89.13043478</text:p>
              </table:table-cell>
              <table:table-cell office:value-type="float" office:value="19.0840636674001">
                <text:p>19.0840636674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9.34782609">
                <text:p>89.34782609</text:p>
              </table:table-cell>
              <table:table-cell office:value-type="float" office:value="19.5231803411516">
                <text:p>19.52318034115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9.56521739">
                <text:p>89.56521739</text:p>
              </table:table-cell>
              <table:table-cell office:value-type="float" office:value="20.9660044914626">
                <text:p>20.96600449146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.7826087">
                <text:p>89.7826087</text:p>
              </table:table-cell>
              <table:table-cell office:value-type="float" office:value="20.3150287354733">
                <text:p>20.31502873547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0">
                <text:p>90</text:p>
              </table:table-cell>
              <table:table-cell office:value-type="float" office:value="19.8754168485007">
                <text:p>19.8754168485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0.2173913">
                <text:p>90.2173913</text:p>
              </table:table-cell>
              <table:table-cell office:value-type="float" office:value="20.164490768925">
                <text:p>20.1644907689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0.43478261">
                <text:p>90.43478261</text:p>
              </table:table-cell>
              <table:table-cell office:value-type="float" office:value="19.5091545794504">
                <text:p>19.5091545794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0.65217391">
                <text:p>90.65217391</text:p>
              </table:table-cell>
              <table:table-cell office:value-type="float" office:value="19.6274937652799">
                <text:p>19.62749376527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0.86956522">
                <text:p>90.86956522</text:p>
              </table:table-cell>
              <table:table-cell office:value-type="float" office:value="19.5031251870854">
                <text:p>19.50312518708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.08695652">
                <text:p>91.08695652</text:p>
              </table:table-cell>
              <table:table-cell office:value-type="float" office:value="18.2219542919989">
                <text:p>18.22195429199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.30434783">
                <text:p>91.30434783</text:p>
              </table:table-cell>
              <table:table-cell office:value-type="float" office:value="18.331731733957">
                <text:p>18.3317317339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.52173913">
                <text:p>91.52173913</text:p>
              </table:table-cell>
              <table:table-cell office:value-type="float" office:value="17.1747357506297">
                <text:p>17.1747357506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.73913043">
                <text:p>91.73913043</text:p>
              </table:table-cell>
              <table:table-cell office:value-type="float" office:value="17.5273471262328">
                <text:p>17.52734712623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.95652174">
                <text:p>91.95652174</text:p>
              </table:table-cell>
              <table:table-cell office:value-type="float" office:value="17.57196859733">
                <text:p>17.571968597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.17391304">
                <text:p>92.17391304</text:p>
              </table:table-cell>
              <table:table-cell office:value-type="float" office:value="17.87525392387">
                <text:p>17.875253923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.39130435">
                <text:p>92.39130435</text:p>
              </table:table-cell>
              <table:table-cell office:value-type="float" office:value="17.925778667577">
                <text:p>17.9257786675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.60869565">
                <text:p>92.60869565</text:p>
              </table:table-cell>
              <table:table-cell office:value-type="float" office:value="17.5553194352832">
                <text:p>17.55531943528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.82608696">
                <text:p>92.82608696</text:p>
              </table:table-cell>
              <table:table-cell office:value-type="float" office:value="18.6594569800773">
                <text:p>18.65945698007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04347826">
                <text:p>93.04347826</text:p>
              </table:table-cell>
              <table:table-cell office:value-type="float" office:value="17.7855867678891">
                <text:p>17.78558676788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26086957">
                <text:p>93.26086957</text:p>
              </table:table-cell>
              <table:table-cell office:value-type="float" office:value="17.5200115705028">
                <text:p>17.5200115705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.47826087">
                <text:p>93.47826087</text:p>
              </table:table-cell>
              <table:table-cell office:value-type="float" office:value="16.9995394414478">
                <text:p>16.99953944144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.69565217">
                <text:p>93.69565217</text:p>
              </table:table-cell>
              <table:table-cell office:value-type="float" office:value="18.6965664263892">
                <text:p>18.69656642638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.91304348">
                <text:p>93.91304348</text:p>
              </table:table-cell>
              <table:table-cell office:value-type="float" office:value="18.7553736995951">
                <text:p>18.75537369959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.13043478">
                <text:p>94.13043478</text:p>
              </table:table-cell>
              <table:table-cell office:value-type="float" office:value="18.3888446157263">
                <text:p>18.38884461572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.34782609">
                <text:p>94.34782609</text:p>
              </table:table-cell>
              <table:table-cell office:value-type="float" office:value="18.3781803244631">
                <text:p>18.37818032446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.56521739">
                <text:p>94.56521739</text:p>
              </table:table-cell>
              <table:table-cell office:value-type="float" office:value="19.3284100592676">
                <text:p>19.32841005926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.7826087">
                <text:p>94.7826087</text:p>
              </table:table-cell>
              <table:table-cell office:value-type="float" office:value="18.6347893956994">
                <text:p>18.63478939569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5">
                <text:p>95</text:p>
              </table:table-cell>
              <table:table-cell office:value-type="float" office:value="18.9820807240911">
                <text:p>18.98208072409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5.2173913">
                <text:p>95.2173913</text:p>
              </table:table-cell>
              <table:table-cell office:value-type="float" office:value="20.0058276003773">
                <text:p>20.00582760037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5.43478261">
                <text:p>95.43478261</text:p>
              </table:table-cell>
              <table:table-cell office:value-type="float" office:value="20.7059238057823">
                <text:p>20.70592380578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5.65217391">
                <text:p>95.65217391</text:p>
              </table:table-cell>
              <table:table-cell office:value-type="float" office:value="18.6922656097854">
                <text:p>18.69226560978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5.86956522">
                <text:p>95.86956522</text:p>
              </table:table-cell>
              <table:table-cell office:value-type="float" office:value="19.4174915515865">
                <text:p>19.41749155158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6.08695652">
                <text:p>96.08695652</text:p>
              </table:table-cell>
              <table:table-cell office:value-type="float" office:value="19.8934621684751">
                <text:p>19.89346216847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6.30434783">
                <text:p>96.30434783</text:p>
              </table:table-cell>
              <table:table-cell office:value-type="float" office:value="18.5367830508271">
                <text:p>18.53678305082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6.52173913">
                <text:p>96.52173913</text:p>
              </table:table-cell>
              <table:table-cell office:value-type="float" office:value="18.585398982126">
                <text:p>18.585398982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6.73913043">
                <text:p>96.73913043</text:p>
              </table:table-cell>
              <table:table-cell office:value-type="float" office:value="18.777937816953">
                <text:p>18.7779378169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6.95652174">
                <text:p>96.95652174</text:p>
              </table:table-cell>
              <table:table-cell office:value-type="float" office:value="19.6252481874235">
                <text:p>19.6252481874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.17391304">
                <text:p>97.17391304</text:p>
              </table:table-cell>
              <table:table-cell office:value-type="float" office:value="19.5554222037713">
                <text:p>19.55542220377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.39130435">
                <text:p>97.39130435</text:p>
              </table:table-cell>
              <table:table-cell office:value-type="float" office:value="19.3847000056773">
                <text:p>19.38470000567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.60869565">
                <text:p>97.60869565</text:p>
              </table:table-cell>
              <table:table-cell office:value-type="float" office:value="20.1780766637245">
                <text:p>20.17807666372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.82608696">
                <text:p>97.82608696</text:p>
              </table:table-cell>
              <table:table-cell office:value-type="float" office:value="18.9893409013154">
                <text:p>18.98934090131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04347826">
                <text:p>98.04347826</text:p>
              </table:table-cell>
              <table:table-cell office:value-type="float" office:value="19.2103970635296">
                <text:p>19.21039706352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26086957">
                <text:p>98.26086957</text:p>
              </table:table-cell>
              <table:table-cell office:value-type="float" office:value="21.009848053565">
                <text:p>21.0098480535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47826087">
                <text:p>98.47826087</text:p>
              </table:table-cell>
              <table:table-cell office:value-type="float" office:value="22.2941360419973">
                <text:p>22.29413604199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69565217">
                <text:p>98.69565217</text:p>
              </table:table-cell>
              <table:table-cell office:value-type="float" office:value="22.0657773918593">
                <text:p>22.065777391859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91304348">
                <text:p>98.91304348</text:p>
              </table:table-cell>
              <table:table-cell office:value-type="float" office:value="20.8607325409142">
                <text:p>20.860732540914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3043478">
                <text:p>99.13043478</text:p>
              </table:table-cell>
              <table:table-cell office:value-type="float" office:value="22.2555760878829">
                <text:p>22.25557608788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4782609">
                <text:p>99.34782609</text:p>
              </table:table-cell>
              <table:table-cell office:value-type="float" office:value="22.0705458039069">
                <text:p>22.07054580390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56521739">
                <text:p>99.56521739</text:p>
              </table:table-cell>
              <table:table-cell office:value-type="float" office:value="21.1756897873008">
                <text:p>21.17568978730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7826087">
                <text:p>99.7826087</text:p>
              </table:table-cell>
              <table:table-cell office:value-type="float" office:value="20.7195433452656">
                <text:p>20.71954334526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22.8304225332342">
                <text:p>22.8304225332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